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40.34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32.66pt"/>
    </style:style>
    <style:style style:name="co19" style:family="table-column">
      <style:table-column-properties fo:break-before="auto" style:column-width="39.6pt"/>
    </style:style>
    <style:style style:name="co20" style:family="table-column">
      <style:table-column-properties fo:break-before="auto" style:column-width="31.8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NDOWS64_INDIRECT_upv_oxt_master_noenc" table:style-name="ta1">
        <table:shapes>
          <draw:frame draw:z-index="0" draw:style-name="gr1" draw:text-style-name="P1" svg:width="453.57pt" svg:height="255.26pt" svg:x="894.67pt" svg:y="2356.7pt">
            <loext:p draw:notify-on-update-of-ranges="WINDOWS64_INDIRECT_upv_oxt_master_noenc.C187:WINDOWS64_INDIRECT_upv_oxt_master_noenc.C187 WINDOWS64_INDIRECT_upv_oxt_master_noenc.C188:WINDOWS64_INDIRECT_upv_oxt_master_noenc.C204 WINDOWS64_INDIRECT_upv_oxt_master_noenc.D187:WINDOWS64_INDIRECT_upv_oxt_master_noenc.D187 WINDOWS64_INDIRECT_upv_oxt_master_noenc.D188:WINDOWS64_INDIRECT_upv_oxt_master_noenc.D204 WINDOWS64_INDIRECT_upv_oxt_master_noenc.E187:WINDOWS64_INDIRECT_upv_oxt_master_noenc.E187 WINDOWS64_INDIRECT_upv_oxt_master_noenc.E188:WINDOWS64_INDIRECT_upv_oxt_master_noenc.E204 WINDOWS64_INDIRECT_upv_oxt_master_noenc.F187:WINDOWS64_INDIRECT_upv_oxt_master_noenc.F187 WINDOWS64_INDIRECT_upv_oxt_master_noenc.F188:WINDOWS64_INDIRECT_upv_oxt_master_noenc.F204 WINDOWS64_INDIRECT_upv_oxt_master_noenc.G187:WINDOWS64_INDIRECT_upv_oxt_master_noenc.G187 WINDOWS64_INDIRECT_upv_oxt_master_noenc.G188:WINDOWS64_INDIRECT_upv_oxt_master_noenc.G204 WINDOWS64_INDIRECT_upv_oxt_master_noenc.H187:WINDOWS64_INDIRECT_upv_oxt_master_noenc.H187 WINDOWS64_INDIRECT_upv_oxt_master_noenc.H188:WINDOWS64_INDIRECT_upv_oxt_master_noenc.H204 WINDOWS64_INDIRECT_upv_oxt_master_noenc.I187:WINDOWS64_INDIRECT_upv_oxt_master_noenc.I187 WINDOWS64_INDIRECT_upv_oxt_master_noenc.I188:WINDOWS64_INDIRECT_upv_oxt_master_noenc.I204 WINDOWS64_INDIRECT_upv_oxt_master_noenc.J187:WINDOWS64_INDIRECT_upv_oxt_master_noenc.J187 WINDOWS64_INDIRECT_upv_oxt_master_noenc.J188:WINDOWS64_INDIRECT_upv_oxt_master_noenc.J204 WINDOWS64_INDIRECT_upv_oxt_master_noenc.K187:WINDOWS64_INDIRECT_upv_oxt_master_noenc.K187 WINDOWS64_INDIRECT_upv_oxt_master_noenc.K188:WINDOWS64_INDIRECT_upv_oxt_master_noenc.K204 WINDOWS64_INDIRECT_upv_oxt_master_noenc.L187:WINDOWS64_INDIRECT_upv_oxt_master_noenc.L187 WINDOWS64_INDIRECT_upv_oxt_master_noenc.L188:WINDOWS64_INDIRECT_upv_oxt_master_noenc.L204 WINDOWS64_INDIRECT_upv_oxt_master_noenc.M187:WINDOWS64_INDIRECT_upv_oxt_master_noenc.M187 WINDOWS64_INDIRECT_upv_oxt_master_noenc.M188:WINDOWS64_INDIRECT_upv_oxt_master_noenc.M204 WINDOWS64_INDIRECT_upv_oxt_master_noenc.N187:WINDOWS64_INDIRECT_upv_oxt_master_noenc.N187 WINDOWS64_INDIRECT_upv_oxt_master_noenc.N188:WINDOWS64_INDIRECT_upv_oxt_master_noenc.N204 WINDOWS64_INDIRECT_upv_oxt_master_noenc.O187:WINDOWS64_INDIRECT_upv_oxt_master_noenc.O187 WINDOWS64_INDIRECT_upv_oxt_master_noenc.O188:WINDOWS64_INDIRECT_upv_oxt_master_noenc.O204 WINDOWS64_INDIRECT_upv_oxt_master_noenc.P187:WINDOWS64_INDIRECT_upv_oxt_master_noenc.P187 WINDOWS64_INDIRECT_upv_oxt_master_noenc.P188:WINDOWS64_INDIRECT_upv_oxt_master_noenc.P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94.64pt" svg:y="2895.62pt">
            <loext:p draw:notify-on-update-of-ranges="WINDOWS64_INDIRECT_upv_oxt_master_noenc.C227:WINDOWS64_INDIRECT_upv_oxt_master_noenc.C227 WINDOWS64_INDIRECT_upv_oxt_master_noenc.C228:WINDOWS64_INDIRECT_upv_oxt_master_noenc.C244 WINDOWS64_INDIRECT_upv_oxt_master_noenc.D227:WINDOWS64_INDIRECT_upv_oxt_master_noenc.D227 WINDOWS64_INDIRECT_upv_oxt_master_noenc.D228:WINDOWS64_INDIRECT_upv_oxt_master_noenc.D244 WINDOWS64_INDIRECT_upv_oxt_master_noenc.E227:WINDOWS64_INDIRECT_upv_oxt_master_noenc.E227 WINDOWS64_INDIRECT_upv_oxt_master_noenc.E228:WINDOWS64_INDIRECT_upv_oxt_master_noenc.E244 WINDOWS64_INDIRECT_upv_oxt_master_noenc.F227:WINDOWS64_INDIRECT_upv_oxt_master_noenc.F227 WINDOWS64_INDIRECT_upv_oxt_master_noenc.F228:WINDOWS64_INDIRECT_upv_oxt_master_noenc.F244 WINDOWS64_INDIRECT_upv_oxt_master_noenc.G227:WINDOWS64_INDIRECT_upv_oxt_master_noenc.G227 WINDOWS64_INDIRECT_upv_oxt_master_noenc.G228:WINDOWS64_INDIRECT_upv_oxt_master_noenc.G244 WINDOWS64_INDIRECT_upv_oxt_master_noenc.H227:WINDOWS64_INDIRECT_upv_oxt_master_noenc.H227 WINDOWS64_INDIRECT_upv_oxt_master_noenc.H228:WINDOWS64_INDIRECT_upv_oxt_master_noenc.H244 WINDOWS64_INDIRECT_upv_oxt_master_noenc.I227:WINDOWS64_INDIRECT_upv_oxt_master_noenc.I227 WINDOWS64_INDIRECT_upv_oxt_master_noenc.I228:WINDOWS64_INDIRECT_upv_oxt_master_noenc.I244 WINDOWS64_INDIRECT_upv_oxt_master_noenc.J227:WINDOWS64_INDIRECT_upv_oxt_master_noenc.J227 WINDOWS64_INDIRECT_upv_oxt_master_noenc.J228:WINDOWS64_INDIRECT_upv_oxt_master_noenc.J244 WINDOWS64_INDIRECT_upv_oxt_master_noenc.K227:WINDOWS64_INDIRECT_upv_oxt_master_noenc.K227 WINDOWS64_INDIRECT_upv_oxt_master_noenc.K228:WINDOWS64_INDIRECT_upv_oxt_master_noenc.K244 WINDOWS64_INDIRECT_upv_oxt_master_noenc.L227:WINDOWS64_INDIRECT_upv_oxt_master_noenc.L227 WINDOWS64_INDIRECT_upv_oxt_master_noenc.L228:WINDOWS64_INDIRECT_upv_oxt_master_noenc.L244 WINDOWS64_INDIRECT_upv_oxt_master_noenc.M227:WINDOWS64_INDIRECT_upv_oxt_master_noenc.M227 WINDOWS64_INDIRECT_upv_oxt_master_noenc.M228:WINDOWS64_INDIRECT_upv_oxt_master_noenc.M244 WINDOWS64_INDIRECT_upv_oxt_master_noenc.N227:WINDOWS64_INDIRECT_upv_oxt_master_noenc.N227 WINDOWS64_INDIRECT_upv_oxt_master_noenc.N228:WINDOWS64_INDIRECT_upv_oxt_master_noenc.N244 WINDOWS64_INDIRECT_upv_oxt_master_noenc.O227:WINDOWS64_INDIRECT_upv_oxt_master_noenc.O227 WINDOWS64_INDIRECT_upv_oxt_master_noenc.O228:WINDOWS64_INDIRECT_upv_oxt_master_noenc.O244 WINDOWS64_INDIRECT_upv_oxt_master_noenc.P227:WINDOWS64_INDIRECT_upv_oxt_master_noenc.P227 WINDOWS64_INDIRECT_upv_oxt_master_noenc.P228:WINDOWS64_INDIRECT_upv_oxt_master_noenc.P2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column table:style-name="co12" table:number-columns-repeated="7" table:default-cell-style-name="Default"/>
        <table:table-column table:style-name="co7" table:number-columns-repeated="7" table:default-cell-style-name="Default"/>
        <table:table-column table:style-name="co12" table:number-columns-repeated="9" table:default-cell-style-name="Default"/>
        <table:table-column table:style-name="co17" table:default-cell-style-name="Default"/>
        <table:table-column table:style-name="co12" table:number-columns-repeated="8" table:default-cell-style-name="Default"/>
        <table:table-column table:style-name="co18" table:default-cell-style-name="Default"/>
        <table:table-column table:style-name="co11" table:number-columns-repeated="5" table:default-cell-style-name="Default"/>
        <table:table-column table:style-name="co9" table:default-cell-style-name="Default"/>
        <table:table-column table:style-name="co1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20" table:default-cell-style-name="Default"/>
        <table:table-column table:style-name="co8" table:number-columns-repeated="3" table:default-cell-style-name="Default"/>
        <table:table-column table:style-name="co21" table:default-cell-style-name="Default"/>
        <table:table-column table:style-name="co8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0:26:53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2836" calcext:value-type="float">
            <text:p>212836</text:p>
          </table:table-cell>
          <table:table-cell table:number-columns-repeated="2"/>
          <table:table-cell office:value-type="float" office:value="462762" calcext:value-type="float">
            <text:p>462762</text:p>
          </table:table-cell>
          <table:table-cell table:number-columns-repeated="2"/>
          <table:table-cell office:value-type="float" office:value="655066" calcext:value-type="float">
            <text:p>655066</text:p>
          </table:table-cell>
          <table:table-cell table:number-columns-repeated="2"/>
          <table:table-cell office:value-type="float" office:value="870748" calcext:value-type="float">
            <text:p>870748</text:p>
          </table:table-cell>
          <table:table-cell table:number-columns-repeated="2"/>
          <table:table-cell office:value-type="float" office:value="625610" calcext:value-type="float">
            <text:p>625610</text:p>
          </table:table-cell>
          <table:table-cell table:number-columns-repeated="2"/>
          <table:table-cell office:value-type="float" office:value="317933" calcext:value-type="float">
            <text:p>317933</text:p>
          </table:table-cell>
          <table:table-cell table:number-columns-repeated="2"/>
          <table:table-cell office:value-type="float" office:value="245964" calcext:value-type="float">
            <text:p>245964</text:p>
          </table:table-cell>
          <table:table-cell table:number-columns-repeated="3"/>
          <table:table-cell office:value-type="float" office:value="337552" calcext:value-type="float">
            <text:p>337552</text:p>
          </table:table-cell>
          <table:table-cell table:number-columns-repeated="3"/>
          <table:table-cell office:value-type="float" office:value="621963" calcext:value-type="float">
            <text:p>621963</text:p>
          </table:table-cell>
          <table:table-cell table:number-columns-repeated="2"/>
          <table:table-cell office:value-type="float" office:value="523303" calcext:value-type="float">
            <text:p>523303</text:p>
          </table:table-cell>
          <table:table-cell table:number-columns-repeated="2"/>
          <table:table-cell office:value-type="float" office:value="504334" calcext:value-type="float">
            <text:p>504334</text:p>
          </table:table-cell>
          <table:table-cell table:number-columns-repeated="2"/>
          <table:table-cell office:value-type="float" office:value="621359" calcext:value-type="float">
            <text:p>621359</text:p>
          </table:table-cell>
          <table:table-cell table:number-columns-repeated="2"/>
          <table:table-cell office:value-type="float" office:value="724801" calcext:value-type="float">
            <text:p>724801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97397" calcext:value-type="float">
            <text:p>297397</text:p>
          </table:table-cell>
          <table:table-cell table:number-columns-repeated="2"/>
          <table:table-cell office:value-type="float" office:value="473372" calcext:value-type="float">
            <text:p>473372</text:p>
          </table:table-cell>
          <table:table-cell/>
          <table:table-cell office:value-type="float" office:value="1415929" calcext:value-type="float">
            <text:p>1415929</text:p>
          </table:table-cell>
          <table:table-cell/>
          <table:table-cell office:value-type="float" office:value="1576354" calcext:value-type="float">
            <text:p>1576354</text:p>
          </table:table-cell>
          <table:table-cell/>
          <table:table-cell office:value-type="float" office:value="1028938" calcext:value-type="float">
            <text:p>1028938</text:p>
          </table:table-cell>
          <table:table-cell table:number-columns-repeated="2"/>
          <table:table-cell office:value-type="float" office:value="512820" calcext:value-type="float">
            <text:p>512820</text:p>
          </table:table-cell>
          <table:table-cell table:number-columns-repeated="2"/>
          <table:table-cell office:value-type="float" office:value="378250" calcext:value-type="float">
            <text:p>378250</text:p>
          </table:table-cell>
          <table:table-cell table:number-columns-repeated="3"/>
          <table:table-cell office:value-type="float" office:value="504334" calcext:value-type="float">
            <text:p>504334</text:p>
          </table:table-cell>
          <table:table-cell table:number-columns-repeated="3"/>
          <table:table-cell office:value-type="float" office:value="968229" calcext:value-type="float">
            <text:p>968229</text:p>
          </table:table-cell>
          <table:table-cell table:number-columns-repeated="2"/>
          <table:table-cell office:value-type="float" office:value="720720" calcext:value-type="float">
            <text:p>720720</text:p>
          </table:table-cell>
          <table:table-cell table:number-columns-repeated="2"/>
          <table:table-cell office:value-type="float" office:value="688172" calcext:value-type="float">
            <text:p>688172</text:p>
          </table:table-cell>
          <table:table-cell/>
          <table:table-cell office:value-type="float" office:value="1017488" calcext:value-type="float">
            <text:p>1017488</text:p>
          </table:table-cell>
          <table:table-cell/>
          <table:table-cell office:value-type="float" office:value="1165755" calcext:value-type="float">
            <text:p>1165755</text:p>
          </table:table-cell>
          <table:table-cell table:number-columns-repeated="2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907" calcext:value-type="float">
            <text:p>212907</text:p>
          </table:table-cell>
          <table:table-cell table:number-columns-repeated="2"/>
          <table:table-cell office:value-type="float" office:value="751173" calcext:value-type="float">
            <text:p>751173</text:p>
          </table:table-cell>
          <table:table-cell/>
          <table:table-cell office:value-type="float" office:value="2154882" calcext:value-type="float">
            <text:p>2154882</text:p>
          </table:table-cell>
          <table:table-cell/>
          <table:table-cell office:value-type="float" office:value="2415094" calcext:value-type="float">
            <text:p>2415094</text:p>
          </table:table-cell>
          <table:table-cell/>
          <table:table-cell office:value-type="float" office:value="1534772" calcext:value-type="float">
            <text:p>1534772</text:p>
          </table:table-cell>
          <table:table-cell table:number-columns-repeated="2"/>
          <table:table-cell office:value-type="float" office:value="719910" calcext:value-type="float">
            <text:p>719910</text:p>
          </table:table-cell>
          <table:table-cell table:number-columns-repeated="2"/>
          <table:table-cell office:value-type="float" office:value="448493" calcext:value-type="float">
            <text:p>448493</text:p>
          </table:table-cell>
          <table:table-cell table:number-columns-repeated="3"/>
          <table:table-cell office:value-type="float" office:value="742459" calcext:value-type="float">
            <text:p>742459</text:p>
          </table:table-cell>
          <table:table-cell table:number-columns-repeated="2"/>
          <table:table-cell office:value-type="float" office:value="1397379" calcext:value-type="float">
            <text:p>1397379</text:p>
          </table:table-cell>
          <table:table-cell table:number-columns-repeated="2"/>
          <table:table-cell office:value-type="float" office:value="881542" calcext:value-type="float">
            <text:p>881542</text:p>
          </table:table-cell>
          <table:table-cell table:number-columns-repeated="2"/>
          <table:table-cell office:value-type="float" office:value="902679" calcext:value-type="float">
            <text:p>902679</text:p>
          </table:table-cell>
          <table:table-cell/>
          <table:table-cell office:value-type="float" office:value="1385281" calcext:value-type="float">
            <text:p>1385281</text:p>
          </table:table-cell>
          <table:table-cell/>
          <table:table-cell office:value-type="float" office:value="1720430" calcext:value-type="float">
            <text:p>1720430</text:p>
          </table:table-cell>
          <table:table-cell table:number-columns-repeated="24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60970" calcext:value-type="float">
            <text:p>360970</text:p>
          </table:table-cell>
          <table:table-cell table:number-columns-repeated="2"/>
          <table:table-cell office:value-type="float" office:value="804020" calcext:value-type="float">
            <text:p>804020</text:p>
          </table:table-cell>
          <table:table-cell/>
          <table:table-cell office:value-type="float" office:value="3121951" calcext:value-type="float">
            <text:p>3121951</text:p>
          </table:table-cell>
          <table:table-cell/>
          <table:table-cell office:value-type="float" office:value="3855421" calcext:value-type="float">
            <text:p>3855421</text:p>
          </table:table-cell>
          <table:table-cell/>
          <table:table-cell office:value-type="float" office:value="2012578" calcext:value-type="float">
            <text:p>2012578</text:p>
          </table:table-cell>
          <table:table-cell table:number-columns-repeated="2"/>
          <table:table-cell office:value-type="float" office:value="924855" calcext:value-type="float">
            <text:p>924855</text:p>
          </table:table-cell>
          <table:table-cell table:number-columns-repeated="2"/>
          <table:table-cell office:value-type="float" office:value="529363" calcext:value-type="float">
            <text:p>529363</text:p>
          </table:table-cell>
          <table:table-cell table:number-columns-repeated="3"/>
          <table:table-cell office:value-type="float" office:value="939794" calcext:value-type="float">
            <text:p>939794</text:p>
          </table:table-cell>
          <table:table-cell table:number-columns-repeated="2"/>
          <table:table-cell office:value-type="float" office:value="1797752" calcext:value-type="float">
            <text:p>1797752</text:p>
          </table:table-cell>
          <table:table-cell/>
          <table:table-cell office:value-type="float" office:value="1015873" calcext:value-type="float">
            <text:p>1015873</text:p>
          </table:table-cell>
          <table:table-cell table:number-columns-repeated="2"/>
          <table:table-cell office:value-type="float" office:value="956651" calcext:value-type="float">
            <text:p>956651</text:p>
          </table:table-cell>
          <table:table-cell/>
          <table:table-cell office:value-type="float" office:value="1636828" calcext:value-type="float">
            <text:p>1636828</text:p>
          </table:table-cell>
          <table:table-cell/>
          <table:table-cell office:value-type="float" office:value="2253521" calcext:value-type="float">
            <text:p>2253521</text:p>
          </table:table-cell>
          <table:table-cell table:number-columns-repeated="25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5063" calcext:value-type="float">
            <text:p>405063</text:p>
          </table:table-cell>
          <table:table-cell table:number-columns-repeated="2"/>
          <table:table-cell office:value-type="float" office:value="885200" calcext:value-type="float">
            <text:p>885200</text:p>
          </table:table-cell>
          <table:table-cell/>
          <table:table-cell office:value-type="float" office:value="4102564" calcext:value-type="float">
            <text:p>4102564</text:p>
          </table:table-cell>
          <table:table-cell/>
          <table:table-cell office:value-type="float" office:value="4848484" calcext:value-type="float">
            <text:p>4848484</text:p>
          </table:table-cell>
          <table:table-cell/>
          <table:table-cell office:value-type="float" office:value="2549800" calcext:value-type="float">
            <text:p>2549800</text:p>
          </table:table-cell>
          <table:table-cell/>
          <table:table-cell office:value-type="float" office:value="1111111" calcext:value-type="float">
            <text:p>1111111</text:p>
          </table:table-cell>
          <table:table-cell table:number-columns-repeated="2"/>
          <table:table-cell office:value-type="float" office:value="416938" calcext:value-type="float">
            <text:p>416938</text:p>
          </table:table-cell>
          <table:table-cell table:number-columns-repeated="2"/>
          <table:table-cell office:value-type="float" office:value="1040650" calcext:value-type="float">
            <text:p>1040650</text:p>
          </table:table-cell>
          <table:table-cell table:number-columns-repeated="2"/>
          <table:table-cell office:value-type="float" office:value="2057877" calcext:value-type="float">
            <text:p>2057877</text:p>
          </table:table-cell>
          <table:table-cell/>
          <table:table-cell office:value-type="float" office:value="1030595" calcext:value-type="float">
            <text:p>1030595</text:p>
          </table:table-cell>
          <table:table-cell table:number-columns-repeated="2"/>
          <table:table-cell office:value-type="float" office:value="649087" calcext:value-type="float">
            <text:p>649087</text:p>
          </table:table-cell>
          <table:table-cell/>
          <table:table-cell office:value-type="float" office:value="1818181" calcext:value-type="float">
            <text:p>1818181</text:p>
          </table:table-cell>
          <table:table-cell/>
          <table:table-cell office:value-type="float" office:value="2601626" calcext:value-type="float">
            <text:p>2601626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9252" calcext:value-type="float">
            <text:p>209252</text:p>
          </table:table-cell>
          <table:table-cell table:number-columns-repeated="2"/>
          <table:table-cell office:value-type="float" office:value="590678" calcext:value-type="float">
            <text:p>590678</text:p>
          </table:table-cell>
          <table:table-cell table:number-columns-repeated="2"/>
          <table:table-cell office:value-type="float" office:value="868385" calcext:value-type="float">
            <text:p>868385</text:p>
          </table:table-cell>
          <table:table-cell table:number-columns-repeated="2"/>
          <table:table-cell office:value-type="float" office:value="900774" calcext:value-type="float">
            <text:p>900774</text:p>
          </table:table-cell>
          <table:table-cell table:number-columns-repeated="2"/>
          <table:table-cell office:value-type="float" office:value="680127" calcext:value-type="float">
            <text:p>680127</text:p>
          </table:table-cell>
          <table:table-cell table:number-columns-repeated="2"/>
          <table:table-cell office:value-type="float" office:value="360056" calcext:value-type="float">
            <text:p>360056</text:p>
          </table:table-cell>
          <table:table-cell table:number-columns-repeated="2"/>
          <table:table-cell office:value-type="float" office:value="416938" calcext:value-type="float">
            <text:p>416938</text:p>
          </table:table-cell>
          <table:table-cell table:number-columns-repeated="3"/>
          <table:table-cell office:value-type="float" office:value="375476" calcext:value-type="float">
            <text:p>375476</text:p>
          </table:table-cell>
          <table:table-cell table:number-columns-repeated="3"/>
          <table:table-cell office:value-type="float" office:value="660134" calcext:value-type="float">
            <text:p>660134</text:p>
          </table:table-cell>
          <table:table-cell table:number-columns-repeated="2"/>
          <table:table-cell office:value-type="float" office:value="658775" calcext:value-type="float">
            <text:p>658775</text:p>
          </table:table-cell>
          <table:table-cell table:number-columns-repeated="2"/>
          <table:table-cell office:value-type="float" office:value="662525" calcext:value-type="float">
            <text:p>662525</text:p>
          </table:table-cell>
          <table:table-cell table:number-columns-repeated="2"/>
          <table:table-cell office:value-type="float" office:value="740312" calcext:value-type="float">
            <text:p>740312</text:p>
          </table:table-cell>
          <table:table-cell table:number-columns-repeated="2"/>
          <table:table-cell office:value-type="float" office:value="771549" calcext:value-type="float">
            <text:p>771549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7952" calcext:value-type="float">
            <text:p>327952</text:p>
          </table:table-cell>
          <table:table-cell table:number-columns-repeated="2"/>
          <table:table-cell office:value-type="float" office:value="839895" calcext:value-type="float">
            <text:p>839895</text:p>
          </table:table-cell>
          <table:table-cell/>
          <table:table-cell office:value-type="float" office:value="1516587" calcext:value-type="float">
            <text:p>1516587</text:p>
          </table:table-cell>
          <table:table-cell/>
          <table:table-cell office:value-type="float" office:value="1618204" calcext:value-type="float">
            <text:p>1618204</text:p>
          </table:table-cell>
          <table:table-cell/>
          <table:table-cell office:value-type="float" office:value="1185185" calcext:value-type="float">
            <text:p>1185185</text:p>
          </table:table-cell>
          <table:table-cell table:number-columns-repeated="2"/>
          <table:table-cell office:value-type="float" office:value="615976" calcext:value-type="float">
            <text:p>615976</text:p>
          </table:table-cell>
          <table:table-cell table:number-columns-repeated="2"/>
          <table:table-cell office:value-type="float" office:value="595903" calcext:value-type="float">
            <text:p>595903</text:p>
          </table:table-cell>
          <table:table-cell table:number-columns-repeated="3"/>
          <table:table-cell office:value-type="float" office:value="629611" calcext:value-type="float">
            <text:p>629611</text:p>
          </table:table-cell>
          <table:table-cell table:number-columns-repeated="2"/>
          <table:table-cell office:value-type="float" office:value="1147982" calcext:value-type="float">
            <text:p>1147982</text:p>
          </table:table-cell>
          <table:table-cell table:number-columns-repeated="2"/>
          <table:table-cell office:value-type="float" office:value="982348" calcext:value-type="float">
            <text:p>982348</text:p>
          </table:table-cell>
          <table:table-cell table:number-columns-repeated="2"/>
          <table:table-cell office:value-type="float" office:value="932944" calcext:value-type="float">
            <text:p>932944</text:p>
          </table:table-cell>
          <table:table-cell/>
          <table:table-cell office:value-type="float" office:value="1196261" calcext:value-type="float">
            <text:p>1196261</text:p>
          </table:table-cell>
          <table:table-cell/>
          <table:table-cell office:value-type="float" office:value="1320949" calcext:value-type="float">
            <text:p>1320949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09731" calcext:value-type="float">
            <text:p>409731</text:p>
          </table:table-cell>
          <table:table-cell/>
          <table:table-cell office:value-type="float" office:value="1066666" calcext:value-type="float">
            <text:p>1066666</text:p>
          </table:table-cell>
          <table:table-cell/>
          <table:table-cell office:value-type="float" office:value="2210708" calcext:value-type="float">
            <text:p>2210708</text:p>
          </table:table-cell>
          <table:table-cell/>
          <table:table-cell office:value-type="float" office:value="2661122" calcext:value-type="float">
            <text:p>2661122</text:p>
          </table:table-cell>
          <table:table-cell/>
          <table:table-cell office:value-type="float" office:value="1855072" calcext:value-type="float">
            <text:p>1855072</text:p>
          </table:table-cell>
          <table:table-cell table:number-columns-repeated="2"/>
          <table:table-cell office:value-type="float" office:value="941869" calcext:value-type="float">
            <text:p>941869</text:p>
          </table:table-cell>
          <table:table-cell table:number-columns-repeated="2"/>
          <table:table-cell office:value-type="float" office:value="773413" calcext:value-type="float">
            <text:p>773413</text:p>
          </table:table-cell>
          <table:table-cell table:number-columns-repeated="3"/>
          <table:table-cell office:value-type="float" office:value="989180" calcext:value-type="float">
            <text:p>989180</text:p>
          </table:table-cell>
          <table:table-cell table:number-columns-repeated="2"/>
          <table:table-cell office:value-type="float" office:value="1820768" calcext:value-type="float">
            <text:p>1820768</text:p>
          </table:table-cell>
          <table:table-cell/>
          <table:table-cell office:value-type="float" office:value="1302136" calcext:value-type="float">
            <text:p>1302136</text:p>
          </table:table-cell>
          <table:table-cell/>
          <table:table-cell office:value-type="float" office:value="1333333" calcext:value-type="float">
            <text:p>1333333</text:p>
          </table:table-cell>
          <table:table-cell/>
          <table:table-cell office:value-type="float" office:value="1699867" calcext:value-type="float">
            <text:p>1699867</text:p>
          </table:table-cell>
          <table:table-cell/>
          <table:table-cell office:value-type="float" office:value="1945288" calcext:value-type="float">
            <text:p>1945288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11590" calcext:value-type="float">
            <text:p>511590</text:p>
          </table:table-cell>
          <table:table-cell/>
          <table:table-cell office:value-type="float" office:value="1233140" calcext:value-type="float">
            <text:p>1233140</text:p>
          </table:table-cell>
          <table:table-cell/>
          <table:table-cell office:value-type="float" office:value="3516483" calcext:value-type="float">
            <text:p>3516483</text:p>
          </table:table-cell>
          <table:table-cell/>
          <table:table-cell office:value-type="float" office:value="4155844" calcext:value-type="float">
            <text:p>4155844</text:p>
          </table:table-cell>
          <table:table-cell/>
          <table:table-cell office:value-type="float" office:value="2524654" calcext:value-type="float">
            <text:p>2524654</text:p>
          </table:table-cell>
          <table:table-cell/>
          <table:table-cell office:value-type="float" office:value="1304791" calcext:value-type="float">
            <text:p>1304791</text:p>
          </table:table-cell>
          <table:table-cell table:number-columns-repeated="2"/>
          <table:table-cell office:value-type="float" office:value="905874" calcext:value-type="float">
            <text:p>905874</text:p>
          </table:table-cell>
          <table:table-cell table:number-columns-repeated="2"/>
          <table:table-cell office:value-type="float" office:value="1386782" calcext:value-type="float">
            <text:p>1386782</text:p>
          </table:table-cell>
          <table:table-cell table:number-columns-repeated="2"/>
          <table:table-cell office:value-type="float" office:value="2591093" calcext:value-type="float">
            <text:p>2591093</text:p>
          </table:table-cell>
          <table:table-cell/>
          <table:table-cell office:value-type="float" office:value="1574415" calcext:value-type="float">
            <text:p>1574415</text:p>
          </table:table-cell>
          <table:table-cell/>
          <table:table-cell office:value-type="float" office:value="1570552" calcext:value-type="float">
            <text:p>1570552</text:p>
          </table:table-cell>
          <table:table-cell/>
          <table:table-cell office:value-type="float" office:value="2162162" calcext:value-type="float">
            <text:p>2162162</text:p>
          </table:table-cell>
          <table:table-cell/>
          <table:table-cell office:value-type="float" office:value="1174311" calcext:value-type="float">
            <text:p>1174311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12440" calcext:value-type="float">
            <text:p>612440</text:p>
          </table:table-cell>
          <table:table-cell/>
          <table:table-cell office:value-type="float" office:value="1316872" calcext:value-type="float">
            <text:p>1316872</text:p>
          </table:table-cell>
          <table:table-cell/>
          <table:table-cell office:value-type="float" office:value="4571428" calcext:value-type="float">
            <text:p>4571428</text:p>
          </table:table-cell>
          <table:table-cell/>
          <table:table-cell office:value-type="float" office:value="5541125" calcext:value-type="float">
            <text:p>5541125</text:p>
          </table:table-cell>
          <table:table-cell/>
          <table:table-cell office:value-type="float" office:value="3224181" calcext:value-type="float">
            <text:p>3224181</text:p>
          </table:table-cell>
          <table:table-cell/>
          <table:table-cell office:value-type="float" office:value="1553398" calcext:value-type="float">
            <text:p>1553398</text:p>
          </table:table-cell>
          <table:table-cell table:number-columns-repeated="2"/>
          <table:table-cell office:value-type="float" office:value="934989" calcext:value-type="float">
            <text:p>934989</text:p>
          </table:table-cell>
          <table:table-cell table:number-columns-repeated="2"/>
          <table:table-cell office:value-type="float" office:value="1671018" calcext:value-type="float">
            <text:p>1671018</text:p>
          </table:table-cell>
          <table:table-cell table:number-columns-repeated="2"/>
          <table:table-cell office:value-type="float" office:value="2831858" calcext:value-type="float">
            <text:p>2831858</text:p>
          </table:table-cell>
          <table:table-cell/>
          <table:table-cell office:value-type="float" office:value="1722745" calcext:value-type="float">
            <text:p>1722745</text:p>
          </table:table-cell>
          <table:table-cell/>
          <table:table-cell office:value-type="float" office:value="1632653" calcext:value-type="float">
            <text:p>1632653</text:p>
          </table:table-cell>
          <table:table-cell/>
          <table:table-cell office:value-type="float" office:value="2475822" calcext:value-type="float">
            <text:p>2475822</text:p>
          </table:table-cell>
          <table:table-cell/>
          <table:table-cell office:value-type="float" office:value="3324675" calcext:value-type="float">
            <text:p>3324675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766467" calcext:value-type="float">
            <text:p>766467</text:p>
          </table:table-cell>
          <table:table-cell/>
          <table:table-cell office:value-type="float" office:value="1493582" calcext:value-type="float">
            <text:p>1493582</text:p>
          </table:table-cell>
          <table:table-cell/>
          <table:table-cell office:value-type="float" office:value="5898617" calcext:value-type="float">
            <text:p>5898617</text:p>
          </table:table-cell>
          <table:table-cell/>
          <table:table-cell office:value-type="float" office:value="6701570" calcext:value-type="float">
            <text:p>6701570</text:p>
          </table:table-cell>
          <table:table-cell/>
          <table:table-cell office:value-type="float" office:value="3938461" calcext:value-type="float">
            <text:p>3938461</text:p>
          </table:table-cell>
          <table:table-cell/>
          <table:table-cell office:value-type="float" office:value="1899109" calcext:value-type="float">
            <text:p>1899109</text:p>
          </table:table-cell>
          <table:table-cell table:number-columns-repeated="2"/>
          <table:table-cell office:value-type="float" office:value="951672" calcext:value-type="float">
            <text:p>951672</text:p>
          </table:table-cell>
          <table:table-cell table:number-columns-repeated="2"/>
          <table:table-cell office:value-type="float" office:value="2031746" calcext:value-type="float">
            <text:p>2031746</text:p>
          </table:table-cell>
          <table:table-cell table:number-columns-repeated="2"/>
          <table:table-cell office:value-type="float" office:value="3404255" calcext:value-type="float">
            <text:p>3404255</text:p>
          </table:table-cell>
          <table:table-cell/>
          <table:table-cell office:value-type="float" office:value="2051282" calcext:value-type="float">
            <text:p>2051282</text:p>
          </table:table-cell>
          <table:table-cell/>
          <table:table-cell office:value-type="float" office:value="2162162" calcext:value-type="float">
            <text:p>2162162</text:p>
          </table:table-cell>
          <table:table-cell/>
          <table:table-cell office:value-type="float" office:value="2869955" calcext:value-type="float">
            <text:p>2869955</text:p>
          </table:table-cell>
          <table:table-cell/>
          <table:table-cell office:value-type="float" office:value="3720930" calcext:value-type="float">
            <text:p>3720930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61377" calcext:value-type="float">
            <text:p>361377</text:p>
          </table:table-cell>
          <table:table-cell table:number-columns-repeated="2"/>
          <table:table-cell office:value-type="float" office:value="631786" calcext:value-type="float">
            <text:p>631786</text:p>
          </table:table-cell>
          <table:table-cell table:number-columns-repeated="2"/>
          <table:table-cell office:value-type="float" office:value="857908" calcext:value-type="float">
            <text:p>857908</text:p>
          </table:table-cell>
          <table:table-cell table:number-columns-repeated="2"/>
          <table:table-cell office:value-type="float" office:value="891675" calcext:value-type="float">
            <text:p>891675</text:p>
          </table:table-cell>
          <table:table-cell table:number-columns-repeated="2"/>
          <table:table-cell office:value-type="float" office:value="705622" calcext:value-type="float">
            <text:p>705622</text:p>
          </table:table-cell>
          <table:table-cell table:number-columns-repeated="2"/>
          <table:table-cell office:value-type="float" office:value="311057" calcext:value-type="float">
            <text:p>311057</text:p>
          </table:table-cell>
          <table:table-cell table:number-columns-repeated="2"/>
          <table:table-cell office:value-type="float" office:value="453739" calcext:value-type="float">
            <text:p>453739</text:p>
          </table:table-cell>
          <table:table-cell table:number-columns-repeated="3"/>
          <table:table-cell office:value-type="float" office:value="403530" calcext:value-type="float">
            <text:p>403530</text:p>
          </table:table-cell>
          <table:table-cell table:number-columns-repeated="3"/>
          <table:table-cell office:value-type="float" office:value="685775" calcext:value-type="float">
            <text:p>685775</text:p>
          </table:table-cell>
          <table:table-cell table:number-columns-repeated="2"/>
          <table:table-cell office:value-type="float" office:value="729760" calcext:value-type="float">
            <text:p>729760</text:p>
          </table:table-cell>
          <table:table-cell table:number-columns-repeated="2"/>
          <table:table-cell office:value-type="float" office:value="723572" calcext:value-type="float">
            <text:p>723572</text:p>
          </table:table-cell>
          <table:table-cell table:number-columns-repeated="2"/>
          <table:table-cell office:value-type="float" office:value="775522" calcext:value-type="float">
            <text:p>775522</text:p>
          </table:table-cell>
          <table:table-cell table:number-columns-repeated="2"/>
          <table:table-cell office:value-type="float" office:value="804272" calcext:value-type="float">
            <text:p>804272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0156" calcext:value-type="float">
            <text:p>270156</text:p>
          </table:table-cell>
          <table:table-cell table:number-columns-repeated="2"/>
          <table:table-cell office:value-type="float" office:value="918880" calcext:value-type="float">
            <text:p>918880</text:p>
          </table:table-cell>
          <table:table-cell/>
          <table:table-cell office:value-type="float" office:value="1256133" calcext:value-type="float">
            <text:p>1256133</text:p>
          </table:table-cell>
          <table:table-cell/>
          <table:table-cell office:value-type="float" office:value="1641025" calcext:value-type="float">
            <text:p>1641025</text:p>
          </table:table-cell>
          <table:table-cell/>
          <table:table-cell office:value-type="float" office:value="1227229" calcext:value-type="float">
            <text:p>1227229</text:p>
          </table:table-cell>
          <table:table-cell table:number-columns-repeated="2"/>
          <table:table-cell office:value-type="float" office:value="614645" calcext:value-type="float">
            <text:p>614645</text:p>
          </table:table-cell>
          <table:table-cell table:number-columns-repeated="2"/>
          <table:table-cell office:value-type="float" office:value="738177" calcext:value-type="float">
            <text:p>738177</text:p>
          </table:table-cell>
          <table:table-cell table:number-columns-repeated="3"/>
          <table:table-cell office:value-type="float" office:value="603346" calcext:value-type="float">
            <text:p>603346</text:p>
          </table:table-cell>
          <table:table-cell table:number-columns-repeated="2"/>
          <table:table-cell office:value-type="float" office:value="1158895" calcext:value-type="float">
            <text:p>1158895</text:p>
          </table:table-cell>
          <table:table-cell/>
          <table:table-cell office:value-type="float" office:value="1201313" calcext:value-type="float">
            <text:p>1201313</text:p>
          </table:table-cell>
          <table:table-cell/>
          <table:table-cell office:value-type="float" office:value="1178094" calcext:value-type="float">
            <text:p>1178094</text:p>
          </table:table-cell>
          <table:table-cell/>
          <table:table-cell office:value-type="float" office:value="1316872" calcext:value-type="float">
            <text:p>1316872</text:p>
          </table:table-cell>
          <table:table-cell/>
          <table:table-cell office:value-type="float" office:value="1409691" calcext:value-type="float">
            <text:p>1409691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77786" calcext:value-type="float">
            <text:p>677786</text:p>
          </table:table-cell>
          <table:table-cell/>
          <table:table-cell office:value-type="float" office:value="1324366" calcext:value-type="float">
            <text:p>1324366</text:p>
          </table:table-cell>
          <table:table-cell/>
          <table:table-cell office:value-type="float" office:value="2570281" calcext:value-type="float">
            <text:p>2570281</text:p>
          </table:table-cell>
          <table:table-cell/>
          <table:table-cell office:value-type="float" office:value="2807017" calcext:value-type="float">
            <text:p>2807017</text:p>
          </table:table-cell>
          <table:table-cell/>
          <table:table-cell office:value-type="float" office:value="1995323" calcext:value-type="float">
            <text:p>1995323</text:p>
          </table:table-cell>
          <table:table-cell table:number-columns-repeated="2"/>
          <table:table-cell office:value-type="float" office:value="930909" calcext:value-type="float">
            <text:p>930909</text:p>
          </table:table-cell>
          <table:table-cell/>
          <table:table-cell office:value-type="float" office:value="1129744" calcext:value-type="float">
            <text:p>1129744</text:p>
          </table:table-cell>
          <table:table-cell table:number-columns-repeated="2"/>
          <table:table-cell office:value-type="float" office:value="1209829" calcext:value-type="float">
            <text:p>1209829</text:p>
          </table:table-cell>
          <table:table-cell table:number-columns-repeated="2"/>
          <table:table-cell office:value-type="float" office:value="2136894" calcext:value-type="float">
            <text:p>2136894</text:p>
          </table:table-cell>
          <table:table-cell/>
          <table:table-cell office:value-type="float" office:value="1734417" calcext:value-type="float">
            <text:p>1734417</text:p>
          </table:table-cell>
          <table:table-cell/>
          <table:table-cell office:value-type="float" office:value="1634738" calcext:value-type="float">
            <text:p>1634738</text:p>
          </table:table-cell>
          <table:table-cell/>
          <table:table-cell office:value-type="float" office:value="1920480" calcext:value-type="float">
            <text:p>1920480</text:p>
          </table:table-cell>
          <table:table-cell/>
          <table:table-cell office:value-type="float" office:value="2163989" calcext:value-type="float">
            <text:p>2163989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96180" calcext:value-type="float">
            <text:p>596180</text:p>
          </table:table-cell>
          <table:table-cell/>
          <table:table-cell office:value-type="float" office:value="1610062" calcext:value-type="float">
            <text:p>1610062</text:p>
          </table:table-cell>
          <table:table-cell/>
          <table:table-cell office:value-type="float" office:value="3932411" calcext:value-type="float">
            <text:p>3932411</text:p>
          </table:table-cell>
          <table:table-cell/>
          <table:table-cell office:value-type="float" office:value="4459930" calcext:value-type="float">
            <text:p>4459930</text:p>
          </table:table-cell>
          <table:table-cell/>
          <table:table-cell office:value-type="float" office:value="3212045" calcext:value-type="float">
            <text:p>3212045</text:p>
          </table:table-cell>
          <table:table-cell/>
          <table:table-cell office:value-type="float" office:value="1720430" calcext:value-type="float">
            <text:p>1720430</text:p>
          </table:table-cell>
          <table:table-cell/>
          <table:table-cell office:value-type="float" office:value="1457858" calcext:value-type="float">
            <text:p>1457858</text:p>
          </table:table-cell>
          <table:table-cell table:number-columns-repeated="2"/>
          <table:table-cell office:value-type="float" office:value="1776544" calcext:value-type="float">
            <text:p>1776544</text:p>
          </table:table-cell>
          <table:table-cell table:number-columns-repeated="2"/>
          <table:table-cell office:value-type="float" office:value="3248730" calcext:value-type="float">
            <text:p>3248730</text:p>
          </table:table-cell>
          <table:table-cell/>
          <table:table-cell office:value-type="float" office:value="2239720" calcext:value-type="float">
            <text:p>2239720</text:p>
          </table:table-cell>
          <table:table-cell/>
          <table:table-cell office:value-type="float" office:value="2352941" calcext:value-type="float">
            <text:p>2352941</text:p>
          </table:table-cell>
          <table:table-cell/>
          <table:table-cell office:value-type="float" office:value="2752688" calcext:value-type="float">
            <text:p>2752688</text:p>
          </table:table-cell>
          <table:table-cell/>
          <table:table-cell office:value-type="float" office:value="3188044" calcext:value-type="float">
            <text:p>3188044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76699" calcext:value-type="float">
            <text:p>776699</text:p>
          </table:table-cell>
          <table:table-cell/>
          <table:table-cell office:value-type="float" office:value="1785216" calcext:value-type="float">
            <text:p>1785216</text:p>
          </table:table-cell>
          <table:table-cell/>
          <table:table-cell office:value-type="float" office:value="4923076" calcext:value-type="float">
            <text:p>4923076</text:p>
          </table:table-cell>
          <table:table-cell/>
          <table:table-cell office:value-type="float" office:value="6009389" calcext:value-type="float">
            <text:p>6009389</text:p>
          </table:table-cell>
          <table:table-cell/>
          <table:table-cell office:value-type="float" office:value="4252491" calcext:value-type="float">
            <text:p>4252491</text:p>
          </table:table-cell>
          <table:table-cell/>
          <table:table-cell office:value-type="float" office:value="2237762" calcext:value-type="float">
            <text:p>2237762</text:p>
          </table:table-cell>
          <table:table-cell/>
          <table:table-cell office:value-type="float" office:value="1195702" calcext:value-type="float">
            <text:p>1195702</text:p>
          </table:table-cell>
          <table:table-cell table:number-columns-repeated="2"/>
          <table:table-cell office:value-type="float" office:value="2394761" calcext:value-type="float">
            <text:p>2394761</text:p>
          </table:table-cell>
          <table:table-cell table:number-columns-repeated="2"/>
          <table:table-cell office:value-type="float" office:value="4252491" calcext:value-type="float">
            <text:p>4252491</text:p>
          </table:table-cell>
          <table:table-cell/>
          <table:table-cell office:value-type="float" office:value="2749731" calcext:value-type="float">
            <text:p>2749731</text:p>
          </table:table-cell>
          <table:table-cell/>
          <table:table-cell office:value-type="float" office:value="2680628" calcext:value-type="float">
            <text:p>2680628</text:p>
          </table:table-cell>
          <table:table-cell/>
          <table:table-cell office:value-type="float" office:value="3368421" calcext:value-type="float">
            <text:p>3368421</text:p>
          </table:table-cell>
          <table:table-cell/>
          <table:table-cell office:value-type="float" office:value="1966205" calcext:value-type="float">
            <text:p>196620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119860" calcext:value-type="float">
            <text:p>1119860</text:p>
          </table:table-cell>
          <table:table-cell/>
          <table:table-cell office:value-type="float" office:value="1978361" calcext:value-type="float">
            <text:p>1978361</text:p>
          </table:table-cell>
          <table:table-cell/>
          <table:table-cell office:value-type="float" office:value="6095238" calcext:value-type="float">
            <text:p>6095238</text:p>
          </table:table-cell>
          <table:table-cell/>
          <table:table-cell office:value-type="float" office:value="7211267" calcext:value-type="float">
            <text:p>7211267</text:p>
          </table:table-cell>
          <table:table-cell/>
          <table:table-cell office:value-type="float" office:value="5059288" calcext:value-type="float">
            <text:p>5059288</text:p>
          </table:table-cell>
          <table:table-cell/>
          <table:table-cell office:value-type="float" office:value="2706131" calcext:value-type="float">
            <text:p>2706131</text:p>
          </table:table-cell>
          <table:table-cell/>
          <table:table-cell office:value-type="float" office:value="1675392" calcext:value-type="float">
            <text:p>1675392</text:p>
          </table:table-cell>
          <table:table-cell table:number-columns-repeated="2"/>
          <table:table-cell office:value-type="float" office:value="3036773" calcext:value-type="float">
            <text:p>3036773</text:p>
          </table:table-cell>
          <table:table-cell table:number-columns-repeated="2"/>
          <table:table-cell office:value-type="float" office:value="4942084" calcext:value-type="float">
            <text:p>4942084</text:p>
          </table:table-cell>
          <table:table-cell/>
          <table:table-cell office:value-type="float" office:value="3008225" calcext:value-type="float">
            <text:p>3008225</text:p>
          </table:table-cell>
          <table:table-cell/>
          <table:table-cell office:value-type="float" office:value="3152709" calcext:value-type="float">
            <text:p>3152709</text:p>
          </table:table-cell>
          <table:table-cell/>
          <table:table-cell office:value-type="float" office:value="2251539" calcext:value-type="float">
            <text:p>2251539</text:p>
          </table:table-cell>
          <table:table-cell/>
          <table:table-cell office:value-type="float" office:value="4368600" calcext:value-type="float">
            <text:p>4368600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247563" calcext:value-type="float">
            <text:p>1247563</text:p>
          </table:table-cell>
          <table:table-cell/>
          <table:table-cell office:value-type="float" office:value="2076236" calcext:value-type="float">
            <text:p>2076236</text:p>
          </table:table-cell>
          <table:table-cell/>
          <table:table-cell office:value-type="float" office:value="7596439" calcext:value-type="float">
            <text:p>7596439</text:p>
          </table:table-cell>
          <table:table-cell/>
          <table:table-cell office:value-type="float" office:value="8025078" calcext:value-type="float">
            <text:p>8025078</text:p>
          </table:table-cell>
          <table:table-cell/>
          <table:table-cell office:value-type="float" office:value="5676274" calcext:value-type="float">
            <text:p>5676274</text:p>
          </table:table-cell>
          <table:table-cell/>
          <table:table-cell office:value-type="float" office:value="3110571" calcext:value-type="float">
            <text:p>3110571</text:p>
          </table:table-cell>
          <table:table-cell/>
          <table:table-cell office:value-type="float" office:value="1900519" calcext:value-type="float">
            <text:p>1900519</text:p>
          </table:table-cell>
          <table:table-cell table:number-columns-repeated="2"/>
          <table:table-cell office:value-type="float" office:value="3184079" calcext:value-type="float">
            <text:p>3184079</text:p>
          </table:table-cell>
          <table:table-cell table:number-columns-repeated="2"/>
          <table:table-cell office:value-type="float" office:value="4217462" calcext:value-type="float">
            <text:p>4217462</text:p>
          </table:table-cell>
          <table:table-cell/>
          <table:table-cell office:value-type="float" office:value="3008225" calcext:value-type="float">
            <text:p>3008225</text:p>
          </table:table-cell>
          <table:table-cell/>
          <table:table-cell office:value-type="float" office:value="2952710" calcext:value-type="float">
            <text:p>2952710</text:p>
          </table:table-cell>
          <table:table-cell/>
          <table:table-cell office:value-type="float" office:value="1515689" calcext:value-type="float">
            <text:p>1515689</text:p>
          </table:table-cell>
          <table:table-cell/>
          <table:table-cell office:value-type="float" office:value="4115755" calcext:value-type="float">
            <text:p>4115755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2686" calcext:value-type="float">
            <text:p>422686</text:p>
          </table:table-cell>
          <table:table-cell table:number-columns-repeated="2"/>
          <table:table-cell office:value-type="float" office:value="694991" calcext:value-type="float">
            <text:p>694991</text:p>
          </table:table-cell>
          <table:table-cell table:number-columns-repeated="2"/>
          <table:table-cell office:value-type="float" office:value="907479" calcext:value-type="float">
            <text:p>907479</text:p>
          </table:table-cell>
          <table:table-cell table:number-columns-repeated="2"/>
          <table:table-cell office:value-type="float" office:value="922190" calcext:value-type="float">
            <text:p>922190</text:p>
          </table:table-cell>
          <table:table-cell table:number-columns-repeated="2"/>
          <table:table-cell office:value-type="float" office:value="719101" calcext:value-type="float">
            <text:p>719101</text:p>
          </table:table-cell>
          <table:table-cell table:number-columns-repeated="2"/>
          <table:table-cell office:value-type="float" office:value="404136" calcext:value-type="float">
            <text:p>404136</text:p>
          </table:table-cell>
          <table:table-cell table:number-columns-repeated="2"/>
          <table:table-cell office:value-type="float" office:value="557430" calcext:value-type="float">
            <text:p>557430</text:p>
          </table:table-cell>
          <table:table-cell table:number-columns-repeated="3"/>
          <table:table-cell office:value-type="float" office:value="416158" calcext:value-type="float">
            <text:p>416158</text:p>
          </table:table-cell>
          <table:table-cell table:number-columns-repeated="3"/>
          <table:table-cell office:value-type="float" office:value="709632" calcext:value-type="float">
            <text:p>709632</text:p>
          </table:table-cell>
          <table:table-cell table:number-columns-repeated="2"/>
          <table:table-cell office:value-type="float" office:value="751614" calcext:value-type="float">
            <text:p>751614</text:p>
          </table:table-cell>
          <table:table-cell table:number-columns-repeated="2"/>
          <table:table-cell office:value-type="float" office:value="731846" calcext:value-type="float">
            <text:p>731846</text:p>
          </table:table-cell>
          <table:table-cell table:number-columns-repeated="2"/>
          <table:table-cell office:value-type="float" office:value="782157" calcext:value-type="float">
            <text:p>782157</text:p>
          </table:table-cell>
          <table:table-cell table:number-columns-repeated="2"/>
          <table:table-cell office:value-type="float" office:value="811024" calcext:value-type="float">
            <text:p>811024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55737" calcext:value-type="float">
            <text:p>655737</text:p>
          </table:table-cell>
          <table:table-cell/>
          <table:table-cell office:value-type="float" office:value="1118881" calcext:value-type="float">
            <text:p>1118881</text:p>
          </table:table-cell>
          <table:table-cell/>
          <table:table-cell office:value-type="float" office:value="1626946" calcext:value-type="float">
            <text:p>1626946</text:p>
          </table:table-cell>
          <table:table-cell/>
          <table:table-cell office:value-type="float" office:value="1677038" calcext:value-type="float">
            <text:p>1677038</text:p>
          </table:table-cell>
          <table:table-cell/>
          <table:table-cell office:value-type="float" office:value="1326768" calcext:value-type="float">
            <text:p>1326768</text:p>
          </table:table-cell>
          <table:table-cell table:number-columns-repeated="2"/>
          <table:table-cell office:value-type="float" office:value="717790" calcext:value-type="float">
            <text:p>717790</text:p>
          </table:table-cell>
          <table:table-cell table:number-columns-repeated="2"/>
          <table:table-cell office:value-type="float" office:value="891675" calcext:value-type="float">
            <text:p>891675</text:p>
          </table:table-cell>
          <table:table-cell table:number-columns-repeated="3"/>
          <table:table-cell office:value-type="float" office:value="766696" calcext:value-type="float">
            <text:p>766696</text:p>
          </table:table-cell>
          <table:table-cell table:number-columns-repeated="2"/>
          <table:table-cell office:value-type="float" office:value="1276807" calcext:value-type="float">
            <text:p>1276807</text:p>
          </table:table-cell>
          <table:table-cell/>
          <table:table-cell office:value-type="float" office:value="1293909" calcext:value-type="float">
            <text:p>1293909</text:p>
          </table:table-cell>
          <table:table-cell/>
          <table:table-cell office:value-type="float" office:value="1331945" calcext:value-type="float">
            <text:p>1331945</text:p>
          </table:table-cell>
          <table:table-cell/>
          <table:table-cell office:value-type="float" office:value="1403893" calcext:value-type="float">
            <text:p>1403893</text:p>
          </table:table-cell>
          <table:table-cell/>
          <table:table-cell office:value-type="float" office:value="1453719" calcext:value-type="float">
            <text:p>1453719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77524" calcext:value-type="float">
            <text:p>777524</text:p>
          </table:table-cell>
          <table:table-cell/>
          <table:table-cell office:value-type="float" office:value="1432568" calcext:value-type="float">
            <text:p>1432568</text:p>
          </table:table-cell>
          <table:table-cell/>
          <table:table-cell office:value-type="float" office:value="2655601" calcext:value-type="float">
            <text:p>2655601</text:p>
          </table:table-cell>
          <table:table-cell/>
          <table:table-cell office:value-type="float" office:value="2647362" calcext:value-type="float">
            <text:p>2647362</text:p>
          </table:table-cell>
          <table:table-cell/>
          <table:table-cell office:value-type="float" office:value="2242663" calcext:value-type="float">
            <text:p>2242663</text:p>
          </table:table-cell>
          <table:table-cell/>
          <table:table-cell office:value-type="float" office:value="1262638" calcext:value-type="float">
            <text:p>1262638</text:p>
          </table:table-cell>
          <table:table-cell/>
          <table:table-cell office:value-type="float" office:value="1434173" calcext:value-type="float">
            <text:p>1434173</text:p>
          </table:table-cell>
          <table:table-cell table:number-columns-repeated="2"/>
          <table:table-cell office:value-type="float" office:value="1350923" calcext:value-type="float">
            <text:p>1350923</text:p>
          </table:table-cell>
          <table:table-cell table:number-columns-repeated="2"/>
          <table:table-cell office:value-type="float" office:value="2154882" calcext:value-type="float">
            <text:p>2154882</text:p>
          </table:table-cell>
          <table:table-cell/>
          <table:table-cell office:value-type="float" office:value="2057877" calcext:value-type="float">
            <text:p>2057877</text:p>
          </table:table-cell>
          <table:table-cell/>
          <table:table-cell office:value-type="float" office:value="2055399" calcext:value-type="float">
            <text:p>2055399</text:p>
          </table:table-cell>
          <table:table-cell/>
          <table:table-cell office:value-type="float" office:value="2123600" calcext:value-type="float">
            <text:p>2123600</text:p>
          </table:table-cell>
          <table:table-cell/>
          <table:table-cell office:value-type="float" office:value="2294935" calcext:value-type="float">
            <text:p>229493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048106" calcext:value-type="float">
            <text:p>1048106</text:p>
          </table:table-cell>
          <table:table-cell/>
          <table:table-cell office:value-type="float" office:value="1847041" calcext:value-type="float">
            <text:p>1847041</text:p>
          </table:table-cell>
          <table:table-cell/>
          <table:table-cell office:value-type="float" office:value="4066719" calcext:value-type="float">
            <text:p>4066719</text:p>
          </table:table-cell>
          <table:table-cell/>
          <table:table-cell office:value-type="float" office:value="4425237" calcext:value-type="float">
            <text:p>4425237</text:p>
          </table:table-cell>
          <table:table-cell/>
          <table:table-cell office:value-type="float" office:value="3535911" calcext:value-type="float">
            <text:p>3535911</text:p>
          </table:table-cell>
          <table:table-cell/>
          <table:table-cell office:value-type="float" office:value="1732656" calcext:value-type="float">
            <text:p>1732656</text:p>
          </table:table-cell>
          <table:table-cell/>
          <table:table-cell office:value-type="float" office:value="1918321" calcext:value-type="float">
            <text:p>1918321</text:p>
          </table:table-cell>
          <table:table-cell table:number-columns-repeated="2"/>
          <table:table-cell office:value-type="float" office:value="2192719" calcext:value-type="float">
            <text:p>2192719</text:p>
          </table:table-cell>
          <table:table-cell table:number-columns-repeated="2"/>
          <table:table-cell office:value-type="float" office:value="3022432" calcext:value-type="float">
            <text:p>3022432</text:p>
          </table:table-cell>
          <table:table-cell/>
          <table:table-cell office:value-type="float" office:value="2865137" calcext:value-type="float">
            <text:p>2865137</text:p>
          </table:table-cell>
          <table:table-cell/>
          <table:table-cell office:value-type="float" office:value="2724853" calcext:value-type="float">
            <text:p>2724853</text:p>
          </table:table-cell>
          <table:table-cell/>
          <table:table-cell office:value-type="float" office:value="2964678" calcext:value-type="float">
            <text:p>2964678</text:p>
          </table:table-cell>
          <table:table-cell/>
          <table:table-cell office:value-type="float" office:value="3324675" calcext:value-type="float">
            <text:p>3324675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205556" calcext:value-type="float">
            <text:p>1205556</text:p>
          </table:table-cell>
          <table:table-cell/>
          <table:table-cell office:value-type="float" office:value="2216450" calcext:value-type="float">
            <text:p>2216450</text:p>
          </table:table-cell>
          <table:table-cell/>
          <table:table-cell office:value-type="float" office:value="5208545" calcext:value-type="float">
            <text:p>5208545</text:p>
          </table:table-cell>
          <table:table-cell/>
          <table:table-cell office:value-type="float" office:value="6066350" calcext:value-type="float">
            <text:p>6066350</text:p>
          </table:table-cell>
          <table:table-cell/>
          <table:table-cell office:value-type="float" office:value="4937319" calcext:value-type="float">
            <text:p>4937319</text:p>
          </table:table-cell>
          <table:table-cell/>
          <table:table-cell office:value-type="float" office:value="2679225" calcext:value-type="float">
            <text:p>2679225</text:p>
          </table:table-cell>
          <table:table-cell/>
          <table:table-cell office:value-type="float" office:value="2508574" calcext:value-type="float">
            <text:p>2508574</text:p>
          </table:table-cell>
          <table:table-cell table:number-columns-repeated="2"/>
          <table:table-cell office:value-type="float" office:value="3178150" calcext:value-type="float">
            <text:p>3178150</text:p>
          </table:table-cell>
          <table:table-cell table:number-columns-repeated="2"/>
          <table:table-cell office:value-type="float" office:value="5104685" calcext:value-type="float">
            <text:p>5104685</text:p>
          </table:table-cell>
          <table:table-cell/>
          <table:table-cell office:value-type="float" office:value="3162445" calcext:value-type="float">
            <text:p>3162445</text:p>
          </table:table-cell>
          <table:table-cell/>
          <table:table-cell office:value-type="float" office:value="3125763" calcext:value-type="float">
            <text:p>3125763</text:p>
          </table:table-cell>
          <table:table-cell/>
          <table:table-cell office:value-type="float" office:value="3809523" calcext:value-type="float">
            <text:p>3809523</text:p>
          </table:table-cell>
          <table:table-cell/>
          <table:table-cell office:value-type="float" office:value="4266666" calcext:value-type="float">
            <text:p>4266666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81916" calcext:value-type="float">
            <text:p>1381916</text:p>
          </table:table-cell>
          <table:table-cell/>
          <table:table-cell office:value-type="float" office:value="2350780" calcext:value-type="float">
            <text:p>2350780</text:p>
          </table:table-cell>
          <table:table-cell/>
          <table:table-cell office:value-type="float" office:value="6052009" calcext:value-type="float">
            <text:p>6052009</text:p>
          </table:table-cell>
          <table:table-cell/>
          <table:table-cell office:value-type="float" office:value="7231638" calcext:value-type="float">
            <text:p>7231638</text:p>
          </table:table-cell>
          <table:table-cell/>
          <table:table-cell office:value-type="float" office:value="5727069" calcext:value-type="float">
            <text:p>5727069</text:p>
          </table:table-cell>
          <table:table-cell/>
          <table:table-cell office:value-type="float" office:value="3443174" calcext:value-type="float">
            <text:p>3443174</text:p>
          </table:table-cell>
          <table:table-cell/>
          <table:table-cell office:value-type="float" office:value="2778079" calcext:value-type="float">
            <text:p>2778079</text:p>
          </table:table-cell>
          <table:table-cell table:number-columns-repeated="2"/>
          <table:table-cell office:value-type="float" office:value="3935434" calcext:value-type="float">
            <text:p>3935434</text:p>
          </table:table-cell>
          <table:table-cell table:number-columns-repeated="2"/>
          <table:table-cell office:value-type="float" office:value="6037735" calcext:value-type="float">
            <text:p>6037735</text:p>
          </table:table-cell>
          <table:table-cell/>
          <table:table-cell office:value-type="float" office:value="3950617" calcext:value-type="float">
            <text:p>3950617</text:p>
          </table:table-cell>
          <table:table-cell/>
          <table:table-cell office:value-type="float" office:value="3748169" calcext:value-type="float">
            <text:p>3748169</text:p>
          </table:table-cell>
          <table:table-cell/>
          <table:table-cell office:value-type="float" office:value="3526170" calcext:value-type="float">
            <text:p>3526170</text:p>
          </table:table-cell>
          <table:table-cell/>
          <table:table-cell office:value-type="float" office:value="4641885" calcext:value-type="float">
            <text:p>4641885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48231" calcext:value-type="float">
            <text:p>1548231</text:p>
          </table:table-cell>
          <table:table-cell/>
          <table:table-cell office:value-type="float" office:value="2486644" calcext:value-type="float">
            <text:p>2486644</text:p>
          </table:table-cell>
          <table:table-cell/>
          <table:table-cell office:value-type="float" office:value="7101248" calcext:value-type="float">
            <text:p>7101248</text:p>
          </table:table-cell>
          <table:table-cell/>
          <table:table-cell office:value-type="float" office:value="7398843" calcext:value-type="float">
            <text:p>7398843</text:p>
          </table:table-cell>
          <table:table-cell/>
          <table:table-cell office:value-type="float" office:value="6745718" calcext:value-type="float">
            <text:p>6745718</text:p>
          </table:table-cell>
          <table:table-cell/>
          <table:table-cell office:value-type="float" office:value="3968992" calcext:value-type="float">
            <text:p>3968992</text:p>
          </table:table-cell>
          <table:table-cell/>
          <table:table-cell office:value-type="float" office:value="2860335" calcext:value-type="float">
            <text:p>2860335</text:p>
          </table:table-cell>
          <table:table-cell table:number-columns-repeated="2"/>
          <table:table-cell office:value-type="float" office:value="4224422" calcext:value-type="float">
            <text:p>4224422</text:p>
          </table:table-cell>
          <table:table-cell table:number-columns-repeated="2"/>
          <table:table-cell office:value-type="float" office:value="6440251" calcext:value-type="float">
            <text:p>6440251</text:p>
          </table:table-cell>
          <table:table-cell/>
          <table:table-cell office:value-type="float" office:value="4227910" calcext:value-type="float">
            <text:p>4227910</text:p>
          </table:table-cell>
          <table:table-cell/>
          <table:table-cell office:value-type="float" office:value="4149108" calcext:value-type="float">
            <text:p>4149108</text:p>
          </table:table-cell>
          <table:table-cell/>
          <table:table-cell office:value-type="float" office:value="2442748" calcext:value-type="float">
            <text:p>2442748</text:p>
          </table:table-cell>
          <table:table-cell/>
          <table:table-cell office:value-type="float" office:value="4753946" calcext:value-type="float">
            <text:p>4753946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687541" calcext:value-type="float">
            <text:p>1687541</text:p>
          </table:table-cell>
          <table:table-cell/>
          <table:table-cell office:value-type="float" office:value="2567703" calcext:value-type="float">
            <text:p>2567703</text:p>
          </table:table-cell>
          <table:table-cell/>
          <table:table-cell office:value-type="float" office:value="9014084" calcext:value-type="float">
            <text:p>9014084</text:p>
          </table:table-cell>
          <table:table-cell/>
          <table:table-cell office:value-type="float" office:value="9394495" calcext:value-type="float">
            <text:p>9394495</text:p>
          </table:table-cell>
          <table:table-cell/>
          <table:table-cell office:value-type="float" office:value="7745839" calcext:value-type="float">
            <text:p>7745839</text:p>
          </table:table-cell>
          <table:table-cell/>
          <table:table-cell office:value-type="float" office:value="4353741" calcext:value-type="float">
            <text:p>4353741</text:p>
          </table:table-cell>
          <table:table-cell/>
          <table:table-cell office:value-type="float" office:value="3192019" calcext:value-type="float">
            <text:p>3192019</text:p>
          </table:table-cell>
          <table:table-cell table:number-columns-repeated="2"/>
          <table:table-cell office:value-type="float" office:value="4559216" calcext:value-type="float">
            <text:p>4559216</text:p>
          </table:table-cell>
          <table:table-cell table:number-columns-repeated="2"/>
          <table:table-cell office:value-type="float" office:value="5372507" calcext:value-type="float">
            <text:p>5372507</text:p>
          </table:table-cell>
          <table:table-cell/>
          <table:table-cell office:value-type="float" office:value="4413793" calcext:value-type="float">
            <text:p>4413793</text:p>
          </table:table-cell>
          <table:table-cell/>
          <table:table-cell office:value-type="float" office:value="4302521" calcext:value-type="float">
            <text:p>4302521</text:p>
          </table:table-cell>
          <table:table-cell/>
          <table:table-cell office:value-type="float" office:value="1708945" calcext:value-type="float">
            <text:p>1708945</text:p>
          </table:table-cell>
          <table:table-cell/>
          <table:table-cell office:value-type="float" office:value="4291701" calcext:value-type="float">
            <text:p>429170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45876" calcext:value-type="float">
            <text:p>445876</text:p>
          </table:table-cell>
          <table:table-cell table:number-columns-repeated="2"/>
          <table:table-cell office:value-type="float" office:value="706450" calcext:value-type="float">
            <text:p>706450</text:p>
          </table:table-cell>
          <table:table-cell table:number-columns-repeated="2"/>
          <table:table-cell office:value-type="float" office:value="810768" calcext:value-type="float">
            <text:p>810768</text:p>
          </table:table-cell>
          <table:table-cell table:number-columns-repeated="2"/>
          <table:table-cell office:value-type="float" office:value="905954" calcext:value-type="float">
            <text:p>905954</text:p>
          </table:table-cell>
          <table:table-cell table:number-columns-repeated="2"/>
          <table:table-cell office:value-type="float" office:value="739563" calcext:value-type="float">
            <text:p>739563</text:p>
          </table:table-cell>
          <table:table-cell table:number-columns-repeated="2"/>
          <table:table-cell office:value-type="float" office:value="406059" calcext:value-type="float">
            <text:p>406059</text:p>
          </table:table-cell>
          <table:table-cell table:number-columns-repeated="2"/>
          <table:table-cell office:value-type="float" office:value="593038" calcext:value-type="float">
            <text:p>593038</text:p>
          </table:table-cell>
          <table:table-cell table:number-columns-repeated="3"/>
          <table:table-cell office:value-type="float" office:value="428864" calcext:value-type="float">
            <text:p>428864</text:p>
          </table:table-cell>
          <table:table-cell table:number-columns-repeated="3"/>
          <table:table-cell office:value-type="float" office:value="726498" calcext:value-type="float">
            <text:p>726498</text:p>
          </table:table-cell>
          <table:table-cell table:number-columns-repeated="2"/>
          <table:table-cell office:value-type="float" office:value="836532" calcext:value-type="float">
            <text:p>836532</text:p>
          </table:table-cell>
          <table:table-cell table:number-columns-repeated="2"/>
          <table:table-cell office:value-type="float" office:value="814702" calcext:value-type="float">
            <text:p>814702</text:p>
          </table:table-cell>
          <table:table-cell table:number-columns-repeated="2"/>
          <table:table-cell office:value-type="float" office:value="814702" calcext:value-type="float">
            <text:p>814702</text:p>
          </table:table-cell>
          <table:table-cell table:number-columns-repeated="2"/>
          <table:table-cell office:value-type="float" office:value="813796" calcext:value-type="float">
            <text:p>813796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75283" calcext:value-type="float">
            <text:p>675283</text:p>
          </table:table-cell>
          <table:table-cell/>
          <table:table-cell office:value-type="float" office:value="1184362" calcext:value-type="float">
            <text:p>1184362</text:p>
          </table:table-cell>
          <table:table-cell/>
          <table:table-cell office:value-type="float" office:value="1611329" calcext:value-type="float">
            <text:p>1611329</text:p>
          </table:table-cell>
          <table:table-cell/>
          <table:table-cell office:value-type="float" office:value="1484273" calcext:value-type="float">
            <text:p>1484273</text:p>
          </table:table-cell>
          <table:table-cell/>
          <table:table-cell office:value-type="float" office:value="1363333" calcext:value-type="float">
            <text:p>1363333</text:p>
          </table:table-cell>
          <table:table-cell table:number-columns-repeated="2"/>
          <table:table-cell office:value-type="float" office:value="743267" calcext:value-type="float">
            <text:p>743267</text:p>
          </table:table-cell>
          <table:table-cell/>
          <table:table-cell office:value-type="float" office:value="1052631" calcext:value-type="float">
            <text:p>1052631</text:p>
          </table:table-cell>
          <table:table-cell table:number-columns-repeated="3"/>
          <table:table-cell office:value-type="float" office:value="791834" calcext:value-type="float">
            <text:p>791834</text:p>
          </table:table-cell>
          <table:table-cell table:number-columns-repeated="2"/>
          <table:table-cell office:value-type="float" office:value="1310468" calcext:value-type="float">
            <text:p>1310468</text:p>
          </table:table-cell>
          <table:table-cell/>
          <table:table-cell office:value-type="float" office:value="1409885" calcext:value-type="float">
            <text:p>1409885</text:p>
          </table:table-cell>
          <table:table-cell/>
          <table:table-cell office:value-type="float" office:value="1366973" calcext:value-type="float">
            <text:p>1366973</text:p>
          </table:table-cell>
          <table:table-cell/>
          <table:table-cell office:value-type="float" office:value="1404663" calcext:value-type="float">
            <text:p>1404663</text:p>
          </table:table-cell>
          <table:table-cell/>
          <table:table-cell office:value-type="float" office:value="1357730" calcext:value-type="float">
            <text:p>1357730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70248" calcext:value-type="float">
            <text:p>970248</text:p>
          </table:table-cell>
          <table:table-cell/>
          <table:table-cell office:value-type="float" office:value="1702976" calcext:value-type="float">
            <text:p>1702976</text:p>
          </table:table-cell>
          <table:table-cell/>
          <table:table-cell office:value-type="float" office:value="2815507" calcext:value-type="float">
            <text:p>2815507</text:p>
          </table:table-cell>
          <table:table-cell/>
          <table:table-cell office:value-type="float" office:value="2904140" calcext:value-type="float">
            <text:p>2904140</text:p>
          </table:table-cell>
          <table:table-cell/>
          <table:table-cell office:value-type="float" office:value="2439256" calcext:value-type="float">
            <text:p>2439256</text:p>
          </table:table-cell>
          <table:table-cell/>
          <table:table-cell office:value-type="float" office:value="1382289" calcext:value-type="float">
            <text:p>1382289</text:p>
          </table:table-cell>
          <table:table-cell/>
          <table:table-cell office:value-type="float" office:value="1638137" calcext:value-type="float">
            <text:p>1638137</text:p>
          </table:table-cell>
          <table:table-cell table:number-columns-repeated="2"/>
          <table:table-cell office:value-type="float" office:value="1452070" calcext:value-type="float">
            <text:p>1452070</text:p>
          </table:table-cell>
          <table:table-cell table:number-columns-repeated="2"/>
          <table:table-cell office:value-type="float" office:value="2261983" calcext:value-type="float">
            <text:p>2261983</text:p>
          </table:table-cell>
          <table:table-cell/>
          <table:table-cell office:value-type="float" office:value="2313078" calcext:value-type="float">
            <text:p>2313078</text:p>
          </table:table-cell>
          <table:table-cell/>
          <table:table-cell office:value-type="float" office:value="2251539" calcext:value-type="float">
            <text:p>2251539</text:p>
          </table:table-cell>
          <table:table-cell/>
          <table:table-cell office:value-type="float" office:value="2251539" calcext:value-type="float">
            <text:p>2251539</text:p>
          </table:table-cell>
          <table:table-cell/>
          <table:table-cell office:value-type="float" office:value="2389731" calcext:value-type="float">
            <text:p>2389731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70419" calcext:value-type="float">
            <text:p>1470419</text:p>
          </table:table-cell>
          <table:table-cell/>
          <table:table-cell office:value-type="float" office:value="2367082" calcext:value-type="float">
            <text:p>2367082</text:p>
          </table:table-cell>
          <table:table-cell/>
          <table:table-cell office:value-type="float" office:value="4370465" calcext:value-type="float">
            <text:p>4370465</text:p>
          </table:table-cell>
          <table:table-cell/>
          <table:table-cell office:value-type="float" office:value="4710211" calcext:value-type="float">
            <text:p>4710211</text:p>
          </table:table-cell>
          <table:table-cell/>
          <table:table-cell office:value-type="float" office:value="3989092" calcext:value-type="float">
            <text:p>3989092</text:p>
          </table:table-cell>
          <table:table-cell/>
          <table:table-cell office:value-type="float" office:value="2170411" calcext:value-type="float">
            <text:p>2170411</text:p>
          </table:table-cell>
          <table:table-cell/>
          <table:table-cell office:value-type="float" office:value="2616917" calcext:value-type="float">
            <text:p>2616917</text:p>
          </table:table-cell>
          <table:table-cell table:number-columns-repeated="2"/>
          <table:table-cell office:value-type="float" office:value="2506731" calcext:value-type="float">
            <text:p>2506731</text:p>
          </table:table-cell>
          <table:table-cell table:number-columns-repeated="2"/>
          <table:table-cell office:value-type="float" office:value="3764705" calcext:value-type="float">
            <text:p>3764705</text:p>
          </table:table-cell>
          <table:table-cell/>
          <table:table-cell office:value-type="float" office:value="3522531" calcext:value-type="float">
            <text:p>3522531</text:p>
          </table:table-cell>
          <table:table-cell/>
          <table:table-cell office:value-type="float" office:value="3266347" calcext:value-type="float">
            <text:p>3266347</text:p>
          </table:table-cell>
          <table:table-cell/>
          <table:table-cell office:value-type="float" office:value="3381770" calcext:value-type="float">
            <text:p>3381770</text:p>
          </table:table-cell>
          <table:table-cell/>
          <table:table-cell office:value-type="float" office:value="3650623" calcext:value-type="float">
            <text:p>365062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74023" calcext:value-type="float">
            <text:p>1674023</text:p>
          </table:table-cell>
          <table:table-cell/>
          <table:table-cell office:value-type="float" office:value="2695446" calcext:value-type="float">
            <text:p>2695446</text:p>
          </table:table-cell>
          <table:table-cell/>
          <table:table-cell office:value-type="float" office:value="5967365" calcext:value-type="float">
            <text:p>5967365</text:p>
          </table:table-cell>
          <table:table-cell/>
          <table:table-cell office:value-type="float" office:value="6623544" calcext:value-type="float">
            <text:p>6623544</text:p>
          </table:table-cell>
          <table:table-cell/>
          <table:table-cell office:value-type="float" office:value="5727069" calcext:value-type="float">
            <text:p>5727069</text:p>
          </table:table-cell>
          <table:table-cell/>
          <table:table-cell office:value-type="float" office:value="3190031" calcext:value-type="float">
            <text:p>3190031</text:p>
          </table:table-cell>
          <table:table-cell/>
          <table:table-cell office:value-type="float" office:value="3187052" calcext:value-type="float">
            <text:p>3187052</text:p>
          </table:table-cell>
          <table:table-cell table:number-columns-repeated="2"/>
          <table:table-cell office:value-type="float" office:value="3791188" calcext:value-type="float">
            <text:p>3791188</text:p>
          </table:table-cell>
          <table:table-cell table:number-columns-repeated="2"/>
          <table:table-cell office:value-type="float" office:value="6113432" calcext:value-type="float">
            <text:p>6113432</text:p>
          </table:table-cell>
          <table:table-cell/>
          <table:table-cell office:value-type="float" office:value="3908396" calcext:value-type="float">
            <text:p>3908396</text:p>
          </table:table-cell>
          <table:table-cell/>
          <table:table-cell office:value-type="float" office:value="4212258" calcext:value-type="float">
            <text:p>4212258</text:p>
          </table:table-cell>
          <table:table-cell/>
          <table:table-cell office:value-type="float" office:value="4324324" calcext:value-type="float">
            <text:p>4324324</text:p>
          </table:table-cell>
          <table:table-cell/>
          <table:table-cell office:value-type="float" office:value="4769445" calcext:value-type="float">
            <text:p>4769445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810466" calcext:value-type="float">
            <text:p>1810466</text:p>
          </table:table-cell>
          <table:table-cell/>
          <table:table-cell office:value-type="float" office:value="2775820" calcext:value-type="float">
            <text:p>2775820</text:p>
          </table:table-cell>
          <table:table-cell/>
          <table:table-cell office:value-type="float" office:value="6468730" calcext:value-type="float">
            <text:p>6468730</text:p>
          </table:table-cell>
          <table:table-cell/>
          <table:table-cell office:value-type="float" office:value="7382840" calcext:value-type="float">
            <text:p>7382840</text:p>
          </table:table-cell>
          <table:table-cell/>
          <table:table-cell office:value-type="float" office:value="5375328" calcext:value-type="float">
            <text:p>5375328</text:p>
          </table:table-cell>
          <table:table-cell/>
          <table:table-cell office:value-type="float" office:value="4177886" calcext:value-type="float">
            <text:p>4177886</text:p>
          </table:table-cell>
          <table:table-cell/>
          <table:table-cell office:value-type="float" office:value="3586690" calcext:value-type="float">
            <text:p>3586690</text:p>
          </table:table-cell>
          <table:table-cell table:number-columns-repeated="2"/>
          <table:table-cell office:value-type="float" office:value="4411891" calcext:value-type="float">
            <text:p>4411891</text:p>
          </table:table-cell>
          <table:table-cell table:number-columns-repeated="2"/>
          <table:table-cell office:value-type="float" office:value="7066942" calcext:value-type="float">
            <text:p>7066942</text:p>
          </table:table-cell>
          <table:table-cell/>
          <table:table-cell office:value-type="float" office:value="3788383" calcext:value-type="float">
            <text:p>3788383</text:p>
          </table:table-cell>
          <table:table-cell/>
          <table:table-cell office:value-type="float" office:value="4549089" calcext:value-type="float">
            <text:p>4549089</text:p>
          </table:table-cell>
          <table:table-cell/>
          <table:table-cell office:value-type="float" office:value="4226165" calcext:value-type="float">
            <text:p>4226165</text:p>
          </table:table-cell>
          <table:table-cell/>
          <table:table-cell office:value-type="float" office:value="4760576" calcext:value-type="float">
            <text:p>4760576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950104" calcext:value-type="float">
            <text:p>1950104</text:p>
          </table:table-cell>
          <table:table-cell/>
          <table:table-cell office:value-type="float" office:value="2696865" calcext:value-type="float">
            <text:p>2696865</text:p>
          </table:table-cell>
          <table:table-cell/>
          <table:table-cell office:value-type="float" office:value="7246992" calcext:value-type="float">
            <text:p>7246992</text:p>
          </table:table-cell>
          <table:table-cell/>
          <table:table-cell office:value-type="float" office:value="8455821" calcext:value-type="float">
            <text:p>8455821</text:p>
          </table:table-cell>
          <table:table-cell/>
          <table:table-cell office:value-type="float" office:value="7968871" calcext:value-type="float">
            <text:p>7968871</text:p>
          </table:table-cell>
          <table:table-cell/>
          <table:table-cell office:value-type="float" office:value="5019607" calcext:value-type="float">
            <text:p>5019607</text:p>
          </table:table-cell>
          <table:table-cell/>
          <table:table-cell office:value-type="float" office:value="4055445" calcext:value-type="float">
            <text:p>4055445</text:p>
          </table:table-cell>
          <table:table-cell table:number-columns-repeated="2"/>
          <table:table-cell office:value-type="float" office:value="5336112" calcext:value-type="float">
            <text:p>5336112</text:p>
          </table:table-cell>
          <table:table-cell table:number-columns-repeated="2"/>
          <table:table-cell office:value-type="float" office:value="7523879" calcext:value-type="float">
            <text:p>7523879</text:p>
          </table:table-cell>
          <table:table-cell/>
          <table:table-cell office:value-type="float" office:value="4997559" calcext:value-type="float">
            <text:p>4997559</text:p>
          </table:table-cell>
          <table:table-cell/>
          <table:table-cell office:value-type="float" office:value="4796252" calcext:value-type="float">
            <text:p>4796252</text:p>
          </table:table-cell>
          <table:table-cell/>
          <table:table-cell office:value-type="float" office:value="3078773" calcext:value-type="float">
            <text:p>3078773</text:p>
          </table:table-cell>
          <table:table-cell/>
          <table:table-cell office:value-type="float" office:value="4944471" calcext:value-type="float">
            <text:p>4944471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165820" calcext:value-type="float">
            <text:p>2165820</text:p>
          </table:table-cell>
          <table:table-cell/>
          <table:table-cell office:value-type="float" office:value="2581946" calcext:value-type="float">
            <text:p>2581946</text:p>
          </table:table-cell>
          <table:table-cell/>
          <table:table-cell office:value-type="float" office:value="8554720" calcext:value-type="float">
            <text:p>8554720</text:p>
          </table:table-cell>
          <table:table-cell/>
          <table:table-cell office:value-type="float" office:value="9799043" calcext:value-type="float">
            <text:p>9799043</text:p>
          </table:table-cell>
          <table:table-cell/>
          <table:table-cell office:value-type="float" office:value="8318440" calcext:value-type="float">
            <text:p>8318440</text:p>
          </table:table-cell>
          <table:table-cell/>
          <table:table-cell office:value-type="float" office:value="5294725" calcext:value-type="float">
            <text:p>5294725</text:p>
          </table:table-cell>
          <table:table-cell/>
          <table:table-cell office:value-type="float" office:value="4147428" calcext:value-type="float">
            <text:p>4147428</text:p>
          </table:table-cell>
          <table:table-cell table:number-columns-repeated="2"/>
          <table:table-cell office:value-type="float" office:value="5919075" calcext:value-type="float">
            <text:p>5919075</text:p>
          </table:table-cell>
          <table:table-cell table:number-columns-repeated="2"/>
          <table:table-cell office:value-type="float" office:value="7175893" calcext:value-type="float">
            <text:p>7175893</text:p>
          </table:table-cell>
          <table:table-cell/>
          <table:table-cell office:value-type="float" office:value="4999999" calcext:value-type="float">
            <text:p>4999999</text:p>
          </table:table-cell>
          <table:table-cell/>
          <table:table-cell office:value-type="float" office:value="3972071" calcext:value-type="float">
            <text:p>3972071</text:p>
          </table:table-cell>
          <table:table-cell/>
          <table:table-cell office:value-type="float" office:value="2255506" calcext:value-type="float">
            <text:p>2255506</text:p>
          </table:table-cell>
          <table:table-cell/>
          <table:table-cell office:value-type="float" office:value="5256673" calcext:value-type="float">
            <text:p>525667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155335" calcext:value-type="float">
            <text:p>2155335</text:p>
          </table:table-cell>
          <table:table-cell/>
          <table:table-cell office:value-type="float" office:value="3174209" calcext:value-type="float">
            <text:p>3174209</text:p>
          </table:table-cell>
          <table:table-cell office:value-type="float" office:value="10940170" calcext:value-type="float">
            <text:p>10940170</text:p>
          </table:table-cell>
          <table:table-cell office:value-type="float" office:value="11962616" calcext:value-type="float">
            <text:p>11962616</text:p>
          </table:table-cell>
          <table:table-cell office:value-type="float" office:value="10291457" calcext:value-type="float">
            <text:p>10291457</text:p>
          </table:table-cell>
          <table:table-cell/>
          <table:table-cell office:value-type="float" office:value="5406546" calcext:value-type="float">
            <text:p>5406546</text:p>
          </table:table-cell>
          <table:table-cell/>
          <table:table-cell office:value-type="float" office:value="4514991" calcext:value-type="float">
            <text:p>4514991</text:p>
          </table:table-cell>
          <table:table-cell table:number-columns-repeated="2"/>
          <table:table-cell office:value-type="float" office:value="5905420" calcext:value-type="float">
            <text:p>5905420</text:p>
          </table:table-cell>
          <table:table-cell table:number-columns-repeated="2"/>
          <table:table-cell office:value-type="float" office:value="6732412" calcext:value-type="float">
            <text:p>6732412</text:p>
          </table:table-cell>
          <table:table-cell/>
          <table:table-cell office:value-type="float" office:value="4639782" calcext:value-type="float">
            <text:p>4639782</text:p>
          </table:table-cell>
          <table:table-cell/>
          <table:table-cell office:value-type="float" office:value="5153497" calcext:value-type="float">
            <text:p>5153497</text:p>
          </table:table-cell>
          <table:table-cell/>
          <table:table-cell office:value-type="float" office:value="1683103" calcext:value-type="float">
            <text:p>1683103</text:p>
          </table:table-cell>
          <table:table-cell/>
          <table:table-cell office:value-type="float" office:value="5232498" calcext:value-type="float">
            <text:p>5232498</text:p>
          </table:table-cell>
          <table:table-cell table:number-columns-repeated="3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86819" calcext:value-type="float">
            <text:p>486819</text:p>
          </table:table-cell>
          <table:table-cell table:number-columns-repeated="2"/>
          <table:table-cell office:value-type="float" office:value="748045" calcext:value-type="float">
            <text:p>748045</text:p>
          </table:table-cell>
          <table:table-cell table:number-columns-repeated="2"/>
          <table:table-cell office:value-type="float" office:value="915880" calcext:value-type="float">
            <text:p>915880</text:p>
          </table:table-cell>
          <table:table-cell table:number-columns-repeated="2"/>
          <table:table-cell office:value-type="float" office:value="914326" calcext:value-type="float">
            <text:p>914326</text:p>
          </table:table-cell>
          <table:table-cell table:number-columns-repeated="2"/>
          <table:table-cell office:value-type="float" office:value="736266" calcext:value-type="float">
            <text:p>736266</text:p>
          </table:table-cell>
          <table:table-cell table:number-columns-repeated="2"/>
          <table:table-cell office:value-type="float" office:value="405777" calcext:value-type="float">
            <text:p>405777</text:p>
          </table:table-cell>
          <table:table-cell table:number-columns-repeated="2"/>
          <table:table-cell office:value-type="float" office:value="598462" calcext:value-type="float">
            <text:p>598462</text:p>
          </table:table-cell>
          <table:table-cell table:number-columns-repeated="3"/>
          <table:table-cell office:value-type="float" office:value="429287" calcext:value-type="float">
            <text:p>429287</text:p>
          </table:table-cell>
          <table:table-cell table:number-columns-repeated="3"/>
          <table:table-cell office:value-type="float" office:value="720872" calcext:value-type="float">
            <text:p>720872</text:p>
          </table:table-cell>
          <table:table-cell table:number-columns-repeated="2"/>
          <table:table-cell office:value-type="float" office:value="667340" calcext:value-type="float">
            <text:p>667340</text:p>
          </table:table-cell>
          <table:table-cell table:number-columns-repeated="2"/>
          <table:table-cell office:value-type="float" office:value="805506" calcext:value-type="float">
            <text:p>805506</text:p>
          </table:table-cell>
          <table:table-cell table:number-columns-repeated="2"/>
          <table:table-cell office:value-type="float" office:value="820447" calcext:value-type="float">
            <text:p>820447</text:p>
          </table:table-cell>
          <table:table-cell table:number-columns-repeated="2"/>
          <table:table-cell office:value-type="float" office:value="720923" calcext:value-type="float">
            <text:p>72092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53048" calcext:value-type="float">
            <text:p>853048</text:p>
          </table:table-cell>
          <table:table-cell/>
          <table:table-cell office:value-type="float" office:value="1218612" calcext:value-type="float">
            <text:p>1218612</text:p>
          </table:table-cell>
          <table:table-cell/>
          <table:table-cell office:value-type="float" office:value="1618204" calcext:value-type="float">
            <text:p>1618204</text:p>
          </table:table-cell>
          <table:table-cell/>
          <table:table-cell office:value-type="float" office:value="1654949" calcext:value-type="float">
            <text:p>1654949</text:p>
          </table:table-cell>
          <table:table-cell/>
          <table:table-cell office:value-type="float" office:value="1353423" calcext:value-type="float">
            <text:p>1353423</text:p>
          </table:table-cell>
          <table:table-cell table:number-columns-repeated="2"/>
          <table:table-cell office:value-type="float" office:value="764464" calcext:value-type="float">
            <text:p>764464</text:p>
          </table:table-cell>
          <table:table-cell/>
          <table:table-cell office:value-type="float" office:value="1079030" calcext:value-type="float">
            <text:p>1079030</text:p>
          </table:table-cell>
          <table:table-cell table:number-columns-repeated="3"/>
          <table:table-cell office:value-type="float" office:value="798596" calcext:value-type="float">
            <text:p>798596</text:p>
          </table:table-cell>
          <table:table-cell table:number-columns-repeated="2"/>
          <table:table-cell office:value-type="float" office:value="1319842" calcext:value-type="float">
            <text:p>1319842</text:p>
          </table:table-cell>
          <table:table-cell/>
          <table:table-cell office:value-type="float" office:value="1481910" calcext:value-type="float">
            <text:p>1481910</text:p>
          </table:table-cell>
          <table:table-cell/>
          <table:table-cell office:value-type="float" office:value="1455579" calcext:value-type="float">
            <text:p>1455579</text:p>
          </table:table-cell>
          <table:table-cell/>
          <table:table-cell office:value-type="float" office:value="1403797" calcext:value-type="float">
            <text:p>1403797</text:p>
          </table:table-cell>
          <table:table-cell/>
          <table:table-cell office:value-type="float" office:value="1398620" calcext:value-type="float">
            <text:p>1398620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59520" calcext:value-type="float">
            <text:p>959520</text:p>
          </table:table-cell>
          <table:table-cell/>
          <table:table-cell office:value-type="float" office:value="1740460" calcext:value-type="float">
            <text:p>1740460</text:p>
          </table:table-cell>
          <table:table-cell/>
          <table:table-cell office:value-type="float" office:value="2800875" calcext:value-type="float">
            <text:p>2800875</text:p>
          </table:table-cell>
          <table:table-cell/>
          <table:table-cell office:value-type="float" office:value="2883694" calcext:value-type="float">
            <text:p>2883694</text:p>
          </table:table-cell>
          <table:table-cell/>
          <table:table-cell office:value-type="float" office:value="2407995" calcext:value-type="float">
            <text:p>2407995</text:p>
          </table:table-cell>
          <table:table-cell/>
          <table:table-cell office:value-type="float" office:value="1366061" calcext:value-type="float">
            <text:p>1366061</text:p>
          </table:table-cell>
          <table:table-cell/>
          <table:table-cell office:value-type="float" office:value="1850379" calcext:value-type="float">
            <text:p>1850379</text:p>
          </table:table-cell>
          <table:table-cell table:number-columns-repeated="2"/>
          <table:table-cell office:value-type="float" office:value="1480196" calcext:value-type="float">
            <text:p>1480196</text:p>
          </table:table-cell>
          <table:table-cell table:number-columns-repeated="2"/>
          <table:table-cell office:value-type="float" office:value="2174097" calcext:value-type="float">
            <text:p>2174097</text:p>
          </table:table-cell>
          <table:table-cell/>
          <table:table-cell office:value-type="float" office:value="2378629" calcext:value-type="float">
            <text:p>2378629</text:p>
          </table:table-cell>
          <table:table-cell/>
          <table:table-cell office:value-type="float" office:value="2298540" calcext:value-type="float">
            <text:p>2298540</text:p>
          </table:table-cell>
          <table:table-cell/>
          <table:table-cell office:value-type="float" office:value="2304749" calcext:value-type="float">
            <text:p>2304749</text:p>
          </table:table-cell>
          <table:table-cell/>
          <table:table-cell office:value-type="float" office:value="2385000" calcext:value-type="float">
            <text:p>238500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287807" calcext:value-type="float">
            <text:p>1287807</text:p>
          </table:table-cell>
          <table:table-cell/>
          <table:table-cell office:value-type="float" office:value="2280369" calcext:value-type="float">
            <text:p>2280369</text:p>
          </table:table-cell>
          <table:table-cell/>
          <table:table-cell office:value-type="float" office:value="4357446" calcext:value-type="float">
            <text:p>4357446</text:p>
          </table:table-cell>
          <table:table-cell/>
          <table:table-cell office:value-type="float" office:value="4495171" calcext:value-type="float">
            <text:p>4495171</text:p>
          </table:table-cell>
          <table:table-cell/>
          <table:table-cell office:value-type="float" office:value="2789050" calcext:value-type="float">
            <text:p>2789050</text:p>
          </table:table-cell>
          <table:table-cell/>
          <table:table-cell office:value-type="float" office:value="2113301" calcext:value-type="float">
            <text:p>2113301</text:p>
          </table:table-cell>
          <table:table-cell/>
          <table:table-cell office:value-type="float" office:value="2884507" calcext:value-type="float">
            <text:p>2884507</text:p>
          </table:table-cell>
          <table:table-cell table:number-columns-repeated="2"/>
          <table:table-cell office:value-type="float" office:value="2620266" calcext:value-type="float">
            <text:p>2620266</text:p>
          </table:table-cell>
          <table:table-cell table:number-columns-repeated="2"/>
          <table:table-cell office:value-type="float" office:value="3653880" calcext:value-type="float">
            <text:p>3653880</text:p>
          </table:table-cell>
          <table:table-cell/>
          <table:table-cell office:value-type="float" office:value="3457707" calcext:value-type="float">
            <text:p>3457707</text:p>
          </table:table-cell>
          <table:table-cell/>
          <table:table-cell office:value-type="float" office:value="3452461" calcext:value-type="float">
            <text:p>3452461</text:p>
          </table:table-cell>
          <table:table-cell/>
          <table:table-cell office:value-type="float" office:value="3350237" calcext:value-type="float">
            <text:p>3350237</text:p>
          </table:table-cell>
          <table:table-cell/>
          <table:table-cell office:value-type="float" office:value="3229774" calcext:value-type="float">
            <text:p>322977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783195" calcext:value-type="float">
            <text:p>1783195</text:p>
          </table:table-cell>
          <table:table-cell/>
          <table:table-cell office:value-type="float" office:value="2757877" calcext:value-type="float">
            <text:p>2757877</text:p>
          </table:table-cell>
          <table:table-cell/>
          <table:table-cell office:value-type="float" office:value="5184810" calcext:value-type="float">
            <text:p>5184810</text:p>
          </table:table-cell>
          <table:table-cell/>
          <table:table-cell office:value-type="float" office:value="6404002" calcext:value-type="float">
            <text:p>6404002</text:p>
          </table:table-cell>
          <table:table-cell/>
          <table:table-cell office:value-type="float" office:value="5446808" calcext:value-type="float">
            <text:p>5446808</text:p>
          </table:table-cell>
          <table:table-cell/>
          <table:table-cell office:value-type="float" office:value="3431635" calcext:value-type="float">
            <text:p>3431635</text:p>
          </table:table-cell>
          <table:table-cell/>
          <table:table-cell office:value-type="float" office:value="3924875" calcext:value-type="float">
            <text:p>3924875</text:p>
          </table:table-cell>
          <table:table-cell table:number-columns-repeated="2"/>
          <table:table-cell office:value-type="float" office:value="3828037" calcext:value-type="float">
            <text:p>3828037</text:p>
          </table:table-cell>
          <table:table-cell table:number-columns-repeated="2"/>
          <table:table-cell office:value-type="float" office:value="4945665" calcext:value-type="float">
            <text:p>4945665</text:p>
          </table:table-cell>
          <table:table-cell/>
          <table:table-cell office:value-type="float" office:value="4634532" calcext:value-type="float">
            <text:p>4634532</text:p>
          </table:table-cell>
          <table:table-cell/>
          <table:table-cell office:value-type="float" office:value="4470639" calcext:value-type="float">
            <text:p>4470639</text:p>
          </table:table-cell>
          <table:table-cell/>
          <table:table-cell office:value-type="float" office:value="4335309" calcext:value-type="float">
            <text:p>4335309</text:p>
          </table:table-cell>
          <table:table-cell/>
          <table:table-cell office:value-type="float" office:value="4528969" calcext:value-type="float">
            <text:p>452896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069941" calcext:value-type="float">
            <text:p>2069941</text:p>
          </table:table-cell>
          <table:table-cell/>
          <table:table-cell office:value-type="float" office:value="3055804" calcext:value-type="float">
            <text:p>3055804</text:p>
          </table:table-cell>
          <table:table-cell/>
          <table:table-cell office:value-type="float" office:value="6561999" calcext:value-type="float">
            <text:p>6561999</text:p>
          </table:table-cell>
          <table:table-cell/>
          <table:table-cell office:value-type="float" office:value="7366906" calcext:value-type="float">
            <text:p>7366906</text:p>
          </table:table-cell>
          <table:table-cell/>
          <table:table-cell office:value-type="float" office:value="6977853" calcext:value-type="float">
            <text:p>6977853</text:p>
          </table:table-cell>
          <table:table-cell/>
          <table:table-cell office:value-type="float" office:value="4552122" calcext:value-type="float">
            <text:p>4552122</text:p>
          </table:table-cell>
          <table:table-cell/>
          <table:table-cell office:value-type="float" office:value="4410941" calcext:value-type="float">
            <text:p>4410941</text:p>
          </table:table-cell>
          <table:table-cell table:number-columns-repeated="2"/>
          <table:table-cell office:value-type="float" office:value="5455514" calcext:value-type="float">
            <text:p>5455514</text:p>
          </table:table-cell>
          <table:table-cell table:number-columns-repeated="2"/>
          <table:table-cell office:value-type="float" office:value="7737060" calcext:value-type="float">
            <text:p>7737060</text:p>
          </table:table-cell>
          <table:table-cell/>
          <table:table-cell office:value-type="float" office:value="4522968" calcext:value-type="float">
            <text:p>4522968</text:p>
          </table:table-cell>
          <table:table-cell/>
          <table:table-cell office:value-type="float" office:value="4955238" calcext:value-type="float">
            <text:p>4955238</text:p>
          </table:table-cell>
          <table:table-cell/>
          <table:table-cell office:value-type="float" office:value="4685426" calcext:value-type="float">
            <text:p>4685426</text:p>
          </table:table-cell>
          <table:table-cell/>
          <table:table-cell office:value-type="float" office:value="4822227" calcext:value-type="float">
            <text:p>482222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849545" calcext:value-type="float">
            <text:p>849545</text:p>
          </table:table-cell>
          <table:table-cell/>
          <table:table-cell office:value-type="float" office:value="3084337" calcext:value-type="float">
            <text:p>3084337</text:p>
          </table:table-cell>
          <table:table-cell/>
          <table:table-cell office:value-type="float" office:value="7385503" calcext:value-type="float">
            <text:p>7385503</text:p>
          </table:table-cell>
          <table:table-cell/>
          <table:table-cell office:value-type="float" office:value="8120539" calcext:value-type="float">
            <text:p>8120539</text:p>
          </table:table-cell>
          <table:table-cell/>
          <table:table-cell office:value-type="float" office:value="8069345" calcext:value-type="float">
            <text:p>8069345</text:p>
          </table:table-cell>
          <table:table-cell/>
          <table:table-cell office:value-type="float" office:value="5562194" calcext:value-type="float">
            <text:p>5562194</text:p>
          </table:table-cell>
          <table:table-cell/>
          <table:table-cell office:value-type="float" office:value="4572449" calcext:value-type="float">
            <text:p>4572449</text:p>
          </table:table-cell>
          <table:table-cell table:number-columns-repeated="2"/>
          <table:table-cell office:value-type="float" office:value="6396002" calcext:value-type="float">
            <text:p>6396002</text:p>
          </table:table-cell>
          <table:table-cell table:number-columns-repeated="2"/>
          <table:table-cell office:value-type="float" office:value="8801031" calcext:value-type="float">
            <text:p>8801031</text:p>
          </table:table-cell>
          <table:table-cell/>
          <table:table-cell office:value-type="float" office:value="5410832" calcext:value-type="float">
            <text:p>5410832</text:p>
          </table:table-cell>
          <table:table-cell/>
          <table:table-cell office:value-type="float" office:value="5031941" calcext:value-type="float">
            <text:p>5031941</text:p>
          </table:table-cell>
          <table:table-cell/>
          <table:table-cell office:value-type="float" office:value="3633138" calcext:value-type="float">
            <text:p>3633138</text:p>
          </table:table-cell>
          <table:table-cell/>
          <table:table-cell office:value-type="float" office:value="4871550" calcext:value-type="float">
            <text:p>4871550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128455" calcext:value-type="float">
            <text:p>2128455</text:p>
          </table:table-cell>
          <table:table-cell/>
          <table:table-cell office:value-type="float" office:value="3267911" calcext:value-type="float">
            <text:p>3267911</text:p>
          </table:table-cell>
          <table:table-cell/>
          <table:table-cell office:value-type="float" office:value="8012519" calcext:value-type="float">
            <text:p>8012519</text:p>
          </table:table-cell>
          <table:table-cell/>
          <table:table-cell office:value-type="float" office:value="8774635" calcext:value-type="float">
            <text:p>8774635</text:p>
          </table:table-cell>
          <table:table-cell/>
          <table:table-cell office:value-type="float" office:value="8885032" calcext:value-type="float">
            <text:p>8885032</text:p>
          </table:table-cell>
          <table:table-cell/>
          <table:table-cell office:value-type="float" office:value="6064554" calcext:value-type="float">
            <text:p>6064554</text:p>
          </table:table-cell>
          <table:table-cell/>
          <table:table-cell office:value-type="float" office:value="5402268" calcext:value-type="float">
            <text:p>5402268</text:p>
          </table:table-cell>
          <table:table-cell table:number-columns-repeated="2"/>
          <table:table-cell office:value-type="float" office:value="7257264" calcext:value-type="float">
            <text:p>7257264</text:p>
          </table:table-cell>
          <table:table-cell table:number-columns-repeated="2"/>
          <table:table-cell office:value-type="float" office:value="9343065" calcext:value-type="float">
            <text:p>9343065</text:p>
          </table:table-cell>
          <table:table-cell/>
          <table:table-cell office:value-type="float" office:value="5831435" calcext:value-type="float">
            <text:p>5831435</text:p>
          </table:table-cell>
          <table:table-cell/>
          <table:table-cell office:value-type="float" office:value="6035956" calcext:value-type="float">
            <text:p>6035956</text:p>
          </table:table-cell>
          <table:table-cell/>
          <table:table-cell office:value-type="float" office:value="3446071" calcext:value-type="float">
            <text:p>3446071</text:p>
          </table:table-cell>
          <table:table-cell/>
          <table:table-cell office:value-type="float" office:value="5322245" calcext:value-type="float">
            <text:p>532224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490878" calcext:value-type="float">
            <text:p>2490878</text:p>
          </table:table-cell>
          <table:table-cell/>
          <table:table-cell office:value-type="float" office:value="3255961" calcext:value-type="float">
            <text:p>3255961</text:p>
          </table:table-cell>
          <table:table-cell/>
          <table:table-cell office:value-type="float" office:value="9110320" calcext:value-type="float">
            <text:p>9110320</text:p>
          </table:table-cell>
          <table:table-cell office:value-type="float" office:value="10133597" calcext:value-type="float">
            <text:p>10133597</text:p>
          </table:table-cell>
          <table:table-cell/>
          <table:table-cell office:value-type="float" office:value="8659619" calcext:value-type="float">
            <text:p>8659619</text:p>
          </table:table-cell>
          <table:table-cell/>
          <table:table-cell office:value-type="float" office:value="5614035" calcext:value-type="float">
            <text:p>5614035</text:p>
          </table:table-cell>
          <table:table-cell/>
          <table:table-cell office:value-type="float" office:value="5004887" calcext:value-type="float">
            <text:p>5004887</text:p>
          </table:table-cell>
          <table:table-cell table:number-columns-repeated="2"/>
          <table:table-cell office:value-type="float" office:value="5459877" calcext:value-type="float">
            <text:p>5459877</text:p>
          </table:table-cell>
          <table:table-cell table:number-columns-repeated="2"/>
          <table:table-cell office:value-type="float" office:value="6732412" calcext:value-type="float">
            <text:p>6732412</text:p>
          </table:table-cell>
          <table:table-cell/>
          <table:table-cell office:value-type="float" office:value="5839749" calcext:value-type="float">
            <text:p>5839749</text:p>
          </table:table-cell>
          <table:table-cell/>
          <table:table-cell office:value-type="float" office:value="4652430" calcext:value-type="float">
            <text:p>4652430</text:p>
          </table:table-cell>
          <table:table-cell/>
          <table:table-cell office:value-type="float" office:value="2430860" calcext:value-type="float">
            <text:p>2430860</text:p>
          </table:table-cell>
          <table:table-cell/>
          <table:table-cell office:value-type="float" office:value="5233835" calcext:value-type="float">
            <text:p>523383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257744" calcext:value-type="float">
            <text:p>2257744</text:p>
          </table:table-cell>
          <table:table-cell/>
          <table:table-cell office:value-type="float" office:value="2031947" calcext:value-type="float">
            <text:p>2031947</text:p>
          </table:table-cell>
          <table:table-cell/>
          <table:table-cell office:value-type="float" office:value="8823782" calcext:value-type="float">
            <text:p>8823782</text:p>
          </table:table-cell>
          <table:table-cell office:value-type="float" office:value="10153693" calcext:value-type="float">
            <text:p>10153693</text:p>
          </table:table-cell>
          <table:table-cell/>
          <table:table-cell office:value-type="float" office:value="8767123" calcext:value-type="float">
            <text:p>8767123</text:p>
          </table:table-cell>
          <table:table-cell/>
          <table:table-cell office:value-type="float" office:value="6078955" calcext:value-type="float">
            <text:p>6078955</text:p>
          </table:table-cell>
          <table:table-cell/>
          <table:table-cell office:value-type="float" office:value="5060538" calcext:value-type="float">
            <text:p>5060538</text:p>
          </table:table-cell>
          <table:table-cell table:number-columns-repeated="2"/>
          <table:table-cell office:value-type="float" office:value="6501587" calcext:value-type="float">
            <text:p>6501587</text:p>
          </table:table-cell>
          <table:table-cell table:number-columns-repeated="2"/>
          <table:table-cell office:value-type="float" office:value="6902595" calcext:value-type="float">
            <text:p>6902595</text:p>
          </table:table-cell>
          <table:table-cell/>
          <table:table-cell office:value-type="float" office:value="6011153" calcext:value-type="float">
            <text:p>6011153</text:p>
          </table:table-cell>
          <table:table-cell/>
          <table:table-cell office:value-type="float" office:value="5495036" calcext:value-type="float">
            <text:p>5495036</text:p>
          </table:table-cell>
          <table:table-cell/>
          <table:table-cell office:value-type="float" office:value="1669928" calcext:value-type="float">
            <text:p>1669928</text:p>
          </table:table-cell>
          <table:table-cell/>
          <table:table-cell office:value-type="float" office:value="4448305" calcext:value-type="float">
            <text:p>444830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2897" calcext:value-type="float">
            <text:p>502897</text:p>
          </table:table-cell>
          <table:table-cell table:number-columns-repeated="2"/>
          <table:table-cell office:value-type="float" office:value="615523" calcext:value-type="float">
            <text:p>615523</text:p>
          </table:table-cell>
          <table:table-cell table:number-columns-repeated="2"/>
          <table:table-cell office:value-type="float" office:value="689179" calcext:value-type="float">
            <text:p>689179</text:p>
          </table:table-cell>
          <table:table-cell table:number-columns-repeated="2"/>
          <table:table-cell office:value-type="float" office:value="779715" calcext:value-type="float">
            <text:p>779715</text:p>
          </table:table-cell>
          <table:table-cell table:number-columns-repeated="2"/>
          <table:table-cell office:value-type="float" office:value="524187" calcext:value-type="float">
            <text:p>524187</text:p>
          </table:table-cell>
          <table:table-cell table:number-columns-repeated="2"/>
          <table:table-cell office:value-type="float" office:value="331541" calcext:value-type="float">
            <text:p>331541</text:p>
          </table:table-cell>
          <table:table-cell table:number-columns-repeated="2"/>
          <table:table-cell office:value-type="float" office:value="559234" calcext:value-type="float">
            <text:p>559234</text:p>
          </table:table-cell>
          <table:table-cell table:number-columns-repeated="3"/>
          <table:table-cell office:value-type="float" office:value="427999" calcext:value-type="float">
            <text:p>427999</text:p>
          </table:table-cell>
          <table:table-cell table:number-columns-repeated="3"/>
          <table:table-cell office:value-type="float" office:value="560274" calcext:value-type="float">
            <text:p>560274</text:p>
          </table:table-cell>
          <table:table-cell table:number-columns-repeated="2"/>
          <table:table-cell office:value-type="float" office:value="713762" calcext:value-type="float">
            <text:p>713762</text:p>
          </table:table-cell>
          <table:table-cell table:number-columns-repeated="2"/>
          <table:table-cell office:value-type="float" office:value="664223" calcext:value-type="float">
            <text:p>664223</text:p>
          </table:table-cell>
          <table:table-cell table:number-columns-repeated="2"/>
          <table:table-cell office:value-type="float" office:value="683532" calcext:value-type="float">
            <text:p>683532</text:p>
          </table:table-cell>
          <table:table-cell table:number-columns-repeated="2"/>
          <table:table-cell office:value-type="float" office:value="716309" calcext:value-type="float">
            <text:p>716309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48929" calcext:value-type="float">
            <text:p>848929</text:p>
          </table:table-cell>
          <table:table-cell/>
          <table:table-cell office:value-type="float" office:value="1110478" calcext:value-type="float">
            <text:p>1110478</text:p>
          </table:table-cell>
          <table:table-cell/>
          <table:table-cell office:value-type="float" office:value="1278761" calcext:value-type="float">
            <text:p>1278761</text:p>
          </table:table-cell>
          <table:table-cell/>
          <table:table-cell office:value-type="float" office:value="1284858" calcext:value-type="float">
            <text:p>1284858</text:p>
          </table:table-cell>
          <table:table-cell table:number-columns-repeated="2"/>
          <table:table-cell office:value-type="float" office:value="936121" calcext:value-type="float">
            <text:p>936121</text:p>
          </table:table-cell>
          <table:table-cell table:number-columns-repeated="2"/>
          <table:table-cell office:value-type="float" office:value="612852" calcext:value-type="float">
            <text:p>612852</text:p>
          </table:table-cell>
          <table:table-cell table:number-columns-repeated="2"/>
          <table:table-cell office:value-type="float" office:value="986797" calcext:value-type="float">
            <text:p>986797</text:p>
          </table:table-cell>
          <table:table-cell table:number-columns-repeated="3"/>
          <table:table-cell office:value-type="float" office:value="805712" calcext:value-type="float">
            <text:p>805712</text:p>
          </table:table-cell>
          <table:table-cell table:number-columns-repeated="3"/>
          <table:table-cell office:value-type="float" office:value="894205" calcext:value-type="float">
            <text:p>894205</text:p>
          </table:table-cell>
          <table:table-cell/>
          <table:table-cell office:value-type="float" office:value="1159092" calcext:value-type="float">
            <text:p>1159092</text:p>
          </table:table-cell>
          <table:table-cell table:number-columns-repeated="2"/>
          <table:table-cell office:value-type="float" office:value="871174" calcext:value-type="float">
            <text:p>871174</text:p>
          </table:table-cell>
          <table:table-cell/>
          <table:table-cell office:value-type="float" office:value="1164860" calcext:value-type="float">
            <text:p>1164860</text:p>
          </table:table-cell>
          <table:table-cell/>
          <table:table-cell office:value-type="float" office:value="1148722" calcext:value-type="float">
            <text:p>114872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096095" calcext:value-type="float">
            <text:p>1096095</text:p>
          </table:table-cell>
          <table:table-cell/>
          <table:table-cell office:value-type="float" office:value="1618204" calcext:value-type="float">
            <text:p>1618204</text:p>
          </table:table-cell>
          <table:table-cell/>
          <table:table-cell office:value-type="float" office:value="1972834" calcext:value-type="float">
            <text:p>1972834</text:p>
          </table:table-cell>
          <table:table-cell/>
          <table:table-cell office:value-type="float" office:value="2010109" calcext:value-type="float">
            <text:p>2010109</text:p>
          </table:table-cell>
          <table:table-cell/>
          <table:table-cell office:value-type="float" office:value="1498609" calcext:value-type="float">
            <text:p>1498609</text:p>
          </table:table-cell>
          <table:table-cell table:number-columns-repeated="2"/>
          <table:table-cell office:value-type="float" office:value="962632" calcext:value-type="float">
            <text:p>962632</text:p>
          </table:table-cell>
          <table:table-cell/>
          <table:table-cell office:value-type="float" office:value="1631677" calcext:value-type="float">
            <text:p>1631677</text:p>
          </table:table-cell>
          <table:table-cell table:number-columns-repeated="2"/>
          <table:table-cell office:value-type="float" office:value="1512667" calcext:value-type="float">
            <text:p>1512667</text:p>
          </table:table-cell>
          <table:table-cell table:number-columns-repeated="2"/>
          <table:table-cell office:value-type="float" office:value="1179214" calcext:value-type="float">
            <text:p>1179214</text:p>
          </table:table-cell>
          <table:table-cell/>
          <table:table-cell office:value-type="float" office:value="1719274" calcext:value-type="float">
            <text:p>1719274</text:p>
          </table:table-cell>
          <table:table-cell/>
          <table:table-cell office:value-type="float" office:value="1695996" calcext:value-type="float">
            <text:p>1695996</text:p>
          </table:table-cell>
          <table:table-cell/>
          <table:table-cell office:value-type="float" office:value="1639908" calcext:value-type="float">
            <text:p>1639908</text:p>
          </table:table-cell>
          <table:table-cell/>
          <table:table-cell office:value-type="float" office:value="1740460" calcext:value-type="float">
            <text:p>174046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755528" calcext:value-type="float">
            <text:p>1755528</text:p>
          </table:table-cell>
          <table:table-cell/>
          <table:table-cell office:value-type="float" office:value="2010997" calcext:value-type="float">
            <text:p>2010997</text:p>
          </table:table-cell>
          <table:table-cell/>
          <table:table-cell office:value-type="float" office:value="2676599" calcext:value-type="float">
            <text:p>2676599</text:p>
          </table:table-cell>
          <table:table-cell/>
          <table:table-cell office:value-type="float" office:value="2759178" calcext:value-type="float">
            <text:p>2759178</text:p>
          </table:table-cell>
          <table:table-cell/>
          <table:table-cell office:value-type="float" office:value="2327140" calcext:value-type="float">
            <text:p>2327140</text:p>
          </table:table-cell>
          <table:table-cell/>
          <table:table-cell office:value-type="float" office:value="1597628" calcext:value-type="float">
            <text:p>1597628</text:p>
          </table:table-cell>
          <table:table-cell/>
          <table:table-cell office:value-type="float" office:value="2418659" calcext:value-type="float">
            <text:p>2418659</text:p>
          </table:table-cell>
          <table:table-cell table:number-columns-repeated="2"/>
          <table:table-cell office:value-type="float" office:value="2707025" calcext:value-type="float">
            <text:p>2707025</text:p>
          </table:table-cell>
          <table:table-cell table:number-columns-repeated="2"/>
          <table:table-cell office:value-type="float" office:value="2043606" calcext:value-type="float">
            <text:p>2043606</text:p>
          </table:table-cell>
          <table:table-cell/>
          <table:table-cell office:value-type="float" office:value="2282275" calcext:value-type="float">
            <text:p>2282275</text:p>
          </table:table-cell>
          <table:table-cell/>
          <table:table-cell office:value-type="float" office:value="2209992" calcext:value-type="float">
            <text:p>2209992</text:p>
          </table:table-cell>
          <table:table-cell/>
          <table:table-cell office:value-type="float" office:value="2332308" calcext:value-type="float">
            <text:p>2332308</text:p>
          </table:table-cell>
          <table:table-cell/>
          <table:table-cell office:value-type="float" office:value="2408986" calcext:value-type="float">
            <text:p>240898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726667" calcext:value-type="float">
            <text:p>1726667</text:p>
          </table:table-cell>
          <table:table-cell/>
          <table:table-cell office:value-type="float" office:value="2399531" calcext:value-type="float">
            <text:p>2399531</text:p>
          </table:table-cell>
          <table:table-cell/>
          <table:table-cell office:value-type="float" office:value="3262445" calcext:value-type="float">
            <text:p>3262445</text:p>
          </table:table-cell>
          <table:table-cell/>
          <table:table-cell office:value-type="float" office:value="3391851" calcext:value-type="float">
            <text:p>3391851</text:p>
          </table:table-cell>
          <table:table-cell/>
          <table:table-cell office:value-type="float" office:value="3261665" calcext:value-type="float">
            <text:p>3261665</text:p>
          </table:table-cell>
          <table:table-cell/>
          <table:table-cell office:value-type="float" office:value="2279481" calcext:value-type="float">
            <text:p>2279481</text:p>
          </table:table-cell>
          <table:table-cell/>
          <table:table-cell office:value-type="float" office:value="3167336" calcext:value-type="float">
            <text:p>3167336</text:p>
          </table:table-cell>
          <table:table-cell table:number-columns-repeated="2"/>
          <table:table-cell office:value-type="float" office:value="4365341" calcext:value-type="float">
            <text:p>4365341</text:p>
          </table:table-cell>
          <table:table-cell table:number-columns-repeated="2"/>
          <table:table-cell office:value-type="float" office:value="2562402" calcext:value-type="float">
            <text:p>2562402</text:p>
          </table:table-cell>
          <table:table-cell/>
          <table:table-cell office:value-type="float" office:value="2700421" calcext:value-type="float">
            <text:p>2700421</text:p>
          </table:table-cell>
          <table:table-cell/>
          <table:table-cell office:value-type="float" office:value="2623286" calcext:value-type="float">
            <text:p>2623286</text:p>
          </table:table-cell>
          <table:table-cell/>
          <table:table-cell office:value-type="float" office:value="2763459" calcext:value-type="float">
            <text:p>2763459</text:p>
          </table:table-cell>
          <table:table-cell/>
          <table:table-cell office:value-type="float" office:value="2894904" calcext:value-type="float">
            <text:p>289490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279354" calcext:value-type="float">
            <text:p>2279354</text:p>
          </table:table-cell>
          <table:table-cell/>
          <table:table-cell office:value-type="float" office:value="2535281" calcext:value-type="float">
            <text:p>2535281</text:p>
          </table:table-cell>
          <table:table-cell/>
          <table:table-cell office:value-type="float" office:value="3613267" calcext:value-type="float">
            <text:p>3613267</text:p>
          </table:table-cell>
          <table:table-cell/>
          <table:table-cell office:value-type="float" office:value="3701093" calcext:value-type="float">
            <text:p>3701093</text:p>
          </table:table-cell>
          <table:table-cell/>
          <table:table-cell office:value-type="float" office:value="3770250" calcext:value-type="float">
            <text:p>3770250</text:p>
          </table:table-cell>
          <table:table-cell/>
          <table:table-cell office:value-type="float" office:value="2776949" calcext:value-type="float">
            <text:p>2776949</text:p>
          </table:table-cell>
          <table:table-cell/>
          <table:table-cell office:value-type="float" office:value="3616777" calcext:value-type="float">
            <text:p>3616777</text:p>
          </table:table-cell>
          <table:table-cell table:number-columns-repeated="2"/>
          <table:table-cell office:value-type="float" office:value="5836420" calcext:value-type="float">
            <text:p>5836420</text:p>
          </table:table-cell>
          <table:table-cell table:number-columns-repeated="2"/>
          <table:table-cell office:value-type="float" office:value="3113881" calcext:value-type="float">
            <text:p>3113881</text:p>
          </table:table-cell>
          <table:table-cell/>
          <table:table-cell office:value-type="float" office:value="2981511" calcext:value-type="float">
            <text:p>2981511</text:p>
          </table:table-cell>
          <table:table-cell/>
          <table:table-cell office:value-type="float" office:value="2741266" calcext:value-type="float">
            <text:p>2741266</text:p>
          </table:table-cell>
          <table:table-cell/>
          <table:table-cell office:value-type="float" office:value="2811834" calcext:value-type="float">
            <text:p>2811834</text:p>
          </table:table-cell>
          <table:table-cell/>
          <table:table-cell office:value-type="float" office:value="2908677" calcext:value-type="float">
            <text:p>290867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391545" calcext:value-type="float">
            <text:p>2391545</text:p>
          </table:table-cell>
          <table:table-cell/>
          <table:table-cell office:value-type="float" office:value="2634422" calcext:value-type="float">
            <text:p>2634422</text:p>
          </table:table-cell>
          <table:table-cell/>
          <table:table-cell office:value-type="float" office:value="3892056" calcext:value-type="float">
            <text:p>3892056</text:p>
          </table:table-cell>
          <table:table-cell/>
          <table:table-cell office:value-type="float" office:value="4183433" calcext:value-type="float">
            <text:p>4183433</text:p>
          </table:table-cell>
          <table:table-cell/>
          <table:table-cell office:value-type="float" office:value="4589355" calcext:value-type="float">
            <text:p>4589355</text:p>
          </table:table-cell>
          <table:table-cell/>
          <table:table-cell office:value-type="float" office:value="3183832" calcext:value-type="float">
            <text:p>3183832</text:p>
          </table:table-cell>
          <table:table-cell/>
          <table:table-cell office:value-type="float" office:value="3451006" calcext:value-type="float">
            <text:p>3451006</text:p>
          </table:table-cell>
          <table:table-cell table:number-columns-repeated="2"/>
          <table:table-cell office:value-type="float" office:value="7138375" calcext:value-type="float">
            <text:p>7138375</text:p>
          </table:table-cell>
          <table:table-cell table:number-columns-repeated="2"/>
          <table:table-cell office:value-type="float" office:value="9094138" calcext:value-type="float">
            <text:p>9094138</text:p>
          </table:table-cell>
          <table:table-cell/>
          <table:table-cell office:value-type="float" office:value="4168108" calcext:value-type="float">
            <text:p>4168108</text:p>
          </table:table-cell>
          <table:table-cell/>
          <table:table-cell office:value-type="float" office:value="2971345" calcext:value-type="float">
            <text:p>2971345</text:p>
          </table:table-cell>
          <table:table-cell/>
          <table:table-cell office:value-type="float" office:value="2639685" calcext:value-type="float">
            <text:p>2639685</text:p>
          </table:table-cell>
          <table:table-cell/>
          <table:table-cell office:value-type="float" office:value="2972423" calcext:value-type="float">
            <text:p>297242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597007" calcext:value-type="float">
            <text:p>2597007</text:p>
          </table:table-cell>
          <table:table-cell/>
          <table:table-cell office:value-type="float" office:value="2770375" calcext:value-type="float">
            <text:p>2770375</text:p>
          </table:table-cell>
          <table:table-cell/>
          <table:table-cell office:value-type="float" office:value="3901323" calcext:value-type="float">
            <text:p>3901323</text:p>
          </table:table-cell>
          <table:table-cell/>
          <table:table-cell office:value-type="float" office:value="4100921" calcext:value-type="float">
            <text:p>4100921</text:p>
          </table:table-cell>
          <table:table-cell/>
          <table:table-cell office:value-type="float" office:value="4394378" calcext:value-type="float">
            <text:p>4394378</text:p>
          </table:table-cell>
          <table:table-cell/>
          <table:table-cell office:value-type="float" office:value="3371470" calcext:value-type="float">
            <text:p>3371470</text:p>
          </table:table-cell>
          <table:table-cell/>
          <table:table-cell office:value-type="float" office:value="4167260" calcext:value-type="float">
            <text:p>4167260</text:p>
          </table:table-cell>
          <table:table-cell table:number-columns-repeated="2"/>
          <table:table-cell office:value-type="float" office:value="8196918" calcext:value-type="float">
            <text:p>8196918</text:p>
          </table:table-cell>
          <table:table-cell/>
          <table:table-cell office:value-type="float" office:value="10353892" calcext:value-type="float">
            <text:p>10353892</text:p>
          </table:table-cell>
          <table:table-cell/>
          <table:table-cell office:value-type="float" office:value="4342202" calcext:value-type="float">
            <text:p>4342202</text:p>
          </table:table-cell>
          <table:table-cell/>
          <table:table-cell office:value-type="float" office:value="3134134" calcext:value-type="float">
            <text:p>3134134</text:p>
          </table:table-cell>
          <table:table-cell/>
          <table:table-cell office:value-type="float" office:value="2588146" calcext:value-type="float">
            <text:p>2588146</text:p>
          </table:table-cell>
          <table:table-cell/>
          <table:table-cell office:value-type="float" office:value="3174701" calcext:value-type="float">
            <text:p>317470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682735" calcext:value-type="float">
            <text:p>2682735</text:p>
          </table:table-cell>
          <table:table-cell/>
          <table:table-cell office:value-type="float" office:value="2832445" calcext:value-type="float">
            <text:p>2832445</text:p>
          </table:table-cell>
          <table:table-cell/>
          <table:table-cell office:value-type="float" office:value="4356519" calcext:value-type="float">
            <text:p>4356519</text:p>
          </table:table-cell>
          <table:table-cell/>
          <table:table-cell office:value-type="float" office:value="4301617" calcext:value-type="float">
            <text:p>4301617</text:p>
          </table:table-cell>
          <table:table-cell/>
          <table:table-cell office:value-type="float" office:value="4739643" calcext:value-type="float">
            <text:p>4739643</text:p>
          </table:table-cell>
          <table:table-cell/>
          <table:table-cell office:value-type="float" office:value="3286791" calcext:value-type="float">
            <text:p>3286791</text:p>
          </table:table-cell>
          <table:table-cell/>
          <table:table-cell office:value-type="float" office:value="4014112" calcext:value-type="float">
            <text:p>4014112</text:p>
          </table:table-cell>
          <table:table-cell table:number-columns-repeated="2"/>
          <table:table-cell office:value-type="float" office:value="8894679" calcext:value-type="float">
            <text:p>8894679</text:p>
          </table:table-cell>
          <table:table-cell table:number-columns-repeated="2"/>
          <table:table-cell office:value-type="float" office:value="9328171" calcext:value-type="float">
            <text:p>9328171</text:p>
          </table:table-cell>
          <table:table-cell/>
          <table:table-cell office:value-type="float" office:value="4272452" calcext:value-type="float">
            <text:p>4272452</text:p>
          </table:table-cell>
          <table:table-cell/>
          <table:table-cell office:value-type="float" office:value="3188044" calcext:value-type="float">
            <text:p>3188044</text:p>
          </table:table-cell>
          <table:table-cell/>
          <table:table-cell office:value-type="float" office:value="2312425" calcext:value-type="float">
            <text:p>2312425</text:p>
          </table:table-cell>
          <table:table-cell/>
          <table:table-cell office:value-type="float" office:value="3239481" calcext:value-type="float">
            <text:p>323948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491635" calcext:value-type="float">
            <text:p>2491635</text:p>
          </table:table-cell>
          <table:table-cell/>
          <table:table-cell office:value-type="float" office:value="2592569" calcext:value-type="float">
            <text:p>2592569</text:p>
          </table:table-cell>
          <table:table-cell/>
          <table:table-cell office:value-type="float" office:value="4701561" calcext:value-type="float">
            <text:p>4701561</text:p>
          </table:table-cell>
          <table:table-cell/>
          <table:table-cell office:value-type="float" office:value="5100871" calcext:value-type="float">
            <text:p>5100871</text:p>
          </table:table-cell>
          <table:table-cell/>
          <table:table-cell office:value-type="float" office:value="4546059" calcext:value-type="float">
            <text:p>4546059</text:p>
          </table:table-cell>
          <table:table-cell/>
          <table:table-cell office:value-type="float" office:value="3485660" calcext:value-type="float">
            <text:p>3485660</text:p>
          </table:table-cell>
          <table:table-cell/>
          <table:table-cell office:value-type="float" office:value="3342309" calcext:value-type="float">
            <text:p>3342309</text:p>
          </table:table-cell>
          <table:table-cell table:number-columns-repeated="2"/>
          <table:table-cell office:value-type="float" office:value="6186376" calcext:value-type="float">
            <text:p>6186376</text:p>
          </table:table-cell>
          <table:table-cell table:number-columns-repeated="2"/>
          <table:table-cell office:value-type="float" office:value="8226551" calcext:value-type="float">
            <text:p>8226551</text:p>
          </table:table-cell>
          <table:table-cell/>
          <table:table-cell office:value-type="float" office:value="4066315" calcext:value-type="float">
            <text:p>4066315</text:p>
          </table:table-cell>
          <table:table-cell/>
          <table:table-cell office:value-type="float" office:value="2798578" calcext:value-type="float">
            <text:p>2798578</text:p>
          </table:table-cell>
          <table:table-cell/>
          <table:table-cell office:value-type="float" office:value="1853058" calcext:value-type="float">
            <text:p>1853058</text:p>
          </table:table-cell>
          <table:table-cell/>
          <table:table-cell office:value-type="float" office:value="3137975" calcext:value-type="float">
            <text:p>313797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382642" calcext:value-type="float">
            <text:p>2382642</text:p>
          </table:table-cell>
          <table:table-cell/>
          <table:table-cell office:value-type="float" office:value="2451520" calcext:value-type="float">
            <text:p>2451520</text:p>
          </table:table-cell>
          <table:table-cell/>
          <table:table-cell office:value-type="float" office:value="4114102" calcext:value-type="float">
            <text:p>4114102</text:p>
          </table:table-cell>
          <table:table-cell/>
          <table:table-cell office:value-type="float" office:value="4041839" calcext:value-type="float">
            <text:p>4041839</text:p>
          </table:table-cell>
          <table:table-cell/>
          <table:table-cell office:value-type="float" office:value="4180871" calcext:value-type="float">
            <text:p>4180871</text:p>
          </table:table-cell>
          <table:table-cell/>
          <table:table-cell office:value-type="float" office:value="3297375" calcext:value-type="float">
            <text:p>3297375</text:p>
          </table:table-cell>
          <table:table-cell/>
          <table:table-cell office:value-type="float" office:value="3141586" calcext:value-type="float">
            <text:p>3141586</text:p>
          </table:table-cell>
          <table:table-cell table:number-columns-repeated="2"/>
          <table:table-cell office:value-type="float" office:value="3145687" calcext:value-type="float">
            <text:p>3145687</text:p>
          </table:table-cell>
          <table:table-cell table:number-columns-repeated="2"/>
          <table:table-cell office:value-type="float" office:value="3628953" calcext:value-type="float">
            <text:p>3628953</text:p>
          </table:table-cell>
          <table:table-cell/>
          <table:table-cell office:value-type="float" office:value="3087126" calcext:value-type="float">
            <text:p>3087126</text:p>
          </table:table-cell>
          <table:table-cell/>
          <table:table-cell office:value-type="float" office:value="2771125" calcext:value-type="float">
            <text:p>2771125</text:p>
          </table:table-cell>
          <table:table-cell/>
          <table:table-cell office:value-type="float" office:value="1309295" calcext:value-type="float">
            <text:p>1309295</text:p>
          </table:table-cell>
          <table:table-cell/>
          <table:table-cell office:value-type="float" office:value="2499237" calcext:value-type="float">
            <text:p>249923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17077" calcext:value-type="float">
            <text:p>517077</text:p>
          </table:table-cell>
          <table:table-cell table:number-columns-repeated="2"/>
          <table:table-cell office:value-type="float" office:value="710217" calcext:value-type="float">
            <text:p>710217</text:p>
          </table:table-cell>
          <table:table-cell table:number-columns-repeated="2"/>
          <table:table-cell office:value-type="float" office:value="748948" calcext:value-type="float">
            <text:p>748948</text:p>
          </table:table-cell>
          <table:table-cell table:number-columns-repeated="2"/>
          <table:table-cell office:value-type="float" office:value="751683" calcext:value-type="float">
            <text:p>751683</text:p>
          </table:table-cell>
          <table:table-cell table:number-columns-repeated="2"/>
          <table:table-cell office:value-type="float" office:value="461955" calcext:value-type="float">
            <text:p>461955</text:p>
          </table:table-cell>
          <table:table-cell table:number-columns-repeated="2"/>
          <table:table-cell office:value-type="float" office:value="314569" calcext:value-type="float">
            <text:p>314569</text:p>
          </table:table-cell>
          <table:table-cell table:number-columns-repeated="2"/>
          <table:table-cell office:value-type="float" office:value="553681" calcext:value-type="float">
            <text:p>553681</text:p>
          </table:table-cell>
          <table:table-cell table:number-columns-repeated="3"/>
          <table:table-cell office:value-type="float" office:value="433519" calcext:value-type="float">
            <text:p>433519</text:p>
          </table:table-cell>
          <table:table-cell table:number-columns-repeated="3"/>
          <table:table-cell office:value-type="float" office:value="525067" calcext:value-type="float">
            <text:p>525067</text:p>
          </table:table-cell>
          <table:table-cell table:number-columns-repeated="2"/>
          <table:table-cell office:value-type="float" office:value="676125" calcext:value-type="float">
            <text:p>676125</text:p>
          </table:table-cell>
          <table:table-cell table:number-columns-repeated="2"/>
          <table:table-cell office:value-type="float" office:value="683070" calcext:value-type="float">
            <text:p>683070</text:p>
          </table:table-cell>
          <table:table-cell table:number-columns-repeated="2"/>
          <table:table-cell office:value-type="float" office:value="678488" calcext:value-type="float">
            <text:p>678488</text:p>
          </table:table-cell>
          <table:table-cell table:number-columns-repeated="2"/>
          <table:table-cell office:value-type="float" office:value="689051" calcext:value-type="float">
            <text:p>689051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84980" calcext:value-type="float">
            <text:p>884980</text:p>
          </table:table-cell>
          <table:table-cell/>
          <table:table-cell office:value-type="float" office:value="1112650" calcext:value-type="float">
            <text:p>1112650</text:p>
          </table:table-cell>
          <table:table-cell/>
          <table:table-cell office:value-type="float" office:value="1218177" calcext:value-type="float">
            <text:p>1218177</text:p>
          </table:table-cell>
          <table:table-cell/>
          <table:table-cell office:value-type="float" office:value="1276330" calcext:value-type="float">
            <text:p>1276330</text:p>
          </table:table-cell>
          <table:table-cell table:number-columns-repeated="2"/>
          <table:table-cell office:value-type="float" office:value="802838" calcext:value-type="float">
            <text:p>802838</text:p>
          </table:table-cell>
          <table:table-cell table:number-columns-repeated="2"/>
          <table:table-cell office:value-type="float" office:value="544261" calcext:value-type="float">
            <text:p>544261</text:p>
          </table:table-cell>
          <table:table-cell table:number-columns-repeated="2"/>
          <table:table-cell office:value-type="float" office:value="966049" calcext:value-type="float">
            <text:p>966049</text:p>
          </table:table-cell>
          <table:table-cell table:number-columns-repeated="3"/>
          <table:table-cell office:value-type="float" office:value="817051" calcext:value-type="float">
            <text:p>817051</text:p>
          </table:table-cell>
          <table:table-cell table:number-columns-repeated="3"/>
          <table:table-cell office:value-type="float" office:value="842165" calcext:value-type="float">
            <text:p>842165</text:p>
          </table:table-cell>
          <table:table-cell/>
          <table:table-cell office:value-type="float" office:value="1109020" calcext:value-type="float">
            <text:p>1109020</text:p>
          </table:table-cell>
          <table:table-cell/>
          <table:table-cell office:value-type="float" office:value="1106279" calcext:value-type="float">
            <text:p>1106279</text:p>
          </table:table-cell>
          <table:table-cell/>
          <table:table-cell office:value-type="float" office:value="1130601" calcext:value-type="float">
            <text:p>1130601</text:p>
          </table:table-cell>
          <table:table-cell/>
          <table:table-cell office:value-type="float" office:value="1158354" calcext:value-type="float">
            <text:p>1158354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36225" calcext:value-type="float">
            <text:p>1336225</text:p>
          </table:table-cell>
          <table:table-cell/>
          <table:table-cell office:value-type="float" office:value="1543098" calcext:value-type="float">
            <text:p>1543098</text:p>
          </table:table-cell>
          <table:table-cell/>
          <table:table-cell office:value-type="float" office:value="1869892" calcext:value-type="float">
            <text:p>1869892</text:p>
          </table:table-cell>
          <table:table-cell/>
          <table:table-cell office:value-type="float" office:value="1910893" calcext:value-type="float">
            <text:p>1910893</text:p>
          </table:table-cell>
          <table:table-cell/>
          <table:table-cell office:value-type="float" office:value="1373206" calcext:value-type="float">
            <text:p>1373206</text:p>
          </table:table-cell>
          <table:table-cell table:number-columns-repeated="2"/>
          <table:table-cell office:value-type="float" office:value="962892" calcext:value-type="float">
            <text:p>962892</text:p>
          </table:table-cell>
          <table:table-cell/>
          <table:table-cell office:value-type="float" office:value="1649849" calcext:value-type="float">
            <text:p>1649849</text:p>
          </table:table-cell>
          <table:table-cell table:number-columns-repeated="2"/>
          <table:table-cell office:value-type="float" office:value="1520754" calcext:value-type="float">
            <text:p>1520754</text:p>
          </table:table-cell>
          <table:table-cell table:number-columns-repeated="2"/>
          <table:table-cell office:value-type="float" office:value="1225063" calcext:value-type="float">
            <text:p>1225063</text:p>
          </table:table-cell>
          <table:table-cell/>
          <table:table-cell office:value-type="float" office:value="1654281" calcext:value-type="float">
            <text:p>1654281</text:p>
          </table:table-cell>
          <table:table-cell/>
          <table:table-cell office:value-type="float" office:value="1599750" calcext:value-type="float">
            <text:p>1599750</text:p>
          </table:table-cell>
          <table:table-cell/>
          <table:table-cell office:value-type="float" office:value="1534053" calcext:value-type="float">
            <text:p>1534053</text:p>
          </table:table-cell>
          <table:table-cell/>
          <table:table-cell office:value-type="float" office:value="1704784" calcext:value-type="float">
            <text:p>1704784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868357" calcext:value-type="float">
            <text:p>1868357</text:p>
          </table:table-cell>
          <table:table-cell/>
          <table:table-cell office:value-type="float" office:value="2026168" calcext:value-type="float">
            <text:p>2026168</text:p>
          </table:table-cell>
          <table:table-cell/>
          <table:table-cell office:value-type="float" office:value="2511265" calcext:value-type="float">
            <text:p>2511265</text:p>
          </table:table-cell>
          <table:table-cell/>
          <table:table-cell office:value-type="float" office:value="2659653" calcext:value-type="float">
            <text:p>2659653</text:p>
          </table:table-cell>
          <table:table-cell/>
          <table:table-cell office:value-type="float" office:value="2058084" calcext:value-type="float">
            <text:p>2058084</text:p>
          </table:table-cell>
          <table:table-cell/>
          <table:table-cell office:value-type="float" office:value="1410978" calcext:value-type="float">
            <text:p>1410978</text:p>
          </table:table-cell>
          <table:table-cell/>
          <table:table-cell office:value-type="float" office:value="2407004" calcext:value-type="float">
            <text:p>2407004</text:p>
          </table:table-cell>
          <table:table-cell table:number-columns-repeated="2"/>
          <table:table-cell office:value-type="float" office:value="2759457" calcext:value-type="float">
            <text:p>2759457</text:p>
          </table:table-cell>
          <table:table-cell table:number-columns-repeated="2"/>
          <table:table-cell office:value-type="float" office:value="1885559" calcext:value-type="float">
            <text:p>1885559</text:p>
          </table:table-cell>
          <table:table-cell/>
          <table:table-cell office:value-type="float" office:value="2201322" calcext:value-type="float">
            <text:p>2201322</text:p>
          </table:table-cell>
          <table:table-cell/>
          <table:table-cell office:value-type="float" office:value="1905825" calcext:value-type="float">
            <text:p>1905825</text:p>
          </table:table-cell>
          <table:table-cell/>
          <table:table-cell office:value-type="float" office:value="2225965" calcext:value-type="float">
            <text:p>2225965</text:p>
          </table:table-cell>
          <table:table-cell/>
          <table:table-cell office:value-type="float" office:value="2242417" calcext:value-type="float">
            <text:p>224241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167425" calcext:value-type="float">
            <text:p>2167425</text:p>
          </table:table-cell>
          <table:table-cell/>
          <table:table-cell office:value-type="float" office:value="2323510" calcext:value-type="float">
            <text:p>2323510</text:p>
          </table:table-cell>
          <table:table-cell/>
          <table:table-cell office:value-type="float" office:value="3057515" calcext:value-type="float">
            <text:p>3057515</text:p>
          </table:table-cell>
          <table:table-cell/>
          <table:table-cell office:value-type="float" office:value="3175439" calcext:value-type="float">
            <text:p>3175439</text:p>
          </table:table-cell>
          <table:table-cell/>
          <table:table-cell office:value-type="float" office:value="2751209" calcext:value-type="float">
            <text:p>2751209</text:p>
          </table:table-cell>
          <table:table-cell/>
          <table:table-cell office:value-type="float" office:value="1976595" calcext:value-type="float">
            <text:p>1976595</text:p>
          </table:table-cell>
          <table:table-cell/>
          <table:table-cell office:value-type="float" office:value="3009330" calcext:value-type="float">
            <text:p>3009330</text:p>
          </table:table-cell>
          <table:table-cell table:number-columns-repeated="2"/>
          <table:table-cell office:value-type="float" office:value="4379577" calcext:value-type="float">
            <text:p>4379577</text:p>
          </table:table-cell>
          <table:table-cell table:number-columns-repeated="2"/>
          <table:table-cell office:value-type="float" office:value="2569072" calcext:value-type="float">
            <text:p>2569072</text:p>
          </table:table-cell>
          <table:table-cell/>
          <table:table-cell office:value-type="float" office:value="2557602" calcext:value-type="float">
            <text:p>2557602</text:p>
          </table:table-cell>
          <table:table-cell/>
          <table:table-cell office:value-type="float" office:value="2391545" calcext:value-type="float">
            <text:p>2391545</text:p>
          </table:table-cell>
          <table:table-cell/>
          <table:table-cell office:value-type="float" office:value="2564809" calcext:value-type="float">
            <text:p>2564809</text:p>
          </table:table-cell>
          <table:table-cell/>
          <table:table-cell office:value-type="float" office:value="2726486" calcext:value-type="float">
            <text:p>272648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507499" calcext:value-type="float">
            <text:p>2507499</text:p>
          </table:table-cell>
          <table:table-cell/>
          <table:table-cell office:value-type="float" office:value="2555767" calcext:value-type="float">
            <text:p>2555767</text:p>
          </table:table-cell>
          <table:table-cell/>
          <table:table-cell office:value-type="float" office:value="3267520" calcext:value-type="float">
            <text:p>3267520</text:p>
          </table:table-cell>
          <table:table-cell/>
          <table:table-cell office:value-type="float" office:value="3468687" calcext:value-type="float">
            <text:p>3468687</text:p>
          </table:table-cell>
          <table:table-cell/>
          <table:table-cell office:value-type="float" office:value="3524956" calcext:value-type="float">
            <text:p>3524956</text:p>
          </table:table-cell>
          <table:table-cell/>
          <table:table-cell office:value-type="float" office:value="2407570" calcext:value-type="float">
            <text:p>2407570</text:p>
          </table:table-cell>
          <table:table-cell/>
          <table:table-cell office:value-type="float" office:value="3340128" calcext:value-type="float">
            <text:p>3340128</text:p>
          </table:table-cell>
          <table:table-cell table:number-columns-repeated="2"/>
          <table:table-cell office:value-type="float" office:value="6031068" calcext:value-type="float">
            <text:p>6031068</text:p>
          </table:table-cell>
          <table:table-cell table:number-columns-repeated="2"/>
          <table:table-cell office:value-type="float" office:value="2736138" calcext:value-type="float">
            <text:p>2736138</text:p>
          </table:table-cell>
          <table:table-cell/>
          <table:table-cell office:value-type="float" office:value="2863234" calcext:value-type="float">
            <text:p>2863234</text:p>
          </table:table-cell>
          <table:table-cell/>
          <table:table-cell office:value-type="float" office:value="2558081" calcext:value-type="float">
            <text:p>2558081</text:p>
          </table:table-cell>
          <table:table-cell/>
          <table:table-cell office:value-type="float" office:value="2604024" calcext:value-type="float">
            <text:p>2604024</text:p>
          </table:table-cell>
          <table:table-cell/>
          <table:table-cell office:value-type="float" office:value="2804711" calcext:value-type="float">
            <text:p>2804711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33236" calcext:value-type="float">
            <text:p>2633236</text:p>
          </table:table-cell>
          <table:table-cell/>
          <table:table-cell office:value-type="float" office:value="2675200" calcext:value-type="float">
            <text:p>2675200</text:p>
          </table:table-cell>
          <table:table-cell/>
          <table:table-cell office:value-type="float" office:value="3420887" calcext:value-type="float">
            <text:p>3420887</text:p>
          </table:table-cell>
          <table:table-cell/>
          <table:table-cell office:value-type="float" office:value="3662374" calcext:value-type="float">
            <text:p>3662374</text:p>
          </table:table-cell>
          <table:table-cell/>
          <table:table-cell office:value-type="float" office:value="3851977" calcext:value-type="float">
            <text:p>3851977</text:p>
          </table:table-cell>
          <table:table-cell/>
          <table:table-cell office:value-type="float" office:value="2810677" calcext:value-type="float">
            <text:p>2810677</text:p>
          </table:table-cell>
          <table:table-cell/>
          <table:table-cell office:value-type="float" office:value="3680805" calcext:value-type="float">
            <text:p>3680805</text:p>
          </table:table-cell>
          <table:table-cell table:number-columns-repeated="2"/>
          <table:table-cell office:value-type="float" office:value="7637516" calcext:value-type="float">
            <text:p>7637516</text:p>
          </table:table-cell>
          <table:table-cell table:number-columns-repeated="2"/>
          <table:table-cell office:value-type="float" office:value="3459021" calcext:value-type="float">
            <text:p>3459021</text:p>
          </table:table-cell>
          <table:table-cell/>
          <table:table-cell office:value-type="float" office:value="2909090" calcext:value-type="float">
            <text:p>2909090</text:p>
          </table:table-cell>
          <table:table-cell/>
          <table:table-cell office:value-type="float" office:value="2848796" calcext:value-type="float">
            <text:p>2848796</text:p>
          </table:table-cell>
          <table:table-cell/>
          <table:table-cell office:value-type="float" office:value="2595772" calcext:value-type="float">
            <text:p>2595772</text:p>
          </table:table-cell>
          <table:table-cell/>
          <table:table-cell office:value-type="float" office:value="2809906" calcext:value-type="float">
            <text:p>2809906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907620" calcext:value-type="float">
            <text:p>907620</text:p>
          </table:table-cell>
          <table:table-cell/>
          <table:table-cell office:value-type="float" office:value="2281639" calcext:value-type="float">
            <text:p>2281639</text:p>
          </table:table-cell>
          <table:table-cell/>
          <table:table-cell office:value-type="float" office:value="3608810" calcext:value-type="float">
            <text:p>3608810</text:p>
          </table:table-cell>
          <table:table-cell/>
          <table:table-cell office:value-type="float" office:value="3307627" calcext:value-type="float">
            <text:p>3307627</text:p>
          </table:table-cell>
          <table:table-cell/>
          <table:table-cell office:value-type="float" office:value="3659103" calcext:value-type="float">
            <text:p>3659103</text:p>
          </table:table-cell>
          <table:table-cell/>
          <table:table-cell office:value-type="float" office:value="2826386" calcext:value-type="float">
            <text:p>2826386</text:p>
          </table:table-cell>
          <table:table-cell/>
          <table:table-cell office:value-type="float" office:value="3745941" calcext:value-type="float">
            <text:p>3745941</text:p>
          </table:table-cell>
          <table:table-cell table:number-columns-repeated="2"/>
          <table:table-cell office:value-type="float" office:value="8894679" calcext:value-type="float">
            <text:p>8894679</text:p>
          </table:table-cell>
          <table:table-cell/>
          <table:table-cell office:value-type="float" office:value="10906670" calcext:value-type="float">
            <text:p>10906670</text:p>
          </table:table-cell>
          <table:table-cell/>
          <table:table-cell office:value-type="float" office:value="4201672" calcext:value-type="float">
            <text:p>4201672</text:p>
          </table:table-cell>
          <table:table-cell/>
          <table:table-cell office:value-type="float" office:value="2786205" calcext:value-type="float">
            <text:p>2786205</text:p>
          </table:table-cell>
          <table:table-cell/>
          <table:table-cell office:value-type="float" office:value="2210290" calcext:value-type="float">
            <text:p>2210290</text:p>
          </table:table-cell>
          <table:table-cell/>
          <table:table-cell office:value-type="float" office:value="2785541" calcext:value-type="float">
            <text:p>2785541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769438" calcext:value-type="float">
            <text:p>2769438</text:p>
          </table:table-cell>
          <table:table-cell/>
          <table:table-cell office:value-type="float" office:value="2790570" calcext:value-type="float">
            <text:p>2790570</text:p>
          </table:table-cell>
          <table:table-cell/>
          <table:table-cell office:value-type="float" office:value="3623015" calcext:value-type="float">
            <text:p>3623015</text:p>
          </table:table-cell>
          <table:table-cell/>
          <table:table-cell office:value-type="float" office:value="3925627" calcext:value-type="float">
            <text:p>3925627</text:p>
          </table:table-cell>
          <table:table-cell/>
          <table:table-cell office:value-type="float" office:value="4104825" calcext:value-type="float">
            <text:p>4104825</text:p>
          </table:table-cell>
          <table:table-cell/>
          <table:table-cell office:value-type="float" office:value="2607754" calcext:value-type="float">
            <text:p>2607754</text:p>
          </table:table-cell>
          <table:table-cell/>
          <table:table-cell office:value-type="float" office:value="3685441" calcext:value-type="float">
            <text:p>3685441</text:p>
          </table:table-cell>
          <table:table-cell table:number-columns-repeated="2"/>
          <table:table-cell office:value-type="float" office:value="9381584" calcext:value-type="float">
            <text:p>9381584</text:p>
          </table:table-cell>
          <table:table-cell/>
          <table:table-cell office:value-type="float" office:value="10132343" calcext:value-type="float">
            <text:p>10132343</text:p>
          </table:table-cell>
          <table:table-cell/>
          <table:table-cell office:value-type="float" office:value="4241263" calcext:value-type="float">
            <text:p>4241263</text:p>
          </table:table-cell>
          <table:table-cell/>
          <table:table-cell office:value-type="float" office:value="2768315" calcext:value-type="float">
            <text:p>2768315</text:p>
          </table:table-cell>
          <table:table-cell/>
          <table:table-cell office:value-type="float" office:value="2479343" calcext:value-type="float">
            <text:p>2479343</text:p>
          </table:table-cell>
          <table:table-cell/>
          <table:table-cell office:value-type="float" office:value="2974798" calcext:value-type="float">
            <text:p>2974798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738059" calcext:value-type="float">
            <text:p>2738059</text:p>
          </table:table-cell>
          <table:table-cell/>
          <table:table-cell office:value-type="float" office:value="2756578" calcext:value-type="float">
            <text:p>2756578</text:p>
          </table:table-cell>
          <table:table-cell/>
          <table:table-cell office:value-type="float" office:value="3811828" calcext:value-type="float">
            <text:p>3811828</text:p>
          </table:table-cell>
          <table:table-cell/>
          <table:table-cell office:value-type="float" office:value="3972841" calcext:value-type="float">
            <text:p>3972841</text:p>
          </table:table-cell>
          <table:table-cell/>
          <table:table-cell office:value-type="float" office:value="3868530" calcext:value-type="float">
            <text:p>3868530</text:p>
          </table:table-cell>
          <table:table-cell/>
          <table:table-cell office:value-type="float" office:value="3016533" calcext:value-type="float">
            <text:p>3016533</text:p>
          </table:table-cell>
          <table:table-cell/>
          <table:table-cell office:value-type="float" office:value="3344629" calcext:value-type="float">
            <text:p>3344629</text:p>
          </table:table-cell>
          <table:table-cell table:number-columns-repeated="2"/>
          <table:table-cell office:value-type="float" office:value="7826502" calcext:value-type="float">
            <text:p>7826502</text:p>
          </table:table-cell>
          <table:table-cell table:number-columns-repeated="2"/>
          <table:table-cell office:value-type="float" office:value="9904485" calcext:value-type="float">
            <text:p>9904485</text:p>
          </table:table-cell>
          <table:table-cell/>
          <table:table-cell office:value-type="float" office:value="3636040" calcext:value-type="float">
            <text:p>3636040</text:p>
          </table:table-cell>
          <table:table-cell/>
          <table:table-cell office:value-type="float" office:value="2850283" calcext:value-type="float">
            <text:p>2850283</text:p>
          </table:table-cell>
          <table:table-cell/>
          <table:table-cell office:value-type="float" office:value="2163646" calcext:value-type="float">
            <text:p>2163646</text:p>
          </table:table-cell>
          <table:table-cell/>
          <table:table-cell office:value-type="float" office:value="2884405" calcext:value-type="float">
            <text:p>288440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579669" calcext:value-type="float">
            <text:p>2579669</text:p>
          </table:table-cell>
          <table:table-cell/>
          <table:table-cell office:value-type="float" office:value="2453576" calcext:value-type="float">
            <text:p>2453576</text:p>
          </table:table-cell>
          <table:table-cell/>
          <table:table-cell office:value-type="float" office:value="3858690" calcext:value-type="float">
            <text:p>3858690</text:p>
          </table:table-cell>
          <table:table-cell/>
          <table:table-cell office:value-type="float" office:value="3977857" calcext:value-type="float">
            <text:p>3977857</text:p>
          </table:table-cell>
          <table:table-cell/>
          <table:table-cell office:value-type="float" office:value="3477522" calcext:value-type="float">
            <text:p>3477522</text:p>
          </table:table-cell>
          <table:table-cell/>
          <table:table-cell office:value-type="float" office:value="2999963" calcext:value-type="float">
            <text:p>2999963</text:p>
          </table:table-cell>
          <table:table-cell/>
          <table:table-cell office:value-type="float" office:value="3141827" calcext:value-type="float">
            <text:p>3141827</text:p>
          </table:table-cell>
          <table:table-cell table:number-columns-repeated="2"/>
          <table:table-cell office:value-type="float" office:value="3280211" calcext:value-type="float">
            <text:p>3280211</text:p>
          </table:table-cell>
          <table:table-cell table:number-columns-repeated="2"/>
          <table:table-cell office:value-type="float" office:value="3534233" calcext:value-type="float">
            <text:p>3534233</text:p>
          </table:table-cell>
          <table:table-cell/>
          <table:table-cell office:value-type="float" office:value="3075998" calcext:value-type="float">
            <text:p>3075998</text:p>
          </table:table-cell>
          <table:table-cell/>
          <table:table-cell office:value-type="float" office:value="2714200" calcext:value-type="float">
            <text:p>2714200</text:p>
          </table:table-cell>
          <table:table-cell/>
          <table:table-cell office:value-type="float" office:value="1638367" calcext:value-type="float">
            <text:p>1638367</text:p>
          </table:table-cell>
          <table:table-cell/>
          <table:table-cell office:value-type="float" office:value="2236723" calcext:value-type="float">
            <text:p>223672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603775" calcext:value-type="float">
            <text:p>2603775</text:p>
          </table:table-cell>
          <table:table-cell/>
          <table:table-cell office:value-type="float" office:value="2528160" calcext:value-type="float">
            <text:p>2528160</text:p>
          </table:table-cell>
          <table:table-cell/>
          <table:table-cell office:value-type="float" office:value="3483881" calcext:value-type="float">
            <text:p>3483881</text:p>
          </table:table-cell>
          <table:table-cell/>
          <table:table-cell office:value-type="float" office:value="3615500" calcext:value-type="float">
            <text:p>3615500</text:p>
          </table:table-cell>
          <table:table-cell/>
          <table:table-cell office:value-type="float" office:value="3597558" calcext:value-type="float">
            <text:p>3597558</text:p>
          </table:table-cell>
          <table:table-cell/>
          <table:table-cell office:value-type="float" office:value="2816572" calcext:value-type="float">
            <text:p>2816572</text:p>
          </table:table-cell>
          <table:table-cell/>
          <table:table-cell office:value-type="float" office:value="2967255" calcext:value-type="float">
            <text:p>2967255</text:p>
          </table:table-cell>
          <table:table-cell table:number-columns-repeated="2"/>
          <table:table-cell office:value-type="float" office:value="2762620" calcext:value-type="float">
            <text:p>2762620</text:p>
          </table:table-cell>
          <table:table-cell table:number-columns-repeated="2"/>
          <table:table-cell office:value-type="float" office:value="3125763" calcext:value-type="float">
            <text:p>3125763</text:p>
          </table:table-cell>
          <table:table-cell/>
          <table:table-cell office:value-type="float" office:value="2806056" calcext:value-type="float">
            <text:p>2806056</text:p>
          </table:table-cell>
          <table:table-cell/>
          <table:table-cell office:value-type="float" office:value="2584145" calcext:value-type="float">
            <text:p>2584145</text:p>
          </table:table-cell>
          <table:table-cell/>
          <table:table-cell office:value-type="float" office:value="1255594" calcext:value-type="float">
            <text:p>1255594</text:p>
          </table:table-cell>
          <table:table-cell/>
          <table:table-cell office:value-type="float" office:value="2242847" calcext:value-type="float">
            <text:p>224284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81246" calcext:value-type="float">
            <text:p>381246</text:p>
          </table:table-cell>
          <table:table-cell table:number-columns-repeated="2"/>
          <table:table-cell office:value-type="float" office:value="696921" calcext:value-type="float">
            <text:p>696921</text:p>
          </table:table-cell>
          <table:table-cell table:number-columns-repeated="2"/>
          <table:table-cell office:value-type="float" office:value="726469" calcext:value-type="float">
            <text:p>726469</text:p>
          </table:table-cell>
          <table:table-cell table:number-columns-repeated="2"/>
          <table:table-cell office:value-type="float" office:value="704427" calcext:value-type="float">
            <text:p>704427</text:p>
          </table:table-cell>
          <table:table-cell table:number-columns-repeated="2"/>
          <table:table-cell office:value-type="float" office:value="437640" calcext:value-type="float">
            <text:p>437640</text:p>
          </table:table-cell>
          <table:table-cell table:number-columns-repeated="2"/>
          <table:table-cell office:value-type="float" office:value="295474" calcext:value-type="float">
            <text:p>295474</text:p>
          </table:table-cell>
          <table:table-cell table:number-columns-repeated="2"/>
          <table:table-cell office:value-type="float" office:value="549074" calcext:value-type="float">
            <text:p>549074</text:p>
          </table:table-cell>
          <table:table-cell table:number-columns-repeated="3"/>
          <table:table-cell office:value-type="float" office:value="427709" calcext:value-type="float">
            <text:p>427709</text:p>
          </table:table-cell>
          <table:table-cell table:number-columns-repeated="3"/>
          <table:table-cell office:value-type="float" office:value="530855" calcext:value-type="float">
            <text:p>530855</text:p>
          </table:table-cell>
          <table:table-cell table:number-columns-repeated="2"/>
          <table:table-cell office:value-type="float" office:value="671907" calcext:value-type="float">
            <text:p>671907</text:p>
          </table:table-cell>
          <table:table-cell table:number-columns-repeated="2"/>
          <table:table-cell office:value-type="float" office:value="673908" calcext:value-type="float">
            <text:p>673908</text:p>
          </table:table-cell>
          <table:table-cell table:number-columns-repeated="2"/>
          <table:table-cell office:value-type="float" office:value="673282" calcext:value-type="float">
            <text:p>673282</text:p>
          </table:table-cell>
          <table:table-cell table:number-columns-repeated="2"/>
          <table:table-cell office:value-type="float" office:value="662836" calcext:value-type="float">
            <text:p>662836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44936" calcext:value-type="float">
            <text:p>844936</text:p>
          </table:table-cell>
          <table:table-cell/>
          <table:table-cell office:value-type="float" office:value="1098874" calcext:value-type="float">
            <text:p>1098874</text:p>
          </table:table-cell>
          <table:table-cell/>
          <table:table-cell office:value-type="float" office:value="1209106" calcext:value-type="float">
            <text:p>1209106</text:p>
          </table:table-cell>
          <table:table-cell/>
          <table:table-cell office:value-type="float" office:value="1234339" calcext:value-type="float">
            <text:p>1234339</text:p>
          </table:table-cell>
          <table:table-cell table:number-columns-repeated="2"/>
          <table:table-cell office:value-type="float" office:value="779856" calcext:value-type="float">
            <text:p>779856</text:p>
          </table:table-cell>
          <table:table-cell table:number-columns-repeated="2"/>
          <table:table-cell office:value-type="float" office:value="535708" calcext:value-type="float">
            <text:p>535708</text:p>
          </table:table-cell>
          <table:table-cell table:number-columns-repeated="2"/>
          <table:table-cell office:value-type="float" office:value="963849" calcext:value-type="float">
            <text:p>963849</text:p>
          </table:table-cell>
          <table:table-cell table:number-columns-repeated="3"/>
          <table:table-cell office:value-type="float" office:value="818009" calcext:value-type="float">
            <text:p>818009</text:p>
          </table:table-cell>
          <table:table-cell table:number-columns-repeated="3"/>
          <table:table-cell office:value-type="float" office:value="819880" calcext:value-type="float">
            <text:p>819880</text:p>
          </table:table-cell>
          <table:table-cell/>
          <table:table-cell office:value-type="float" office:value="1078008" calcext:value-type="float">
            <text:p>1078008</text:p>
          </table:table-cell>
          <table:table-cell/>
          <table:table-cell office:value-type="float" office:value="1092907" calcext:value-type="float">
            <text:p>1092907</text:p>
          </table:table-cell>
          <table:table-cell/>
          <table:table-cell office:value-type="float" office:value="1100890" calcext:value-type="float">
            <text:p>1100890</text:p>
          </table:table-cell>
          <table:table-cell/>
          <table:table-cell office:value-type="float" office:value="1093651" calcext:value-type="float">
            <text:p>109365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78082" calcext:value-type="float">
            <text:p>1278082</text:p>
          </table:table-cell>
          <table:table-cell/>
          <table:table-cell office:value-type="float" office:value="1595232" calcext:value-type="float">
            <text:p>1595232</text:p>
          </table:table-cell>
          <table:table-cell/>
          <table:table-cell office:value-type="float" office:value="1821010" calcext:value-type="float">
            <text:p>1821010</text:p>
          </table:table-cell>
          <table:table-cell/>
          <table:table-cell office:value-type="float" office:value="1855618" calcext:value-type="float">
            <text:p>1855618</text:p>
          </table:table-cell>
          <table:table-cell/>
          <table:table-cell office:value-type="float" office:value="1263456" calcext:value-type="float">
            <text:p>1263456</text:p>
          </table:table-cell>
          <table:table-cell table:number-columns-repeated="2"/>
          <table:table-cell office:value-type="float" office:value="885985" calcext:value-type="float">
            <text:p>885985</text:p>
          </table:table-cell>
          <table:table-cell/>
          <table:table-cell office:value-type="float" office:value="1611408" calcext:value-type="float">
            <text:p>1611408</text:p>
          </table:table-cell>
          <table:table-cell table:number-columns-repeated="2"/>
          <table:table-cell office:value-type="float" office:value="1541573" calcext:value-type="float">
            <text:p>1541573</text:p>
          </table:table-cell>
          <table:table-cell table:number-columns-repeated="2"/>
          <table:table-cell office:value-type="float" office:value="1156172" calcext:value-type="float">
            <text:p>1156172</text:p>
          </table:table-cell>
          <table:table-cell/>
          <table:table-cell office:value-type="float" office:value="1599750" calcext:value-type="float">
            <text:p>1599750</text:p>
          </table:table-cell>
          <table:table-cell/>
          <table:table-cell office:value-type="float" office:value="1557992" calcext:value-type="float">
            <text:p>1557992</text:p>
          </table:table-cell>
          <table:table-cell/>
          <table:table-cell office:value-type="float" office:value="1647875" calcext:value-type="float">
            <text:p>1647875</text:p>
          </table:table-cell>
          <table:table-cell/>
          <table:table-cell office:value-type="float" office:value="1672963" calcext:value-type="float">
            <text:p>1672963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794523" calcext:value-type="float">
            <text:p>1794523</text:p>
          </table:table-cell>
          <table:table-cell/>
          <table:table-cell office:value-type="float" office:value="2036493" calcext:value-type="float">
            <text:p>2036493</text:p>
          </table:table-cell>
          <table:table-cell/>
          <table:table-cell office:value-type="float" office:value="2463796" calcext:value-type="float">
            <text:p>2463796</text:p>
          </table:table-cell>
          <table:table-cell/>
          <table:table-cell office:value-type="float" office:value="2475111" calcext:value-type="float">
            <text:p>2475111</text:p>
          </table:table-cell>
          <table:table-cell/>
          <table:table-cell office:value-type="float" office:value="1901468" calcext:value-type="float">
            <text:p>1901468</text:p>
          </table:table-cell>
          <table:table-cell/>
          <table:table-cell office:value-type="float" office:value="1310992" calcext:value-type="float">
            <text:p>1310992</text:p>
          </table:table-cell>
          <table:table-cell/>
          <table:table-cell office:value-type="float" office:value="2425283" calcext:value-type="float">
            <text:p>2425283</text:p>
          </table:table-cell>
          <table:table-cell table:number-columns-repeated="2"/>
          <table:table-cell office:value-type="float" office:value="2770797" calcext:value-type="float">
            <text:p>2770797</text:p>
          </table:table-cell>
          <table:table-cell table:number-columns-repeated="2"/>
          <table:table-cell office:value-type="float" office:value="1688410" calcext:value-type="float">
            <text:p>1688410</text:p>
          </table:table-cell>
          <table:table-cell/>
          <table:table-cell office:value-type="float" office:value="2105912" calcext:value-type="float">
            <text:p>2105912</text:p>
          </table:table-cell>
          <table:table-cell/>
          <table:table-cell office:value-type="float" office:value="2001148" calcext:value-type="float">
            <text:p>2001148</text:p>
          </table:table-cell>
          <table:table-cell/>
          <table:table-cell office:value-type="float" office:value="2138512" calcext:value-type="float">
            <text:p>2138512</text:p>
          </table:table-cell>
          <table:table-cell/>
          <table:table-cell office:value-type="float" office:value="2091022" calcext:value-type="float">
            <text:p>2091022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132195" calcext:value-type="float">
            <text:p>2132195</text:p>
          </table:table-cell>
          <table:table-cell/>
          <table:table-cell office:value-type="float" office:value="2362270" calcext:value-type="float">
            <text:p>2362270</text:p>
          </table:table-cell>
          <table:table-cell/>
          <table:table-cell office:value-type="float" office:value="2950105" calcext:value-type="float">
            <text:p>2950105</text:p>
          </table:table-cell>
          <table:table-cell/>
          <table:table-cell office:value-type="float" office:value="3070464" calcext:value-type="float">
            <text:p>3070464</text:p>
          </table:table-cell>
          <table:table-cell/>
          <table:table-cell office:value-type="float" office:value="2594786" calcext:value-type="float">
            <text:p>2594786</text:p>
          </table:table-cell>
          <table:table-cell/>
          <table:table-cell office:value-type="float" office:value="1904540" calcext:value-type="float">
            <text:p>1904540</text:p>
          </table:table-cell>
          <table:table-cell/>
          <table:table-cell office:value-type="float" office:value="3144902" calcext:value-type="float">
            <text:p>3144902</text:p>
          </table:table-cell>
          <table:table-cell table:number-columns-repeated="2"/>
          <table:table-cell office:value-type="float" office:value="4453263" calcext:value-type="float">
            <text:p>4453263</text:p>
          </table:table-cell>
          <table:table-cell table:number-columns-repeated="2"/>
          <table:table-cell office:value-type="float" office:value="2453245" calcext:value-type="float">
            <text:p>2453245</text:p>
          </table:table-cell>
          <table:table-cell/>
          <table:table-cell office:value-type="float" office:value="2685637" calcext:value-type="float">
            <text:p>2685637</text:p>
          </table:table-cell>
          <table:table-cell/>
          <table:table-cell office:value-type="float" office:value="2285841" calcext:value-type="float">
            <text:p>2285841</text:p>
          </table:table-cell>
          <table:table-cell/>
          <table:table-cell office:value-type="float" office:value="2493531" calcext:value-type="float">
            <text:p>2493531</text:p>
          </table:table-cell>
          <table:table-cell/>
          <table:table-cell office:value-type="float" office:value="2637348" calcext:value-type="float">
            <text:p>2637348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46358" calcext:value-type="float">
            <text:p>2446358</text:p>
          </table:table-cell>
          <table:table-cell/>
          <table:table-cell office:value-type="float" office:value="2567703" calcext:value-type="float">
            <text:p>2567703</text:p>
          </table:table-cell>
          <table:table-cell/>
          <table:table-cell office:value-type="float" office:value="3108977" calcext:value-type="float">
            <text:p>3108977</text:p>
          </table:table-cell>
          <table:table-cell/>
          <table:table-cell office:value-type="float" office:value="3301628" calcext:value-type="float">
            <text:p>3301628</text:p>
          </table:table-cell>
          <table:table-cell/>
          <table:table-cell office:value-type="float" office:value="3092779" calcext:value-type="float">
            <text:p>3092779</text:p>
          </table:table-cell>
          <table:table-cell/>
          <table:table-cell office:value-type="float" office:value="2337465" calcext:value-type="float">
            <text:p>2337465</text:p>
          </table:table-cell>
          <table:table-cell/>
          <table:table-cell office:value-type="float" office:value="3588339" calcext:value-type="float">
            <text:p>3588339</text:p>
          </table:table-cell>
          <table:table-cell table:number-columns-repeated="2"/>
          <table:table-cell office:value-type="float" office:value="6040629" calcext:value-type="float">
            <text:p>6040629</text:p>
          </table:table-cell>
          <table:table-cell table:number-columns-repeated="2"/>
          <table:table-cell office:value-type="float" office:value="2748347" calcext:value-type="float">
            <text:p>2748347</text:p>
          </table:table-cell>
          <table:table-cell/>
          <table:table-cell office:value-type="float" office:value="2815991" calcext:value-type="float">
            <text:p>2815991</text:p>
          </table:table-cell>
          <table:table-cell/>
          <table:table-cell office:value-type="float" office:value="2597048" calcext:value-type="float">
            <text:p>2597048</text:p>
          </table:table-cell>
          <table:table-cell/>
          <table:table-cell office:value-type="float" office:value="2639685" calcext:value-type="float">
            <text:p>2639685</text:p>
          </table:table-cell>
          <table:table-cell/>
          <table:table-cell office:value-type="float" office:value="2737739" calcext:value-type="float">
            <text:p>2737739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431185" calcext:value-type="float">
            <text:p>2431185</text:p>
          </table:table-cell>
          <table:table-cell/>
          <table:table-cell office:value-type="float" office:value="2708502" calcext:value-type="float">
            <text:p>2708502</text:p>
          </table:table-cell>
          <table:table-cell/>
          <table:table-cell office:value-type="float" office:value="3316397" calcext:value-type="float">
            <text:p>3316397</text:p>
          </table:table-cell>
          <table:table-cell/>
          <table:table-cell office:value-type="float" office:value="3516558" calcext:value-type="float">
            <text:p>3516558</text:p>
          </table:table-cell>
          <table:table-cell/>
          <table:table-cell office:value-type="float" office:value="3708045" calcext:value-type="float">
            <text:p>3708045</text:p>
          </table:table-cell>
          <table:table-cell/>
          <table:table-cell office:value-type="float" office:value="2703719" calcext:value-type="float">
            <text:p>2703719</text:p>
          </table:table-cell>
          <table:table-cell/>
          <table:table-cell office:value-type="float" office:value="3663029" calcext:value-type="float">
            <text:p>3663029</text:p>
          </table:table-cell>
          <table:table-cell table:number-columns-repeated="2"/>
          <table:table-cell office:value-type="float" office:value="7426343" calcext:value-type="float">
            <text:p>7426343</text:p>
          </table:table-cell>
          <table:table-cell table:number-columns-repeated="2"/>
          <table:table-cell office:value-type="float" office:value="2957080" calcext:value-type="float">
            <text:p>2957080</text:p>
          </table:table-cell>
          <table:table-cell/>
          <table:table-cell office:value-type="float" office:value="2748716" calcext:value-type="float">
            <text:p>2748716</text:p>
          </table:table-cell>
          <table:table-cell/>
          <table:table-cell office:value-type="float" office:value="2705192" calcext:value-type="float">
            <text:p>2705192</text:p>
          </table:table-cell>
          <table:table-cell/>
          <table:table-cell office:value-type="float" office:value="2634846" calcext:value-type="float">
            <text:p>2634846</text:p>
          </table:table-cell>
          <table:table-cell/>
          <table:table-cell office:value-type="float" office:value="2776572" calcext:value-type="float">
            <text:p>2776572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786110" calcext:value-type="float">
            <text:p>2786110</text:p>
          </table:table-cell>
          <table:table-cell/>
          <table:table-cell office:value-type="float" office:value="2879437" calcext:value-type="float">
            <text:p>2879437</text:p>
          </table:table-cell>
          <table:table-cell/>
          <table:table-cell office:value-type="float" office:value="3585277" calcext:value-type="float">
            <text:p>3585277</text:p>
          </table:table-cell>
          <table:table-cell/>
          <table:table-cell office:value-type="float" office:value="3703686" calcext:value-type="float">
            <text:p>3703686</text:p>
          </table:table-cell>
          <table:table-cell/>
          <table:table-cell office:value-type="float" office:value="3867069" calcext:value-type="float">
            <text:p>3867069</text:p>
          </table:table-cell>
          <table:table-cell/>
          <table:table-cell office:value-type="float" office:value="2937306" calcext:value-type="float">
            <text:p>2937306</text:p>
          </table:table-cell>
          <table:table-cell/>
          <table:table-cell office:value-type="float" office:value="4106574" calcext:value-type="float">
            <text:p>4106574</text:p>
          </table:table-cell>
          <table:table-cell table:number-columns-repeated="2"/>
          <table:table-cell office:value-type="float" office:value="9107281" calcext:value-type="float">
            <text:p>9107281</text:p>
          </table:table-cell>
          <table:table-cell table:number-columns-repeated="2"/>
          <table:table-cell office:value-type="float" office:value="3465606" calcext:value-type="float">
            <text:p>3465606</text:p>
          </table:table-cell>
          <table:table-cell/>
          <table:table-cell office:value-type="float" office:value="3090970" calcext:value-type="float">
            <text:p>3090970</text:p>
          </table:table-cell>
          <table:table-cell/>
          <table:table-cell office:value-type="float" office:value="2856943" calcext:value-type="float">
            <text:p>2856943</text:p>
          </table:table-cell>
          <table:table-cell/>
          <table:table-cell office:value-type="float" office:value="2741770" calcext:value-type="float">
            <text:p>2741770</text:p>
          </table:table-cell>
          <table:table-cell/>
          <table:table-cell office:value-type="float" office:value="2769204" calcext:value-type="float">
            <text:p>276920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899976" calcext:value-type="float">
            <text:p>2899976</text:p>
          </table:table-cell>
          <table:table-cell/>
          <table:table-cell office:value-type="float" office:value="2697132" calcext:value-type="float">
            <text:p>2697132</text:p>
          </table:table-cell>
          <table:table-cell/>
          <table:table-cell office:value-type="float" office:value="3764359" calcext:value-type="float">
            <text:p>3764359</text:p>
          </table:table-cell>
          <table:table-cell/>
          <table:table-cell office:value-type="float" office:value="3756764" calcext:value-type="float">
            <text:p>3756764</text:p>
          </table:table-cell>
          <table:table-cell/>
          <table:table-cell office:value-type="float" office:value="3913999" calcext:value-type="float">
            <text:p>3913999</text:p>
          </table:table-cell>
          <table:table-cell/>
          <table:table-cell office:value-type="float" office:value="3010879" calcext:value-type="float">
            <text:p>3010879</text:p>
          </table:table-cell>
          <table:table-cell/>
          <table:table-cell office:value-type="float" office:value="4404893" calcext:value-type="float">
            <text:p>4404893</text:p>
          </table:table-cell>
          <table:table-cell/>
          <table:table-cell office:value-type="float" office:value="10059556" calcext:value-type="float">
            <text:p>10059556</text:p>
          </table:table-cell>
          <table:table-cell/>
          <table:table-cell office:value-type="float" office:value="11491898" calcext:value-type="float">
            <text:p>11491898</text:p>
          </table:table-cell>
          <table:table-cell/>
          <table:table-cell office:value-type="float" office:value="4291364" calcext:value-type="float">
            <text:p>4291364</text:p>
          </table:table-cell>
          <table:table-cell/>
          <table:table-cell office:value-type="float" office:value="2960446" calcext:value-type="float">
            <text:p>2960446</text:p>
          </table:table-cell>
          <table:table-cell/>
          <table:table-cell office:value-type="float" office:value="2654224" calcext:value-type="float">
            <text:p>2654224</text:p>
          </table:table-cell>
          <table:table-cell/>
          <table:table-cell office:value-type="float" office:value="2868447" calcext:value-type="float">
            <text:p>2868447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832347" calcext:value-type="float">
            <text:p>2832347</text:p>
          </table:table-cell>
          <table:table-cell/>
          <table:table-cell office:value-type="float" office:value="2900849" calcext:value-type="float">
            <text:p>2900849</text:p>
          </table:table-cell>
          <table:table-cell/>
          <table:table-cell office:value-type="float" office:value="3735266" calcext:value-type="float">
            <text:p>3735266</text:p>
          </table:table-cell>
          <table:table-cell/>
          <table:table-cell office:value-type="float" office:value="3822143" calcext:value-type="float">
            <text:p>3822143</text:p>
          </table:table-cell>
          <table:table-cell/>
          <table:table-cell office:value-type="float" office:value="3839700" calcext:value-type="float">
            <text:p>3839700</text:p>
          </table:table-cell>
          <table:table-cell/>
          <table:table-cell office:value-type="float" office:value="2958201" calcext:value-type="float">
            <text:p>2958201</text:p>
          </table:table-cell>
          <table:table-cell/>
          <table:table-cell office:value-type="float" office:value="3770771" calcext:value-type="float">
            <text:p>3770771</text:p>
          </table:table-cell>
          <table:table-cell table:number-columns-repeated="2"/>
          <table:table-cell office:value-type="float" office:value="9369245" calcext:value-type="float">
            <text:p>9369245</text:p>
          </table:table-cell>
          <table:table-cell/>
          <table:table-cell office:value-type="float" office:value="11045641" calcext:value-type="float">
            <text:p>11045641</text:p>
          </table:table-cell>
          <table:table-cell/>
          <table:table-cell office:value-type="float" office:value="3712078" calcext:value-type="float">
            <text:p>3712078</text:p>
          </table:table-cell>
          <table:table-cell/>
          <table:table-cell office:value-type="float" office:value="2885878" calcext:value-type="float">
            <text:p>2885878</text:p>
          </table:table-cell>
          <table:table-cell/>
          <table:table-cell office:value-type="float" office:value="2518600" calcext:value-type="float">
            <text:p>2518600</text:p>
          </table:table-cell>
          <table:table-cell/>
          <table:table-cell office:value-type="float" office:value="2988853" calcext:value-type="float">
            <text:p>2988853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663372" calcext:value-type="float">
            <text:p>2663372</text:p>
          </table:table-cell>
          <table:table-cell/>
          <table:table-cell office:value-type="float" office:value="2787579" calcext:value-type="float">
            <text:p>2787579</text:p>
          </table:table-cell>
          <table:table-cell/>
          <table:table-cell office:value-type="float" office:value="3666554" calcext:value-type="float">
            <text:p>3666554</text:p>
          </table:table-cell>
          <table:table-cell/>
          <table:table-cell office:value-type="float" office:value="3605395" calcext:value-type="float">
            <text:p>3605395</text:p>
          </table:table-cell>
          <table:table-cell/>
          <table:table-cell office:value-type="float" office:value="3440426" calcext:value-type="float">
            <text:p>3440426</text:p>
          </table:table-cell>
          <table:table-cell/>
          <table:table-cell office:value-type="float" office:value="2899207" calcext:value-type="float">
            <text:p>2899207</text:p>
          </table:table-cell>
          <table:table-cell/>
          <table:table-cell office:value-type="float" office:value="3478851" calcext:value-type="float">
            <text:p>3478851</text:p>
          </table:table-cell>
          <table:table-cell table:number-columns-repeated="2"/>
          <table:table-cell office:value-type="float" office:value="3492794" calcext:value-type="float">
            <text:p>3492794</text:p>
          </table:table-cell>
          <table:table-cell table:number-columns-repeated="2"/>
          <table:table-cell office:value-type="float" office:value="4208363" calcext:value-type="float">
            <text:p>4208363</text:p>
          </table:table-cell>
          <table:table-cell/>
          <table:table-cell office:value-type="float" office:value="3202627" calcext:value-type="float">
            <text:p>3202627</text:p>
          </table:table-cell>
          <table:table-cell/>
          <table:table-cell office:value-type="float" office:value="2786868" calcext:value-type="float">
            <text:p>2786868</text:p>
          </table:table-cell>
          <table:table-cell/>
          <table:table-cell office:value-type="float" office:value="1961028" calcext:value-type="float">
            <text:p>1961028</text:p>
          </table:table-cell>
          <table:table-cell/>
          <table:table-cell office:value-type="float" office:value="2500228" calcext:value-type="float">
            <text:p>2500228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365169" calcext:value-type="float">
            <text:p>2365169</text:p>
          </table:table-cell>
          <table:table-cell/>
          <table:table-cell office:value-type="float" office:value="2620811" calcext:value-type="float">
            <text:p>2620811</text:p>
          </table:table-cell>
          <table:table-cell/>
          <table:table-cell office:value-type="float" office:value="3425035" calcext:value-type="float">
            <text:p>3425035</text:p>
          </table:table-cell>
          <table:table-cell/>
          <table:table-cell office:value-type="float" office:value="3488183" calcext:value-type="float">
            <text:p>3488183</text:p>
          </table:table-cell>
          <table:table-cell/>
          <table:table-cell office:value-type="float" office:value="3422745" calcext:value-type="float">
            <text:p>3422745</text:p>
          </table:table-cell>
          <table:table-cell/>
          <table:table-cell office:value-type="float" office:value="2852715" calcext:value-type="float">
            <text:p>2852715</text:p>
          </table:table-cell>
          <table:table-cell/>
          <table:table-cell office:value-type="float" office:value="3241275" calcext:value-type="float">
            <text:p>3241275</text:p>
          </table:table-cell>
          <table:table-cell table:number-columns-repeated="2"/>
          <table:table-cell office:value-type="float" office:value="3001832" calcext:value-type="float">
            <text:p>3001832</text:p>
          </table:table-cell>
          <table:table-cell table:number-columns-repeated="2"/>
          <table:table-cell office:value-type="float" office:value="3320497" calcext:value-type="float">
            <text:p>3320497</text:p>
          </table:table-cell>
          <table:table-cell/>
          <table:table-cell office:value-type="float" office:value="2836074" calcext:value-type="float">
            <text:p>2836074</text:p>
          </table:table-cell>
          <table:table-cell/>
          <table:table-cell office:value-type="float" office:value="2626609" calcext:value-type="float">
            <text:p>2626609</text:p>
          </table:table-cell>
          <table:table-cell/>
          <table:table-cell office:value-type="float" office:value="1643000" calcext:value-type="float">
            <text:p>1643000</text:p>
          </table:table-cell>
          <table:table-cell/>
          <table:table-cell office:value-type="float" office:value="2200257" calcext:value-type="float">
            <text:p>2200257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671057" calcext:value-type="float">
            <text:p>2671057</text:p>
          </table:table-cell>
          <table:table-cell/>
          <table:table-cell office:value-type="float" office:value="2593143" calcext:value-type="float">
            <text:p>2593143</text:p>
          </table:table-cell>
          <table:table-cell/>
          <table:table-cell office:value-type="float" office:value="3275948" calcext:value-type="float">
            <text:p>3275948</text:p>
          </table:table-cell>
          <table:table-cell/>
          <table:table-cell office:value-type="float" office:value="3460701" calcext:value-type="float">
            <text:p>3460701</text:p>
          </table:table-cell>
          <table:table-cell/>
          <table:table-cell office:value-type="float" office:value="3518069" calcext:value-type="float">
            <text:p>3518069</text:p>
          </table:table-cell>
          <table:table-cell/>
          <table:table-cell office:value-type="float" office:value="2763972" calcext:value-type="float">
            <text:p>2763972</text:p>
          </table:table-cell>
          <table:table-cell/>
          <table:table-cell office:value-type="float" office:value="3177842" calcext:value-type="float">
            <text:p>3177842</text:p>
          </table:table-cell>
          <table:table-cell table:number-columns-repeated="2"/>
          <table:table-cell office:value-type="float" office:value="2754122" calcext:value-type="float">
            <text:p>2754122</text:p>
          </table:table-cell>
          <table:table-cell table:number-columns-repeated="2"/>
          <table:table-cell office:value-type="float" office:value="3215891" calcext:value-type="float">
            <text:p>3215891</text:p>
          </table:table-cell>
          <table:table-cell/>
          <table:table-cell office:value-type="float" office:value="2699087" calcext:value-type="float">
            <text:p>2699087</text:p>
          </table:table-cell>
          <table:table-cell/>
          <table:table-cell office:value-type="float" office:value="2622363" calcext:value-type="float">
            <text:p>2622363</text:p>
          </table:table-cell>
          <table:table-cell/>
          <table:table-cell office:value-type="float" office:value="1325630" calcext:value-type="float">
            <text:p>1325630</text:p>
          </table:table-cell>
          <table:table-cell/>
          <table:table-cell office:value-type="float" office:value="2149849" calcext:value-type="float">
            <text:p>2149849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169678" calcext:value-type="float">
            <text:p>2169678</text:p>
          </table:table-cell>
          <table:table-cell/>
          <table:table-cell office:value-type="float" office:value="2382711" calcext:value-type="float">
            <text:p>2382711</text:p>
          </table:table-cell>
          <table:table-cell/>
          <table:table-cell office:value-type="float" office:value="2792901" calcext:value-type="float">
            <text:p>2792901</text:p>
          </table:table-cell>
          <table:table-cell/>
          <table:table-cell office:value-type="float" office:value="2941709" calcext:value-type="float">
            <text:p>2941709</text:p>
          </table:table-cell>
          <table:table-cell/>
          <table:table-cell office:value-type="float" office:value="2517226" calcext:value-type="float">
            <text:p>2517226</text:p>
          </table:table-cell>
          <table:table-cell/>
          <table:table-cell office:value-type="float" office:value="1802142" calcext:value-type="float">
            <text:p>1802142</text:p>
          </table:table-cell>
          <table:table-cell/>
          <table:table-cell office:value-type="float" office:value="3224815" calcext:value-type="float">
            <text:p>3224815</text:p>
          </table:table-cell>
          <table:table-cell table:number-columns-repeated="2"/>
          <table:table-cell office:value-type="float" office:value="4498627" calcext:value-type="float">
            <text:p>4498627</text:p>
          </table:table-cell>
          <table:table-cell table:number-columns-repeated="2"/>
          <table:table-cell office:value-type="float" office:value="2309785" calcext:value-type="float">
            <text:p>2309785</text:p>
          </table:table-cell>
          <table:table-cell/>
          <table:table-cell office:value-type="float" office:value="2548373" calcext:value-type="float">
            <text:p>2548373</text:p>
          </table:table-cell>
          <table:table-cell/>
          <table:table-cell office:value-type="float" office:value="2360823" calcext:value-type="float">
            <text:p>2360823</text:p>
          </table:table-cell>
          <table:table-cell/>
          <table:table-cell office:value-type="float" office:value="2560480" calcext:value-type="float">
            <text:p>2560480</text:p>
          </table:table-cell>
          <table:table-cell/>
          <table:table-cell office:value-type="float" office:value="2676402" calcext:value-type="float">
            <text:p>2676402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96172" calcext:value-type="float">
            <text:p>2496172</text:p>
          </table:table-cell>
          <table:table-cell/>
          <table:table-cell office:value-type="float" office:value="2563364" calcext:value-type="float">
            <text:p>2563364</text:p>
          </table:table-cell>
          <table:table-cell/>
          <table:table-cell office:value-type="float" office:value="3159579" calcext:value-type="float">
            <text:p>3159579</text:p>
          </table:table-cell>
          <table:table-cell/>
          <table:table-cell office:value-type="float" office:value="3313848" calcext:value-type="float">
            <text:p>3313848</text:p>
          </table:table-cell>
          <table:table-cell/>
          <table:table-cell office:value-type="float" office:value="3058942" calcext:value-type="float">
            <text:p>3058942</text:p>
          </table:table-cell>
          <table:table-cell/>
          <table:table-cell office:value-type="float" office:value="2285443" calcext:value-type="float">
            <text:p>2285443</text:p>
          </table:table-cell>
          <table:table-cell/>
          <table:table-cell office:value-type="float" office:value="3596097" calcext:value-type="float">
            <text:p>3596097</text:p>
          </table:table-cell>
          <table:table-cell table:number-columns-repeated="2"/>
          <table:table-cell office:value-type="float" office:value="6063319" calcext:value-type="float">
            <text:p>6063319</text:p>
          </table:table-cell>
          <table:table-cell table:number-columns-repeated="2"/>
          <table:table-cell office:value-type="float" office:value="2609436" calcext:value-type="float">
            <text:p>2609436</text:p>
          </table:table-cell>
          <table:table-cell/>
          <table:table-cell office:value-type="float" office:value="2740165" calcext:value-type="float">
            <text:p>2740165</text:p>
          </table:table-cell>
          <table:table-cell/>
          <table:table-cell office:value-type="float" office:value="2516318" calcext:value-type="float">
            <text:p>2516318</text:p>
          </table:table-cell>
          <table:table-cell/>
          <table:table-cell office:value-type="float" office:value="2681637" calcext:value-type="float">
            <text:p>2681637</text:p>
          </table:table-cell>
          <table:table-cell/>
          <table:table-cell office:value-type="float" office:value="2795832" calcext:value-type="float">
            <text:p>2795832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09602" calcext:value-type="float">
            <text:p>2609602</text:p>
          </table:table-cell>
          <table:table-cell/>
          <table:table-cell office:value-type="float" office:value="2576465" calcext:value-type="float">
            <text:p>2576465</text:p>
          </table:table-cell>
          <table:table-cell/>
          <table:table-cell office:value-type="float" office:value="3279325" calcext:value-type="float">
            <text:p>3279325</text:p>
          </table:table-cell>
          <table:table-cell/>
          <table:table-cell office:value-type="float" office:value="3365895" calcext:value-type="float">
            <text:p>3365895</text:p>
          </table:table-cell>
          <table:table-cell/>
          <table:table-cell office:value-type="float" office:value="3448718" calcext:value-type="float">
            <text:p>3448718</text:p>
          </table:table-cell>
          <table:table-cell/>
          <table:table-cell office:value-type="float" office:value="2695290" calcext:value-type="float">
            <text:p>2695290</text:p>
          </table:table-cell>
          <table:table-cell/>
          <table:table-cell office:value-type="float" office:value="3791232" calcext:value-type="float">
            <text:p>3791232</text:p>
          </table:table-cell>
          <table:table-cell table:number-columns-repeated="2"/>
          <table:table-cell office:value-type="float" office:value="7420289" calcext:value-type="float">
            <text:p>7420289</text:p>
          </table:table-cell>
          <table:table-cell table:number-columns-repeated="2"/>
          <table:table-cell office:value-type="float" office:value="2812728" calcext:value-type="float">
            <text:p>2812728</text:p>
          </table:table-cell>
          <table:table-cell/>
          <table:table-cell office:value-type="float" office:value="2948273" calcext:value-type="float">
            <text:p>2948273</text:p>
          </table:table-cell>
          <table:table-cell/>
          <table:table-cell office:value-type="float" office:value="2689075" calcext:value-type="float">
            <text:p>2689075</text:p>
          </table:table-cell>
          <table:table-cell/>
          <table:table-cell office:value-type="float" office:value="2587757" calcext:value-type="float">
            <text:p>2587757</text:p>
          </table:table-cell>
          <table:table-cell/>
          <table:table-cell office:value-type="float" office:value="2719900" calcext:value-type="float">
            <text:p>271990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882984" calcext:value-type="float">
            <text:p>2882984</text:p>
          </table:table-cell>
          <table:table-cell/>
          <table:table-cell office:value-type="float" office:value="2815289" calcext:value-type="float">
            <text:p>2815289</text:p>
          </table:table-cell>
          <table:table-cell/>
          <table:table-cell office:value-type="float" office:value="3364063" calcext:value-type="float">
            <text:p>3364063</text:p>
          </table:table-cell>
          <table:table-cell/>
          <table:table-cell office:value-type="float" office:value="3598980" calcext:value-type="float">
            <text:p>3598980</text:p>
          </table:table-cell>
          <table:table-cell/>
          <table:table-cell office:value-type="float" office:value="3731268" calcext:value-type="float">
            <text:p>3731268</text:p>
          </table:table-cell>
          <table:table-cell/>
          <table:table-cell office:value-type="float" office:value="2801234" calcext:value-type="float">
            <text:p>2801234</text:p>
          </table:table-cell>
          <table:table-cell/>
          <table:table-cell office:value-type="float" office:value="4128564" calcext:value-type="float">
            <text:p>4128564</text:p>
          </table:table-cell>
          <table:table-cell table:number-columns-repeated="2"/>
          <table:table-cell office:value-type="float" office:value="8709565" calcext:value-type="float">
            <text:p>8709565</text:p>
          </table:table-cell>
          <table:table-cell table:number-columns-repeated="2"/>
          <table:table-cell office:value-type="float" office:value="2992757" calcext:value-type="float">
            <text:p>2992757</text:p>
          </table:table-cell>
          <table:table-cell/>
          <table:table-cell office:value-type="float" office:value="2990081" calcext:value-type="float">
            <text:p>2990081</text:p>
          </table:table-cell>
          <table:table-cell/>
          <table:table-cell office:value-type="float" office:value="2816814" calcext:value-type="float">
            <text:p>2816814</text:p>
          </table:table-cell>
          <table:table-cell/>
          <table:table-cell office:value-type="float" office:value="2684053" calcext:value-type="float">
            <text:p>2684053</text:p>
          </table:table-cell>
          <table:table-cell/>
          <table:table-cell office:value-type="float" office:value="2798793" calcext:value-type="float">
            <text:p>2798793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925505" calcext:value-type="float">
            <text:p>2925505</text:p>
          </table:table-cell>
          <table:table-cell/>
          <table:table-cell office:value-type="float" office:value="2824681" calcext:value-type="float">
            <text:p>2824681</text:p>
          </table:table-cell>
          <table:table-cell/>
          <table:table-cell office:value-type="float" office:value="3503849" calcext:value-type="float">
            <text:p>3503849</text:p>
          </table:table-cell>
          <table:table-cell/>
          <table:table-cell office:value-type="float" office:value="3546281" calcext:value-type="float">
            <text:p>3546281</text:p>
          </table:table-cell>
          <table:table-cell/>
          <table:table-cell office:value-type="float" office:value="3631809" calcext:value-type="float">
            <text:p>3631809</text:p>
          </table:table-cell>
          <table:table-cell/>
          <table:table-cell office:value-type="float" office:value="2888957" calcext:value-type="float">
            <text:p>2888957</text:p>
          </table:table-cell>
          <table:table-cell/>
          <table:table-cell office:value-type="float" office:value="4182846" calcext:value-type="float">
            <text:p>4182846</text:p>
          </table:table-cell>
          <table:table-cell/>
          <table:table-cell office:value-type="float" office:value="10199838" calcext:value-type="float">
            <text:p>10199838</text:p>
          </table:table-cell>
          <table:table-cell table:number-columns-repeated="2"/>
          <table:table-cell office:value-type="float" office:value="3922995" calcext:value-type="float">
            <text:p>3922995</text:p>
          </table:table-cell>
          <table:table-cell/>
          <table:table-cell office:value-type="float" office:value="3089834" calcext:value-type="float">
            <text:p>3089834</text:p>
          </table:table-cell>
          <table:table-cell/>
          <table:table-cell office:value-type="float" office:value="2871514" calcext:value-type="float">
            <text:p>2871514</text:p>
          </table:table-cell>
          <table:table-cell/>
          <table:table-cell office:value-type="float" office:value="2648454" calcext:value-type="float">
            <text:p>2648454</text:p>
          </table:table-cell>
          <table:table-cell/>
          <table:table-cell office:value-type="float" office:value="2805767" calcext:value-type="float">
            <text:p>280576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849366" calcext:value-type="float">
            <text:p>2849366</text:p>
          </table:table-cell>
          <table:table-cell/>
          <table:table-cell office:value-type="float" office:value="2825728" calcext:value-type="float">
            <text:p>2825728</text:p>
          </table:table-cell>
          <table:table-cell/>
          <table:table-cell office:value-type="float" office:value="3505273" calcext:value-type="float">
            <text:p>3505273</text:p>
          </table:table-cell>
          <table:table-cell/>
          <table:table-cell office:value-type="float" office:value="3734883" calcext:value-type="float">
            <text:p>3734883</text:p>
          </table:table-cell>
          <table:table-cell/>
          <table:table-cell office:value-type="float" office:value="3805144" calcext:value-type="float">
            <text:p>3805144</text:p>
          </table:table-cell>
          <table:table-cell/>
          <table:table-cell office:value-type="float" office:value="3006541" calcext:value-type="float">
            <text:p>3006541</text:p>
          </table:table-cell>
          <table:table-cell/>
          <table:table-cell office:value-type="float" office:value="3747141" calcext:value-type="float">
            <text:p>3747141</text:p>
          </table:table-cell>
          <table:table-cell/>
          <table:table-cell office:value-type="float" office:value="10101109" calcext:value-type="float">
            <text:p>10101109</text:p>
          </table:table-cell>
          <table:table-cell/>
          <table:table-cell office:value-type="float" office:value="11546973" calcext:value-type="float">
            <text:p>11546973</text:p>
          </table:table-cell>
          <table:table-cell/>
          <table:table-cell office:value-type="float" office:value="3518106" calcext:value-type="float">
            <text:p>3518106</text:p>
          </table:table-cell>
          <table:table-cell/>
          <table:table-cell office:value-type="float" office:value="2917015" calcext:value-type="float">
            <text:p>2917015</text:p>
          </table:table-cell>
          <table:table-cell/>
          <table:table-cell office:value-type="float" office:value="2524168" calcext:value-type="float">
            <text:p>2524168</text:p>
          </table:table-cell>
          <table:table-cell/>
          <table:table-cell office:value-type="float" office:value="2628357" calcext:value-type="float">
            <text:p>2628357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573288" calcext:value-type="float">
            <text:p>2573288</text:p>
          </table:table-cell>
          <table:table-cell/>
          <table:table-cell office:value-type="float" office:value="2761107" calcext:value-type="float">
            <text:p>2761107</text:p>
          </table:table-cell>
          <table:table-cell/>
          <table:table-cell office:value-type="float" office:value="3504111" calcext:value-type="float">
            <text:p>3504111</text:p>
          </table:table-cell>
          <table:table-cell/>
          <table:table-cell office:value-type="float" office:value="3602977" calcext:value-type="float">
            <text:p>3602977</text:p>
          </table:table-cell>
          <table:table-cell/>
          <table:table-cell office:value-type="float" office:value="3458181" calcext:value-type="float">
            <text:p>3458181</text:p>
          </table:table-cell>
          <table:table-cell/>
          <table:table-cell office:value-type="float" office:value="2861109" calcext:value-type="float">
            <text:p>2861109</text:p>
          </table:table-cell>
          <table:table-cell/>
          <table:table-cell office:value-type="float" office:value="3262770" calcext:value-type="float">
            <text:p>3262770</text:p>
          </table:table-cell>
          <table:table-cell table:number-columns-repeated="2"/>
          <table:table-cell office:value-type="float" office:value="3549547" calcext:value-type="float">
            <text:p>3549547</text:p>
          </table:table-cell>
          <table:table-cell table:number-columns-repeated="2"/>
          <table:table-cell office:value-type="float" office:value="4283118" calcext:value-type="float">
            <text:p>4283118</text:p>
          </table:table-cell>
          <table:table-cell/>
          <table:table-cell office:value-type="float" office:value="3110305" calcext:value-type="float">
            <text:p>3110305</text:p>
          </table:table-cell>
          <table:table-cell/>
          <table:table-cell office:value-type="float" office:value="2707696" calcext:value-type="float">
            <text:p>2707696</text:p>
          </table:table-cell>
          <table:table-cell/>
          <table:table-cell office:value-type="float" office:value="2162661" calcext:value-type="float">
            <text:p>2162661</text:p>
          </table:table-cell>
          <table:table-cell/>
          <table:table-cell office:value-type="float" office:value="2300186" calcext:value-type="float">
            <text:p>230018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443458" calcext:value-type="float">
            <text:p>2443458</text:p>
          </table:table-cell>
          <table:table-cell/>
          <table:table-cell office:value-type="float" office:value="2525102" calcext:value-type="float">
            <text:p>2525102</text:p>
          </table:table-cell>
          <table:table-cell/>
          <table:table-cell office:value-type="float" office:value="3259751" calcext:value-type="float">
            <text:p>3259751</text:p>
          </table:table-cell>
          <table:table-cell/>
          <table:table-cell office:value-type="float" office:value="3362855" calcext:value-type="float">
            <text:p>3362855</text:p>
          </table:table-cell>
          <table:table-cell/>
          <table:table-cell office:value-type="float" office:value="3012650" calcext:value-type="float">
            <text:p>3012650</text:p>
          </table:table-cell>
          <table:table-cell/>
          <table:table-cell office:value-type="float" office:value="2594334" calcext:value-type="float">
            <text:p>2594334</text:p>
          </table:table-cell>
          <table:table-cell/>
          <table:table-cell office:value-type="float" office:value="3120345" calcext:value-type="float">
            <text:p>3120345</text:p>
          </table:table-cell>
          <table:table-cell table:number-columns-repeated="2"/>
          <table:table-cell office:value-type="float" office:value="2993030" calcext:value-type="float">
            <text:p>2993030</text:p>
          </table:table-cell>
          <table:table-cell table:number-columns-repeated="2"/>
          <table:table-cell office:value-type="float" office:value="3465349" calcext:value-type="float">
            <text:p>3465349</text:p>
          </table:table-cell>
          <table:table-cell/>
          <table:table-cell office:value-type="float" office:value="2802360" calcext:value-type="float">
            <text:p>2802360</text:p>
          </table:table-cell>
          <table:table-cell/>
          <table:table-cell office:value-type="float" office:value="2597460" calcext:value-type="float">
            <text:p>2597460</text:p>
          </table:table-cell>
          <table:table-cell/>
          <table:table-cell office:value-type="float" office:value="1861871" calcext:value-type="float">
            <text:p>1861871</text:p>
          </table:table-cell>
          <table:table-cell/>
          <table:table-cell office:value-type="float" office:value="2192660" calcext:value-type="float">
            <text:p>219266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636011" calcext:value-type="float">
            <text:p>2636011</text:p>
          </table:table-cell>
          <table:table-cell/>
          <table:table-cell office:value-type="float" office:value="2532831" calcext:value-type="float">
            <text:p>2532831</text:p>
          </table:table-cell>
          <table:table-cell/>
          <table:table-cell office:value-type="float" office:value="3256058" calcext:value-type="float">
            <text:p>3256058</text:p>
          </table:table-cell>
          <table:table-cell/>
          <table:table-cell office:value-type="float" office:value="3287583" calcext:value-type="float">
            <text:p>3287583</text:p>
          </table:table-cell>
          <table:table-cell/>
          <table:table-cell office:value-type="float" office:value="3126031" calcext:value-type="float">
            <text:p>3126031</text:p>
          </table:table-cell>
          <table:table-cell/>
          <table:table-cell office:value-type="float" office:value="2547481" calcext:value-type="float">
            <text:p>2547481</text:p>
          </table:table-cell>
          <table:table-cell/>
          <table:table-cell office:value-type="float" office:value="3149921" calcext:value-type="float">
            <text:p>3149921</text:p>
          </table:table-cell>
          <table:table-cell table:number-columns-repeated="2"/>
          <table:table-cell office:value-type="float" office:value="2749477" calcext:value-type="float">
            <text:p>2749477</text:p>
          </table:table-cell>
          <table:table-cell table:number-columns-repeated="2"/>
          <table:table-cell office:value-type="float" office:value="3265175" calcext:value-type="float">
            <text:p>3265175</text:p>
          </table:table-cell>
          <table:table-cell/>
          <table:table-cell office:value-type="float" office:value="2511150" calcext:value-type="float">
            <text:p>2511150</text:p>
          </table:table-cell>
          <table:table-cell/>
          <table:table-cell office:value-type="float" office:value="2530503" calcext:value-type="float">
            <text:p>2530503</text:p>
          </table:table-cell>
          <table:table-cell/>
          <table:table-cell office:value-type="float" office:value="1555492" calcext:value-type="float">
            <text:p>1555492</text:p>
          </table:table-cell>
          <table:table-cell/>
          <table:table-cell office:value-type="float" office:value="2085964" calcext:value-type="float">
            <text:p>2085964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191934" calcext:value-type="float">
            <text:p>2191934</text:p>
          </table:table-cell>
          <table:table-cell/>
          <table:table-cell office:value-type="float" office:value="2385035" calcext:value-type="float">
            <text:p>2385035</text:p>
          </table:table-cell>
          <table:table-cell/>
          <table:table-cell office:value-type="float" office:value="2866866" calcext:value-type="float">
            <text:p>2866866</text:p>
          </table:table-cell>
          <table:table-cell/>
          <table:table-cell office:value-type="float" office:value="2965912" calcext:value-type="float">
            <text:p>2965912</text:p>
          </table:table-cell>
          <table:table-cell/>
          <table:table-cell office:value-type="float" office:value="2474849" calcext:value-type="float">
            <text:p>2474849</text:p>
          </table:table-cell>
          <table:table-cell/>
          <table:table-cell office:value-type="float" office:value="1801766" calcext:value-type="float">
            <text:p>1801766</text:p>
          </table:table-cell>
          <table:table-cell/>
          <table:table-cell office:value-type="float" office:value="3197267" calcext:value-type="float">
            <text:p>3197267</text:p>
          </table:table-cell>
          <table:table-cell table:number-columns-repeated="2"/>
          <table:table-cell office:value-type="float" office:value="4446374" calcext:value-type="float">
            <text:p>4446374</text:p>
          </table:table-cell>
          <table:table-cell table:number-columns-repeated="2"/>
          <table:table-cell office:value-type="float" office:value="2280718" calcext:value-type="float">
            <text:p>2280718</text:p>
          </table:table-cell>
          <table:table-cell/>
          <table:table-cell office:value-type="float" office:value="2440192" calcext:value-type="float">
            <text:p>2440192</text:p>
          </table:table-cell>
          <table:table-cell/>
          <table:table-cell office:value-type="float" office:value="2361325" calcext:value-type="float">
            <text:p>2361325</text:p>
          </table:table-cell>
          <table:table-cell/>
          <table:table-cell office:value-type="float" office:value="2537666" calcext:value-type="float">
            <text:p>2537666</text:p>
          </table:table-cell>
          <table:table-cell/>
          <table:table-cell office:value-type="float" office:value="2223994" calcext:value-type="float">
            <text:p>222399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390917" calcext:value-type="float">
            <text:p>2390917</text:p>
          </table:table-cell>
          <table:table-cell/>
          <table:table-cell office:value-type="float" office:value="2571007" calcext:value-type="float">
            <text:p>2571007</text:p>
          </table:table-cell>
          <table:table-cell/>
          <table:table-cell office:value-type="float" office:value="3109493" calcext:value-type="float">
            <text:p>3109493</text:p>
          </table:table-cell>
          <table:table-cell/>
          <table:table-cell office:value-type="float" office:value="3224308" calcext:value-type="float">
            <text:p>3224308</text:p>
          </table:table-cell>
          <table:table-cell/>
          <table:table-cell office:value-type="float" office:value="2970227" calcext:value-type="float">
            <text:p>2970227</text:p>
          </table:table-cell>
          <table:table-cell/>
          <table:table-cell office:value-type="float" office:value="2268215" calcext:value-type="float">
            <text:p>2268215</text:p>
          </table:table-cell>
          <table:table-cell/>
          <table:table-cell office:value-type="float" office:value="3669059" calcext:value-type="float">
            <text:p>3669059</text:p>
          </table:table-cell>
          <table:table-cell table:number-columns-repeated="2"/>
          <table:table-cell office:value-type="float" office:value="6203358" calcext:value-type="float">
            <text:p>6203358</text:p>
          </table:table-cell>
          <table:table-cell table:number-columns-repeated="2"/>
          <table:table-cell office:value-type="float" office:value="2532038" calcext:value-type="float">
            <text:p>2532038</text:p>
          </table:table-cell>
          <table:table-cell/>
          <table:table-cell office:value-type="float" office:value="2685043" calcext:value-type="float">
            <text:p>2685043</text:p>
          </table:table-cell>
          <table:table-cell/>
          <table:table-cell office:value-type="float" office:value="2524450" calcext:value-type="float">
            <text:p>2524450</text:p>
          </table:table-cell>
          <table:table-cell/>
          <table:table-cell office:value-type="float" office:value="2654622" calcext:value-type="float">
            <text:p>2654622</text:p>
          </table:table-cell>
          <table:table-cell/>
          <table:table-cell office:value-type="float" office:value="2586440" calcext:value-type="float">
            <text:p>258644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85560" calcext:value-type="float">
            <text:p>2685560</text:p>
          </table:table-cell>
          <table:table-cell/>
          <table:table-cell office:value-type="float" office:value="2732773" calcext:value-type="float">
            <text:p>2732773</text:p>
          </table:table-cell>
          <table:table-cell/>
          <table:table-cell office:value-type="float" office:value="3265371" calcext:value-type="float">
            <text:p>3265371</text:p>
          </table:table-cell>
          <table:table-cell/>
          <table:table-cell office:value-type="float" office:value="3299500" calcext:value-type="float">
            <text:p>3299500</text:p>
          </table:table-cell>
          <table:table-cell/>
          <table:table-cell office:value-type="float" office:value="3230697" calcext:value-type="float">
            <text:p>3230697</text:p>
          </table:table-cell>
          <table:table-cell/>
          <table:table-cell office:value-type="float" office:value="2444023" calcext:value-type="float">
            <text:p>2444023</text:p>
          </table:table-cell>
          <table:table-cell/>
          <table:table-cell office:value-type="float" office:value="3932930" calcext:value-type="float">
            <text:p>3932930</text:p>
          </table:table-cell>
          <table:table-cell table:number-columns-repeated="2"/>
          <table:table-cell office:value-type="float" office:value="7383339" calcext:value-type="float">
            <text:p>7383339</text:p>
          </table:table-cell>
          <table:table-cell table:number-columns-repeated="2"/>
          <table:table-cell office:value-type="float" office:value="2761410" calcext:value-type="float">
            <text:p>2761410</text:p>
          </table:table-cell>
          <table:table-cell/>
          <table:table-cell office:value-type="float" office:value="2926877" calcext:value-type="float">
            <text:p>2926877</text:p>
          </table:table-cell>
          <table:table-cell/>
          <table:table-cell office:value-type="float" office:value="2730302" calcext:value-type="float">
            <text:p>2730302</text:p>
          </table:table-cell>
          <table:table-cell/>
          <table:table-cell office:value-type="float" office:value="2520915" calcext:value-type="float">
            <text:p>2520915</text:p>
          </table:table-cell>
          <table:table-cell/>
          <table:table-cell office:value-type="float" office:value="2584991" calcext:value-type="float">
            <text:p>258499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858650" calcext:value-type="float">
            <text:p>2858650</text:p>
          </table:table-cell>
          <table:table-cell/>
          <table:table-cell office:value-type="float" office:value="2758620" calcext:value-type="float">
            <text:p>2758620</text:p>
          </table:table-cell>
          <table:table-cell/>
          <table:table-cell office:value-type="float" office:value="3466889" calcext:value-type="float">
            <text:p>3466889</text:p>
          </table:table-cell>
          <table:table-cell/>
          <table:table-cell office:value-type="float" office:value="3464140" calcext:value-type="float">
            <text:p>3464140</text:p>
          </table:table-cell>
          <table:table-cell/>
          <table:table-cell office:value-type="float" office:value="3337917" calcext:value-type="float">
            <text:p>3337917</text:p>
          </table:table-cell>
          <table:table-cell/>
          <table:table-cell office:value-type="float" office:value="2681121" calcext:value-type="float">
            <text:p>2681121</text:p>
          </table:table-cell>
          <table:table-cell/>
          <table:table-cell office:value-type="float" office:value="3443318" calcext:value-type="float">
            <text:p>3443318</text:p>
          </table:table-cell>
          <table:table-cell table:number-columns-repeated="2"/>
          <table:table-cell office:value-type="float" office:value="9465185" calcext:value-type="float">
            <text:p>9465185</text:p>
          </table:table-cell>
          <table:table-cell table:number-columns-repeated="2"/>
          <table:table-cell office:value-type="float" office:value="2706734" calcext:value-type="float">
            <text:p>2706734</text:p>
          </table:table-cell>
          <table:table-cell/>
          <table:table-cell office:value-type="float" office:value="2869754" calcext:value-type="float">
            <text:p>2869754</text:p>
          </table:table-cell>
          <table:table-cell/>
          <table:table-cell office:value-type="float" office:value="2735442" calcext:value-type="float">
            <text:p>2735442</text:p>
          </table:table-cell>
          <table:table-cell/>
          <table:table-cell office:value-type="float" office:value="2584695" calcext:value-type="float">
            <text:p>2584695</text:p>
          </table:table-cell>
          <table:table-cell/>
          <table:table-cell office:value-type="float" office:value="2556484" calcext:value-type="float">
            <text:p>255648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919107" calcext:value-type="float">
            <text:p>2919107</text:p>
          </table:table-cell>
          <table:table-cell/>
          <table:table-cell office:value-type="float" office:value="2797969" calcext:value-type="float">
            <text:p>2797969</text:p>
          </table:table-cell>
          <table:table-cell/>
          <table:table-cell office:value-type="float" office:value="3362820" calcext:value-type="float">
            <text:p>3362820</text:p>
          </table:table-cell>
          <table:table-cell/>
          <table:table-cell office:value-type="float" office:value="3293663" calcext:value-type="float">
            <text:p>3293663</text:p>
          </table:table-cell>
          <table:table-cell/>
          <table:table-cell office:value-type="float" office:value="3347123" calcext:value-type="float">
            <text:p>3347123</text:p>
          </table:table-cell>
          <table:table-cell/>
          <table:table-cell office:value-type="float" office:value="2749754" calcext:value-type="float">
            <text:p>2749754</text:p>
          </table:table-cell>
          <table:table-cell/>
          <table:table-cell office:value-type="float" office:value="4291814" calcext:value-type="float">
            <text:p>4291814</text:p>
          </table:table-cell>
          <table:table-cell/>
          <table:table-cell office:value-type="float" office:value="10391158" calcext:value-type="float">
            <text:p>10391158</text:p>
          </table:table-cell>
          <table:table-cell table:number-columns-repeated="2"/>
          <table:table-cell office:value-type="float" office:value="3384686" calcext:value-type="float">
            <text:p>3384686</text:p>
          </table:table-cell>
          <table:table-cell/>
          <table:table-cell office:value-type="float" office:value="2935819" calcext:value-type="float">
            <text:p>2935819</text:p>
          </table:table-cell>
          <table:table-cell/>
          <table:table-cell office:value-type="float" office:value="2845605" calcext:value-type="float">
            <text:p>2845605</text:p>
          </table:table-cell>
          <table:table-cell/>
          <table:table-cell office:value-type="float" office:value="2588473" calcext:value-type="float">
            <text:p>2588473</text:p>
          </table:table-cell>
          <table:table-cell/>
          <table:table-cell office:value-type="float" office:value="2665527" calcext:value-type="float">
            <text:p>266552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739421" calcext:value-type="float">
            <text:p>2739421</text:p>
          </table:table-cell>
          <table:table-cell/>
          <table:table-cell office:value-type="float" office:value="2748393" calcext:value-type="float">
            <text:p>2748393</text:p>
          </table:table-cell>
          <table:table-cell/>
          <table:table-cell office:value-type="float" office:value="3394838" calcext:value-type="float">
            <text:p>3394838</text:p>
          </table:table-cell>
          <table:table-cell/>
          <table:table-cell office:value-type="float" office:value="3455282" calcext:value-type="float">
            <text:p>3455282</text:p>
          </table:table-cell>
          <table:table-cell/>
          <table:table-cell office:value-type="float" office:value="3519316" calcext:value-type="float">
            <text:p>3519316</text:p>
          </table:table-cell>
          <table:table-cell/>
          <table:table-cell office:value-type="float" office:value="2770246" calcext:value-type="float">
            <text:p>2770246</text:p>
          </table:table-cell>
          <table:table-cell/>
          <table:table-cell office:value-type="float" office:value="3609108" calcext:value-type="float">
            <text:p>3609108</text:p>
          </table:table-cell>
          <table:table-cell table:number-columns-repeated="2"/>
          <table:table-cell office:value-type="float" office:value="9951258" calcext:value-type="float">
            <text:p>9951258</text:p>
          </table:table-cell>
          <table:table-cell table:number-columns-repeated="2"/>
          <table:table-cell office:value-type="float" office:value="3688843" calcext:value-type="float">
            <text:p>3688843</text:p>
          </table:table-cell>
          <table:table-cell/>
          <table:table-cell office:value-type="float" office:value="2847014" calcext:value-type="float">
            <text:p>2847014</text:p>
          </table:table-cell>
          <table:table-cell/>
          <table:table-cell office:value-type="float" office:value="2858015" calcext:value-type="float">
            <text:p>2858015</text:p>
          </table:table-cell>
          <table:table-cell/>
          <table:table-cell office:value-type="float" office:value="2495905" calcext:value-type="float">
            <text:p>2495905</text:p>
          </table:table-cell>
          <table:table-cell/>
          <table:table-cell office:value-type="float" office:value="2415931" calcext:value-type="float">
            <text:p>2415931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734084" calcext:value-type="float">
            <text:p>2734084</text:p>
          </table:table-cell>
          <table:table-cell/>
          <table:table-cell office:value-type="float" office:value="2545087" calcext:value-type="float">
            <text:p>2545087</text:p>
          </table:table-cell>
          <table:table-cell/>
          <table:table-cell office:value-type="float" office:value="3204365" calcext:value-type="float">
            <text:p>3204365</text:p>
          </table:table-cell>
          <table:table-cell/>
          <table:table-cell office:value-type="float" office:value="3168745" calcext:value-type="float">
            <text:p>3168745</text:p>
          </table:table-cell>
          <table:table-cell/>
          <table:table-cell office:value-type="float" office:value="3229376" calcext:value-type="float">
            <text:p>3229376</text:p>
          </table:table-cell>
          <table:table-cell/>
          <table:table-cell office:value-type="float" office:value="2192792" calcext:value-type="float">
            <text:p>2192792</text:p>
          </table:table-cell>
          <table:table-cell/>
          <table:table-cell office:value-type="float" office:value="3211100" calcext:value-type="float">
            <text:p>3211100</text:p>
          </table:table-cell>
          <table:table-cell table:number-columns-repeated="2"/>
          <table:table-cell office:value-type="float" office:value="2781722" calcext:value-type="float">
            <text:p>2781722</text:p>
          </table:table-cell>
          <table:table-cell table:number-columns-repeated="2"/>
          <table:table-cell office:value-type="float" office:value="3600958" calcext:value-type="float">
            <text:p>3600958</text:p>
          </table:table-cell>
          <table:table-cell/>
          <table:table-cell office:value-type="float" office:value="2799583" calcext:value-type="float">
            <text:p>2799583</text:p>
          </table:table-cell>
          <table:table-cell/>
          <table:table-cell office:value-type="float" office:value="2699209" calcext:value-type="float">
            <text:p>2699209</text:p>
          </table:table-cell>
          <table:table-cell/>
          <table:table-cell office:value-type="float" office:value="2056044" calcext:value-type="float">
            <text:p>2056044</text:p>
          </table:table-cell>
          <table:table-cell/>
          <table:table-cell office:value-type="float" office:value="2031746" calcext:value-type="float">
            <text:p>203174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614057" calcext:value-type="float">
            <text:p>2614057</text:p>
          </table:table-cell>
          <table:table-cell/>
          <table:table-cell office:value-type="float" office:value="2481503" calcext:value-type="float">
            <text:p>2481503</text:p>
          </table:table-cell>
          <table:table-cell/>
          <table:table-cell office:value-type="float" office:value="3228469" calcext:value-type="float">
            <text:p>3228469</text:p>
          </table:table-cell>
          <table:table-cell/>
          <table:table-cell office:value-type="float" office:value="3129554" calcext:value-type="float">
            <text:p>3129554</text:p>
          </table:table-cell>
          <table:table-cell/>
          <table:table-cell office:value-type="float" office:value="2989467" calcext:value-type="float">
            <text:p>2989467</text:p>
          </table:table-cell>
          <table:table-cell/>
          <table:table-cell office:value-type="float" office:value="2441428" calcext:value-type="float">
            <text:p>2441428</text:p>
          </table:table-cell>
          <table:table-cell/>
          <table:table-cell office:value-type="float" office:value="3102046" calcext:value-type="float">
            <text:p>3102046</text:p>
          </table:table-cell>
          <table:table-cell table:number-columns-repeated="2"/>
          <table:table-cell office:value-type="float" office:value="2898732" calcext:value-type="float">
            <text:p>2898732</text:p>
          </table:table-cell>
          <table:table-cell table:number-columns-repeated="2"/>
          <table:table-cell office:value-type="float" office:value="3372789" calcext:value-type="float">
            <text:p>3372789</text:p>
          </table:table-cell>
          <table:table-cell/>
          <table:table-cell office:value-type="float" office:value="2655730" calcext:value-type="float">
            <text:p>2655730</text:p>
          </table:table-cell>
          <table:table-cell/>
          <table:table-cell office:value-type="float" office:value="2519588" calcext:value-type="float">
            <text:p>2519588</text:p>
          </table:table-cell>
          <table:table-cell/>
          <table:table-cell office:value-type="float" office:value="1864392" calcext:value-type="float">
            <text:p>1864392</text:p>
          </table:table-cell>
          <table:table-cell/>
          <table:table-cell office:value-type="float" office:value="1872596" calcext:value-type="float">
            <text:p>187259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592548" calcext:value-type="float">
            <text:p>2592548</text:p>
          </table:table-cell>
          <table:table-cell/>
          <table:table-cell office:value-type="float" office:value="2461270" calcext:value-type="float">
            <text:p>2461270</text:p>
          </table:table-cell>
          <table:table-cell/>
          <table:table-cell office:value-type="float" office:value="3212675" calcext:value-type="float">
            <text:p>3212675</text:p>
          </table:table-cell>
          <table:table-cell/>
          <table:table-cell office:value-type="float" office:value="3138456" calcext:value-type="float">
            <text:p>3138456</text:p>
          </table:table-cell>
          <table:table-cell/>
          <table:table-cell office:value-type="float" office:value="3131244" calcext:value-type="float">
            <text:p>3131244</text:p>
          </table:table-cell>
          <table:table-cell/>
          <table:table-cell office:value-type="float" office:value="2435875" calcext:value-type="float">
            <text:p>2435875</text:p>
          </table:table-cell>
          <table:table-cell/>
          <table:table-cell office:value-type="float" office:value="3042723" calcext:value-type="float">
            <text:p>3042723</text:p>
          </table:table-cell>
          <table:table-cell table:number-columns-repeated="2"/>
          <table:table-cell office:value-type="float" office:value="2611713" calcext:value-type="float">
            <text:p>2611713</text:p>
          </table:table-cell>
          <table:table-cell table:number-columns-repeated="2"/>
          <table:table-cell office:value-type="float" office:value="3172196" calcext:value-type="float">
            <text:p>3172196</text:p>
          </table:table-cell>
          <table:table-cell/>
          <table:table-cell office:value-type="float" office:value="2627620" calcext:value-type="float">
            <text:p>2627620</text:p>
          </table:table-cell>
          <table:table-cell/>
          <table:table-cell office:value-type="float" office:value="2513008" calcext:value-type="float">
            <text:p>2513008</text:p>
          </table:table-cell>
          <table:table-cell/>
          <table:table-cell office:value-type="float" office:value="1783729" calcext:value-type="float">
            <text:p>1783729</text:p>
          </table:table-cell>
          <table:table-cell/>
          <table:table-cell office:value-type="float" office:value="2048128" calcext:value-type="float">
            <text:p>2048128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478298" calcext:value-type="float">
            <text:p>1478298</text:p>
          </table:table-cell>
          <table:table-cell/>
          <table:table-cell office:value-type="float" office:value="1532624" calcext:value-type="float">
            <text:p>1532624</text:p>
          </table:table-cell>
          <table:table-cell/>
          <table:table-cell office:value-type="float" office:value="2794152" calcext:value-type="float">
            <text:p>2794152</text:p>
          </table:table-cell>
          <table:table-cell/>
          <table:table-cell office:value-type="float" office:value="1880308" calcext:value-type="float">
            <text:p>1880308</text:p>
          </table:table-cell>
          <table:table-cell/>
          <table:table-cell office:value-type="float" office:value="2320186" calcext:value-type="float">
            <text:p>2320186</text:p>
          </table:table-cell>
          <table:table-cell/>
          <table:table-cell office:value-type="float" office:value="1338152" calcext:value-type="float">
            <text:p>1338152</text:p>
          </table:table-cell>
          <table:table-cell/>
          <table:table-cell office:value-type="float" office:value="3073899" calcext:value-type="float">
            <text:p>3073899</text:p>
          </table:table-cell>
          <table:table-cell table:number-columns-repeated="2"/>
          <table:table-cell office:value-type="float" office:value="4411891" calcext:value-type="float">
            <text:p>4411891</text:p>
          </table:table-cell>
          <table:table-cell table:number-columns-repeated="2"/>
          <table:table-cell office:value-type="float" office:value="2127105" calcext:value-type="float">
            <text:p>2127105</text:p>
          </table:table-cell>
          <table:table-cell/>
          <table:table-cell office:value-type="float" office:value="1634106" calcext:value-type="float">
            <text:p>1634106</text:p>
          </table:table-cell>
          <table:table-cell/>
          <table:table-cell office:value-type="float" office:value="1649250" calcext:value-type="float">
            <text:p>1649250</text:p>
          </table:table-cell>
          <table:table-cell/>
          <table:table-cell office:value-type="float" office:value="2330500" calcext:value-type="float">
            <text:p>2330500</text:p>
          </table:table-cell>
          <table:table-cell/>
          <table:table-cell office:value-type="float" office:value="2448717" calcext:value-type="float">
            <text:p>2448717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874685" calcext:value-type="float">
            <text:p>1874685</text:p>
          </table:table-cell>
          <table:table-cell/>
          <table:table-cell office:value-type="float" office:value="1968550" calcext:value-type="float">
            <text:p>1968550</text:p>
          </table:table-cell>
          <table:table-cell/>
          <table:table-cell office:value-type="float" office:value="3026997" calcext:value-type="float">
            <text:p>3026997</text:p>
          </table:table-cell>
          <table:table-cell/>
          <table:table-cell office:value-type="float" office:value="2932830" calcext:value-type="float">
            <text:p>2932830</text:p>
          </table:table-cell>
          <table:table-cell/>
          <table:table-cell office:value-type="float" office:value="2668528" calcext:value-type="float">
            <text:p>2668528</text:p>
          </table:table-cell>
          <table:table-cell/>
          <table:table-cell office:value-type="float" office:value="1688915" calcext:value-type="float">
            <text:p>1688915</text:p>
          </table:table-cell>
          <table:table-cell/>
          <table:table-cell office:value-type="float" office:value="3490394" calcext:value-type="float">
            <text:p>3490394</text:p>
          </table:table-cell>
          <table:table-cell table:number-columns-repeated="2"/>
          <table:table-cell office:value-type="float" office:value="6143548" calcext:value-type="float">
            <text:p>6143548</text:p>
          </table:table-cell>
          <table:table-cell table:number-columns-repeated="2"/>
          <table:table-cell office:value-type="float" office:value="2436074" calcext:value-type="float">
            <text:p>2436074</text:p>
          </table:table-cell>
          <table:table-cell/>
          <table:table-cell office:value-type="float" office:value="1879680" calcext:value-type="float">
            <text:p>1879680</text:p>
          </table:table-cell>
          <table:table-cell/>
          <table:table-cell office:value-type="float" office:value="2077016" calcext:value-type="float">
            <text:p>2077016</text:p>
          </table:table-cell>
          <table:table-cell/>
          <table:table-cell office:value-type="float" office:value="2662052" calcext:value-type="float">
            <text:p>2662052</text:p>
          </table:table-cell>
          <table:table-cell/>
          <table:table-cell office:value-type="float" office:value="2624836" calcext:value-type="float">
            <text:p>2624836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249267" calcext:value-type="float">
            <text:p>2249267</text:p>
          </table:table-cell>
          <table:table-cell/>
          <table:table-cell office:value-type="float" office:value="2208960" calcext:value-type="float">
            <text:p>2208960</text:p>
          </table:table-cell>
          <table:table-cell/>
          <table:table-cell office:value-type="float" office:value="3295435" calcext:value-type="float">
            <text:p>3295435</text:p>
          </table:table-cell>
          <table:table-cell/>
          <table:table-cell office:value-type="float" office:value="3227491" calcext:value-type="float">
            <text:p>3227491</text:p>
          </table:table-cell>
          <table:table-cell/>
          <table:table-cell office:value-type="float" office:value="3329007" calcext:value-type="float">
            <text:p>3329007</text:p>
          </table:table-cell>
          <table:table-cell table:number-columns-repeated="2"/>
          <table:table-cell office:value-type="float" office:value="520289" calcext:value-type="float">
            <text:p>520289</text:p>
          </table:table-cell>
          <table:table-cell/>
          <table:table-cell office:value-type="float" office:value="3953143" calcext:value-type="float">
            <text:p>3953143</text:p>
          </table:table-cell>
          <table:table-cell table:number-columns-repeated="2"/>
          <table:table-cell office:value-type="float" office:value="7524959" calcext:value-type="float">
            <text:p>7524959</text:p>
          </table:table-cell>
          <table:table-cell table:number-columns-repeated="2"/>
          <table:table-cell office:value-type="float" office:value="2738007" calcext:value-type="float">
            <text:p>2738007</text:p>
          </table:table-cell>
          <table:table-cell/>
          <table:table-cell office:value-type="float" office:value="2482109" calcext:value-type="float">
            <text:p>2482109</text:p>
          </table:table-cell>
          <table:table-cell/>
          <table:table-cell office:value-type="float" office:value="2129579" calcext:value-type="float">
            <text:p>2129579</text:p>
          </table:table-cell>
          <table:table-cell/>
          <table:table-cell office:value-type="float" office:value="2604210" calcext:value-type="float">
            <text:p>2604210</text:p>
          </table:table-cell>
          <table:table-cell/>
          <table:table-cell office:value-type="float" office:value="2557432" calcext:value-type="float">
            <text:p>2557432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484711" calcext:value-type="float">
            <text:p>2484711</text:p>
          </table:table-cell>
          <table:table-cell/>
          <table:table-cell office:value-type="float" office:value="2453994" calcext:value-type="float">
            <text:p>2453994</text:p>
          </table:table-cell>
          <table:table-cell/>
          <table:table-cell office:value-type="float" office:value="3475235" calcext:value-type="float">
            <text:p>3475235</text:p>
          </table:table-cell>
          <table:table-cell/>
          <table:table-cell office:value-type="float" office:value="3474047" calcext:value-type="float">
            <text:p>3474047</text:p>
          </table:table-cell>
          <table:table-cell/>
          <table:table-cell office:value-type="float" office:value="3395225" calcext:value-type="float">
            <text:p>3395225</text:p>
          </table:table-cell>
          <table:table-cell/>
          <table:table-cell office:value-type="float" office:value="2427205" calcext:value-type="float">
            <text:p>2427205</text:p>
          </table:table-cell>
          <table:table-cell/>
          <table:table-cell office:value-type="float" office:value="4333760" calcext:value-type="float">
            <text:p>4333760</text:p>
          </table:table-cell>
          <table:table-cell table:number-columns-repeated="2"/>
          <table:table-cell office:value-type="float" office:value="8743204" calcext:value-type="float">
            <text:p>8743204</text:p>
          </table:table-cell>
          <table:table-cell table:number-columns-repeated="2"/>
          <table:table-cell office:value-type="float" office:value="2764718" calcext:value-type="float">
            <text:p>2764718</text:p>
          </table:table-cell>
          <table:table-cell/>
          <table:table-cell office:value-type="float" office:value="2414164" calcext:value-type="float">
            <text:p>2414164</text:p>
          </table:table-cell>
          <table:table-cell/>
          <table:table-cell office:value-type="float" office:value="2496980" calcext:value-type="float">
            <text:p>2496980</text:p>
          </table:table-cell>
          <table:table-cell/>
          <table:table-cell office:value-type="float" office:value="2698065" calcext:value-type="float">
            <text:p>2698065</text:p>
          </table:table-cell>
          <table:table-cell/>
          <table:table-cell office:value-type="float" office:value="2655693" calcext:value-type="float">
            <text:p>2655693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449687" calcext:value-type="float">
            <text:p>2449687</text:p>
          </table:table-cell>
          <table:table-cell/>
          <table:table-cell office:value-type="float" office:value="2520867" calcext:value-type="float">
            <text:p>2520867</text:p>
          </table:table-cell>
          <table:table-cell/>
          <table:table-cell office:value-type="float" office:value="3431976" calcext:value-type="float">
            <text:p>3431976</text:p>
          </table:table-cell>
          <table:table-cell/>
          <table:table-cell office:value-type="float" office:value="3455036" calcext:value-type="float">
            <text:p>3455036</text:p>
          </table:table-cell>
          <table:table-cell/>
          <table:table-cell office:value-type="float" office:value="3428036" calcext:value-type="float">
            <text:p>3428036</text:p>
          </table:table-cell>
          <table:table-cell/>
          <table:table-cell office:value-type="float" office:value="2090502" calcext:value-type="float">
            <text:p>2090502</text:p>
          </table:table-cell>
          <table:table-cell/>
          <table:table-cell office:value-type="float" office:value="4157623" calcext:value-type="float">
            <text:p>4157623</text:p>
          </table:table-cell>
          <table:table-cell table:number-columns-repeated="2"/>
          <table:table-cell office:value-type="float" office:value="9809456" calcext:value-type="float">
            <text:p>9809456</text:p>
          </table:table-cell>
          <table:table-cell table:number-columns-repeated="2"/>
          <table:table-cell office:value-type="float" office:value="3439749" calcext:value-type="float">
            <text:p>3439749</text:p>
          </table:table-cell>
          <table:table-cell table:number-columns-repeated="2"/>
          <table:table-cell office:value-type="float" office:value="889645" calcext:value-type="float">
            <text:p>889645</text:p>
          </table:table-cell>
          <table:table-cell/>
          <table:table-cell office:value-type="float" office:value="2129790" calcext:value-type="float">
            <text:p>2129790</text:p>
          </table:table-cell>
          <table:table-cell/>
          <table:table-cell office:value-type="float" office:value="2694792" calcext:value-type="float">
            <text:p>2694792</text:p>
          </table:table-cell>
          <table:table-cell/>
          <table:table-cell office:value-type="float" office:value="2653494" calcext:value-type="float">
            <text:p>2653494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055757" calcext:value-type="float">
            <text:p>2055757</text:p>
          </table:table-cell>
          <table:table-cell/>
          <table:table-cell office:value-type="float" office:value="1980292" calcext:value-type="float">
            <text:p>1980292</text:p>
          </table:table-cell>
          <table:table-cell/>
          <table:table-cell office:value-type="float" office:value="3215914" calcext:value-type="float">
            <text:p>3215914</text:p>
          </table:table-cell>
          <table:table-cell/>
          <table:table-cell office:value-type="float" office:value="3275817" calcext:value-type="float">
            <text:p>3275817</text:p>
          </table:table-cell>
          <table:table-cell/>
          <table:table-cell office:value-type="float" office:value="3407459" calcext:value-type="float">
            <text:p>3407459</text:p>
          </table:table-cell>
          <table:table-cell table:number-columns-repeated="2"/>
          <table:table-cell office:value-type="float" office:value="512782" calcext:value-type="float">
            <text:p>512782</text:p>
          </table:table-cell>
          <table:table-cell/>
          <table:table-cell office:value-type="float" office:value="3641253" calcext:value-type="float">
            <text:p>3641253</text:p>
          </table:table-cell>
          <table:table-cell table:number-columns-repeated="2"/>
          <table:table-cell office:value-type="float" office:value="9840314" calcext:value-type="float">
            <text:p>9840314</text:p>
          </table:table-cell>
          <table:table-cell table:number-columns-repeated="2"/>
          <table:table-cell office:value-type="float" office:value="3739358" calcext:value-type="float">
            <text:p>3739358</text:p>
          </table:table-cell>
          <table:table-cell/>
          <table:table-cell office:value-type="float" office:value="1844364" calcext:value-type="float">
            <text:p>1844364</text:p>
          </table:table-cell>
          <table:table-cell/>
          <table:table-cell office:value-type="float" office:value="1828737" calcext:value-type="float">
            <text:p>1828737</text:p>
          </table:table-cell>
          <table:table-cell/>
          <table:table-cell office:value-type="float" office:value="2599165" calcext:value-type="float">
            <text:p>2599165</text:p>
          </table:table-cell>
          <table:table-cell/>
          <table:table-cell office:value-type="float" office:value="2499938" calcext:value-type="float">
            <text:p>2499938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867069" calcext:value-type="float">
            <text:p>1867069</text:p>
          </table:table-cell>
          <table:table-cell table:number-columns-repeated="2"/>
          <table:table-cell office:value-type="float" office:value="525375" calcext:value-type="float">
            <text:p>525375</text:p>
          </table:table-cell>
          <table:table-cell/>
          <table:table-cell office:value-type="float" office:value="3345098" calcext:value-type="float">
            <text:p>3345098</text:p>
          </table:table-cell>
          <table:table-cell/>
          <table:table-cell office:value-type="float" office:value="3297997" calcext:value-type="float">
            <text:p>3297997</text:p>
          </table:table-cell>
          <table:table-cell/>
          <table:table-cell office:value-type="float" office:value="3420878" calcext:value-type="float">
            <text:p>3420878</text:p>
          </table:table-cell>
          <table:table-cell table:number-columns-repeated="2"/>
          <table:table-cell office:value-type="float" office:value="772784" calcext:value-type="float">
            <text:p>772784</text:p>
          </table:table-cell>
          <table:table-cell/>
          <table:table-cell office:value-type="float" office:value="3288160" calcext:value-type="float">
            <text:p>3288160</text:p>
          </table:table-cell>
          <table:table-cell table:number-columns-repeated="2"/>
          <table:table-cell office:value-type="float" office:value="3289728" calcext:value-type="float">
            <text:p>3289728</text:p>
          </table:table-cell>
          <table:table-cell table:number-columns-repeated="2"/>
          <table:table-cell office:value-type="float" office:value="3454399" calcext:value-type="float">
            <text:p>3454399</text:p>
          </table:table-cell>
          <table:table-cell/>
          <table:table-cell office:value-type="float" office:value="2088294" calcext:value-type="float">
            <text:p>2088294</text:p>
          </table:table-cell>
          <table:table-cell/>
          <table:table-cell office:value-type="float" office:value="2354543" calcext:value-type="float">
            <text:p>2354543</text:p>
          </table:table-cell>
          <table:table-cell/>
          <table:table-cell office:value-type="float" office:value="2174516" calcext:value-type="float">
            <text:p>2174516</text:p>
          </table:table-cell>
          <table:table-cell/>
          <table:table-cell office:value-type="float" office:value="2250213" calcext:value-type="float">
            <text:p>2250213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210130" calcext:value-type="float">
            <text:p>2210130</text:p>
          </table:table-cell>
          <table:table-cell/>
          <table:table-cell office:value-type="float" office:value="2205923" calcext:value-type="float">
            <text:p>2205923</text:p>
          </table:table-cell>
          <table:table-cell/>
          <table:table-cell office:value-type="float" office:value="3217003" calcext:value-type="float">
            <text:p>3217003</text:p>
          </table:table-cell>
          <table:table-cell/>
          <table:table-cell office:value-type="float" office:value="3278898" calcext:value-type="float">
            <text:p>3278898</text:p>
          </table:table-cell>
          <table:table-cell/>
          <table:table-cell office:value-type="float" office:value="3267365" calcext:value-type="float">
            <text:p>3267365</text:p>
          </table:table-cell>
          <table:table-cell/>
          <table:table-cell office:value-type="float" office:value="2035674" calcext:value-type="float">
            <text:p>2035674</text:p>
          </table:table-cell>
          <table:table-cell/>
          <table:table-cell office:value-type="float" office:value="3205462" calcext:value-type="float">
            <text:p>3205462</text:p>
          </table:table-cell>
          <table:table-cell table:number-columns-repeated="2"/>
          <table:table-cell office:value-type="float" office:value="2742728" calcext:value-type="float">
            <text:p>2742728</text:p>
          </table:table-cell>
          <table:table-cell table:number-columns-repeated="2"/>
          <table:table-cell office:value-type="float" office:value="3587877" calcext:value-type="float">
            <text:p>3587877</text:p>
          </table:table-cell>
          <table:table-cell/>
          <table:table-cell office:value-type="float" office:value="2298226" calcext:value-type="float">
            <text:p>2298226</text:p>
          </table:table-cell>
          <table:table-cell/>
          <table:table-cell office:value-type="float" office:value="2155509" calcext:value-type="float">
            <text:p>2155509</text:p>
          </table:table-cell>
          <table:table-cell/>
          <table:table-cell office:value-type="float" office:value="1933748" calcext:value-type="float">
            <text:p>1933748</text:p>
          </table:table-cell>
          <table:table-cell/>
          <table:table-cell office:value-type="float" office:value="2155452" calcext:value-type="float">
            <text:p>2155452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201022" calcext:value-type="float">
            <text:p>2201022</text:p>
          </table:table-cell>
          <table:table-cell/>
          <table:table-cell office:value-type="float" office:value="2312833" calcext:value-type="float">
            <text:p>2312833</text:p>
          </table:table-cell>
          <table:table-cell/>
          <table:table-cell office:value-type="float" office:value="3008294" calcext:value-type="float">
            <text:p>3008294</text:p>
          </table:table-cell>
          <table:table-cell/>
          <table:table-cell office:value-type="float" office:value="3153513" calcext:value-type="float">
            <text:p>3153513</text:p>
          </table:table-cell>
          <table:table-cell/>
          <table:table-cell office:value-type="float" office:value="3037575" calcext:value-type="float">
            <text:p>3037575</text:p>
          </table:table-cell>
          <table:table-cell/>
          <table:table-cell office:value-type="float" office:value="2123868" calcext:value-type="float">
            <text:p>2123868</text:p>
          </table:table-cell>
          <table:table-cell/>
          <table:table-cell office:value-type="float" office:value="3170270" calcext:value-type="float">
            <text:p>3170270</text:p>
          </table:table-cell>
          <table:table-cell table:number-columns-repeated="2"/>
          <table:table-cell office:value-type="float" office:value="2728097" calcext:value-type="float">
            <text:p>2728097</text:p>
          </table:table-cell>
          <table:table-cell table:number-columns-repeated="2"/>
          <table:table-cell office:value-type="float" office:value="3411059" calcext:value-type="float">
            <text:p>3411059</text:p>
          </table:table-cell>
          <table:table-cell/>
          <table:table-cell office:value-type="float" office:value="2354268" calcext:value-type="float">
            <text:p>2354268</text:p>
          </table:table-cell>
          <table:table-cell/>
          <table:table-cell office:value-type="float" office:value="1948675" calcext:value-type="float">
            <text:p>1948675</text:p>
          </table:table-cell>
          <table:table-cell/>
          <table:table-cell office:value-type="float" office:value="1951051" calcext:value-type="float">
            <text:p>1951051</text:p>
          </table:table-cell>
          <table:table-cell/>
          <table:table-cell office:value-type="float" office:value="2106592" calcext:value-type="float">
            <text:p>2106592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952488" calcext:value-type="float">
            <text:p>952488</text:p>
          </table:table-cell>
          <table:table-cell table:number-columns-repeated="2"/>
          <table:table-cell office:value-type="float" office:value="973584" calcext:value-type="float">
            <text:p>973584</text:p>
          </table:table-cell>
          <table:table-cell/>
          <table:table-cell office:value-type="float" office:value="2859614" calcext:value-type="float">
            <text:p>2859614</text:p>
          </table:table-cell>
          <table:table-cell/>
          <table:table-cell office:value-type="float" office:value="2883808" calcext:value-type="float">
            <text:p>2883808</text:p>
          </table:table-cell>
          <table:table-cell/>
          <table:table-cell office:value-type="float" office:value="2311542" calcext:value-type="float">
            <text:p>2311542</text:p>
          </table:table-cell>
          <table:table-cell table:number-columns-repeated="2"/>
          <table:table-cell office:value-type="float" office:value="685015" calcext:value-type="float">
            <text:p>685015</text:p>
          </table:table-cell>
          <table:table-cell/>
          <table:table-cell office:value-type="float" office:value="3140980" calcext:value-type="float">
            <text:p>3140980</text:p>
          </table:table-cell>
          <table:table-cell table:number-columns-repeated="2"/>
          <table:table-cell office:value-type="float" office:value="4525849" calcext:value-type="float">
            <text:p>4525849</text:p>
          </table:table-cell>
          <table:table-cell table:number-columns-repeated="2"/>
          <table:table-cell office:value-type="float" office:value="2103798" calcext:value-type="float">
            <text:p>2103798</text:p>
          </table:table-cell>
          <table:table-cell table:number-columns-repeated="2"/>
          <table:table-cell office:value-type="float" office:value="992888" calcext:value-type="float">
            <text:p>992888</text:p>
          </table:table-cell>
          <table:table-cell table:number-columns-repeated="2"/>
          <table:table-cell office:value-type="float" office:value="952637" calcext:value-type="float">
            <text:p>952637</text:p>
          </table:table-cell>
          <table:table-cell/>
          <table:table-cell office:value-type="float" office:value="2429657" calcext:value-type="float">
            <text:p>2429657</text:p>
          </table:table-cell>
          <table:table-cell/>
          <table:table-cell office:value-type="float" office:value="2363838" calcext:value-type="float">
            <text:p>2363838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05183" calcext:value-type="float">
            <text:p>905183</text:p>
          </table:table-cell>
          <table:table-cell table:number-columns-repeated="2"/>
          <table:table-cell office:value-type="float" office:value="525958" calcext:value-type="float">
            <text:p>525958</text:p>
          </table:table-cell>
          <table:table-cell/>
          <table:table-cell office:value-type="float" office:value="3119859" calcext:value-type="float">
            <text:p>3119859</text:p>
          </table:table-cell>
          <table:table-cell/>
          <table:table-cell office:value-type="float" office:value="3109965" calcext:value-type="float">
            <text:p>3109965</text:p>
          </table:table-cell>
          <table:table-cell/>
          <table:table-cell office:value-type="float" office:value="2825616" calcext:value-type="float">
            <text:p>2825616</text:p>
          </table:table-cell>
          <table:table-cell table:number-columns-repeated="2"/>
          <table:table-cell office:value-type="float" office:value="470212" calcext:value-type="float">
            <text:p>470212</text:p>
          </table:table-cell>
          <table:table-cell/>
          <table:table-cell office:value-type="float" office:value="3554147" calcext:value-type="float">
            <text:p>3554147</text:p>
          </table:table-cell>
          <table:table-cell table:number-columns-repeated="2"/>
          <table:table-cell office:value-type="float" office:value="5945616" calcext:value-type="float">
            <text:p>5945616</text:p>
          </table:table-cell>
          <table:table-cell table:number-columns-repeated="2"/>
          <table:table-cell office:value-type="float" office:value="2420253" calcext:value-type="float">
            <text:p>2420253</text:p>
          </table:table-cell>
          <table:table-cell table:number-columns-repeated="2"/>
          <table:table-cell office:value-type="float" office:value="644238" calcext:value-type="float">
            <text:p>644238</text:p>
          </table:table-cell>
          <table:table-cell/>
          <table:table-cell office:value-type="float" office:value="1132438" calcext:value-type="float">
            <text:p>1132438</text:p>
          </table:table-cell>
          <table:table-cell/>
          <table:table-cell office:value-type="float" office:value="2663629" calcext:value-type="float">
            <text:p>2663629</text:p>
          </table:table-cell>
          <table:table-cell/>
          <table:table-cell office:value-type="float" office:value="2590481" calcext:value-type="float">
            <text:p>2590481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049765" calcext:value-type="float">
            <text:p>1049765</text:p>
          </table:table-cell>
          <table:table-cell/>
          <table:table-cell office:value-type="float" office:value="1159404" calcext:value-type="float">
            <text:p>1159404</text:p>
          </table:table-cell>
          <table:table-cell/>
          <table:table-cell office:value-type="float" office:value="2663323" calcext:value-type="float">
            <text:p>2663323</text:p>
          </table:table-cell>
          <table:table-cell/>
          <table:table-cell office:value-type="float" office:value="3131689" calcext:value-type="float">
            <text:p>3131689</text:p>
          </table:table-cell>
          <table:table-cell/>
          <table:table-cell office:value-type="float" office:value="3115580" calcext:value-type="float">
            <text:p>3115580</text:p>
          </table:table-cell>
          <table:table-cell table:number-columns-repeated="2"/>
          <table:table-cell office:value-type="float" office:value="985279" calcext:value-type="float">
            <text:p>985279</text:p>
          </table:table-cell>
          <table:table-cell/>
          <table:table-cell office:value-type="float" office:value="3945070" calcext:value-type="float">
            <text:p>3945070</text:p>
          </table:table-cell>
          <table:table-cell table:number-columns-repeated="2"/>
          <table:table-cell office:value-type="float" office:value="7407729" calcext:value-type="float">
            <text:p>7407729</text:p>
          </table:table-cell>
          <table:table-cell table:number-columns-repeated="2"/>
          <table:table-cell office:value-type="float" office:value="2577759" calcext:value-type="float">
            <text:p>2577759</text:p>
          </table:table-cell>
          <table:table-cell/>
          <table:table-cell office:value-type="float" office:value="1155812" calcext:value-type="float">
            <text:p>1155812</text:p>
          </table:table-cell>
          <table:table-cell/>
          <table:table-cell office:value-type="float" office:value="1143088" calcext:value-type="float">
            <text:p>1143088</text:p>
          </table:table-cell>
          <table:table-cell/>
          <table:table-cell office:value-type="float" office:value="2578530" calcext:value-type="float">
            <text:p>2578530</text:p>
          </table:table-cell>
          <table:table-cell/>
          <table:table-cell office:value-type="float" office:value="2582432" calcext:value-type="float">
            <text:p>2582432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33351" calcext:value-type="float">
            <text:p>433351</text:p>
          </table:table-cell>
          <table:table-cell table:number-columns-repeated="2"/>
          <table:table-cell office:value-type="float" office:value="678261" calcext:value-type="float">
            <text:p>678261</text:p>
          </table:table-cell>
          <table:table-cell/>
          <table:table-cell office:value-type="float" office:value="3343780" calcext:value-type="float">
            <text:p>3343780</text:p>
          </table:table-cell>
          <table:table-cell/>
          <table:table-cell office:value-type="float" office:value="3310128" calcext:value-type="float">
            <text:p>3310128</text:p>
          </table:table-cell>
          <table:table-cell/>
          <table:table-cell office:value-type="float" office:value="3286787" calcext:value-type="float">
            <text:p>3286787</text:p>
          </table:table-cell>
          <table:table-cell table:number-columns-repeated="2"/>
          <table:table-cell office:value-type="float" office:value="587281" calcext:value-type="float">
            <text:p>587281</text:p>
          </table:table-cell>
          <table:table-cell/>
          <table:table-cell office:value-type="float" office:value="4225893" calcext:value-type="float">
            <text:p>4225893</text:p>
          </table:table-cell>
          <table:table-cell table:number-columns-repeated="2"/>
          <table:table-cell office:value-type="float" office:value="8752370" calcext:value-type="float">
            <text:p>8752370</text:p>
          </table:table-cell>
          <table:table-cell table:number-columns-repeated="2"/>
          <table:table-cell office:value-type="float" office:value="2624557" calcext:value-type="float">
            <text:p>2624557</text:p>
          </table:table-cell>
          <table:table-cell table:number-columns-repeated="2"/>
          <table:table-cell office:value-type="float" office:value="620512" calcext:value-type="float">
            <text:p>620512</text:p>
          </table:table-cell>
          <table:table-cell table:number-columns-repeated="2"/>
          <table:table-cell office:value-type="float" office:value="593624" calcext:value-type="float">
            <text:p>593624</text:p>
          </table:table-cell>
          <table:table-cell/>
          <table:table-cell office:value-type="float" office:value="2626272" calcext:value-type="float">
            <text:p>2626272</text:p>
          </table:table-cell>
          <table:table-cell/>
          <table:table-cell office:value-type="float" office:value="2646016" calcext:value-type="float">
            <text:p>2646016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10777" calcext:value-type="float">
            <text:p>510777</text:p>
          </table:table-cell>
          <table:table-cell table:number-columns-repeated="2"/>
          <table:table-cell office:value-type="float" office:value="514096" calcext:value-type="float">
            <text:p>514096</text:p>
          </table:table-cell>
          <table:table-cell/>
          <table:table-cell office:value-type="float" office:value="3359498" calcext:value-type="float">
            <text:p>3359498</text:p>
          </table:table-cell>
          <table:table-cell/>
          <table:table-cell office:value-type="float" office:value="3418291" calcext:value-type="float">
            <text:p>3418291</text:p>
          </table:table-cell>
          <table:table-cell/>
          <table:table-cell office:value-type="float" office:value="3126408" calcext:value-type="float">
            <text:p>3126408</text:p>
          </table:table-cell>
          <table:table-cell table:number-columns-repeated="2"/>
          <table:table-cell office:value-type="float" office:value="486029" calcext:value-type="float">
            <text:p>486029</text:p>
          </table:table-cell>
          <table:table-cell/>
          <table:table-cell office:value-type="float" office:value="4003726" calcext:value-type="float">
            <text:p>4003726</text:p>
          </table:table-cell>
          <table:table-cell/>
          <table:table-cell office:value-type="float" office:value="10051649" calcext:value-type="float">
            <text:p>10051649</text:p>
          </table:table-cell>
          <table:table-cell table:number-columns-repeated="2"/>
          <table:table-cell office:value-type="float" office:value="3390171" calcext:value-type="float">
            <text:p>3390171</text:p>
          </table:table-cell>
          <table:table-cell table:number-columns-repeated="2"/>
          <table:table-cell office:value-type="float" office:value="632798" calcext:value-type="float">
            <text:p>632798</text:p>
          </table:table-cell>
          <table:table-cell table:number-columns-repeated="2"/>
          <table:table-cell office:value-type="float" office:value="674091" calcext:value-type="float">
            <text:p>674091</text:p>
          </table:table-cell>
          <table:table-cell/>
          <table:table-cell office:value-type="float" office:value="2579606" calcext:value-type="float">
            <text:p>2579606</text:p>
          </table:table-cell>
          <table:table-cell/>
          <table:table-cell office:value-type="float" office:value="2603486" calcext:value-type="float">
            <text:p>2603486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641367" calcext:value-type="float">
            <text:p>641367</text:p>
          </table:table-cell>
          <table:table-cell table:number-columns-repeated="2"/>
          <table:table-cell office:value-type="float" office:value="688458" calcext:value-type="float">
            <text:p>688458</text:p>
          </table:table-cell>
          <table:table-cell/>
          <table:table-cell office:value-type="float" office:value="3343925" calcext:value-type="float">
            <text:p>3343925</text:p>
          </table:table-cell>
          <table:table-cell/>
          <table:table-cell office:value-type="float" office:value="3278738" calcext:value-type="float">
            <text:p>3278738</text:p>
          </table:table-cell>
          <table:table-cell/>
          <table:table-cell office:value-type="float" office:value="3063757" calcext:value-type="float">
            <text:p>3063757</text:p>
          </table:table-cell>
          <table:table-cell/>
          <table:table-cell office:value-type="float" office:value="1156737" calcext:value-type="float">
            <text:p>1156737</text:p>
          </table:table-cell>
          <table:table-cell/>
          <table:table-cell office:value-type="float" office:value="3215524" calcext:value-type="float">
            <text:p>3215524</text:p>
          </table:table-cell>
          <table:table-cell table:number-columns-repeated="2"/>
          <table:table-cell office:value-type="float" office:value="9132728" calcext:value-type="float">
            <text:p>9132728</text:p>
          </table:table-cell>
          <table:table-cell table:number-columns-repeated="2"/>
          <table:table-cell office:value-type="float" office:value="3490943" calcext:value-type="float">
            <text:p>3490943</text:p>
          </table:table-cell>
          <table:table-cell/>
          <table:table-cell office:value-type="float" office:value="1153831" calcext:value-type="float">
            <text:p>1153831</text:p>
          </table:table-cell>
          <table:table-cell/>
          <table:table-cell office:value-type="float" office:value="1095280" calcext:value-type="float">
            <text:p>1095280</text:p>
          </table:table-cell>
          <table:table-cell/>
          <table:table-cell office:value-type="float" office:value="2477010" calcext:value-type="float">
            <text:p>2477010</text:p>
          </table:table-cell>
          <table:table-cell/>
          <table:table-cell office:value-type="float" office:value="2545932" calcext:value-type="float">
            <text:p>2545932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178707" calcext:value-type="float">
            <text:p>1178707</text:p>
          </table:table-cell>
          <table:table-cell/>
          <table:table-cell office:value-type="float" office:value="1083961" calcext:value-type="float">
            <text:p>1083961</text:p>
          </table:table-cell>
          <table:table-cell/>
          <table:table-cell office:value-type="float" office:value="3321351" calcext:value-type="float">
            <text:p>3321351</text:p>
          </table:table-cell>
          <table:table-cell/>
          <table:table-cell office:value-type="float" office:value="3274892" calcext:value-type="float">
            <text:p>3274892</text:p>
          </table:table-cell>
          <table:table-cell/>
          <table:table-cell office:value-type="float" office:value="3227587" calcext:value-type="float">
            <text:p>3227587</text:p>
          </table:table-cell>
          <table:table-cell table:number-columns-repeated="2"/>
          <table:table-cell office:value-type="float" office:value="532622" calcext:value-type="float">
            <text:p>532622</text:p>
          </table:table-cell>
          <table:table-cell/>
          <table:table-cell office:value-type="float" office:value="3279444" calcext:value-type="float">
            <text:p>3279444</text:p>
          </table:table-cell>
          <table:table-cell table:number-columns-repeated="2"/>
          <table:table-cell office:value-type="float" office:value="3245557" calcext:value-type="float">
            <text:p>3245557</text:p>
          </table:table-cell>
          <table:table-cell table:number-columns-repeated="2"/>
          <table:table-cell office:value-type="float" office:value="3309999" calcext:value-type="float">
            <text:p>3309999</text:p>
          </table:table-cell>
          <table:table-cell table:number-columns-repeated="2"/>
          <table:table-cell office:value-type="float" office:value="483253" calcext:value-type="float">
            <text:p>483253</text:p>
          </table:table-cell>
          <table:table-cell table:number-columns-repeated="2"/>
          <table:table-cell office:value-type="float" office:value="497391" calcext:value-type="float">
            <text:p>497391</text:p>
          </table:table-cell>
          <table:table-cell/>
          <table:table-cell office:value-type="float" office:value="2134551" calcext:value-type="float">
            <text:p>2134551</text:p>
          </table:table-cell>
          <table:table-cell/>
          <table:table-cell office:value-type="float" office:value="2086736" calcext:value-type="float">
            <text:p>2086736</text:p>
          </table:table-cell>
          <table:table-cell table:number-columns-repeated="3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608237" calcext:value-type="float">
            <text:p>608237</text:p>
          </table:table-cell>
          <table:table-cell table:number-columns-repeated="2"/>
          <table:table-cell office:value-type="float" office:value="996135" calcext:value-type="float">
            <text:p>996135</text:p>
          </table:table-cell>
          <table:table-cell/>
          <table:table-cell office:value-type="float" office:value="2929723" calcext:value-type="float">
            <text:p>2929723</text:p>
          </table:table-cell>
          <table:table-cell/>
          <table:table-cell office:value-type="float" office:value="2707674" calcext:value-type="float">
            <text:p>2707674</text:p>
          </table:table-cell>
          <table:table-cell/>
          <table:table-cell office:value-type="float" office:value="3057850" calcext:value-type="float">
            <text:p>3057850</text:p>
          </table:table-cell>
          <table:table-cell/>
          <table:table-cell office:value-type="float" office:value="1030510" calcext:value-type="float">
            <text:p>1030510</text:p>
          </table:table-cell>
          <table:table-cell/>
          <table:table-cell office:value-type="float" office:value="3213005" calcext:value-type="float">
            <text:p>3213005</text:p>
          </table:table-cell>
          <table:table-cell table:number-columns-repeated="2"/>
          <table:table-cell office:value-type="float" office:value="2923544" calcext:value-type="float">
            <text:p>2923544</text:p>
          </table:table-cell>
          <table:table-cell table:number-columns-repeated="2"/>
          <table:table-cell office:value-type="float" office:value="3180417" calcext:value-type="float">
            <text:p>3180417</text:p>
          </table:table-cell>
          <table:table-cell/>
          <table:table-cell office:value-type="float" office:value="1099071" calcext:value-type="float">
            <text:p>1099071</text:p>
          </table:table-cell>
          <table:table-cell/>
          <table:table-cell office:value-type="float" office:value="1099680" calcext:value-type="float">
            <text:p>1099680</text:p>
          </table:table-cell>
          <table:table-cell/>
          <table:table-cell office:value-type="float" office:value="2069184" calcext:value-type="float">
            <text:p>2069184</text:p>
          </table:table-cell>
          <table:table-cell/>
          <table:table-cell office:value-type="float" office:value="2120374" calcext:value-type="float">
            <text:p>2120374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944132" calcext:value-type="float">
            <text:p>944132</text:p>
          </table:table-cell>
          <table:table-cell table:number-columns-repeated="2"/>
          <table:table-cell office:value-type="float" office:value="942903" calcext:value-type="float">
            <text:p>942903</text:p>
          </table:table-cell>
          <table:table-cell/>
          <table:table-cell office:value-type="float" office:value="3112210" calcext:value-type="float">
            <text:p>3112210</text:p>
          </table:table-cell>
          <table:table-cell/>
          <table:table-cell office:value-type="float" office:value="3029935" calcext:value-type="float">
            <text:p>3029935</text:p>
          </table:table-cell>
          <table:table-cell/>
          <table:table-cell office:value-type="float" office:value="3049973" calcext:value-type="float">
            <text:p>3049973</text:p>
          </table:table-cell>
          <table:table-cell table:number-columns-repeated="2"/>
          <table:table-cell office:value-type="float" office:value="620130" calcext:value-type="float">
            <text:p>620130</text:p>
          </table:table-cell>
          <table:table-cell/>
          <table:table-cell office:value-type="float" office:value="3100032" calcext:value-type="float">
            <text:p>3100032</text:p>
          </table:table-cell>
          <table:table-cell table:number-columns-repeated="2"/>
          <table:table-cell office:value-type="float" office:value="2791703" calcext:value-type="float">
            <text:p>2791703</text:p>
          </table:table-cell>
          <table:table-cell table:number-columns-repeated="2"/>
          <table:table-cell office:value-type="float" office:value="3346751" calcext:value-type="float">
            <text:p>3346751</text:p>
          </table:table-cell>
          <table:table-cell table:number-columns-repeated="2"/>
          <table:table-cell office:value-type="float" office:value="648082" calcext:value-type="float">
            <text:p>648082</text:p>
          </table:table-cell>
          <table:table-cell table:number-columns-repeated="2"/>
          <table:table-cell office:value-type="float" office:value="569378" calcext:value-type="float">
            <text:p>569378</text:p>
          </table:table-cell>
          <table:table-cell/>
          <table:table-cell office:value-type="float" office:value="1948041" calcext:value-type="float">
            <text:p>1948041</text:p>
          </table:table-cell>
          <table:table-cell/>
          <table:table-cell office:value-type="float" office:value="2009161" calcext:value-type="float">
            <text:p>2009161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48865" calcext:value-type="float">
            <text:p>448865</text:p>
          </table:table-cell>
          <table:table-cell table:number-columns-repeated="2"/>
          <table:table-cell office:value-type="float" office:value="367770" calcext:value-type="float">
            <text:p>367770</text:p>
          </table:table-cell>
          <table:table-cell/>
          <table:table-cell office:value-type="float" office:value="2800136" calcext:value-type="float">
            <text:p>2800136</text:p>
          </table:table-cell>
          <table:table-cell/>
          <table:table-cell office:value-type="float" office:value="2767180" calcext:value-type="float">
            <text:p>2767180</text:p>
          </table:table-cell>
          <table:table-cell/>
          <table:table-cell office:value-type="float" office:value="2254748" calcext:value-type="float">
            <text:p>2254748</text:p>
          </table:table-cell>
          <table:table-cell table:number-columns-repeated="2"/>
          <table:table-cell office:value-type="float" office:value="194549" calcext:value-type="float">
            <text:p>194549</text:p>
          </table:table-cell>
          <table:table-cell/>
          <table:table-cell office:value-type="float" office:value="2995720" calcext:value-type="float">
            <text:p>2995720</text:p>
          </table:table-cell>
          <table:table-cell table:number-columns-repeated="2"/>
          <table:table-cell office:value-type="float" office:value="4578610" calcext:value-type="float">
            <text:p>4578610</text:p>
          </table:table-cell>
          <table:table-cell table:number-columns-repeated="2"/>
          <table:table-cell office:value-type="float" office:value="2085280" calcext:value-type="float">
            <text:p>2085280</text:p>
          </table:table-cell>
          <table:table-cell table:number-columns-repeated="2"/>
          <table:table-cell office:value-type="float" office:value="326713" calcext:value-type="float">
            <text:p>326713</text:p>
          </table:table-cell>
          <table:table-cell table:number-columns-repeated="2"/>
          <table:table-cell office:value-type="float" office:value="329561" calcext:value-type="float">
            <text:p>329561</text:p>
          </table:table-cell>
          <table:table-cell/>
          <table:table-cell office:value-type="float" office:value="2513397" calcext:value-type="float">
            <text:p>2513397</text:p>
          </table:table-cell>
          <table:table-cell/>
          <table:table-cell office:value-type="float" office:value="2498219" calcext:value-type="float">
            <text:p>2498219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49745" calcext:value-type="float">
            <text:p>449745</text:p>
          </table:table-cell>
          <table:table-cell table:number-columns-repeated="2"/>
          <table:table-cell office:value-type="float" office:value="890692" calcext:value-type="float">
            <text:p>890692</text:p>
          </table:table-cell>
          <table:table-cell/>
          <table:table-cell office:value-type="float" office:value="3062950" calcext:value-type="float">
            <text:p>3062950</text:p>
          </table:table-cell>
          <table:table-cell/>
          <table:table-cell office:value-type="float" office:value="3015410" calcext:value-type="float">
            <text:p>3015410</text:p>
          </table:table-cell>
          <table:table-cell/>
          <table:table-cell office:value-type="float" office:value="2695922" calcext:value-type="float">
            <text:p>2695922</text:p>
          </table:table-cell>
          <table:table-cell table:number-columns-repeated="2"/>
          <table:table-cell office:value-type="float" office:value="521713" calcext:value-type="float">
            <text:p>521713</text:p>
          </table:table-cell>
          <table:table-cell/>
          <table:table-cell office:value-type="float" office:value="3607864" calcext:value-type="float">
            <text:p>3607864</text:p>
          </table:table-cell>
          <table:table-cell table:number-columns-repeated="2"/>
          <table:table-cell office:value-type="float" office:value="6283029" calcext:value-type="float">
            <text:p>6283029</text:p>
          </table:table-cell>
          <table:table-cell table:number-columns-repeated="2"/>
          <table:table-cell office:value-type="float" office:value="2263022" calcext:value-type="float">
            <text:p>2263022</text:p>
          </table:table-cell>
          <table:table-cell table:number-columns-repeated="2"/>
          <table:table-cell office:value-type="float" office:value="860446" calcext:value-type="float">
            <text:p>860446</text:p>
          </table:table-cell>
          <table:table-cell table:number-columns-repeated="2"/>
          <table:table-cell office:value-type="float" office:value="861683" calcext:value-type="float">
            <text:p>861683</text:p>
          </table:table-cell>
          <table:table-cell/>
          <table:table-cell office:value-type="float" office:value="2662875" calcext:value-type="float">
            <text:p>2662875</text:p>
          </table:table-cell>
          <table:table-cell/>
          <table:table-cell office:value-type="float" office:value="2613702" calcext:value-type="float">
            <text:p>2613702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95222" calcext:value-type="float">
            <text:p>295222</text:p>
          </table:table-cell>
          <table:table-cell table:number-columns-repeated="2"/>
          <table:table-cell office:value-type="float" office:value="384250" calcext:value-type="float">
            <text:p>384250</text:p>
          </table:table-cell>
          <table:table-cell/>
          <table:table-cell office:value-type="float" office:value="3200095" calcext:value-type="float">
            <text:p>3200095</text:p>
          </table:table-cell>
          <table:table-cell/>
          <table:table-cell office:value-type="float" office:value="3223237" calcext:value-type="float">
            <text:p>3223237</text:p>
          </table:table-cell>
          <table:table-cell/>
          <table:table-cell office:value-type="float" office:value="2989656" calcext:value-type="float">
            <text:p>2989656</text:p>
          </table:table-cell>
          <table:table-cell table:number-columns-repeated="2"/>
          <table:table-cell office:value-type="float" office:value="620703" calcext:value-type="float">
            <text:p>620703</text:p>
          </table:table-cell>
          <table:table-cell/>
          <table:table-cell office:value-type="float" office:value="3961833" calcext:value-type="float">
            <text:p>3961833</text:p>
          </table:table-cell>
          <table:table-cell table:number-columns-repeated="2"/>
          <table:table-cell office:value-type="float" office:value="7928525" calcext:value-type="float">
            <text:p>7928525</text:p>
          </table:table-cell>
          <table:table-cell table:number-columns-repeated="2"/>
          <table:table-cell office:value-type="float" office:value="2595255" calcext:value-type="float">
            <text:p>2595255</text:p>
          </table:table-cell>
          <table:table-cell table:number-columns-repeated="2"/>
          <table:table-cell office:value-type="float" office:value="879802" calcext:value-type="float">
            <text:p>879802</text:p>
          </table:table-cell>
          <table:table-cell table:number-columns-repeated="2"/>
          <table:table-cell office:value-type="float" office:value="876076" calcext:value-type="float">
            <text:p>876076</text:p>
          </table:table-cell>
          <table:table-cell/>
          <table:table-cell office:value-type="float" office:value="2598186" calcext:value-type="float">
            <text:p>2598186</text:p>
          </table:table-cell>
          <table:table-cell/>
          <table:table-cell office:value-type="float" office:value="2611323" calcext:value-type="float">
            <text:p>2611323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848293" calcext:value-type="float">
            <text:p>848293</text:p>
          </table:table-cell>
          <table:table-cell table:number-columns-repeated="2"/>
          <table:table-cell office:value-type="float" office:value="838345" calcext:value-type="float">
            <text:p>838345</text:p>
          </table:table-cell>
          <table:table-cell/>
          <table:table-cell office:value-type="float" office:value="3382527" calcext:value-type="float">
            <text:p>3382527</text:p>
          </table:table-cell>
          <table:table-cell/>
          <table:table-cell office:value-type="float" office:value="3377624" calcext:value-type="float">
            <text:p>3377624</text:p>
          </table:table-cell>
          <table:table-cell/>
          <table:table-cell office:value-type="float" office:value="3297070" calcext:value-type="float">
            <text:p>3297070</text:p>
          </table:table-cell>
          <table:table-cell table:number-columns-repeated="2"/>
          <table:table-cell office:value-type="float" office:value="732350" calcext:value-type="float">
            <text:p>732350</text:p>
          </table:table-cell>
          <table:table-cell/>
          <table:table-cell office:value-type="float" office:value="3887338" calcext:value-type="float">
            <text:p>3887338</text:p>
          </table:table-cell>
          <table:table-cell table:number-columns-repeated="2"/>
          <table:table-cell office:value-type="float" office:value="9207727" calcext:value-type="float">
            <text:p>9207727</text:p>
          </table:table-cell>
          <table:table-cell table:number-columns-repeated="2"/>
          <table:table-cell office:value-type="float" office:value="2633440" calcext:value-type="float">
            <text:p>2633440</text:p>
          </table:table-cell>
          <table:table-cell table:number-columns-repeated="2"/>
          <table:table-cell office:value-type="float" office:value="547891" calcext:value-type="float">
            <text:p>547891</text:p>
          </table:table-cell>
          <table:table-cell table:number-columns-repeated="2"/>
          <table:table-cell office:value-type="float" office:value="452108" calcext:value-type="float">
            <text:p>452108</text:p>
          </table:table-cell>
          <table:table-cell/>
          <table:table-cell office:value-type="float" office:value="2643541" calcext:value-type="float">
            <text:p>2643541</text:p>
          </table:table-cell>
          <table:table-cell/>
          <table:table-cell office:value-type="float" office:value="2611505" calcext:value-type="float">
            <text:p>2611505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19079" calcext:value-type="float">
            <text:p>419079</text:p>
          </table:table-cell>
          <table:table-cell table:number-columns-repeated="2"/>
          <table:table-cell office:value-type="float" office:value="380603" calcext:value-type="float">
            <text:p>380603</text:p>
          </table:table-cell>
          <table:table-cell/>
          <table:table-cell office:value-type="float" office:value="3291618" calcext:value-type="float">
            <text:p>3291618</text:p>
          </table:table-cell>
          <table:table-cell/>
          <table:table-cell office:value-type="float" office:value="3102176" calcext:value-type="float">
            <text:p>3102176</text:p>
          </table:table-cell>
          <table:table-cell/>
          <table:table-cell office:value-type="float" office:value="3070044" calcext:value-type="float">
            <text:p>3070044</text:p>
          </table:table-cell>
          <table:table-cell table:number-columns-repeated="2"/>
          <table:table-cell office:value-type="float" office:value="456165" calcext:value-type="float">
            <text:p>456165</text:p>
          </table:table-cell>
          <table:table-cell/>
          <table:table-cell office:value-type="float" office:value="4179232" calcext:value-type="float">
            <text:p>4179232</text:p>
          </table:table-cell>
          <table:table-cell/>
          <table:table-cell office:value-type="float" office:value="10573498" calcext:value-type="float">
            <text:p>10573498</text:p>
          </table:table-cell>
          <table:table-cell table:number-columns-repeated="2"/>
          <table:table-cell office:value-type="float" office:value="3329358" calcext:value-type="float">
            <text:p>3329358</text:p>
          </table:table-cell>
          <table:table-cell table:number-columns-repeated="2"/>
          <table:table-cell office:value-type="float" office:value="840860" calcext:value-type="float">
            <text:p>840860</text:p>
          </table:table-cell>
          <table:table-cell table:number-columns-repeated="2"/>
          <table:table-cell office:value-type="float" office:value="875285" calcext:value-type="float">
            <text:p>875285</text:p>
          </table:table-cell>
          <table:table-cell/>
          <table:table-cell office:value-type="float" office:value="2692282" calcext:value-type="float">
            <text:p>2692282</text:p>
          </table:table-cell>
          <table:table-cell/>
          <table:table-cell office:value-type="float" office:value="2659388" calcext:value-type="float">
            <text:p>2659388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875348" calcext:value-type="float">
            <text:p>875348</text:p>
          </table:table-cell>
          <table:table-cell table:number-columns-repeated="2"/>
          <table:table-cell office:value-type="float" office:value="839340" calcext:value-type="float">
            <text:p>839340</text:p>
          </table:table-cell>
          <table:table-cell/>
          <table:table-cell office:value-type="float" office:value="3473891" calcext:value-type="float">
            <text:p>3473891</text:p>
          </table:table-cell>
          <table:table-cell/>
          <table:table-cell office:value-type="float" office:value="3482581" calcext:value-type="float">
            <text:p>3482581</text:p>
          </table:table-cell>
          <table:table-cell/>
          <table:table-cell office:value-type="float" office:value="3358998" calcext:value-type="float">
            <text:p>3358998</text:p>
          </table:table-cell>
          <table:table-cell table:number-columns-repeated="2"/>
          <table:table-cell office:value-type="float" office:value="851421" calcext:value-type="float">
            <text:p>851421</text:p>
          </table:table-cell>
          <table:table-cell/>
          <table:table-cell office:value-type="float" office:value="3477956" calcext:value-type="float">
            <text:p>3477956</text:p>
          </table:table-cell>
          <table:table-cell/>
          <table:table-cell office:value-type="float" office:value="10337560" calcext:value-type="float">
            <text:p>10337560</text:p>
          </table:table-cell>
          <table:table-cell table:number-columns-repeated="2"/>
          <table:table-cell office:value-type="float" office:value="3668997" calcext:value-type="float">
            <text:p>3668997</text:p>
          </table:table-cell>
          <table:table-cell table:number-columns-repeated="2"/>
          <table:table-cell office:value-type="float" office:value="364520" calcext:value-type="float">
            <text:p>364520</text:p>
          </table:table-cell>
          <table:table-cell table:number-columns-repeated="2"/>
          <table:table-cell office:value-type="float" office:value="378260" calcext:value-type="float">
            <text:p>378260</text:p>
          </table:table-cell>
          <table:table-cell/>
          <table:table-cell office:value-type="float" office:value="2634419" calcext:value-type="float">
            <text:p>2634419</text:p>
          </table:table-cell>
          <table:table-cell/>
          <table:table-cell office:value-type="float" office:value="2564530" calcext:value-type="float">
            <text:p>2564530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48226" calcext:value-type="float">
            <text:p>448226</text:p>
          </table:table-cell>
          <table:table-cell table:number-columns-repeated="2"/>
          <table:table-cell office:value-type="float" office:value="454655" calcext:value-type="float">
            <text:p>454655</text:p>
          </table:table-cell>
          <table:table-cell/>
          <table:table-cell office:value-type="float" office:value="2836020" calcext:value-type="float">
            <text:p>2836020</text:p>
          </table:table-cell>
          <table:table-cell/>
          <table:table-cell office:value-type="float" office:value="2407171" calcext:value-type="float">
            <text:p>2407171</text:p>
          </table:table-cell>
          <table:table-cell/>
          <table:table-cell office:value-type="float" office:value="2370868" calcext:value-type="float">
            <text:p>2370868</text:p>
          </table:table-cell>
          <table:table-cell table:number-columns-repeated="2"/>
          <table:table-cell office:value-type="float" office:value="567992" calcext:value-type="float">
            <text:p>567992</text:p>
          </table:table-cell>
          <table:table-cell/>
          <table:table-cell office:value-type="float" office:value="3403921" calcext:value-type="float">
            <text:p>3403921</text:p>
          </table:table-cell>
          <table:table-cell table:number-columns-repeated="2"/>
          <table:table-cell office:value-type="float" office:value="3144555" calcext:value-type="float">
            <text:p>3144555</text:p>
          </table:table-cell>
          <table:table-cell table:number-columns-repeated="2"/>
          <table:table-cell office:value-type="float" office:value="3407496" calcext:value-type="float">
            <text:p>3407496</text:p>
          </table:table-cell>
          <table:table-cell table:number-columns-repeated="2"/>
          <table:table-cell office:value-type="float" office:value="843490" calcext:value-type="float">
            <text:p>843490</text:p>
          </table:table-cell>
          <table:table-cell table:number-columns-repeated="2"/>
          <table:table-cell office:value-type="float" office:value="840531" calcext:value-type="float">
            <text:p>840531</text:p>
          </table:table-cell>
          <table:table-cell/>
          <table:table-cell office:value-type="float" office:value="1708236" calcext:value-type="float">
            <text:p>1708236</text:p>
          </table:table-cell>
          <table:table-cell/>
          <table:table-cell office:value-type="float" office:value="1669604" calcext:value-type="float">
            <text:p>1669604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830401" calcext:value-type="float">
            <text:p>830401</text:p>
          </table:table-cell>
          <table:table-cell table:number-columns-repeated="2"/>
          <table:table-cell office:value-type="float" office:value="803688" calcext:value-type="float">
            <text:p>803688</text:p>
          </table:table-cell>
          <table:table-cell/>
          <table:table-cell office:value-type="float" office:value="3270139" calcext:value-type="float">
            <text:p>3270139</text:p>
          </table:table-cell>
          <table:table-cell/>
          <table:table-cell office:value-type="float" office:value="3237462" calcext:value-type="float">
            <text:p>3237462</text:p>
          </table:table-cell>
          <table:table-cell/>
          <table:table-cell office:value-type="float" office:value="3297925" calcext:value-type="float">
            <text:p>3297925</text:p>
          </table:table-cell>
          <table:table-cell table:number-columns-repeated="2"/>
          <table:table-cell office:value-type="float" office:value="835427" calcext:value-type="float">
            <text:p>835427</text:p>
          </table:table-cell>
          <table:table-cell/>
          <table:table-cell office:value-type="float" office:value="3201119" calcext:value-type="float">
            <text:p>3201119</text:p>
          </table:table-cell>
          <table:table-cell table:number-columns-repeated="2"/>
          <table:table-cell office:value-type="float" office:value="3028128" calcext:value-type="float">
            <text:p>3028128</text:p>
          </table:table-cell>
          <table:table-cell table:number-columns-repeated="2"/>
          <table:table-cell office:value-type="float" office:value="3356949" calcext:value-type="float">
            <text:p>3356949</text:p>
          </table:table-cell>
          <table:table-cell table:number-columns-repeated="2"/>
          <table:table-cell office:value-type="float" office:value="397125" calcext:value-type="float">
            <text:p>397125</text:p>
          </table:table-cell>
          <table:table-cell table:number-columns-repeated="2"/>
          <table:table-cell office:value-type="float" office:value="366834" calcext:value-type="float">
            <text:p>366834</text:p>
          </table:table-cell>
          <table:table-cell/>
          <table:table-cell office:value-type="float" office:value="2136083" calcext:value-type="float">
            <text:p>2136083</text:p>
          </table:table-cell>
          <table:table-cell/>
          <table:table-cell office:value-type="float" office:value="2175638" calcext:value-type="float">
            <text:p>217563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863675" calcext:value-type="float">
            <text:p>863675</text:p>
          </table:table-cell>
          <table:table-cell table:number-columns-repeated="2"/>
          <table:table-cell office:value-type="float" office:value="864228" calcext:value-type="float">
            <text:p>864228</text:p>
          </table:table-cell>
          <table:table-cell/>
          <table:table-cell office:value-type="float" office:value="3187686" calcext:value-type="float">
            <text:p>3187686</text:p>
          </table:table-cell>
          <table:table-cell/>
          <table:table-cell office:value-type="float" office:value="3202302" calcext:value-type="float">
            <text:p>3202302</text:p>
          </table:table-cell>
          <table:table-cell/>
          <table:table-cell office:value-type="float" office:value="3182850" calcext:value-type="float">
            <text:p>3182850</text:p>
          </table:table-cell>
          <table:table-cell table:number-columns-repeated="2"/>
          <table:table-cell office:value-type="float" office:value="821075" calcext:value-type="float">
            <text:p>821075</text:p>
          </table:table-cell>
          <table:table-cell/>
          <table:table-cell office:value-type="float" office:value="3209068" calcext:value-type="float">
            <text:p>3209068</text:p>
          </table:table-cell>
          <table:table-cell table:number-columns-repeated="2"/>
          <table:table-cell office:value-type="float" office:value="2848710" calcext:value-type="float">
            <text:p>2848710</text:p>
          </table:table-cell>
          <table:table-cell table:number-columns-repeated="2"/>
          <table:table-cell office:value-type="float" office:value="3163846" calcext:value-type="float">
            <text:p>3163846</text:p>
          </table:table-cell>
          <table:table-cell table:number-columns-repeated="2"/>
          <table:table-cell office:value-type="float" office:value="856271" calcext:value-type="float">
            <text:p>856271</text:p>
          </table:table-cell>
          <table:table-cell table:number-columns-repeated="2"/>
          <table:table-cell office:value-type="float" office:value="866090" calcext:value-type="float">
            <text:p>866090</text:p>
          </table:table-cell>
          <table:table-cell/>
          <table:table-cell office:value-type="float" office:value="2039771" calcext:value-type="float">
            <text:p>2039771</text:p>
          </table:table-cell>
          <table:table-cell/>
          <table:table-cell office:value-type="float" office:value="2101514" calcext:value-type="float">
            <text:p>2101514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34713" calcext:value-type="float">
            <text:p>634713</text:p>
          </table:table-cell>
          <table:table-cell table:number-columns-repeated="2"/>
          <table:table-cell office:value-type="float" office:value="318445" calcext:value-type="float">
            <text:p>318445</text:p>
          </table:table-cell>
          <table:table-cell/>
          <table:table-cell office:value-type="float" office:value="2840637" calcext:value-type="float">
            <text:p>2840637</text:p>
          </table:table-cell>
          <table:table-cell/>
          <table:table-cell office:value-type="float" office:value="2817628" calcext:value-type="float">
            <text:p>2817628</text:p>
          </table:table-cell>
          <table:table-cell/>
          <table:table-cell office:value-type="float" office:value="2233093" calcext:value-type="float">
            <text:p>2233093</text:p>
          </table:table-cell>
          <table:table-cell table:number-columns-repeated="2"/>
          <table:table-cell office:value-type="float" office:value="327671" calcext:value-type="float">
            <text:p>327671</text:p>
          </table:table-cell>
          <table:table-cell/>
          <table:table-cell office:value-type="float" office:value="3025784" calcext:value-type="float">
            <text:p>3025784</text:p>
          </table:table-cell>
          <table:table-cell table:number-columns-repeated="2"/>
          <table:table-cell office:value-type="float" office:value="2604027" calcext:value-type="float">
            <text:p>2604027</text:p>
          </table:table-cell>
          <table:table-cell table:number-columns-repeated="2"/>
          <table:table-cell office:value-type="float" office:value="1787199" calcext:value-type="float">
            <text:p>1787199</text:p>
          </table:table-cell>
          <table:table-cell table:number-columns-repeated="2"/>
          <table:table-cell office:value-type="float" office:value="772265" calcext:value-type="float">
            <text:p>772265</text:p>
          </table:table-cell>
          <table:table-cell table:number-columns-repeated="2"/>
          <table:table-cell office:value-type="float" office:value="788952" calcext:value-type="float">
            <text:p>788952</text:p>
          </table:table-cell>
          <table:table-cell/>
          <table:table-cell office:value-type="float" office:value="2451582" calcext:value-type="float">
            <text:p>2451582</text:p>
          </table:table-cell>
          <table:table-cell/>
          <table:table-cell office:value-type="float" office:value="2460502" calcext:value-type="float">
            <text:p>2460502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762407" calcext:value-type="float">
            <text:p>762407</text:p>
          </table:table-cell>
          <table:table-cell table:number-columns-repeated="2"/>
          <table:table-cell office:value-type="float" office:value="781442" calcext:value-type="float">
            <text:p>781442</text:p>
          </table:table-cell>
          <table:table-cell/>
          <table:table-cell office:value-type="float" office:value="3027126" calcext:value-type="float">
            <text:p>3027126</text:p>
          </table:table-cell>
          <table:table-cell/>
          <table:table-cell office:value-type="float" office:value="3074956" calcext:value-type="float">
            <text:p>3074956</text:p>
          </table:table-cell>
          <table:table-cell/>
          <table:table-cell office:value-type="float" office:value="2698385" calcext:value-type="float">
            <text:p>2698385</text:p>
          </table:table-cell>
          <table:table-cell table:number-columns-repeated="2"/>
          <table:table-cell office:value-type="float" office:value="372599" calcext:value-type="float">
            <text:p>372599</text:p>
          </table:table-cell>
          <table:table-cell/>
          <table:table-cell office:value-type="float" office:value="3569474" calcext:value-type="float">
            <text:p>3569474</text:p>
          </table:table-cell>
          <table:table-cell table:number-columns-repeated="2"/>
          <table:table-cell office:value-type="float" office:value="6318424" calcext:value-type="float">
            <text:p>6318424</text:p>
          </table:table-cell>
          <table:table-cell table:number-columns-repeated="2"/>
          <table:table-cell office:value-type="float" office:value="2322588" calcext:value-type="float">
            <text:p>2322588</text:p>
          </table:table-cell>
          <table:table-cell table:number-columns-repeated="2"/>
          <table:table-cell office:value-type="float" office:value="372525" calcext:value-type="float">
            <text:p>372525</text:p>
          </table:table-cell>
          <table:table-cell table:number-columns-repeated="2"/>
          <table:table-cell office:value-type="float" office:value="518277" calcext:value-type="float">
            <text:p>518277</text:p>
          </table:table-cell>
          <table:table-cell/>
          <table:table-cell office:value-type="float" office:value="2627432" calcext:value-type="float">
            <text:p>2627432</text:p>
          </table:table-cell>
          <table:table-cell/>
          <table:table-cell office:value-type="float" office:value="2608414" calcext:value-type="float">
            <text:p>2608414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61780" calcext:value-type="float">
            <text:p>461780</text:p>
          </table:table-cell>
          <table:table-cell table:number-columns-repeated="2"/>
          <table:table-cell office:value-type="float" office:value="796911" calcext:value-type="float">
            <text:p>796911</text:p>
          </table:table-cell>
          <table:table-cell/>
          <table:table-cell office:value-type="float" office:value="3200557" calcext:value-type="float">
            <text:p>3200557</text:p>
          </table:table-cell>
          <table:table-cell/>
          <table:table-cell office:value-type="float" office:value="3232220" calcext:value-type="float">
            <text:p>3232220</text:p>
          </table:table-cell>
          <table:table-cell/>
          <table:table-cell office:value-type="float" office:value="3099415" calcext:value-type="float">
            <text:p>3099415</text:p>
          </table:table-cell>
          <table:table-cell table:number-columns-repeated="2"/>
          <table:table-cell office:value-type="float" office:value="509012" calcext:value-type="float">
            <text:p>509012</text:p>
          </table:table-cell>
          <table:table-cell/>
          <table:table-cell office:value-type="float" office:value="3775285" calcext:value-type="float">
            <text:p>3775285</text:p>
          </table:table-cell>
          <table:table-cell table:number-columns-repeated="2"/>
          <table:table-cell office:value-type="float" office:value="7487854" calcext:value-type="float">
            <text:p>7487854</text:p>
          </table:table-cell>
          <table:table-cell table:number-columns-repeated="2"/>
          <table:table-cell office:value-type="float" office:value="2570279" calcext:value-type="float">
            <text:p>2570279</text:p>
          </table:table-cell>
          <table:table-cell table:number-columns-repeated="2"/>
          <table:table-cell office:value-type="float" office:value="753663" calcext:value-type="float">
            <text:p>753663</text:p>
          </table:table-cell>
          <table:table-cell table:number-columns-repeated="2"/>
          <table:table-cell office:value-type="float" office:value="318481" calcext:value-type="float">
            <text:p>318481</text:p>
          </table:table-cell>
          <table:table-cell/>
          <table:table-cell office:value-type="float" office:value="2401139" calcext:value-type="float">
            <text:p>2401139</text:p>
          </table:table-cell>
          <table:table-cell/>
          <table:table-cell office:value-type="float" office:value="2505773" calcext:value-type="float">
            <text:p>2505773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26163" calcext:value-type="float">
            <text:p>526163</text:p>
          </table:table-cell>
          <table:table-cell table:number-columns-repeated="2"/>
          <table:table-cell office:value-type="float" office:value="780675" calcext:value-type="float">
            <text:p>780675</text:p>
          </table:table-cell>
          <table:table-cell/>
          <table:table-cell office:value-type="float" office:value="3349633" calcext:value-type="float">
            <text:p>3349633</text:p>
          </table:table-cell>
          <table:table-cell/>
          <table:table-cell office:value-type="float" office:value="3388926" calcext:value-type="float">
            <text:p>3388926</text:p>
          </table:table-cell>
          <table:table-cell/>
          <table:table-cell office:value-type="float" office:value="3201398" calcext:value-type="float">
            <text:p>3201398</text:p>
          </table:table-cell>
          <table:table-cell table:number-columns-repeated="2"/>
          <table:table-cell office:value-type="float" office:value="623902" calcext:value-type="float">
            <text:p>623902</text:p>
          </table:table-cell>
          <table:table-cell/>
          <table:table-cell office:value-type="float" office:value="3704739" calcext:value-type="float">
            <text:p>3704739</text:p>
          </table:table-cell>
          <table:table-cell table:number-columns-repeated="2"/>
          <table:table-cell office:value-type="float" office:value="9277963" calcext:value-type="float">
            <text:p>9277963</text:p>
          </table:table-cell>
          <table:table-cell table:number-columns-repeated="2"/>
          <table:table-cell office:value-type="float" office:value="2584230" calcext:value-type="float">
            <text:p>2584230</text:p>
          </table:table-cell>
          <table:table-cell table:number-columns-repeated="2"/>
          <table:table-cell office:value-type="float" office:value="794761" calcext:value-type="float">
            <text:p>794761</text:p>
          </table:table-cell>
          <table:table-cell table:number-columns-repeated="2"/>
          <table:table-cell office:value-type="float" office:value="786343" calcext:value-type="float">
            <text:p>786343</text:p>
          </table:table-cell>
          <table:table-cell/>
          <table:table-cell office:value-type="float" office:value="2690900" calcext:value-type="float">
            <text:p>2690900</text:p>
          </table:table-cell>
          <table:table-cell/>
          <table:table-cell office:value-type="float" office:value="2636328" calcext:value-type="float">
            <text:p>2636328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793728" calcext:value-type="float">
            <text:p>793728</text:p>
          </table:table-cell>
          <table:table-cell table:number-columns-repeated="2"/>
          <table:table-cell office:value-type="float" office:value="474996" calcext:value-type="float">
            <text:p>474996</text:p>
          </table:table-cell>
          <table:table-cell/>
          <table:table-cell office:value-type="float" office:value="3349275" calcext:value-type="float">
            <text:p>3349275</text:p>
          </table:table-cell>
          <table:table-cell/>
          <table:table-cell office:value-type="float" office:value="3372648" calcext:value-type="float">
            <text:p>3372648</text:p>
          </table:table-cell>
          <table:table-cell/>
          <table:table-cell office:value-type="float" office:value="3286613" calcext:value-type="float">
            <text:p>3286613</text:p>
          </table:table-cell>
          <table:table-cell table:number-columns-repeated="2"/>
          <table:table-cell office:value-type="float" office:value="490032" calcext:value-type="float">
            <text:p>490032</text:p>
          </table:table-cell>
          <table:table-cell/>
          <table:table-cell office:value-type="float" office:value="4226496" calcext:value-type="float">
            <text:p>4226496</text:p>
          </table:table-cell>
          <table:table-cell table:number-columns-repeated="2"/>
          <table:table-cell office:value-type="float" office:value="9804943" calcext:value-type="float">
            <text:p>9804943</text:p>
          </table:table-cell>
          <table:table-cell table:number-columns-repeated="2"/>
          <table:table-cell office:value-type="float" office:value="2833058" calcext:value-type="float">
            <text:p>2833058</text:p>
          </table:table-cell>
          <table:table-cell table:number-columns-repeated="2"/>
          <table:table-cell office:value-type="float" office:value="782090" calcext:value-type="float">
            <text:p>782090</text:p>
          </table:table-cell>
          <table:table-cell table:number-columns-repeated="2"/>
          <table:table-cell office:value-type="float" office:value="792125" calcext:value-type="float">
            <text:p>792125</text:p>
          </table:table-cell>
          <table:table-cell/>
          <table:table-cell office:value-type="float" office:value="2712751" calcext:value-type="float">
            <text:p>2712751</text:p>
          </table:table-cell>
          <table:table-cell/>
          <table:table-cell office:value-type="float" office:value="2700068" calcext:value-type="float">
            <text:p>2700068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779404" calcext:value-type="float">
            <text:p>779404</text:p>
          </table:table-cell>
          <table:table-cell table:number-columns-repeated="2"/>
          <table:table-cell office:value-type="float" office:value="644964" calcext:value-type="float">
            <text:p>644964</text:p>
          </table:table-cell>
          <table:table-cell/>
          <table:table-cell office:value-type="float" office:value="3413832" calcext:value-type="float">
            <text:p>3413832</text:p>
          </table:table-cell>
          <table:table-cell/>
          <table:table-cell office:value-type="float" office:value="3450607" calcext:value-type="float">
            <text:p>3450607</text:p>
          </table:table-cell>
          <table:table-cell/>
          <table:table-cell office:value-type="float" office:value="3405198" calcext:value-type="float">
            <text:p>3405198</text:p>
          </table:table-cell>
          <table:table-cell table:number-columns-repeated="2"/>
          <table:table-cell office:value-type="float" office:value="540789" calcext:value-type="float">
            <text:p>540789</text:p>
          </table:table-cell>
          <table:table-cell/>
          <table:table-cell office:value-type="float" office:value="3704337" calcext:value-type="float">
            <text:p>3704337</text:p>
          </table:table-cell>
          <table:table-cell/>
          <table:table-cell office:value-type="float" office:value="11066297" calcext:value-type="float">
            <text:p>11066297</text:p>
          </table:table-cell>
          <table:table-cell table:number-columns-repeated="2"/>
          <table:table-cell office:value-type="float" office:value="3579750" calcext:value-type="float">
            <text:p>3579750</text:p>
          </table:table-cell>
          <table:table-cell table:number-columns-repeated="2"/>
          <table:table-cell office:value-type="float" office:value="420799" calcext:value-type="float">
            <text:p>420799</text:p>
          </table:table-cell>
          <table:table-cell table:number-columns-repeated="2"/>
          <table:table-cell office:value-type="float" office:value="416483" calcext:value-type="float">
            <text:p>416483</text:p>
          </table:table-cell>
          <table:table-cell/>
          <table:table-cell office:value-type="float" office:value="2520848" calcext:value-type="float">
            <text:p>2520848</text:p>
          </table:table-cell>
          <table:table-cell/>
          <table:table-cell office:value-type="float" office:value="2451495" calcext:value-type="float">
            <text:p>2451495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597881" calcext:value-type="float">
            <text:p>597881</text:p>
          </table:table-cell>
          <table:table-cell table:number-columns-repeated="2"/>
          <table:table-cell office:value-type="float" office:value="395850" calcext:value-type="float">
            <text:p>395850</text:p>
          </table:table-cell>
          <table:table-cell/>
          <table:table-cell office:value-type="float" office:value="3170971" calcext:value-type="float">
            <text:p>3170971</text:p>
          </table:table-cell>
          <table:table-cell/>
          <table:table-cell office:value-type="float" office:value="3063777" calcext:value-type="float">
            <text:p>3063777</text:p>
          </table:table-cell>
          <table:table-cell/>
          <table:table-cell office:value-type="float" office:value="3195651" calcext:value-type="float">
            <text:p>3195651</text:p>
          </table:table-cell>
          <table:table-cell table:number-columns-repeated="2"/>
          <table:table-cell office:value-type="float" office:value="665857" calcext:value-type="float">
            <text:p>665857</text:p>
          </table:table-cell>
          <table:table-cell/>
          <table:table-cell office:value-type="float" office:value="3367578" calcext:value-type="float">
            <text:p>3367578</text:p>
          </table:table-cell>
          <table:table-cell table:number-columns-repeated="2"/>
          <table:table-cell office:value-type="float" office:value="3326775" calcext:value-type="float">
            <text:p>3326775</text:p>
          </table:table-cell>
          <table:table-cell table:number-columns-repeated="2"/>
          <table:table-cell office:value-type="float" office:value="3457083" calcext:value-type="float">
            <text:p>3457083</text:p>
          </table:table-cell>
          <table:table-cell table:number-columns-repeated="2"/>
          <table:table-cell office:value-type="float" office:value="787606" calcext:value-type="float">
            <text:p>787606</text:p>
          </table:table-cell>
          <table:table-cell table:number-columns-repeated="2"/>
          <table:table-cell office:value-type="float" office:value="792988" calcext:value-type="float">
            <text:p>792988</text:p>
          </table:table-cell>
          <table:table-cell/>
          <table:table-cell office:value-type="float" office:value="2340183" calcext:value-type="float">
            <text:p>2340183</text:p>
          </table:table-cell>
          <table:table-cell/>
          <table:table-cell office:value-type="float" office:value="2352645" calcext:value-type="float">
            <text:p>2352645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96135" calcext:value-type="float">
            <text:p>396135</text:p>
          </table:table-cell>
          <table:table-cell table:number-columns-repeated="2"/>
          <table:table-cell office:value-type="float" office:value="427787" calcext:value-type="float">
            <text:p>427787</text:p>
          </table:table-cell>
          <table:table-cell/>
          <table:table-cell office:value-type="float" office:value="3248139" calcext:value-type="float">
            <text:p>3248139</text:p>
          </table:table-cell>
          <table:table-cell/>
          <table:table-cell office:value-type="float" office:value="3252397" calcext:value-type="float">
            <text:p>3252397</text:p>
          </table:table-cell>
          <table:table-cell/>
          <table:table-cell office:value-type="float" office:value="3215641" calcext:value-type="float">
            <text:p>3215641</text:p>
          </table:table-cell>
          <table:table-cell table:number-columns-repeated="2"/>
          <table:table-cell office:value-type="float" office:value="675543" calcext:value-type="float">
            <text:p>675543</text:p>
          </table:table-cell>
          <table:table-cell/>
          <table:table-cell office:value-type="float" office:value="3227724" calcext:value-type="float">
            <text:p>3227724</text:p>
          </table:table-cell>
          <table:table-cell table:number-columns-repeated="2"/>
          <table:table-cell office:value-type="float" office:value="2998856" calcext:value-type="float">
            <text:p>2998856</text:p>
          </table:table-cell>
          <table:table-cell table:number-columns-repeated="2"/>
          <table:table-cell office:value-type="float" office:value="3285623" calcext:value-type="float">
            <text:p>3285623</text:p>
          </table:table-cell>
          <table:table-cell table:number-columns-repeated="2"/>
          <table:table-cell office:value-type="float" office:value="785250" calcext:value-type="float">
            <text:p>785250</text:p>
          </table:table-cell>
          <table:table-cell table:number-columns-repeated="2"/>
          <table:table-cell office:value-type="float" office:value="793380" calcext:value-type="float">
            <text:p>793380</text:p>
          </table:table-cell>
          <table:table-cell/>
          <table:table-cell office:value-type="float" office:value="2143503" calcext:value-type="float">
            <text:p>2143503</text:p>
          </table:table-cell>
          <table:table-cell/>
          <table:table-cell office:value-type="float" office:value="2148533" calcext:value-type="float">
            <text:p>2148533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788778" calcext:value-type="float">
            <text:p>788778</text:p>
          </table:table-cell>
          <table:table-cell table:number-columns-repeated="2"/>
          <table:table-cell office:value-type="float" office:value="281116" calcext:value-type="float">
            <text:p>281116</text:p>
          </table:table-cell>
          <table:table-cell/>
          <table:table-cell office:value-type="float" office:value="3162582" calcext:value-type="float">
            <text:p>3162582</text:p>
          </table:table-cell>
          <table:table-cell/>
          <table:table-cell office:value-type="float" office:value="3127757" calcext:value-type="float">
            <text:p>3127757</text:p>
          </table:table-cell>
          <table:table-cell/>
          <table:table-cell office:value-type="float" office:value="3175602" calcext:value-type="float">
            <text:p>3175602</text:p>
          </table:table-cell>
          <table:table-cell table:number-columns-repeated="2"/>
          <table:table-cell office:value-type="float" office:value="332260" calcext:value-type="float">
            <text:p>332260</text:p>
          </table:table-cell>
          <table:table-cell/>
          <table:table-cell office:value-type="float" office:value="3033765" calcext:value-type="float">
            <text:p>3033765</text:p>
          </table:table-cell>
          <table:table-cell table:number-columns-repeated="2"/>
          <table:table-cell office:value-type="float" office:value="2655015" calcext:value-type="float">
            <text:p>2655015</text:p>
          </table:table-cell>
          <table:table-cell table:number-columns-repeated="2"/>
          <table:table-cell office:value-type="float" office:value="2522485" calcext:value-type="float">
            <text:p>2522485</text:p>
          </table:table-cell>
          <table:table-cell table:number-columns-repeated="2"/>
          <table:table-cell office:value-type="float" office:value="771583" calcext:value-type="float">
            <text:p>771583</text:p>
          </table:table-cell>
          <table:table-cell table:number-columns-repeated="2"/>
          <table:table-cell office:value-type="float" office:value="777609" calcext:value-type="float">
            <text:p>777609</text:p>
          </table:table-cell>
          <table:table-cell/>
          <table:table-cell office:value-type="float" office:value="2007677" calcext:value-type="float">
            <text:p>2007677</text:p>
          </table:table-cell>
          <table:table-cell/>
          <table:table-cell office:value-type="float" office:value="2045670" calcext:value-type="float">
            <text:p>2045670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40441" calcext:value-type="float">
            <text:p>440441</text:p>
          </table:table-cell>
          <table:table-cell table:number-columns-repeated="2"/>
          <table:table-cell office:value-type="float" office:value="328861" calcext:value-type="float">
            <text:p>328861</text:p>
          </table:table-cell>
          <table:table-cell table:number-columns-repeated="2"/>
          <table:table-cell office:value-type="float" office:value="399288" calcext:value-type="float">
            <text:p>399288</text:p>
          </table:table-cell>
          <table:table-cell table:number-columns-repeated="2"/>
          <table:table-cell office:value-type="float" office:value="402076" calcext:value-type="float">
            <text:p>402076</text:p>
          </table:table-cell>
          <table:table-cell table:number-columns-repeated="2"/>
          <table:table-cell office:value-type="float" office:value="185496" calcext:value-type="float">
            <text:p>185496</text:p>
          </table:table-cell>
          <table:table-cell table:number-columns-repeated="2"/>
          <table:table-cell office:value-type="float" office:value="302365" calcext:value-type="float">
            <text:p>302365</text:p>
          </table:table-cell>
          <table:table-cell table:number-columns-repeated="2"/>
          <table:table-cell office:value-type="float" office:value="249660" calcext:value-type="float">
            <text:p>249660</text:p>
          </table:table-cell>
          <table:table-cell table:number-columns-repeated="2"/>
          <table:table-cell office:value-type="float" office:value="3837005" calcext:value-type="float">
            <text:p>3837005</text:p>
          </table:table-cell>
          <table:table-cell table:number-columns-repeated="3"/>
          <table:table-cell office:value-type="float" office:value="401620" calcext:value-type="float">
            <text:p>401620</text:p>
          </table:table-cell>
          <table:table-cell table:number-columns-repeated="2"/>
          <table:table-cell office:value-type="float" office:value="710106" calcext:value-type="float">
            <text:p>710106</text:p>
          </table:table-cell>
          <table:table-cell table:number-columns-repeated="2"/>
          <table:table-cell office:value-type="float" office:value="264200" calcext:value-type="float">
            <text:p>264200</text:p>
          </table:table-cell>
          <table:table-cell table:number-columns-repeated="2"/>
          <table:table-cell office:value-type="float" office:value="406190" calcext:value-type="float">
            <text:p>406190</text:p>
          </table:table-cell>
          <table:table-cell table:number-columns-repeated="2"/>
          <table:table-cell office:value-type="float" office:value="395789" calcext:value-type="float">
            <text:p>39578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22812" calcext:value-type="float">
            <text:p>422812</text:p>
          </table:table-cell>
          <table:table-cell table:number-columns-repeated="2"/>
          <table:table-cell office:value-type="float" office:value="278891" calcext:value-type="float">
            <text:p>278891</text:p>
          </table:table-cell>
          <table:table-cell table:number-columns-repeated="2"/>
          <table:table-cell office:value-type="float" office:value="499841" calcext:value-type="float">
            <text:p>499841</text:p>
          </table:table-cell>
          <table:table-cell table:number-columns-repeated="2"/>
          <table:table-cell office:value-type="float" office:value="509016" calcext:value-type="float">
            <text:p>509016</text:p>
          </table:table-cell>
          <table:table-cell table:number-columns-repeated="2"/>
          <table:table-cell office:value-type="float" office:value="377943" calcext:value-type="float">
            <text:p>377943</text:p>
          </table:table-cell>
          <table:table-cell table:number-columns-repeated="2"/>
          <table:table-cell office:value-type="float" office:value="415074" calcext:value-type="float">
            <text:p>415074</text:p>
          </table:table-cell>
          <table:table-cell table:number-columns-repeated="2"/>
          <table:table-cell office:value-type="float" office:value="487968" calcext:value-type="float">
            <text:p>487968</text:p>
          </table:table-cell>
          <table:table-cell table:number-columns-repeated="2"/>
          <table:table-cell office:value-type="float" office:value="6189878" calcext:value-type="float">
            <text:p>6189878</text:p>
          </table:table-cell>
          <table:table-cell table:number-columns-repeated="3"/>
          <table:table-cell office:value-type="float" office:value="593024" calcext:value-type="float">
            <text:p>593024</text:p>
          </table:table-cell>
          <table:table-cell table:number-columns-repeated="2"/>
          <table:table-cell office:value-type="float" office:value="749950" calcext:value-type="float">
            <text:p>749950</text:p>
          </table:table-cell>
          <table:table-cell table:number-columns-repeated="2"/>
          <table:table-cell office:value-type="float" office:value="760521" calcext:value-type="float">
            <text:p>760521</text:p>
          </table:table-cell>
          <table:table-cell table:number-columns-repeated="2"/>
          <table:table-cell office:value-type="float" office:value="510020" calcext:value-type="float">
            <text:p>510020</text:p>
          </table:table-cell>
          <table:table-cell table:number-columns-repeated="2"/>
          <table:table-cell office:value-type="float" office:value="508221" calcext:value-type="float">
            <text:p>50822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33821" calcext:value-type="float">
            <text:p>533821</text:p>
          </table:table-cell>
          <table:table-cell table:number-columns-repeated="2"/>
          <table:table-cell office:value-type="float" office:value="354521" calcext:value-type="float">
            <text:p>354521</text:p>
          </table:table-cell>
          <table:table-cell table:number-columns-repeated="2"/>
          <table:table-cell office:value-type="float" office:value="609468" calcext:value-type="float">
            <text:p>609468</text:p>
          </table:table-cell>
          <table:table-cell table:number-columns-repeated="2"/>
          <table:table-cell office:value-type="float" office:value="619221" calcext:value-type="float">
            <text:p>619221</text:p>
          </table:table-cell>
          <table:table-cell table:number-columns-repeated="2"/>
          <table:table-cell office:value-type="float" office:value="475984" calcext:value-type="float">
            <text:p>475984</text:p>
          </table:table-cell>
          <table:table-cell table:number-columns-repeated="2"/>
          <table:table-cell office:value-type="float" office:value="409153" calcext:value-type="float">
            <text:p>409153</text:p>
          </table:table-cell>
          <table:table-cell table:number-columns-repeated="2"/>
          <table:table-cell office:value-type="float" office:value="654275" calcext:value-type="float">
            <text:p>654275</text:p>
          </table:table-cell>
          <table:table-cell table:number-columns-repeated="2"/>
          <table:table-cell office:value-type="float" office:value="7195780" calcext:value-type="float">
            <text:p>7195780</text:p>
          </table:table-cell>
          <table:table-cell table:number-columns-repeated="3"/>
          <table:table-cell office:value-type="float" office:value="673790" calcext:value-type="float">
            <text:p>673790</text:p>
          </table:table-cell>
          <table:table-cell table:number-columns-repeated="2"/>
          <table:table-cell office:value-type="float" office:value="312385" calcext:value-type="float">
            <text:p>312385</text:p>
          </table:table-cell>
          <table:table-cell table:number-columns-repeated="2"/>
          <table:table-cell office:value-type="float" office:value="380120" calcext:value-type="float">
            <text:p>380120</text:p>
          </table:table-cell>
          <table:table-cell table:number-columns-repeated="2"/>
          <table:table-cell office:value-type="float" office:value="539840" calcext:value-type="float">
            <text:p>539840</text:p>
          </table:table-cell>
          <table:table-cell table:number-columns-repeated="2"/>
          <table:table-cell office:value-type="float" office:value="549279" calcext:value-type="float">
            <text:p>54927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68831" calcext:value-type="float">
            <text:p>568831</text:p>
          </table:table-cell>
          <table:table-cell table:number-columns-repeated="2"/>
          <table:table-cell office:value-type="float" office:value="308301" calcext:value-type="float">
            <text:p>308301</text:p>
          </table:table-cell>
          <table:table-cell table:number-columns-repeated="2"/>
          <table:table-cell office:value-type="float" office:value="609802" calcext:value-type="float">
            <text:p>609802</text:p>
          </table:table-cell>
          <table:table-cell table:number-columns-repeated="2"/>
          <table:table-cell office:value-type="float" office:value="628868" calcext:value-type="float">
            <text:p>628868</text:p>
          </table:table-cell>
          <table:table-cell table:number-columns-repeated="2"/>
          <table:table-cell office:value-type="float" office:value="554169" calcext:value-type="float">
            <text:p>554169</text:p>
          </table:table-cell>
          <table:table-cell table:number-columns-repeated="2"/>
          <table:table-cell office:value-type="float" office:value="575318" calcext:value-type="float">
            <text:p>575318</text:p>
          </table:table-cell>
          <table:table-cell table:number-columns-repeated="2"/>
          <table:table-cell office:value-type="float" office:value="730043" calcext:value-type="float">
            <text:p>730043</text:p>
          </table:table-cell>
          <table:table-cell table:number-columns-repeated="2"/>
          <table:table-cell office:value-type="float" office:value="6670600" calcext:value-type="float">
            <text:p>6670600</text:p>
          </table:table-cell>
          <table:table-cell table:number-columns-repeated="3"/>
          <table:table-cell office:value-type="float" office:value="772142" calcext:value-type="float">
            <text:p>772142</text:p>
          </table:table-cell>
          <table:table-cell table:number-columns-repeated="2"/>
          <table:table-cell office:value-type="float" office:value="279346" calcext:value-type="float">
            <text:p>279346</text:p>
          </table:table-cell>
          <table:table-cell table:number-columns-repeated="2"/>
          <table:table-cell office:value-type="float" office:value="383484" calcext:value-type="float">
            <text:p>383484</text:p>
          </table:table-cell>
          <table:table-cell table:number-columns-repeated="2"/>
          <table:table-cell office:value-type="float" office:value="636217" calcext:value-type="float">
            <text:p>636217</text:p>
          </table:table-cell>
          <table:table-cell table:number-columns-repeated="2"/>
          <table:table-cell office:value-type="float" office:value="639911" calcext:value-type="float">
            <text:p>63991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35314" calcext:value-type="float">
            <text:p>535314</text:p>
          </table:table-cell>
          <table:table-cell table:number-columns-repeated="2"/>
          <table:table-cell office:value-type="float" office:value="427398" calcext:value-type="float">
            <text:p>427398</text:p>
          </table:table-cell>
          <table:table-cell table:number-columns-repeated="2"/>
          <table:table-cell office:value-type="float" office:value="670538" calcext:value-type="float">
            <text:p>670538</text:p>
          </table:table-cell>
          <table:table-cell table:number-columns-repeated="2"/>
          <table:table-cell office:value-type="float" office:value="694275" calcext:value-type="float">
            <text:p>694275</text:p>
          </table:table-cell>
          <table:table-cell table:number-columns-repeated="2"/>
          <table:table-cell office:value-type="float" office:value="711710" calcext:value-type="float">
            <text:p>711710</text:p>
          </table:table-cell>
          <table:table-cell table:number-columns-repeated="2"/>
          <table:table-cell office:value-type="float" office:value="747933" calcext:value-type="float">
            <text:p>747933</text:p>
          </table:table-cell>
          <table:table-cell table:number-columns-repeated="2"/>
          <table:table-cell office:value-type="float" office:value="855607" calcext:value-type="float">
            <text:p>855607</text:p>
          </table:table-cell>
          <table:table-cell table:number-columns-repeated="2"/>
          <table:table-cell office:value-type="float" office:value="9467835" calcext:value-type="float">
            <text:p>9467835</text:p>
          </table:table-cell>
          <table:table-cell table:number-columns-repeated="3"/>
          <table:table-cell office:value-type="float" office:value="908753" calcext:value-type="float">
            <text:p>908753</text:p>
          </table:table-cell>
          <table:table-cell table:number-columns-repeated="2"/>
          <table:table-cell office:value-type="float" office:value="426426" calcext:value-type="float">
            <text:p>426426</text:p>
          </table:table-cell>
          <table:table-cell table:number-columns-repeated="2"/>
          <table:table-cell office:value-type="float" office:value="756066" calcext:value-type="float">
            <text:p>756066</text:p>
          </table:table-cell>
          <table:table-cell table:number-columns-repeated="2"/>
          <table:table-cell office:value-type="float" office:value="702396" calcext:value-type="float">
            <text:p>702396</text:p>
          </table:table-cell>
          <table:table-cell table:number-columns-repeated="2"/>
          <table:table-cell office:value-type="float" office:value="701218" calcext:value-type="float">
            <text:p>70121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463237" calcext:value-type="float">
            <text:p>463237</text:p>
          </table:table-cell>
          <table:table-cell table:number-columns-repeated="2"/>
          <table:table-cell office:value-type="float" office:value="751534" calcext:value-type="float">
            <text:p>751534</text:p>
          </table:table-cell>
          <table:table-cell table:number-columns-repeated="2"/>
          <table:table-cell office:value-type="float" office:value="683311" calcext:value-type="float">
            <text:p>683311</text:p>
          </table:table-cell>
          <table:table-cell table:number-columns-repeated="2"/>
          <table:table-cell office:value-type="float" office:value="682117" calcext:value-type="float">
            <text:p>682117</text:p>
          </table:table-cell>
          <table:table-cell table:number-columns-repeated="2"/>
          <table:table-cell office:value-type="float" office:value="853246" calcext:value-type="float">
            <text:p>853246</text:p>
          </table:table-cell>
          <table:table-cell table:number-columns-repeated="2"/>
          <table:table-cell office:value-type="float" office:value="245840" calcext:value-type="float">
            <text:p>245840</text:p>
          </table:table-cell>
          <table:table-cell table:number-columns-repeated="2"/>
          <table:table-cell office:value-type="float" office:value="907477" calcext:value-type="float">
            <text:p>907477</text:p>
          </table:table-cell>
          <table:table-cell/>
          <table:table-cell office:value-type="float" office:value="10043032" calcext:value-type="float">
            <text:p>10043032</text:p>
          </table:table-cell>
          <table:table-cell table:number-columns-repeated="3"/>
          <table:table-cell office:value-type="float" office:value="930374" calcext:value-type="float">
            <text:p>930374</text:p>
          </table:table-cell>
          <table:table-cell table:number-columns-repeated="2"/>
          <table:table-cell office:value-type="float" office:value="614423" calcext:value-type="float">
            <text:p>614423</text:p>
          </table:table-cell>
          <table:table-cell table:number-columns-repeated="2"/>
          <table:table-cell office:value-type="float" office:value="354493" calcext:value-type="float">
            <text:p>354493</text:p>
          </table:table-cell>
          <table:table-cell table:number-columns-repeated="2"/>
          <table:table-cell office:value-type="float" office:value="655255" calcext:value-type="float">
            <text:p>655255</text:p>
          </table:table-cell>
          <table:table-cell table:number-columns-repeated="2"/>
          <table:table-cell office:value-type="float" office:value="648339" calcext:value-type="float">
            <text:p>648339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40489" calcext:value-type="float">
            <text:p>140489</text:p>
          </table:table-cell>
          <table:table-cell table:number-columns-repeated="2"/>
          <table:table-cell office:value-type="float" office:value="735685" calcext:value-type="float">
            <text:p>735685</text:p>
          </table:table-cell>
          <table:table-cell table:number-columns-repeated="2"/>
          <table:table-cell office:value-type="float" office:value="640651" calcext:value-type="float">
            <text:p>640651</text:p>
          </table:table-cell>
          <table:table-cell table:number-columns-repeated="2"/>
          <table:table-cell office:value-type="float" office:value="625635" calcext:value-type="float">
            <text:p>625635</text:p>
          </table:table-cell>
          <table:table-cell table:number-columns-repeated="2"/>
          <table:table-cell office:value-type="float" office:value="766106" calcext:value-type="float">
            <text:p>766106</text:p>
          </table:table-cell>
          <table:table-cell table:number-columns-repeated="2"/>
          <table:table-cell office:value-type="float" office:value="418067" calcext:value-type="float">
            <text:p>418067</text:p>
          </table:table-cell>
          <table:table-cell table:number-columns-repeated="2"/>
          <table:table-cell office:value-type="float" office:value="902969" calcext:value-type="float">
            <text:p>902969</text:p>
          </table:table-cell>
          <table:table-cell table:number-columns-repeated="2"/>
          <table:table-cell office:value-type="float" office:value="3175951" calcext:value-type="float">
            <text:p>3175951</text:p>
          </table:table-cell>
          <table:table-cell table:number-columns-repeated="3"/>
          <table:table-cell office:value-type="float" office:value="959702" calcext:value-type="float">
            <text:p>959702</text:p>
          </table:table-cell>
          <table:table-cell table:number-columns-repeated="2"/>
          <table:table-cell office:value-type="float" office:value="432904" calcext:value-type="float">
            <text:p>432904</text:p>
          </table:table-cell>
          <table:table-cell table:number-columns-repeated="2"/>
          <table:table-cell office:value-type="float" office:value="443005" calcext:value-type="float">
            <text:p>443005</text:p>
          </table:table-cell>
          <table:table-cell table:number-columns-repeated="2"/>
          <table:table-cell office:value-type="float" office:value="646260" calcext:value-type="float">
            <text:p>646260</text:p>
          </table:table-cell>
          <table:table-cell table:number-columns-repeated="2"/>
          <table:table-cell office:value-type="float" office:value="626936" calcext:value-type="float">
            <text:p>62693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724154" calcext:value-type="float">
            <text:p>724154</text:p>
          </table:table-cell>
          <table:table-cell table:number-columns-repeated="2"/>
          <table:table-cell office:value-type="float" office:value="736383" calcext:value-type="float">
            <text:p>736383</text:p>
          </table:table-cell>
          <table:table-cell table:number-columns-repeated="2"/>
          <table:table-cell office:value-type="float" office:value="673448" calcext:value-type="float">
            <text:p>673448</text:p>
          </table:table-cell>
          <table:table-cell table:number-columns-repeated="2"/>
          <table:table-cell office:value-type="float" office:value="670351" calcext:value-type="float">
            <text:p>670351</text:p>
          </table:table-cell>
          <table:table-cell table:number-columns-repeated="2"/>
          <table:table-cell office:value-type="float" office:value="755109" calcext:value-type="float">
            <text:p>755109</text:p>
          </table:table-cell>
          <table:table-cell table:number-columns-repeated="2"/>
          <table:table-cell office:value-type="float" office:value="356530" calcext:value-type="float">
            <text:p>356530</text:p>
          </table:table-cell>
          <table:table-cell table:number-columns-repeated="2"/>
          <table:table-cell office:value-type="float" office:value="980752" calcext:value-type="float">
            <text:p>980752</text:p>
          </table:table-cell>
          <table:table-cell table:number-columns-repeated="2"/>
          <table:table-cell office:value-type="float" office:value="2832621" calcext:value-type="float">
            <text:p>2832621</text:p>
          </table:table-cell>
          <table:table-cell table:number-columns-repeated="3"/>
          <table:table-cell office:value-type="float" office:value="918209" calcext:value-type="float">
            <text:p>918209</text:p>
          </table:table-cell>
          <table:table-cell table:number-columns-repeated="2"/>
          <table:table-cell office:value-type="float" office:value="566862" calcext:value-type="float">
            <text:p>566862</text:p>
          </table:table-cell>
          <table:table-cell table:number-columns-repeated="2"/>
          <table:table-cell office:value-type="float" office:value="459330" calcext:value-type="float">
            <text:p>459330</text:p>
          </table:table-cell>
          <table:table-cell table:number-columns-repeated="2"/>
          <table:table-cell office:value-type="float" office:value="633497" calcext:value-type="float">
            <text:p>633497</text:p>
          </table:table-cell>
          <table:table-cell table:number-columns-repeated="2"/>
          <table:table-cell office:value-type="float" office:value="634960" calcext:value-type="float">
            <text:p>634960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56476" calcext:value-type="float">
            <text:p>356476</text:p>
          </table:table-cell>
          <table:table-cell table:number-columns-repeated="2"/>
          <table:table-cell office:value-type="float" office:value="741206" calcext:value-type="float">
            <text:p>741206</text:p>
          </table:table-cell>
          <table:table-cell table:number-columns-repeated="2"/>
          <table:table-cell office:value-type="float" office:value="705464" calcext:value-type="float">
            <text:p>705464</text:p>
          </table:table-cell>
          <table:table-cell table:number-columns-repeated="2"/>
          <table:table-cell office:value-type="float" office:value="680625" calcext:value-type="float">
            <text:p>680625</text:p>
          </table:table-cell>
          <table:table-cell table:number-columns-repeated="2"/>
          <table:table-cell office:value-type="float" office:value="764848" calcext:value-type="float">
            <text:p>764848</text:p>
          </table:table-cell>
          <table:table-cell table:number-columns-repeated="2"/>
          <table:table-cell office:value-type="float" office:value="301912" calcext:value-type="float">
            <text:p>301912</text:p>
          </table:table-cell>
          <table:table-cell table:number-columns-repeated="2"/>
          <table:table-cell office:value-type="float" office:value="945624" calcext:value-type="float">
            <text:p>945624</text:p>
          </table:table-cell>
          <table:table-cell table:number-columns-repeated="2"/>
          <table:table-cell office:value-type="float" office:value="2630470" calcext:value-type="float">
            <text:p>2630470</text:p>
          </table:table-cell>
          <table:table-cell table:number-columns-repeated="3"/>
          <table:table-cell office:value-type="float" office:value="912420" calcext:value-type="float">
            <text:p>912420</text:p>
          </table:table-cell>
          <table:table-cell table:number-columns-repeated="2"/>
          <table:table-cell office:value-type="float" office:value="599753" calcext:value-type="float">
            <text:p>599753</text:p>
          </table:table-cell>
          <table:table-cell table:number-columns-repeated="2"/>
          <table:table-cell office:value-type="float" office:value="731895" calcext:value-type="float">
            <text:p>731895</text:p>
          </table:table-cell>
          <table:table-cell table:number-columns-repeated="2"/>
          <table:table-cell office:value-type="float" office:value="614970" calcext:value-type="float">
            <text:p>614970</text:p>
          </table:table-cell>
          <table:table-cell table:number-columns-repeated="2"/>
          <table:table-cell office:value-type="float" office:value="602098" calcext:value-type="float">
            <text:p>602098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38197" calcext:value-type="float">
            <text:p>338197</text:p>
          </table:table-cell>
          <table:table-cell table:number-columns-repeated="2"/>
          <table:table-cell office:value-type="float" office:value="457156" calcext:value-type="float">
            <text:p>457156</text:p>
          </table:table-cell>
          <table:table-cell table:number-columns-repeated="2"/>
          <table:table-cell office:value-type="float" office:value="402674" calcext:value-type="float">
            <text:p>402674</text:p>
          </table:table-cell>
          <table:table-cell table:number-columns-repeated="2"/>
          <table:table-cell office:value-type="float" office:value="405089" calcext:value-type="float">
            <text:p>405089</text:p>
          </table:table-cell>
          <table:table-cell table:number-columns-repeated="2"/>
          <table:table-cell office:value-type="float" office:value="160116" calcext:value-type="float">
            <text:p>160116</text:p>
          </table:table-cell>
          <table:table-cell table:number-columns-repeated="2"/>
          <table:table-cell office:value-type="float" office:value="222477" calcext:value-type="float">
            <text:p>222477</text:p>
          </table:table-cell>
          <table:table-cell table:number-columns-repeated="2"/>
          <table:table-cell office:value-type="float" office:value="225142" calcext:value-type="float">
            <text:p>225142</text:p>
          </table:table-cell>
          <table:table-cell table:number-columns-repeated="2"/>
          <table:table-cell office:value-type="float" office:value="4434126" calcext:value-type="float">
            <text:p>4434126</text:p>
          </table:table-cell>
          <table:table-cell table:number-columns-repeated="3"/>
          <table:table-cell office:value-type="float" office:value="259679" calcext:value-type="float">
            <text:p>259679</text:p>
          </table:table-cell>
          <table:table-cell table:number-columns-repeated="2"/>
          <table:table-cell office:value-type="float" office:value="413817" calcext:value-type="float">
            <text:p>413817</text:p>
          </table:table-cell>
          <table:table-cell table:number-columns-repeated="2"/>
          <table:table-cell office:value-type="float" office:value="496949" calcext:value-type="float">
            <text:p>496949</text:p>
          </table:table-cell>
          <table:table-cell table:number-columns-repeated="2"/>
          <table:table-cell office:value-type="float" office:value="401307" calcext:value-type="float">
            <text:p>401307</text:p>
          </table:table-cell>
          <table:table-cell table:number-columns-repeated="2"/>
          <table:table-cell office:value-type="float" office:value="399770" calcext:value-type="float">
            <text:p>39977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10757" calcext:value-type="float">
            <text:p>310757</text:p>
          </table:table-cell>
          <table:table-cell table:number-columns-repeated="2"/>
          <table:table-cell office:value-type="float" office:value="527064" calcext:value-type="float">
            <text:p>527064</text:p>
          </table:table-cell>
          <table:table-cell table:number-columns-repeated="2"/>
          <table:table-cell office:value-type="float" office:value="510280" calcext:value-type="float">
            <text:p>510280</text:p>
          </table:table-cell>
          <table:table-cell table:number-columns-repeated="2"/>
          <table:table-cell office:value-type="float" office:value="505533" calcext:value-type="float">
            <text:p>505533</text:p>
          </table:table-cell>
          <table:table-cell table:number-columns-repeated="2"/>
          <table:table-cell office:value-type="float" office:value="249357" calcext:value-type="float">
            <text:p>249357</text:p>
          </table:table-cell>
          <table:table-cell table:number-columns-repeated="2"/>
          <table:table-cell office:value-type="float" office:value="336178" calcext:value-type="float">
            <text:p>336178</text:p>
          </table:table-cell>
          <table:table-cell table:number-columns-repeated="2"/>
          <table:table-cell office:value-type="float" office:value="312943" calcext:value-type="float">
            <text:p>312943</text:p>
          </table:table-cell>
          <table:table-cell table:number-columns-repeated="2"/>
          <table:table-cell office:value-type="float" office:value="5769548" calcext:value-type="float">
            <text:p>5769548</text:p>
          </table:table-cell>
          <table:table-cell table:number-columns-repeated="3"/>
          <table:table-cell office:value-type="float" office:value="340613" calcext:value-type="float">
            <text:p>340613</text:p>
          </table:table-cell>
          <table:table-cell table:number-columns-repeated="2"/>
          <table:table-cell office:value-type="float" office:value="369442" calcext:value-type="float">
            <text:p>369442</text:p>
          </table:table-cell>
          <table:table-cell table:number-columns-repeated="2"/>
          <table:table-cell office:value-type="float" office:value="675626" calcext:value-type="float">
            <text:p>675626</text:p>
          </table:table-cell>
          <table:table-cell table:number-columns-repeated="2"/>
          <table:table-cell office:value-type="float" office:value="428888" calcext:value-type="float">
            <text:p>428888</text:p>
          </table:table-cell>
          <table:table-cell table:number-columns-repeated="2"/>
          <table:table-cell office:value-type="float" office:value="509680" calcext:value-type="float">
            <text:p>50968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48756" calcext:value-type="float">
            <text:p>48756</text:p>
          </table:table-cell>
          <table:table-cell table:number-columns-repeated="2"/>
          <table:table-cell office:value-type="float" office:value="378312" calcext:value-type="float">
            <text:p>378312</text:p>
          </table:table-cell>
          <table:table-cell table:number-columns-repeated="2"/>
          <table:table-cell office:value-type="float" office:value="595216" calcext:value-type="float">
            <text:p>595216</text:p>
          </table:table-cell>
          <table:table-cell table:number-columns-repeated="2"/>
          <table:table-cell office:value-type="float" office:value="594122" calcext:value-type="float">
            <text:p>594122</text:p>
          </table:table-cell>
          <table:table-cell table:number-columns-repeated="2"/>
          <table:table-cell office:value-type="float" office:value="299867" calcext:value-type="float">
            <text:p>299867</text:p>
          </table:table-cell>
          <table:table-cell table:number-columns-repeated="2"/>
          <table:table-cell office:value-type="float" office:value="340722" calcext:value-type="float">
            <text:p>340722</text:p>
          </table:table-cell>
          <table:table-cell table:number-columns-repeated="2"/>
          <table:table-cell office:value-type="float" office:value="370015" calcext:value-type="float">
            <text:p>370015</text:p>
          </table:table-cell>
          <table:table-cell table:number-columns-repeated="2"/>
          <table:table-cell office:value-type="float" office:value="7696207" calcext:value-type="float">
            <text:p>7696207</text:p>
          </table:table-cell>
          <table:table-cell table:number-columns-repeated="3"/>
          <table:table-cell office:value-type="float" office:value="432300" calcext:value-type="float">
            <text:p>432300</text:p>
          </table:table-cell>
          <table:table-cell table:number-columns-repeated="2"/>
          <table:table-cell office:value-type="float" office:value="419124" calcext:value-type="float">
            <text:p>419124</text:p>
          </table:table-cell>
          <table:table-cell table:number-columns-repeated="2"/>
          <table:table-cell office:value-type="float" office:value="453352" calcext:value-type="float">
            <text:p>453352</text:p>
          </table:table-cell>
          <table:table-cell table:number-columns-repeated="2"/>
          <table:table-cell office:value-type="float" office:value="571823" calcext:value-type="float">
            <text:p>571823</text:p>
          </table:table-cell>
          <table:table-cell table:number-columns-repeated="2"/>
          <table:table-cell office:value-type="float" office:value="572513" calcext:value-type="float">
            <text:p>57251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76030" calcext:value-type="float">
            <text:p>376030</text:p>
          </table:table-cell>
          <table:table-cell table:number-columns-repeated="2"/>
          <table:table-cell office:value-type="float" office:value="403046" calcext:value-type="float">
            <text:p>403046</text:p>
          </table:table-cell>
          <table:table-cell table:number-columns-repeated="2"/>
          <table:table-cell office:value-type="float" office:value="654663" calcext:value-type="float">
            <text:p>654663</text:p>
          </table:table-cell>
          <table:table-cell table:number-columns-repeated="2"/>
          <table:table-cell office:value-type="float" office:value="640324" calcext:value-type="float">
            <text:p>640324</text:p>
          </table:table-cell>
          <table:table-cell table:number-columns-repeated="2"/>
          <table:table-cell office:value-type="float" office:value="375783" calcext:value-type="float">
            <text:p>375783</text:p>
          </table:table-cell>
          <table:table-cell table:number-columns-repeated="2"/>
          <table:table-cell office:value-type="float" office:value="302024" calcext:value-type="float">
            <text:p>302024</text:p>
          </table:table-cell>
          <table:table-cell table:number-columns-repeated="2"/>
          <table:table-cell office:value-type="float" office:value="439746" calcext:value-type="float">
            <text:p>439746</text:p>
          </table:table-cell>
          <table:table-cell table:number-columns-repeated="2"/>
          <table:table-cell office:value-type="float" office:value="9094964" calcext:value-type="float">
            <text:p>9094964</text:p>
          </table:table-cell>
          <table:table-cell table:number-columns-repeated="3"/>
          <table:table-cell office:value-type="float" office:value="516687" calcext:value-type="float">
            <text:p>516687</text:p>
          </table:table-cell>
          <table:table-cell table:number-columns-repeated="2"/>
          <table:table-cell office:value-type="float" office:value="520504" calcext:value-type="float">
            <text:p>520504</text:p>
          </table:table-cell>
          <table:table-cell table:number-columns-repeated="2"/>
          <table:table-cell office:value-type="float" office:value="726956" calcext:value-type="float">
            <text:p>726956</text:p>
          </table:table-cell>
          <table:table-cell table:number-columns-repeated="2"/>
          <table:table-cell office:value-type="float" office:value="646331" calcext:value-type="float">
            <text:p>646331</text:p>
          </table:table-cell>
          <table:table-cell table:number-columns-repeated="2"/>
          <table:table-cell office:value-type="float" office:value="623473" calcext:value-type="float">
            <text:p>62347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47992" calcext:value-type="float">
            <text:p>347992</text:p>
          </table:table-cell>
          <table:table-cell table:number-columns-repeated="2"/>
          <table:table-cell office:value-type="float" office:value="528971" calcext:value-type="float">
            <text:p>528971</text:p>
          </table:table-cell>
          <table:table-cell table:number-columns-repeated="2"/>
          <table:table-cell office:value-type="float" office:value="699850" calcext:value-type="float">
            <text:p>699850</text:p>
          </table:table-cell>
          <table:table-cell table:number-columns-repeated="2"/>
          <table:table-cell office:value-type="float" office:value="719755" calcext:value-type="float">
            <text:p>719755</text:p>
          </table:table-cell>
          <table:table-cell table:number-columns-repeated="2"/>
          <table:table-cell office:value-type="float" office:value="478393" calcext:value-type="float">
            <text:p>478393</text:p>
          </table:table-cell>
          <table:table-cell table:number-columns-repeated="2"/>
          <table:table-cell office:value-type="float" office:value="322570" calcext:value-type="float">
            <text:p>322570</text:p>
          </table:table-cell>
          <table:table-cell table:number-columns-repeated="2"/>
          <table:table-cell office:value-type="float" office:value="489802" calcext:value-type="float">
            <text:p>489802</text:p>
          </table:table-cell>
          <table:table-cell table:number-columns-repeated="2"/>
          <table:table-cell office:value-type="float" office:value="9175053" calcext:value-type="float">
            <text:p>9175053</text:p>
          </table:table-cell>
          <table:table-cell table:number-columns-repeated="3"/>
          <table:table-cell office:value-type="float" office:value="613139" calcext:value-type="float">
            <text:p>613139</text:p>
          </table:table-cell>
          <table:table-cell table:number-columns-repeated="2"/>
          <table:table-cell office:value-type="float" office:value="678514" calcext:value-type="float">
            <text:p>678514</text:p>
          </table:table-cell>
          <table:table-cell table:number-columns-repeated="2"/>
          <table:table-cell office:value-type="float" office:value="356605" calcext:value-type="float">
            <text:p>356605</text:p>
          </table:table-cell>
          <table:table-cell table:number-columns-repeated="2"/>
          <table:table-cell office:value-type="float" office:value="663514" calcext:value-type="float">
            <text:p>663514</text:p>
          </table:table-cell>
          <table:table-cell table:number-columns-repeated="2"/>
          <table:table-cell office:value-type="float" office:value="664396" calcext:value-type="float">
            <text:p>66439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704774" calcext:value-type="float">
            <text:p>704774</text:p>
          </table:table-cell>
          <table:table-cell table:number-columns-repeated="2"/>
          <table:table-cell office:value-type="float" office:value="723158" calcext:value-type="float">
            <text:p>723158</text:p>
          </table:table-cell>
          <table:table-cell table:number-columns-repeated="2"/>
          <table:table-cell office:value-type="float" office:value="686429" calcext:value-type="float">
            <text:p>686429</text:p>
          </table:table-cell>
          <table:table-cell table:number-columns-repeated="2"/>
          <table:table-cell office:value-type="float" office:value="692913" calcext:value-type="float">
            <text:p>692913</text:p>
          </table:table-cell>
          <table:table-cell table:number-columns-repeated="2"/>
          <table:table-cell office:value-type="float" office:value="559558" calcext:value-type="float">
            <text:p>559558</text:p>
          </table:table-cell>
          <table:table-cell table:number-columns-repeated="2"/>
          <table:table-cell office:value-type="float" office:value="480794" calcext:value-type="float">
            <text:p>480794</text:p>
          </table:table-cell>
          <table:table-cell table:number-columns-repeated="2"/>
          <table:table-cell office:value-type="float" office:value="559853" calcext:value-type="float">
            <text:p>559853</text:p>
          </table:table-cell>
          <table:table-cell/>
          <table:table-cell office:value-type="float" office:value="10153639" calcext:value-type="float">
            <text:p>10153639</text:p>
          </table:table-cell>
          <table:table-cell table:number-columns-repeated="3"/>
          <table:table-cell office:value-type="float" office:value="784080" calcext:value-type="float">
            <text:p>784080</text:p>
          </table:table-cell>
          <table:table-cell table:number-columns-repeated="2"/>
          <table:table-cell office:value-type="float" office:value="720096" calcext:value-type="float">
            <text:p>720096</text:p>
          </table:table-cell>
          <table:table-cell table:number-columns-repeated="2"/>
          <table:table-cell office:value-type="float" office:value="727770" calcext:value-type="float">
            <text:p>727770</text:p>
          </table:table-cell>
          <table:table-cell table:number-columns-repeated="2"/>
          <table:table-cell office:value-type="float" office:value="630197" calcext:value-type="float">
            <text:p>630197</text:p>
          </table:table-cell>
          <table:table-cell table:number-columns-repeated="2"/>
          <table:table-cell office:value-type="float" office:value="622470" calcext:value-type="float">
            <text:p>622470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01929" calcext:value-type="float">
            <text:p>401929</text:p>
          </table:table-cell>
          <table:table-cell table:number-columns-repeated="2"/>
          <table:table-cell office:value-type="float" office:value="348337" calcext:value-type="float">
            <text:p>348337</text:p>
          </table:table-cell>
          <table:table-cell table:number-columns-repeated="2"/>
          <table:table-cell office:value-type="float" office:value="643604" calcext:value-type="float">
            <text:p>643604</text:p>
          </table:table-cell>
          <table:table-cell table:number-columns-repeated="2"/>
          <table:table-cell office:value-type="float" office:value="637173" calcext:value-type="float">
            <text:p>637173</text:p>
          </table:table-cell>
          <table:table-cell table:number-columns-repeated="2"/>
          <table:table-cell office:value-type="float" office:value="579433" calcext:value-type="float">
            <text:p>579433</text:p>
          </table:table-cell>
          <table:table-cell table:number-columns-repeated="2"/>
          <table:table-cell office:value-type="float" office:value="498811" calcext:value-type="float">
            <text:p>498811</text:p>
          </table:table-cell>
          <table:table-cell table:number-columns-repeated="2"/>
          <table:table-cell office:value-type="float" office:value="696690" calcext:value-type="float">
            <text:p>696690</text:p>
          </table:table-cell>
          <table:table-cell table:number-columns-repeated="2"/>
          <table:table-cell office:value-type="float" office:value="2993361" calcext:value-type="float">
            <text:p>2993361</text:p>
          </table:table-cell>
          <table:table-cell table:number-columns-repeated="3"/>
          <table:table-cell office:value-type="float" office:value="896877" calcext:value-type="float">
            <text:p>896877</text:p>
          </table:table-cell>
          <table:table-cell table:number-columns-repeated="2"/>
          <table:table-cell office:value-type="float" office:value="332546" calcext:value-type="float">
            <text:p>332546</text:p>
          </table:table-cell>
          <table:table-cell table:number-columns-repeated="2"/>
          <table:table-cell office:value-type="float" office:value="507420" calcext:value-type="float">
            <text:p>507420</text:p>
          </table:table-cell>
          <table:table-cell table:number-columns-repeated="2"/>
          <table:table-cell office:value-type="float" office:value="611226" calcext:value-type="float">
            <text:p>611226</text:p>
          </table:table-cell>
          <table:table-cell table:number-columns-repeated="2"/>
          <table:table-cell office:value-type="float" office:value="629765" calcext:value-type="float">
            <text:p>62976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670352" calcext:value-type="float">
            <text:p>670352</text:p>
          </table:table-cell>
          <table:table-cell table:number-columns-repeated="2"/>
          <table:table-cell office:value-type="float" office:value="524997" calcext:value-type="float">
            <text:p>524997</text:p>
          </table:table-cell>
          <table:table-cell table:number-columns-repeated="2"/>
          <table:table-cell office:value-type="float" office:value="658369" calcext:value-type="float">
            <text:p>658369</text:p>
          </table:table-cell>
          <table:table-cell table:number-columns-repeated="2"/>
          <table:table-cell office:value-type="float" office:value="651198" calcext:value-type="float">
            <text:p>651198</text:p>
          </table:table-cell>
          <table:table-cell table:number-columns-repeated="2"/>
          <table:table-cell office:value-type="float" office:value="604436" calcext:value-type="float">
            <text:p>604436</text:p>
          </table:table-cell>
          <table:table-cell table:number-columns-repeated="2"/>
          <table:table-cell office:value-type="float" office:value="519420" calcext:value-type="float">
            <text:p>519420</text:p>
          </table:table-cell>
          <table:table-cell table:number-columns-repeated="2"/>
          <table:table-cell office:value-type="float" office:value="732971" calcext:value-type="float">
            <text:p>732971</text:p>
          </table:table-cell>
          <table:table-cell table:number-columns-repeated="2"/>
          <table:table-cell office:value-type="float" office:value="3007523" calcext:value-type="float">
            <text:p>3007523</text:p>
          </table:table-cell>
          <table:table-cell table:number-columns-repeated="3"/>
          <table:table-cell office:value-type="float" office:value="761640" calcext:value-type="float">
            <text:p>761640</text:p>
          </table:table-cell>
          <table:table-cell table:number-columns-repeated="2"/>
          <table:table-cell office:value-type="float" office:value="485895" calcext:value-type="float">
            <text:p>485895</text:p>
          </table:table-cell>
          <table:table-cell table:number-columns-repeated="2"/>
          <table:table-cell office:value-type="float" office:value="588958" calcext:value-type="float">
            <text:p>588958</text:p>
          </table:table-cell>
          <table:table-cell table:number-columns-repeated="2"/>
          <table:table-cell office:value-type="float" office:value="673792" calcext:value-type="float">
            <text:p>673792</text:p>
          </table:table-cell>
          <table:table-cell table:number-columns-repeated="2"/>
          <table:table-cell office:value-type="float" office:value="675327" calcext:value-type="float">
            <text:p>67532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697378" calcext:value-type="float">
            <text:p>697378</text:p>
          </table:table-cell>
          <table:table-cell table:number-columns-repeated="2"/>
          <table:table-cell office:value-type="float" office:value="535301" calcext:value-type="float">
            <text:p>535301</text:p>
          </table:table-cell>
          <table:table-cell table:number-columns-repeated="2"/>
          <table:table-cell office:value-type="float" office:value="682477" calcext:value-type="float">
            <text:p>682477</text:p>
          </table:table-cell>
          <table:table-cell table:number-columns-repeated="2"/>
          <table:table-cell office:value-type="float" office:value="672964" calcext:value-type="float">
            <text:p>672964</text:p>
          </table:table-cell>
          <table:table-cell table:number-columns-repeated="2"/>
          <table:table-cell office:value-type="float" office:value="593154" calcext:value-type="float">
            <text:p>593154</text:p>
          </table:table-cell>
          <table:table-cell table:number-columns-repeated="2"/>
          <table:table-cell office:value-type="float" office:value="549459" calcext:value-type="float">
            <text:p>549459</text:p>
          </table:table-cell>
          <table:table-cell table:number-columns-repeated="2"/>
          <table:table-cell office:value-type="float" office:value="726352" calcext:value-type="float">
            <text:p>726352</text:p>
          </table:table-cell>
          <table:table-cell table:number-columns-repeated="2"/>
          <table:table-cell office:value-type="float" office:value="2637134" calcext:value-type="float">
            <text:p>2637134</text:p>
          </table:table-cell>
          <table:table-cell table:number-columns-repeated="3"/>
          <table:table-cell office:value-type="float" office:value="728980" calcext:value-type="float">
            <text:p>728980</text:p>
          </table:table-cell>
          <table:table-cell table:number-columns-repeated="2"/>
          <table:table-cell office:value-type="float" office:value="431728" calcext:value-type="float">
            <text:p>431728</text:p>
          </table:table-cell>
          <table:table-cell table:number-columns-repeated="2"/>
          <table:table-cell office:value-type="float" office:value="468929" calcext:value-type="float">
            <text:p>468929</text:p>
          </table:table-cell>
          <table:table-cell table:number-columns-repeated="2"/>
          <table:table-cell office:value-type="float" office:value="616481" calcext:value-type="float">
            <text:p>616481</text:p>
          </table:table-cell>
          <table:table-cell table:number-columns-repeated="2"/>
          <table:table-cell office:value-type="float" office:value="597113" calcext:value-type="float">
            <text:p>597113</text:p>
          </table:table-cell>
          <table:table-cell table:number-columns-repeated="27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12836" calcext:value-type="float">
            <text:p>212836</text:p>
          </table:table-cell>
          <table:table-cell office:value-type="float" office:value="297397" calcext:value-type="float">
            <text:p>297397</text:p>
          </table:table-cell>
          <table:table-cell office:value-type="float" office:value="212907" calcext:value-type="float">
            <text:p>212907</text:p>
          </table:table-cell>
          <table:table-cell office:value-type="float" office:value="360970" calcext:value-type="float">
            <text:p>360970</text:p>
          </table:table-cell>
          <table:table-cell office:value-type="float" office:value="405063" calcext:value-type="float">
            <text:p>405063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09252" calcext:value-type="float">
            <text:p>209252</text:p>
          </table:table-cell>
          <table:table-cell office:value-type="float" office:value="327952" calcext:value-type="float">
            <text:p>327952</text:p>
          </table:table-cell>
          <table:table-cell office:value-type="float" office:value="409731" calcext:value-type="float">
            <text:p>409731</text:p>
          </table:table-cell>
          <table:table-cell office:value-type="float" office:value="511590" calcext:value-type="float">
            <text:p>511590</text:p>
          </table:table-cell>
          <table:table-cell office:value-type="float" office:value="612440" calcext:value-type="float">
            <text:p>612440</text:p>
          </table:table-cell>
          <table:table-cell office:value-type="float" office:value="766467" calcext:value-type="float">
            <text:p>766467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361377" calcext:value-type="float">
            <text:p>361377</text:p>
          </table:table-cell>
          <table:table-cell office:value-type="float" office:value="270156" calcext:value-type="float">
            <text:p>270156</text:p>
          </table:table-cell>
          <table:table-cell office:value-type="float" office:value="677786" calcext:value-type="float">
            <text:p>677786</text:p>
          </table:table-cell>
          <table:table-cell office:value-type="float" office:value="596180" calcext:value-type="float">
            <text:p>596180</text:p>
          </table:table-cell>
          <table:table-cell office:value-type="float" office:value="776699" calcext:value-type="float">
            <text:p>776699</text:p>
          </table:table-cell>
          <table:table-cell office:value-type="float" office:value="1119860" calcext:value-type="float">
            <text:p>1119860</text:p>
          </table:table-cell>
          <table:table-cell office:value-type="float" office:value="1247563" calcext:value-type="float">
            <text:p>1247563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422686" calcext:value-type="float">
            <text:p>422686</text:p>
          </table:table-cell>
          <table:table-cell office:value-type="float" office:value="655737" calcext:value-type="float">
            <text:p>655737</text:p>
          </table:table-cell>
          <table:table-cell office:value-type="float" office:value="777524" calcext:value-type="float">
            <text:p>777524</text:p>
          </table:table-cell>
          <table:table-cell office:value-type="float" office:value="1048106" calcext:value-type="float">
            <text:p>1048106</text:p>
          </table:table-cell>
          <table:table-cell office:value-type="float" office:value="1205556" calcext:value-type="float">
            <text:p>1205556</text:p>
          </table:table-cell>
          <table:table-cell office:value-type="float" office:value="1381916" calcext:value-type="float">
            <text:p>1381916</text:p>
          </table:table-cell>
          <table:table-cell office:value-type="float" office:value="1548231" calcext:value-type="float">
            <text:p>1548231</text:p>
          </table:table-cell>
          <table:table-cell office:value-type="float" office:value="1687541" calcext:value-type="float">
            <text:p>1687541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445876" calcext:value-type="float">
            <text:p>445876</text:p>
          </table:table-cell>
          <table:table-cell office:value-type="float" office:value="675283" calcext:value-type="float">
            <text:p>675283</text:p>
          </table:table-cell>
          <table:table-cell office:value-type="float" office:value="970248" calcext:value-type="float">
            <text:p>970248</text:p>
          </table:table-cell>
          <table:table-cell office:value-type="float" office:value="1470419" calcext:value-type="float">
            <text:p>1470419</text:p>
          </table:table-cell>
          <table:table-cell office:value-type="float" office:value="1674023" calcext:value-type="float">
            <text:p>1674023</text:p>
          </table:table-cell>
          <table:table-cell office:value-type="float" office:value="1810466" calcext:value-type="float">
            <text:p>1810466</text:p>
          </table:table-cell>
          <table:table-cell office:value-type="float" office:value="1950104" calcext:value-type="float">
            <text:p>1950104</text:p>
          </table:table-cell>
          <table:table-cell office:value-type="float" office:value="2165820" calcext:value-type="float">
            <text:p>2165820</text:p>
          </table:table-cell>
          <table:table-cell office:value-type="float" office:value="2155335" calcext:value-type="float">
            <text:p>2155335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486819" calcext:value-type="float">
            <text:p>486819</text:p>
          </table:table-cell>
          <table:table-cell office:value-type="float" office:value="853048" calcext:value-type="float">
            <text:p>853048</text:p>
          </table:table-cell>
          <table:table-cell office:value-type="float" office:value="959520" calcext:value-type="float">
            <text:p>959520</text:p>
          </table:table-cell>
          <table:table-cell office:value-type="float" office:value="1287807" calcext:value-type="float">
            <text:p>1287807</text:p>
          </table:table-cell>
          <table:table-cell office:value-type="float" office:value="1783195" calcext:value-type="float">
            <text:p>1783195</text:p>
          </table:table-cell>
          <table:table-cell office:value-type="float" office:value="2069941" calcext:value-type="float">
            <text:p>2069941</text:p>
          </table:table-cell>
          <table:table-cell office:value-type="float" office:value="849545" calcext:value-type="float">
            <text:p>849545</text:p>
          </table:table-cell>
          <table:table-cell office:value-type="float" office:value="2128455" calcext:value-type="float">
            <text:p>2128455</text:p>
          </table:table-cell>
          <table:table-cell office:value-type="float" office:value="2490878" calcext:value-type="float">
            <text:p>2490878</text:p>
          </table:table-cell>
          <table:table-cell office:value-type="float" office:value="2257744" calcext:value-type="float">
            <text:p>2257744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502897" calcext:value-type="float">
            <text:p>502897</text:p>
          </table:table-cell>
          <table:table-cell office:value-type="float" office:value="848929" calcext:value-type="float">
            <text:p>848929</text:p>
          </table:table-cell>
          <table:table-cell office:value-type="float" office:value="1096095" calcext:value-type="float">
            <text:p>1096095</text:p>
          </table:table-cell>
          <table:table-cell office:value-type="float" office:value="1755528" calcext:value-type="float">
            <text:p>1755528</text:p>
          </table:table-cell>
          <table:table-cell office:value-type="float" office:value="1726667" calcext:value-type="float">
            <text:p>1726667</text:p>
          </table:table-cell>
          <table:table-cell office:value-type="float" office:value="2279354" calcext:value-type="float">
            <text:p>2279354</text:p>
          </table:table-cell>
          <table:table-cell office:value-type="float" office:value="2391545" calcext:value-type="float">
            <text:p>2391545</text:p>
          </table:table-cell>
          <table:table-cell office:value-type="float" office:value="2597007" calcext:value-type="float">
            <text:p>2597007</text:p>
          </table:table-cell>
          <table:table-cell office:value-type="float" office:value="2682735" calcext:value-type="float">
            <text:p>2682735</text:p>
          </table:table-cell>
          <table:table-cell office:value-type="float" office:value="2491635" calcext:value-type="float">
            <text:p>2491635</text:p>
          </table:table-cell>
          <table:table-cell office:value-type="float" office:value="2382642" calcext:value-type="float">
            <text:p>2382642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517077" calcext:value-type="float">
            <text:p>517077</text:p>
          </table:table-cell>
          <table:table-cell office:value-type="float" office:value="884980" calcext:value-type="float">
            <text:p>884980</text:p>
          </table:table-cell>
          <table:table-cell office:value-type="float" office:value="1336225" calcext:value-type="float">
            <text:p>1336225</text:p>
          </table:table-cell>
          <table:table-cell office:value-type="float" office:value="1868357" calcext:value-type="float">
            <text:p>1868357</text:p>
          </table:table-cell>
          <table:table-cell office:value-type="float" office:value="2167425" calcext:value-type="float">
            <text:p>2167425</text:p>
          </table:table-cell>
          <table:table-cell office:value-type="float" office:value="2507499" calcext:value-type="float">
            <text:p>2507499</text:p>
          </table:table-cell>
          <table:table-cell office:value-type="float" office:value="2633236" calcext:value-type="float">
            <text:p>2633236</text:p>
          </table:table-cell>
          <table:table-cell office:value-type="float" office:value="907620" calcext:value-type="float">
            <text:p>907620</text:p>
          </table:table-cell>
          <table:table-cell office:value-type="float" office:value="2769438" calcext:value-type="float">
            <text:p>2769438</text:p>
          </table:table-cell>
          <table:table-cell office:value-type="float" office:value="2738059" calcext:value-type="float">
            <text:p>2738059</text:p>
          </table:table-cell>
          <table:table-cell office:value-type="float" office:value="2579669" calcext:value-type="float">
            <text:p>2579669</text:p>
          </table:table-cell>
          <table:table-cell office:value-type="float" office:value="2603775" calcext:value-type="float">
            <text:p>2603775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381246" calcext:value-type="float">
            <text:p>381246</text:p>
          </table:table-cell>
          <table:table-cell office:value-type="float" office:value="844936" calcext:value-type="float">
            <text:p>844936</text:p>
          </table:table-cell>
          <table:table-cell office:value-type="float" office:value="1278082" calcext:value-type="float">
            <text:p>1278082</text:p>
          </table:table-cell>
          <table:table-cell office:value-type="float" office:value="1794523" calcext:value-type="float">
            <text:p>1794523</text:p>
          </table:table-cell>
          <table:table-cell office:value-type="float" office:value="2132195" calcext:value-type="float">
            <text:p>2132195</text:p>
          </table:table-cell>
          <table:table-cell office:value-type="float" office:value="2446358" calcext:value-type="float">
            <text:p>2446358</text:p>
          </table:table-cell>
          <table:table-cell office:value-type="float" office:value="2431185" calcext:value-type="float">
            <text:p>2431185</text:p>
          </table:table-cell>
          <table:table-cell office:value-type="float" office:value="2786110" calcext:value-type="float">
            <text:p>2786110</text:p>
          </table:table-cell>
          <table:table-cell office:value-type="float" office:value="2899976" calcext:value-type="float">
            <text:p>2899976</text:p>
          </table:table-cell>
          <table:table-cell office:value-type="float" office:value="2832347" calcext:value-type="float">
            <text:p>2832347</text:p>
          </table:table-cell>
          <table:table-cell office:value-type="float" office:value="2663372" calcext:value-type="float">
            <text:p>2663372</text:p>
          </table:table-cell>
          <table:table-cell office:value-type="float" office:value="2365169" calcext:value-type="float">
            <text:p>2365169</text:p>
          </table:table-cell>
          <table:table-cell office:value-type="float" office:value="2671057" calcext:value-type="float">
            <text:p>267105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69678" calcext:value-type="float">
            <text:p>2169678</text:p>
          </table:table-cell>
          <table:table-cell office:value-type="float" office:value="2496172" calcext:value-type="float">
            <text:p>2496172</text:p>
          </table:table-cell>
          <table:table-cell office:value-type="float" office:value="2609602" calcext:value-type="float">
            <text:p>2609602</text:p>
          </table:table-cell>
          <table:table-cell office:value-type="float" office:value="2882984" calcext:value-type="float">
            <text:p>2882984</text:p>
          </table:table-cell>
          <table:table-cell office:value-type="float" office:value="2925505" calcext:value-type="float">
            <text:p>2925505</text:p>
          </table:table-cell>
          <table:table-cell office:value-type="float" office:value="2849366" calcext:value-type="float">
            <text:p>2849366</text:p>
          </table:table-cell>
          <table:table-cell office:value-type="float" office:value="2573288" calcext:value-type="float">
            <text:p>2573288</text:p>
          </table:table-cell>
          <table:table-cell office:value-type="float" office:value="2443458" calcext:value-type="float">
            <text:p>2443458</text:p>
          </table:table-cell>
          <table:table-cell office:value-type="float" office:value="2636011" calcext:value-type="float">
            <text:p>263601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1934" calcext:value-type="float">
            <text:p>2191934</text:p>
          </table:table-cell>
          <table:table-cell office:value-type="float" office:value="2390917" calcext:value-type="float">
            <text:p>2390917</text:p>
          </table:table-cell>
          <table:table-cell office:value-type="float" office:value="2685560" calcext:value-type="float">
            <text:p>2685560</text:p>
          </table:table-cell>
          <table:table-cell office:value-type="float" office:value="2858650" calcext:value-type="float">
            <text:p>2858650</text:p>
          </table:table-cell>
          <table:table-cell office:value-type="float" office:value="2919107" calcext:value-type="float">
            <text:p>2919107</text:p>
          </table:table-cell>
          <table:table-cell office:value-type="float" office:value="2739421" calcext:value-type="float">
            <text:p>2739421</text:p>
          </table:table-cell>
          <table:table-cell office:value-type="float" office:value="2734084" calcext:value-type="float">
            <text:p>2734084</text:p>
          </table:table-cell>
          <table:table-cell office:value-type="float" office:value="2614057" calcext:value-type="float">
            <text:p>2614057</text:p>
          </table:table-cell>
          <table:table-cell office:value-type="float" office:value="2592548" calcext:value-type="float">
            <text:p>259254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8298" calcext:value-type="float">
            <text:p>1478298</text:p>
          </table:table-cell>
          <table:table-cell office:value-type="float" office:value="1874685" calcext:value-type="float">
            <text:p>1874685</text:p>
          </table:table-cell>
          <table:table-cell office:value-type="float" office:value="2249267" calcext:value-type="float">
            <text:p>2249267</text:p>
          </table:table-cell>
          <table:table-cell office:value-type="float" office:value="2484711" calcext:value-type="float">
            <text:p>2484711</text:p>
          </table:table-cell>
          <table:table-cell office:value-type="float" office:value="2449687" calcext:value-type="float">
            <text:p>2449687</text:p>
          </table:table-cell>
          <table:table-cell office:value-type="float" office:value="2055757" calcext:value-type="float">
            <text:p>2055757</text:p>
          </table:table-cell>
          <table:table-cell office:value-type="float" office:value="1867069" calcext:value-type="float">
            <text:p>1867069</text:p>
          </table:table-cell>
          <table:table-cell office:value-type="float" office:value="2210130" calcext:value-type="float">
            <text:p>2210130</text:p>
          </table:table-cell>
          <table:table-cell office:value-type="float" office:value="2201022" calcext:value-type="float">
            <text:p>220102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2488" calcext:value-type="float">
            <text:p>952488</text:p>
          </table:table-cell>
          <table:table-cell office:value-type="float" office:value="905183" calcext:value-type="float">
            <text:p>905183</text:p>
          </table:table-cell>
          <table:table-cell office:value-type="float" office:value="1049765" calcext:value-type="float">
            <text:p>1049765</text:p>
          </table:table-cell>
          <table:table-cell office:value-type="float" office:value="433351" calcext:value-type="float">
            <text:p>433351</text:p>
          </table:table-cell>
          <table:table-cell office:value-type="float" office:value="510777" calcext:value-type="float">
            <text:p>510777</text:p>
          </table:table-cell>
          <table:table-cell office:value-type="float" office:value="641367" calcext:value-type="float">
            <text:p>641367</text:p>
          </table:table-cell>
          <table:table-cell office:value-type="float" office:value="1178707" calcext:value-type="float">
            <text:p>1178707</text:p>
          </table:table-cell>
          <table:table-cell office:value-type="float" office:value="608237" calcext:value-type="float">
            <text:p>608237</text:p>
          </table:table-cell>
          <table:table-cell office:value-type="float" office:value="944132" calcext:value-type="float">
            <text:p>94413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8865" calcext:value-type="float">
            <text:p>448865</text:p>
          </table:table-cell>
          <table:table-cell office:value-type="float" office:value="449745" calcext:value-type="float">
            <text:p>449745</text:p>
          </table:table-cell>
          <table:table-cell office:value-type="float" office:value="295222" calcext:value-type="float">
            <text:p>295222</text:p>
          </table:table-cell>
          <table:table-cell office:value-type="float" office:value="848293" calcext:value-type="float">
            <text:p>848293</text:p>
          </table:table-cell>
          <table:table-cell office:value-type="float" office:value="419079" calcext:value-type="float">
            <text:p>419079</text:p>
          </table:table-cell>
          <table:table-cell office:value-type="float" office:value="875348" calcext:value-type="float">
            <text:p>875348</text:p>
          </table:table-cell>
          <table:table-cell office:value-type="float" office:value="448226" calcext:value-type="float">
            <text:p>448226</text:p>
          </table:table-cell>
          <table:table-cell office:value-type="float" office:value="830401" calcext:value-type="float">
            <text:p>830401</text:p>
          </table:table-cell>
          <table:table-cell office:value-type="float" office:value="863675" calcext:value-type="float">
            <text:p>86367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4713" calcext:value-type="float">
            <text:p>634713</text:p>
          </table:table-cell>
          <table:table-cell office:value-type="float" office:value="762407" calcext:value-type="float">
            <text:p>762407</text:p>
          </table:table-cell>
          <table:table-cell office:value-type="float" office:value="461780" calcext:value-type="float">
            <text:p>461780</text:p>
          </table:table-cell>
          <table:table-cell office:value-type="float" office:value="526163" calcext:value-type="float">
            <text:p>526163</text:p>
          </table:table-cell>
          <table:table-cell office:value-type="float" office:value="793728" calcext:value-type="float">
            <text:p>793728</text:p>
          </table:table-cell>
          <table:table-cell office:value-type="float" office:value="779404" calcext:value-type="float">
            <text:p>779404</text:p>
          </table:table-cell>
          <table:table-cell office:value-type="float" office:value="597881" calcext:value-type="float">
            <text:p>597881</text:p>
          </table:table-cell>
          <table:table-cell office:value-type="float" office:value="396135" calcext:value-type="float">
            <text:p>396135</text:p>
          </table:table-cell>
          <table:table-cell office:value-type="float" office:value="788778" calcext:value-type="float">
            <text:p>78877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0441" calcext:value-type="float">
            <text:p>440441</text:p>
          </table:table-cell>
          <table:table-cell office:value-type="float" office:value="422812" calcext:value-type="float">
            <text:p>422812</text:p>
          </table:table-cell>
          <table:table-cell office:value-type="float" office:value="533821" calcext:value-type="float">
            <text:p>533821</text:p>
          </table:table-cell>
          <table:table-cell office:value-type="float" office:value="568831" calcext:value-type="float">
            <text:p>568831</text:p>
          </table:table-cell>
          <table:table-cell office:value-type="float" office:value="535314" calcext:value-type="float">
            <text:p>535314</text:p>
          </table:table-cell>
          <table:table-cell office:value-type="float" office:value="463237" calcext:value-type="float">
            <text:p>463237</text:p>
          </table:table-cell>
          <table:table-cell office:value-type="float" office:value="140489" calcext:value-type="float">
            <text:p>140489</text:p>
          </table:table-cell>
          <table:table-cell office:value-type="float" office:value="724154" calcext:value-type="float">
            <text:p>724154</text:p>
          </table:table-cell>
          <table:table-cell office:value-type="float" office:value="356476" calcext:value-type="float">
            <text:p>35647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8197" calcext:value-type="float">
            <text:p>338197</text:p>
          </table:table-cell>
          <table:table-cell office:value-type="float" office:value="310757" calcext:value-type="float">
            <text:p>310757</text:p>
          </table:table-cell>
          <table:table-cell office:value-type="float" office:value="48756" calcext:value-type="float">
            <text:p>48756</text:p>
          </table:table-cell>
          <table:table-cell office:value-type="float" office:value="376030" calcext:value-type="float">
            <text:p>376030</text:p>
          </table:table-cell>
          <table:table-cell office:value-type="float" office:value="347992" calcext:value-type="float">
            <text:p>347992</text:p>
          </table:table-cell>
          <table:table-cell office:value-type="float" office:value="704774" calcext:value-type="float">
            <text:p>704774</text:p>
          </table:table-cell>
          <table:table-cell office:value-type="float" office:value="401929" calcext:value-type="float">
            <text:p>401929</text:p>
          </table:table-cell>
          <table:table-cell office:value-type="float" office:value="670352" calcext:value-type="float">
            <text:p>670352</text:p>
          </table:table-cell>
          <table:table-cell office:value-type="float" office:value="697378" calcext:value-type="float">
            <text:p>697378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62762" calcext:value-type="float">
            <text:p>462762</text:p>
          </table:table-cell>
          <table:table-cell/>
          <table:table-cell office:value-type="float" office:value="473372" calcext:value-type="float">
            <text:p>473372</text:p>
          </table:table-cell>
          <table:table-cell/>
          <table:table-cell office:value-type="float" office:value="751173" calcext:value-type="float">
            <text:p>751173</text:p>
          </table:table-cell>
          <table:table-cell/>
          <table:table-cell office:value-type="float" office:value="804020" calcext:value-type="float">
            <text:p>804020</text:p>
          </table:table-cell>
          <table:table-cell/>
          <table:table-cell office:value-type="float" office:value="885200" calcext:value-type="float">
            <text:p>88520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90678" calcext:value-type="float">
            <text:p>590678</text:p>
          </table:table-cell>
          <table:table-cell/>
          <table:table-cell office:value-type="float" office:value="839895" calcext:value-type="float">
            <text:p>839895</text:p>
          </table:table-cell>
          <table:table-cell/>
          <table:table-cell office:value-type="float" office:value="1066666" calcext:value-type="float">
            <text:p>1066666</text:p>
          </table:table-cell>
          <table:table-cell/>
          <table:table-cell office:value-type="float" office:value="1233140" calcext:value-type="float">
            <text:p>1233140</text:p>
          </table:table-cell>
          <table:table-cell/>
          <table:table-cell office:value-type="float" office:value="1316872" calcext:value-type="float">
            <text:p>1316872</text:p>
          </table:table-cell>
          <table:table-cell/>
          <table:table-cell office:value-type="float" office:value="1493582" calcext:value-type="float">
            <text:p>149358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31786" calcext:value-type="float">
            <text:p>631786</text:p>
          </table:table-cell>
          <table:table-cell/>
          <table:table-cell office:value-type="float" office:value="918880" calcext:value-type="float">
            <text:p>918880</text:p>
          </table:table-cell>
          <table:table-cell/>
          <table:table-cell office:value-type="float" office:value="1324366" calcext:value-type="float">
            <text:p>1324366</text:p>
          </table:table-cell>
          <table:table-cell/>
          <table:table-cell office:value-type="float" office:value="1610062" calcext:value-type="float">
            <text:p>1610062</text:p>
          </table:table-cell>
          <table:table-cell/>
          <table:table-cell office:value-type="float" office:value="1785216" calcext:value-type="float">
            <text:p>1785216</text:p>
          </table:table-cell>
          <table:table-cell/>
          <table:table-cell office:value-type="float" office:value="1978361" calcext:value-type="float">
            <text:p>1978361</text:p>
          </table:table-cell>
          <table:table-cell/>
          <table:table-cell office:value-type="float" office:value="2076236" calcext:value-type="float">
            <text:p>207623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94991" calcext:value-type="float">
            <text:p>694991</text:p>
          </table:table-cell>
          <table:table-cell/>
          <table:table-cell office:value-type="float" office:value="1118881" calcext:value-type="float">
            <text:p>1118881</text:p>
          </table:table-cell>
          <table:table-cell/>
          <table:table-cell office:value-type="float" office:value="1432568" calcext:value-type="float">
            <text:p>1432568</text:p>
          </table:table-cell>
          <table:table-cell/>
          <table:table-cell office:value-type="float" office:value="1847041" calcext:value-type="float">
            <text:p>1847041</text:p>
          </table:table-cell>
          <table:table-cell/>
          <table:table-cell office:value-type="float" office:value="2216450" calcext:value-type="float">
            <text:p>2216450</text:p>
          </table:table-cell>
          <table:table-cell/>
          <table:table-cell office:value-type="float" office:value="2350780" calcext:value-type="float">
            <text:p>2350780</text:p>
          </table:table-cell>
          <table:table-cell/>
          <table:table-cell office:value-type="float" office:value="2486644" calcext:value-type="float">
            <text:p>2486644</text:p>
          </table:table-cell>
          <table:table-cell/>
          <table:table-cell office:value-type="float" office:value="2567703" calcext:value-type="float">
            <text:p>256770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06450" calcext:value-type="float">
            <text:p>706450</text:p>
          </table:table-cell>
          <table:table-cell/>
          <table:table-cell office:value-type="float" office:value="1184362" calcext:value-type="float">
            <text:p>1184362</text:p>
          </table:table-cell>
          <table:table-cell/>
          <table:table-cell office:value-type="float" office:value="1702976" calcext:value-type="float">
            <text:p>1702976</text:p>
          </table:table-cell>
          <table:table-cell/>
          <table:table-cell office:value-type="float" office:value="2367082" calcext:value-type="float">
            <text:p>2367082</text:p>
          </table:table-cell>
          <table:table-cell/>
          <table:table-cell office:value-type="float" office:value="2695446" calcext:value-type="float">
            <text:p>2695446</text:p>
          </table:table-cell>
          <table:table-cell/>
          <table:table-cell office:value-type="float" office:value="2775820" calcext:value-type="float">
            <text:p>2775820</text:p>
          </table:table-cell>
          <table:table-cell/>
          <table:table-cell office:value-type="float" office:value="2696865" calcext:value-type="float">
            <text:p>2696865</text:p>
          </table:table-cell>
          <table:table-cell/>
          <table:table-cell office:value-type="float" office:value="2581946" calcext:value-type="float">
            <text:p>2581946</text:p>
          </table:table-cell>
          <table:table-cell/>
          <table:table-cell office:value-type="float" office:value="3174209" calcext:value-type="float">
            <text:p>317420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48045" calcext:value-type="float">
            <text:p>748045</text:p>
          </table:table-cell>
          <table:table-cell/>
          <table:table-cell office:value-type="float" office:value="1218612" calcext:value-type="float">
            <text:p>1218612</text:p>
          </table:table-cell>
          <table:table-cell/>
          <table:table-cell office:value-type="float" office:value="1740460" calcext:value-type="float">
            <text:p>1740460</text:p>
          </table:table-cell>
          <table:table-cell/>
          <table:table-cell office:value-type="float" office:value="2280369" calcext:value-type="float">
            <text:p>2280369</text:p>
          </table:table-cell>
          <table:table-cell/>
          <table:table-cell office:value-type="float" office:value="2757877" calcext:value-type="float">
            <text:p>2757877</text:p>
          </table:table-cell>
          <table:table-cell/>
          <table:table-cell office:value-type="float" office:value="3055804" calcext:value-type="float">
            <text:p>3055804</text:p>
          </table:table-cell>
          <table:table-cell/>
          <table:table-cell office:value-type="float" office:value="3084337" calcext:value-type="float">
            <text:p>3084337</text:p>
          </table:table-cell>
          <table:table-cell/>
          <table:table-cell office:value-type="float" office:value="3267911" calcext:value-type="float">
            <text:p>3267911</text:p>
          </table:table-cell>
          <table:table-cell/>
          <table:table-cell office:value-type="float" office:value="3255961" calcext:value-type="float">
            <text:p>3255961</text:p>
          </table:table-cell>
          <table:table-cell/>
          <table:table-cell office:value-type="float" office:value="2031947" calcext:value-type="float">
            <text:p>203194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15523" calcext:value-type="float">
            <text:p>615523</text:p>
          </table:table-cell>
          <table:table-cell/>
          <table:table-cell office:value-type="float" office:value="1110478" calcext:value-type="float">
            <text:p>1110478</text:p>
          </table:table-cell>
          <table:table-cell/>
          <table:table-cell office:value-type="float" office:value="1618204" calcext:value-type="float">
            <text:p>1618204</text:p>
          </table:table-cell>
          <table:table-cell/>
          <table:table-cell office:value-type="float" office:value="2010997" calcext:value-type="float">
            <text:p>2010997</text:p>
          </table:table-cell>
          <table:table-cell/>
          <table:table-cell office:value-type="float" office:value="2399531" calcext:value-type="float">
            <text:p>2399531</text:p>
          </table:table-cell>
          <table:table-cell/>
          <table:table-cell office:value-type="float" office:value="2535281" calcext:value-type="float">
            <text:p>2535281</text:p>
          </table:table-cell>
          <table:table-cell/>
          <table:table-cell office:value-type="float" office:value="2634422" calcext:value-type="float">
            <text:p>2634422</text:p>
          </table:table-cell>
          <table:table-cell/>
          <table:table-cell office:value-type="float" office:value="2770375" calcext:value-type="float">
            <text:p>2770375</text:p>
          </table:table-cell>
          <table:table-cell/>
          <table:table-cell office:value-type="float" office:value="2832445" calcext:value-type="float">
            <text:p>2832445</text:p>
          </table:table-cell>
          <table:table-cell/>
          <table:table-cell office:value-type="float" office:value="2592569" calcext:value-type="float">
            <text:p>2592569</text:p>
          </table:table-cell>
          <table:table-cell/>
          <table:table-cell office:value-type="float" office:value="2451520" calcext:value-type="float">
            <text:p>245152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10217" calcext:value-type="float">
            <text:p>710217</text:p>
          </table:table-cell>
          <table:table-cell/>
          <table:table-cell office:value-type="float" office:value="1112650" calcext:value-type="float">
            <text:p>1112650</text:p>
          </table:table-cell>
          <table:table-cell/>
          <table:table-cell office:value-type="float" office:value="1543098" calcext:value-type="float">
            <text:p>1543098</text:p>
          </table:table-cell>
          <table:table-cell/>
          <table:table-cell office:value-type="float" office:value="2026168" calcext:value-type="float">
            <text:p>2026168</text:p>
          </table:table-cell>
          <table:table-cell/>
          <table:table-cell office:value-type="float" office:value="2323510" calcext:value-type="float">
            <text:p>2323510</text:p>
          </table:table-cell>
          <table:table-cell/>
          <table:table-cell office:value-type="float" office:value="2555767" calcext:value-type="float">
            <text:p>2555767</text:p>
          </table:table-cell>
          <table:table-cell/>
          <table:table-cell office:value-type="float" office:value="2675200" calcext:value-type="float">
            <text:p>2675200</text:p>
          </table:table-cell>
          <table:table-cell/>
          <table:table-cell office:value-type="float" office:value="2281639" calcext:value-type="float">
            <text:p>2281639</text:p>
          </table:table-cell>
          <table:table-cell/>
          <table:table-cell office:value-type="float" office:value="2790570" calcext:value-type="float">
            <text:p>2790570</text:p>
          </table:table-cell>
          <table:table-cell/>
          <table:table-cell office:value-type="float" office:value="2756578" calcext:value-type="float">
            <text:p>2756578</text:p>
          </table:table-cell>
          <table:table-cell/>
          <table:table-cell office:value-type="float" office:value="2453576" calcext:value-type="float">
            <text:p>2453576</text:p>
          </table:table-cell>
          <table:table-cell/>
          <table:table-cell office:value-type="float" office:value="2528160" calcext:value-type="float">
            <text:p>252816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96921" calcext:value-type="float">
            <text:p>696921</text:p>
          </table:table-cell>
          <table:table-cell/>
          <table:table-cell office:value-type="float" office:value="1098874" calcext:value-type="float">
            <text:p>1098874</text:p>
          </table:table-cell>
          <table:table-cell/>
          <table:table-cell office:value-type="float" office:value="1595232" calcext:value-type="float">
            <text:p>1595232</text:p>
          </table:table-cell>
          <table:table-cell/>
          <table:table-cell office:value-type="float" office:value="2036493" calcext:value-type="float">
            <text:p>2036493</text:p>
          </table:table-cell>
          <table:table-cell/>
          <table:table-cell office:value-type="float" office:value="2362270" calcext:value-type="float">
            <text:p>2362270</text:p>
          </table:table-cell>
          <table:table-cell/>
          <table:table-cell office:value-type="float" office:value="2567703" calcext:value-type="float">
            <text:p>2567703</text:p>
          </table:table-cell>
          <table:table-cell/>
          <table:table-cell office:value-type="float" office:value="2708502" calcext:value-type="float">
            <text:p>2708502</text:p>
          </table:table-cell>
          <table:table-cell/>
          <table:table-cell office:value-type="float" office:value="2879437" calcext:value-type="float">
            <text:p>2879437</text:p>
          </table:table-cell>
          <table:table-cell/>
          <table:table-cell office:value-type="float" office:value="2697132" calcext:value-type="float">
            <text:p>2697132</text:p>
          </table:table-cell>
          <table:table-cell/>
          <table:table-cell office:value-type="float" office:value="2900849" calcext:value-type="float">
            <text:p>2900849</text:p>
          </table:table-cell>
          <table:table-cell/>
          <table:table-cell office:value-type="float" office:value="2787579" calcext:value-type="float">
            <text:p>2787579</text:p>
          </table:table-cell>
          <table:table-cell/>
          <table:table-cell office:value-type="float" office:value="2620811" calcext:value-type="float">
            <text:p>2620811</text:p>
          </table:table-cell>
          <table:table-cell/>
          <table:table-cell office:value-type="float" office:value="2593143" calcext:value-type="float">
            <text:p>25931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82711" calcext:value-type="float">
            <text:p>2382711</text:p>
          </table:table-cell>
          <table:table-cell/>
          <table:table-cell office:value-type="float" office:value="2563364" calcext:value-type="float">
            <text:p>2563364</text:p>
          </table:table-cell>
          <table:table-cell/>
          <table:table-cell office:value-type="float" office:value="2576465" calcext:value-type="float">
            <text:p>2576465</text:p>
          </table:table-cell>
          <table:table-cell/>
          <table:table-cell office:value-type="float" office:value="2815289" calcext:value-type="float">
            <text:p>2815289</text:p>
          </table:table-cell>
          <table:table-cell/>
          <table:table-cell office:value-type="float" office:value="2824681" calcext:value-type="float">
            <text:p>2824681</text:p>
          </table:table-cell>
          <table:table-cell/>
          <table:table-cell office:value-type="float" office:value="2825728" calcext:value-type="float">
            <text:p>2825728</text:p>
          </table:table-cell>
          <table:table-cell/>
          <table:table-cell office:value-type="float" office:value="2761107" calcext:value-type="float">
            <text:p>2761107</text:p>
          </table:table-cell>
          <table:table-cell/>
          <table:table-cell office:value-type="float" office:value="2525102" calcext:value-type="float">
            <text:p>2525102</text:p>
          </table:table-cell>
          <table:table-cell/>
          <table:table-cell office:value-type="float" office:value="2532831" calcext:value-type="float">
            <text:p>25328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85035" calcext:value-type="float">
            <text:p>2385035</text:p>
          </table:table-cell>
          <table:table-cell/>
          <table:table-cell office:value-type="float" office:value="2571007" calcext:value-type="float">
            <text:p>2571007</text:p>
          </table:table-cell>
          <table:table-cell/>
          <table:table-cell office:value-type="float" office:value="2732773" calcext:value-type="float">
            <text:p>2732773</text:p>
          </table:table-cell>
          <table:table-cell/>
          <table:table-cell office:value-type="float" office:value="2758620" calcext:value-type="float">
            <text:p>2758620</text:p>
          </table:table-cell>
          <table:table-cell/>
          <table:table-cell office:value-type="float" office:value="2797969" calcext:value-type="float">
            <text:p>2797969</text:p>
          </table:table-cell>
          <table:table-cell/>
          <table:table-cell office:value-type="float" office:value="2748393" calcext:value-type="float">
            <text:p>2748393</text:p>
          </table:table-cell>
          <table:table-cell/>
          <table:table-cell office:value-type="float" office:value="2545087" calcext:value-type="float">
            <text:p>2545087</text:p>
          </table:table-cell>
          <table:table-cell/>
          <table:table-cell office:value-type="float" office:value="2481503" calcext:value-type="float">
            <text:p>2481503</text:p>
          </table:table-cell>
          <table:table-cell/>
          <table:table-cell office:value-type="float" office:value="2461270" calcext:value-type="float">
            <text:p>24612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2624" calcext:value-type="float">
            <text:p>1532624</text:p>
          </table:table-cell>
          <table:table-cell/>
          <table:table-cell office:value-type="float" office:value="1968550" calcext:value-type="float">
            <text:p>1968550</text:p>
          </table:table-cell>
          <table:table-cell/>
          <table:table-cell office:value-type="float" office:value="2208960" calcext:value-type="float">
            <text:p>2208960</text:p>
          </table:table-cell>
          <table:table-cell/>
          <table:table-cell office:value-type="float" office:value="2453994" calcext:value-type="float">
            <text:p>2453994</text:p>
          </table:table-cell>
          <table:table-cell/>
          <table:table-cell office:value-type="float" office:value="2520867" calcext:value-type="float">
            <text:p>2520867</text:p>
          </table:table-cell>
          <table:table-cell/>
          <table:table-cell office:value-type="float" office:value="1980292" calcext:value-type="float">
            <text:p>1980292</text:p>
          </table:table-cell>
          <table:table-cell/>
          <table:table-cell office:value-type="float" office:value="525375" calcext:value-type="float">
            <text:p>525375</text:p>
          </table:table-cell>
          <table:table-cell/>
          <table:table-cell office:value-type="float" office:value="2205923" calcext:value-type="float">
            <text:p>2205923</text:p>
          </table:table-cell>
          <table:table-cell/>
          <table:table-cell office:value-type="float" office:value="2312833" calcext:value-type="float">
            <text:p>23128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3584" calcext:value-type="float">
            <text:p>973584</text:p>
          </table:table-cell>
          <table:table-cell/>
          <table:table-cell office:value-type="float" office:value="525958" calcext:value-type="float">
            <text:p>525958</text:p>
          </table:table-cell>
          <table:table-cell/>
          <table:table-cell office:value-type="float" office:value="1159404" calcext:value-type="float">
            <text:p>1159404</text:p>
          </table:table-cell>
          <table:table-cell/>
          <table:table-cell office:value-type="float" office:value="678261" calcext:value-type="float">
            <text:p>678261</text:p>
          </table:table-cell>
          <table:table-cell/>
          <table:table-cell office:value-type="float" office:value="514096" calcext:value-type="float">
            <text:p>514096</text:p>
          </table:table-cell>
          <table:table-cell/>
          <table:table-cell office:value-type="float" office:value="688458" calcext:value-type="float">
            <text:p>688458</text:p>
          </table:table-cell>
          <table:table-cell/>
          <table:table-cell office:value-type="float" office:value="1083961" calcext:value-type="float">
            <text:p>1083961</text:p>
          </table:table-cell>
          <table:table-cell/>
          <table:table-cell office:value-type="float" office:value="996135" calcext:value-type="float">
            <text:p>996135</text:p>
          </table:table-cell>
          <table:table-cell/>
          <table:table-cell office:value-type="float" office:value="942903" calcext:value-type="float">
            <text:p>9429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7770" calcext:value-type="float">
            <text:p>367770</text:p>
          </table:table-cell>
          <table:table-cell/>
          <table:table-cell office:value-type="float" office:value="890692" calcext:value-type="float">
            <text:p>890692</text:p>
          </table:table-cell>
          <table:table-cell/>
          <table:table-cell office:value-type="float" office:value="384250" calcext:value-type="float">
            <text:p>384250</text:p>
          </table:table-cell>
          <table:table-cell/>
          <table:table-cell office:value-type="float" office:value="838345" calcext:value-type="float">
            <text:p>838345</text:p>
          </table:table-cell>
          <table:table-cell/>
          <table:table-cell office:value-type="float" office:value="380603" calcext:value-type="float">
            <text:p>380603</text:p>
          </table:table-cell>
          <table:table-cell/>
          <table:table-cell office:value-type="float" office:value="839340" calcext:value-type="float">
            <text:p>839340</text:p>
          </table:table-cell>
          <table:table-cell/>
          <table:table-cell office:value-type="float" office:value="454655" calcext:value-type="float">
            <text:p>454655</text:p>
          </table:table-cell>
          <table:table-cell/>
          <table:table-cell office:value-type="float" office:value="803688" calcext:value-type="float">
            <text:p>803688</text:p>
          </table:table-cell>
          <table:table-cell/>
          <table:table-cell office:value-type="float" office:value="864228" calcext:value-type="float">
            <text:p>8642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8445" calcext:value-type="float">
            <text:p>318445</text:p>
          </table:table-cell>
          <table:table-cell/>
          <table:table-cell office:value-type="float" office:value="781442" calcext:value-type="float">
            <text:p>781442</text:p>
          </table:table-cell>
          <table:table-cell/>
          <table:table-cell office:value-type="float" office:value="796911" calcext:value-type="float">
            <text:p>796911</text:p>
          </table:table-cell>
          <table:table-cell/>
          <table:table-cell office:value-type="float" office:value="780675" calcext:value-type="float">
            <text:p>780675</text:p>
          </table:table-cell>
          <table:table-cell/>
          <table:table-cell office:value-type="float" office:value="474996" calcext:value-type="float">
            <text:p>474996</text:p>
          </table:table-cell>
          <table:table-cell/>
          <table:table-cell office:value-type="float" office:value="644964" calcext:value-type="float">
            <text:p>644964</text:p>
          </table:table-cell>
          <table:table-cell/>
          <table:table-cell office:value-type="float" office:value="395850" calcext:value-type="float">
            <text:p>395850</text:p>
          </table:table-cell>
          <table:table-cell/>
          <table:table-cell office:value-type="float" office:value="427787" calcext:value-type="float">
            <text:p>427787</text:p>
          </table:table-cell>
          <table:table-cell/>
          <table:table-cell office:value-type="float" office:value="281116" calcext:value-type="float">
            <text:p>2811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8861" calcext:value-type="float">
            <text:p>328861</text:p>
          </table:table-cell>
          <table:table-cell/>
          <table:table-cell office:value-type="float" office:value="278891" calcext:value-type="float">
            <text:p>278891</text:p>
          </table:table-cell>
          <table:table-cell/>
          <table:table-cell office:value-type="float" office:value="354521" calcext:value-type="float">
            <text:p>354521</text:p>
          </table:table-cell>
          <table:table-cell/>
          <table:table-cell office:value-type="float" office:value="308301" calcext:value-type="float">
            <text:p>308301</text:p>
          </table:table-cell>
          <table:table-cell/>
          <table:table-cell office:value-type="float" office:value="427398" calcext:value-type="float">
            <text:p>427398</text:p>
          </table:table-cell>
          <table:table-cell/>
          <table:table-cell office:value-type="float" office:value="751534" calcext:value-type="float">
            <text:p>751534</text:p>
          </table:table-cell>
          <table:table-cell/>
          <table:table-cell office:value-type="float" office:value="735685" calcext:value-type="float">
            <text:p>735685</text:p>
          </table:table-cell>
          <table:table-cell/>
          <table:table-cell office:value-type="float" office:value="736383" calcext:value-type="float">
            <text:p>736383</text:p>
          </table:table-cell>
          <table:table-cell/>
          <table:table-cell office:value-type="float" office:value="741206" calcext:value-type="float">
            <text:p>7412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7156" calcext:value-type="float">
            <text:p>457156</text:p>
          </table:table-cell>
          <table:table-cell/>
          <table:table-cell office:value-type="float" office:value="527064" calcext:value-type="float">
            <text:p>527064</text:p>
          </table:table-cell>
          <table:table-cell/>
          <table:table-cell office:value-type="float" office:value="378312" calcext:value-type="float">
            <text:p>378312</text:p>
          </table:table-cell>
          <table:table-cell/>
          <table:table-cell office:value-type="float" office:value="403046" calcext:value-type="float">
            <text:p>403046</text:p>
          </table:table-cell>
          <table:table-cell/>
          <table:table-cell office:value-type="float" office:value="528971" calcext:value-type="float">
            <text:p>528971</text:p>
          </table:table-cell>
          <table:table-cell/>
          <table:table-cell office:value-type="float" office:value="723158" calcext:value-type="float">
            <text:p>723158</text:p>
          </table:table-cell>
          <table:table-cell/>
          <table:table-cell office:value-type="float" office:value="348337" calcext:value-type="float">
            <text:p>348337</text:p>
          </table:table-cell>
          <table:table-cell/>
          <table:table-cell office:value-type="float" office:value="524997" calcext:value-type="float">
            <text:p>524997</text:p>
          </table:table-cell>
          <table:table-cell/>
          <table:table-cell office:value-type="float" office:value="535301" calcext:value-type="float">
            <text:p>53530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655066" calcext:value-type="float">
            <text:p>655066</text:p>
          </table:table-cell>
          <table:table-cell office:value-type="float" office:value="1415929" calcext:value-type="float">
            <text:p>1415929</text:p>
          </table:table-cell>
          <table:table-cell office:value-type="float" office:value="2154882" calcext:value-type="float">
            <text:p>2154882</text:p>
          </table:table-cell>
          <table:table-cell office:value-type="float" office:value="3121951" calcext:value-type="float">
            <text:p>3121951</text:p>
          </table:table-cell>
          <table:table-cell office:value-type="float" office:value="4102564" calcext:value-type="float">
            <text:p>4102564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868385" calcext:value-type="float">
            <text:p>868385</text:p>
          </table:table-cell>
          <table:table-cell office:value-type="float" office:value="1516587" calcext:value-type="float">
            <text:p>1516587</text:p>
          </table:table-cell>
          <table:table-cell office:value-type="float" office:value="2210708" calcext:value-type="float">
            <text:p>2210708</text:p>
          </table:table-cell>
          <table:table-cell office:value-type="float" office:value="3516483" calcext:value-type="float">
            <text:p>3516483</text:p>
          </table:table-cell>
          <table:table-cell office:value-type="float" office:value="4571428" calcext:value-type="float">
            <text:p>4571428</text:p>
          </table:table-cell>
          <table:table-cell office:value-type="float" office:value="5898617" calcext:value-type="float">
            <text:p>5898617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857908" calcext:value-type="float">
            <text:p>857908</text:p>
          </table:table-cell>
          <table:table-cell office:value-type="float" office:value="1256133" calcext:value-type="float">
            <text:p>1256133</text:p>
          </table:table-cell>
          <table:table-cell office:value-type="float" office:value="2570281" calcext:value-type="float">
            <text:p>2570281</text:p>
          </table:table-cell>
          <table:table-cell office:value-type="float" office:value="3932411" calcext:value-type="float">
            <text:p>3932411</text:p>
          </table:table-cell>
          <table:table-cell office:value-type="float" office:value="4923076" calcext:value-type="float">
            <text:p>4923076</text:p>
          </table:table-cell>
          <table:table-cell office:value-type="float" office:value="6095238" calcext:value-type="float">
            <text:p>6095238</text:p>
          </table:table-cell>
          <table:table-cell office:value-type="float" office:value="7596439" calcext:value-type="float">
            <text:p>7596439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907479" calcext:value-type="float">
            <text:p>907479</text:p>
          </table:table-cell>
          <table:table-cell office:value-type="float" office:value="1626946" calcext:value-type="float">
            <text:p>1626946</text:p>
          </table:table-cell>
          <table:table-cell office:value-type="float" office:value="2655601" calcext:value-type="float">
            <text:p>2655601</text:p>
          </table:table-cell>
          <table:table-cell office:value-type="float" office:value="4066719" calcext:value-type="float">
            <text:p>4066719</text:p>
          </table:table-cell>
          <table:table-cell office:value-type="float" office:value="5208545" calcext:value-type="float">
            <text:p>5208545</text:p>
          </table:table-cell>
          <table:table-cell office:value-type="float" office:value="6052009" calcext:value-type="float">
            <text:p>6052009</text:p>
          </table:table-cell>
          <table:table-cell office:value-type="float" office:value="7101248" calcext:value-type="float">
            <text:p>7101248</text:p>
          </table:table-cell>
          <table:table-cell office:value-type="float" office:value="9014084" calcext:value-type="float">
            <text:p>9014084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810768" calcext:value-type="float">
            <text:p>810768</text:p>
          </table:table-cell>
          <table:table-cell office:value-type="float" office:value="1611329" calcext:value-type="float">
            <text:p>1611329</text:p>
          </table:table-cell>
          <table:table-cell office:value-type="float" office:value="2815507" calcext:value-type="float">
            <text:p>2815507</text:p>
          </table:table-cell>
          <table:table-cell office:value-type="float" office:value="4370465" calcext:value-type="float">
            <text:p>4370465</text:p>
          </table:table-cell>
          <table:table-cell office:value-type="float" office:value="5967365" calcext:value-type="float">
            <text:p>5967365</text:p>
          </table:table-cell>
          <table:table-cell office:value-type="float" office:value="6468730" calcext:value-type="float">
            <text:p>6468730</text:p>
          </table:table-cell>
          <table:table-cell office:value-type="float" office:value="7246992" calcext:value-type="float">
            <text:p>7246992</text:p>
          </table:table-cell>
          <table:table-cell office:value-type="float" office:value="8554720" calcext:value-type="float">
            <text:p>8554720</text:p>
          </table:table-cell>
          <table:table-cell office:value-type="float" office:value="10940170" calcext:value-type="float">
            <text:p>10940170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915880" calcext:value-type="float">
            <text:p>915880</text:p>
          </table:table-cell>
          <table:table-cell office:value-type="float" office:value="1618204" calcext:value-type="float">
            <text:p>1618204</text:p>
          </table:table-cell>
          <table:table-cell office:value-type="float" office:value="2800875" calcext:value-type="float">
            <text:p>2800875</text:p>
          </table:table-cell>
          <table:table-cell office:value-type="float" office:value="4357446" calcext:value-type="float">
            <text:p>4357446</text:p>
          </table:table-cell>
          <table:table-cell office:value-type="float" office:value="5184810" calcext:value-type="float">
            <text:p>5184810</text:p>
          </table:table-cell>
          <table:table-cell office:value-type="float" office:value="6561999" calcext:value-type="float">
            <text:p>6561999</text:p>
          </table:table-cell>
          <table:table-cell office:value-type="float" office:value="7385503" calcext:value-type="float">
            <text:p>7385503</text:p>
          </table:table-cell>
          <table:table-cell office:value-type="float" office:value="8012519" calcext:value-type="float">
            <text:p>8012519</text:p>
          </table:table-cell>
          <table:table-cell office:value-type="float" office:value="9110320" calcext:value-type="float">
            <text:p>9110320</text:p>
          </table:table-cell>
          <table:table-cell office:value-type="float" office:value="8823782" calcext:value-type="float">
            <text:p>8823782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689179" calcext:value-type="float">
            <text:p>689179</text:p>
          </table:table-cell>
          <table:table-cell office:value-type="float" office:value="1278761" calcext:value-type="float">
            <text:p>1278761</text:p>
          </table:table-cell>
          <table:table-cell office:value-type="float" office:value="1972834" calcext:value-type="float">
            <text:p>1972834</text:p>
          </table:table-cell>
          <table:table-cell office:value-type="float" office:value="2676599" calcext:value-type="float">
            <text:p>2676599</text:p>
          </table:table-cell>
          <table:table-cell office:value-type="float" office:value="3262445" calcext:value-type="float">
            <text:p>3262445</text:p>
          </table:table-cell>
          <table:table-cell office:value-type="float" office:value="3613267" calcext:value-type="float">
            <text:p>3613267</text:p>
          </table:table-cell>
          <table:table-cell office:value-type="float" office:value="3892056" calcext:value-type="float">
            <text:p>3892056</text:p>
          </table:table-cell>
          <table:table-cell office:value-type="float" office:value="3901323" calcext:value-type="float">
            <text:p>3901323</text:p>
          </table:table-cell>
          <table:table-cell office:value-type="float" office:value="4356519" calcext:value-type="float">
            <text:p>4356519</text:p>
          </table:table-cell>
          <table:table-cell office:value-type="float" office:value="4701561" calcext:value-type="float">
            <text:p>4701561</text:p>
          </table:table-cell>
          <table:table-cell office:value-type="float" office:value="4114102" calcext:value-type="float">
            <text:p>4114102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748948" calcext:value-type="float">
            <text:p>748948</text:p>
          </table:table-cell>
          <table:table-cell office:value-type="float" office:value="1218177" calcext:value-type="float">
            <text:p>1218177</text:p>
          </table:table-cell>
          <table:table-cell office:value-type="float" office:value="1869892" calcext:value-type="float">
            <text:p>1869892</text:p>
          </table:table-cell>
          <table:table-cell office:value-type="float" office:value="2511265" calcext:value-type="float">
            <text:p>2511265</text:p>
          </table:table-cell>
          <table:table-cell office:value-type="float" office:value="3057515" calcext:value-type="float">
            <text:p>3057515</text:p>
          </table:table-cell>
          <table:table-cell office:value-type="float" office:value="3267520" calcext:value-type="float">
            <text:p>3267520</text:p>
          </table:table-cell>
          <table:table-cell office:value-type="float" office:value="3420887" calcext:value-type="float">
            <text:p>3420887</text:p>
          </table:table-cell>
          <table:table-cell office:value-type="float" office:value="3608810" calcext:value-type="float">
            <text:p>3608810</text:p>
          </table:table-cell>
          <table:table-cell office:value-type="float" office:value="3623015" calcext:value-type="float">
            <text:p>3623015</text:p>
          </table:table-cell>
          <table:table-cell office:value-type="float" office:value="3811828" calcext:value-type="float">
            <text:p>3811828</text:p>
          </table:table-cell>
          <table:table-cell office:value-type="float" office:value="3858690" calcext:value-type="float">
            <text:p>3858690</text:p>
          </table:table-cell>
          <table:table-cell office:value-type="float" office:value="3483881" calcext:value-type="float">
            <text:p>3483881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726469" calcext:value-type="float">
            <text:p>726469</text:p>
          </table:table-cell>
          <table:table-cell office:value-type="float" office:value="1209106" calcext:value-type="float">
            <text:p>1209106</text:p>
          </table:table-cell>
          <table:table-cell office:value-type="float" office:value="1821010" calcext:value-type="float">
            <text:p>1821010</text:p>
          </table:table-cell>
          <table:table-cell office:value-type="float" office:value="2463796" calcext:value-type="float">
            <text:p>2463796</text:p>
          </table:table-cell>
          <table:table-cell office:value-type="float" office:value="2950105" calcext:value-type="float">
            <text:p>2950105</text:p>
          </table:table-cell>
          <table:table-cell office:value-type="float" office:value="3108977" calcext:value-type="float">
            <text:p>3108977</text:p>
          </table:table-cell>
          <table:table-cell office:value-type="float" office:value="3316397" calcext:value-type="float">
            <text:p>3316397</text:p>
          </table:table-cell>
          <table:table-cell office:value-type="float" office:value="3585277" calcext:value-type="float">
            <text:p>3585277</text:p>
          </table:table-cell>
          <table:table-cell office:value-type="float" office:value="3764359" calcext:value-type="float">
            <text:p>3764359</text:p>
          </table:table-cell>
          <table:table-cell office:value-type="float" office:value="3735266" calcext:value-type="float">
            <text:p>3735266</text:p>
          </table:table-cell>
          <table:table-cell office:value-type="float" office:value="3666554" calcext:value-type="float">
            <text:p>3666554</text:p>
          </table:table-cell>
          <table:table-cell office:value-type="float" office:value="3425035" calcext:value-type="float">
            <text:p>3425035</text:p>
          </table:table-cell>
          <table:table-cell office:value-type="float" office:value="3275948" calcext:value-type="float">
            <text:p>327594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2901" calcext:value-type="float">
            <text:p>2792901</text:p>
          </table:table-cell>
          <table:table-cell office:value-type="float" office:value="3159579" calcext:value-type="float">
            <text:p>3159579</text:p>
          </table:table-cell>
          <table:table-cell office:value-type="float" office:value="3279325" calcext:value-type="float">
            <text:p>3279325</text:p>
          </table:table-cell>
          <table:table-cell office:value-type="float" office:value="3364063" calcext:value-type="float">
            <text:p>3364063</text:p>
          </table:table-cell>
          <table:table-cell office:value-type="float" office:value="3503849" calcext:value-type="float">
            <text:p>3503849</text:p>
          </table:table-cell>
          <table:table-cell office:value-type="float" office:value="3505273" calcext:value-type="float">
            <text:p>3505273</text:p>
          </table:table-cell>
          <table:table-cell office:value-type="float" office:value="3504111" calcext:value-type="float">
            <text:p>3504111</text:p>
          </table:table-cell>
          <table:table-cell office:value-type="float" office:value="3259751" calcext:value-type="float">
            <text:p>3259751</text:p>
          </table:table-cell>
          <table:table-cell office:value-type="float" office:value="3256058" calcext:value-type="float">
            <text:p>325605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6866" calcext:value-type="float">
            <text:p>2866866</text:p>
          </table:table-cell>
          <table:table-cell office:value-type="float" office:value="3109493" calcext:value-type="float">
            <text:p>3109493</text:p>
          </table:table-cell>
          <table:table-cell office:value-type="float" office:value="3265371" calcext:value-type="float">
            <text:p>3265371</text:p>
          </table:table-cell>
          <table:table-cell office:value-type="float" office:value="3466889" calcext:value-type="float">
            <text:p>3466889</text:p>
          </table:table-cell>
          <table:table-cell office:value-type="float" office:value="3362820" calcext:value-type="float">
            <text:p>3362820</text:p>
          </table:table-cell>
          <table:table-cell office:value-type="float" office:value="3394838" calcext:value-type="float">
            <text:p>3394838</text:p>
          </table:table-cell>
          <table:table-cell office:value-type="float" office:value="3204365" calcext:value-type="float">
            <text:p>3204365</text:p>
          </table:table-cell>
          <table:table-cell office:value-type="float" office:value="3228469" calcext:value-type="float">
            <text:p>3228469</text:p>
          </table:table-cell>
          <table:table-cell office:value-type="float" office:value="3212675" calcext:value-type="float">
            <text:p>321267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4152" calcext:value-type="float">
            <text:p>2794152</text:p>
          </table:table-cell>
          <table:table-cell office:value-type="float" office:value="3026997" calcext:value-type="float">
            <text:p>3026997</text:p>
          </table:table-cell>
          <table:table-cell office:value-type="float" office:value="3295435" calcext:value-type="float">
            <text:p>3295435</text:p>
          </table:table-cell>
          <table:table-cell office:value-type="float" office:value="3475235" calcext:value-type="float">
            <text:p>3475235</text:p>
          </table:table-cell>
          <table:table-cell office:value-type="float" office:value="3431976" calcext:value-type="float">
            <text:p>3431976</text:p>
          </table:table-cell>
          <table:table-cell office:value-type="float" office:value="3215914" calcext:value-type="float">
            <text:p>3215914</text:p>
          </table:table-cell>
          <table:table-cell office:value-type="float" office:value="3345098" calcext:value-type="float">
            <text:p>3345098</text:p>
          </table:table-cell>
          <table:table-cell office:value-type="float" office:value="3217003" calcext:value-type="float">
            <text:p>3217003</text:p>
          </table:table-cell>
          <table:table-cell office:value-type="float" office:value="3008294" calcext:value-type="float">
            <text:p>300829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9614" calcext:value-type="float">
            <text:p>2859614</text:p>
          </table:table-cell>
          <table:table-cell office:value-type="float" office:value="3119859" calcext:value-type="float">
            <text:p>3119859</text:p>
          </table:table-cell>
          <table:table-cell office:value-type="float" office:value="2663323" calcext:value-type="float">
            <text:p>2663323</text:p>
          </table:table-cell>
          <table:table-cell office:value-type="float" office:value="3343780" calcext:value-type="float">
            <text:p>3343780</text:p>
          </table:table-cell>
          <table:table-cell office:value-type="float" office:value="3359498" calcext:value-type="float">
            <text:p>3359498</text:p>
          </table:table-cell>
          <table:table-cell office:value-type="float" office:value="3343925" calcext:value-type="float">
            <text:p>3343925</text:p>
          </table:table-cell>
          <table:table-cell office:value-type="float" office:value="3321351" calcext:value-type="float">
            <text:p>3321351</text:p>
          </table:table-cell>
          <table:table-cell office:value-type="float" office:value="2929723" calcext:value-type="float">
            <text:p>2929723</text:p>
          </table:table-cell>
          <table:table-cell office:value-type="float" office:value="3112210" calcext:value-type="float">
            <text:p>311221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0136" calcext:value-type="float">
            <text:p>2800136</text:p>
          </table:table-cell>
          <table:table-cell office:value-type="float" office:value="3062950" calcext:value-type="float">
            <text:p>3062950</text:p>
          </table:table-cell>
          <table:table-cell office:value-type="float" office:value="3200095" calcext:value-type="float">
            <text:p>3200095</text:p>
          </table:table-cell>
          <table:table-cell office:value-type="float" office:value="3382527" calcext:value-type="float">
            <text:p>3382527</text:p>
          </table:table-cell>
          <table:table-cell office:value-type="float" office:value="3291618" calcext:value-type="float">
            <text:p>3291618</text:p>
          </table:table-cell>
          <table:table-cell office:value-type="float" office:value="3473891" calcext:value-type="float">
            <text:p>3473891</text:p>
          </table:table-cell>
          <table:table-cell office:value-type="float" office:value="2836020" calcext:value-type="float">
            <text:p>2836020</text:p>
          </table:table-cell>
          <table:table-cell office:value-type="float" office:value="3270139" calcext:value-type="float">
            <text:p>3270139</text:p>
          </table:table-cell>
          <table:table-cell office:value-type="float" office:value="3187686" calcext:value-type="float">
            <text:p>318768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0637" calcext:value-type="float">
            <text:p>2840637</text:p>
          </table:table-cell>
          <table:table-cell office:value-type="float" office:value="3027126" calcext:value-type="float">
            <text:p>3027126</text:p>
          </table:table-cell>
          <table:table-cell office:value-type="float" office:value="3200557" calcext:value-type="float">
            <text:p>3200557</text:p>
          </table:table-cell>
          <table:table-cell office:value-type="float" office:value="3349633" calcext:value-type="float">
            <text:p>3349633</text:p>
          </table:table-cell>
          <table:table-cell office:value-type="float" office:value="3349275" calcext:value-type="float">
            <text:p>3349275</text:p>
          </table:table-cell>
          <table:table-cell office:value-type="float" office:value="3413832" calcext:value-type="float">
            <text:p>3413832</text:p>
          </table:table-cell>
          <table:table-cell office:value-type="float" office:value="3170971" calcext:value-type="float">
            <text:p>3170971</text:p>
          </table:table-cell>
          <table:table-cell office:value-type="float" office:value="3248139" calcext:value-type="float">
            <text:p>3248139</text:p>
          </table:table-cell>
          <table:table-cell office:value-type="float" office:value="3162582" calcext:value-type="float">
            <text:p>316258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288" calcext:value-type="float">
            <text:p>399288</text:p>
          </table:table-cell>
          <table:table-cell office:value-type="float" office:value="499841" calcext:value-type="float">
            <text:p>499841</text:p>
          </table:table-cell>
          <table:table-cell office:value-type="float" office:value="609468" calcext:value-type="float">
            <text:p>609468</text:p>
          </table:table-cell>
          <table:table-cell office:value-type="float" office:value="609802" calcext:value-type="float">
            <text:p>609802</text:p>
          </table:table-cell>
          <table:table-cell office:value-type="float" office:value="670538" calcext:value-type="float">
            <text:p>670538</text:p>
          </table:table-cell>
          <table:table-cell office:value-type="float" office:value="683311" calcext:value-type="float">
            <text:p>683311</text:p>
          </table:table-cell>
          <table:table-cell office:value-type="float" office:value="640651" calcext:value-type="float">
            <text:p>640651</text:p>
          </table:table-cell>
          <table:table-cell office:value-type="float" office:value="673448" calcext:value-type="float">
            <text:p>673448</text:p>
          </table:table-cell>
          <table:table-cell office:value-type="float" office:value="705464" calcext:value-type="float">
            <text:p>70546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674" calcext:value-type="float">
            <text:p>402674</text:p>
          </table:table-cell>
          <table:table-cell office:value-type="float" office:value="510280" calcext:value-type="float">
            <text:p>510280</text:p>
          </table:table-cell>
          <table:table-cell office:value-type="float" office:value="595216" calcext:value-type="float">
            <text:p>595216</text:p>
          </table:table-cell>
          <table:table-cell office:value-type="float" office:value="654663" calcext:value-type="float">
            <text:p>654663</text:p>
          </table:table-cell>
          <table:table-cell office:value-type="float" office:value="699850" calcext:value-type="float">
            <text:p>699850</text:p>
          </table:table-cell>
          <table:table-cell office:value-type="float" office:value="686429" calcext:value-type="float">
            <text:p>686429</text:p>
          </table:table-cell>
          <table:table-cell office:value-type="float" office:value="643604" calcext:value-type="float">
            <text:p>643604</text:p>
          </table:table-cell>
          <table:table-cell office:value-type="float" office:value="658369" calcext:value-type="float">
            <text:p>658369</text:p>
          </table:table-cell>
          <table:table-cell office:value-type="float" office:value="682477" calcext:value-type="float">
            <text:p>682477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870748" calcext:value-type="float">
            <text:p>870748</text:p>
          </table:table-cell>
          <table:table-cell/>
          <table:table-cell office:value-type="float" office:value="1576354" calcext:value-type="float">
            <text:p>1576354</text:p>
          </table:table-cell>
          <table:table-cell/>
          <table:table-cell office:value-type="float" office:value="2415094" calcext:value-type="float">
            <text:p>2415094</text:p>
          </table:table-cell>
          <table:table-cell/>
          <table:table-cell office:value-type="float" office:value="3855421" calcext:value-type="float">
            <text:p>3855421</text:p>
          </table:table-cell>
          <table:table-cell/>
          <table:table-cell office:value-type="float" office:value="4848484" calcext:value-type="float">
            <text:p>484848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00774" calcext:value-type="float">
            <text:p>900774</text:p>
          </table:table-cell>
          <table:table-cell/>
          <table:table-cell office:value-type="float" office:value="1618204" calcext:value-type="float">
            <text:p>1618204</text:p>
          </table:table-cell>
          <table:table-cell/>
          <table:table-cell office:value-type="float" office:value="2661122" calcext:value-type="float">
            <text:p>2661122</text:p>
          </table:table-cell>
          <table:table-cell/>
          <table:table-cell office:value-type="float" office:value="4155844" calcext:value-type="float">
            <text:p>4155844</text:p>
          </table:table-cell>
          <table:table-cell/>
          <table:table-cell office:value-type="float" office:value="5541125" calcext:value-type="float">
            <text:p>5541125</text:p>
          </table:table-cell>
          <table:table-cell/>
          <table:table-cell office:value-type="float" office:value="6701570" calcext:value-type="float">
            <text:p>670157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91675" calcext:value-type="float">
            <text:p>891675</text:p>
          </table:table-cell>
          <table:table-cell/>
          <table:table-cell office:value-type="float" office:value="1641025" calcext:value-type="float">
            <text:p>1641025</text:p>
          </table:table-cell>
          <table:table-cell/>
          <table:table-cell office:value-type="float" office:value="2807017" calcext:value-type="float">
            <text:p>2807017</text:p>
          </table:table-cell>
          <table:table-cell/>
          <table:table-cell office:value-type="float" office:value="4459930" calcext:value-type="float">
            <text:p>4459930</text:p>
          </table:table-cell>
          <table:table-cell/>
          <table:table-cell office:value-type="float" office:value="6009389" calcext:value-type="float">
            <text:p>6009389</text:p>
          </table:table-cell>
          <table:table-cell/>
          <table:table-cell office:value-type="float" office:value="7211267" calcext:value-type="float">
            <text:p>7211267</text:p>
          </table:table-cell>
          <table:table-cell/>
          <table:table-cell office:value-type="float" office:value="8025078" calcext:value-type="float">
            <text:p>802507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22190" calcext:value-type="float">
            <text:p>922190</text:p>
          </table:table-cell>
          <table:table-cell/>
          <table:table-cell office:value-type="float" office:value="1677038" calcext:value-type="float">
            <text:p>1677038</text:p>
          </table:table-cell>
          <table:table-cell/>
          <table:table-cell office:value-type="float" office:value="2647362" calcext:value-type="float">
            <text:p>2647362</text:p>
          </table:table-cell>
          <table:table-cell/>
          <table:table-cell office:value-type="float" office:value="4425237" calcext:value-type="float">
            <text:p>4425237</text:p>
          </table:table-cell>
          <table:table-cell/>
          <table:table-cell office:value-type="float" office:value="6066350" calcext:value-type="float">
            <text:p>6066350</text:p>
          </table:table-cell>
          <table:table-cell/>
          <table:table-cell office:value-type="float" office:value="7231638" calcext:value-type="float">
            <text:p>7231638</text:p>
          </table:table-cell>
          <table:table-cell/>
          <table:table-cell office:value-type="float" office:value="7398843" calcext:value-type="float">
            <text:p>7398843</text:p>
          </table:table-cell>
          <table:table-cell/>
          <table:table-cell office:value-type="float" office:value="9394495" calcext:value-type="float">
            <text:p>939449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05954" calcext:value-type="float">
            <text:p>905954</text:p>
          </table:table-cell>
          <table:table-cell/>
          <table:table-cell office:value-type="float" office:value="1484273" calcext:value-type="float">
            <text:p>1484273</text:p>
          </table:table-cell>
          <table:table-cell/>
          <table:table-cell office:value-type="float" office:value="2904140" calcext:value-type="float">
            <text:p>2904140</text:p>
          </table:table-cell>
          <table:table-cell/>
          <table:table-cell office:value-type="float" office:value="4710211" calcext:value-type="float">
            <text:p>4710211</text:p>
          </table:table-cell>
          <table:table-cell/>
          <table:table-cell office:value-type="float" office:value="6623544" calcext:value-type="float">
            <text:p>6623544</text:p>
          </table:table-cell>
          <table:table-cell/>
          <table:table-cell office:value-type="float" office:value="7382840" calcext:value-type="float">
            <text:p>7382840</text:p>
          </table:table-cell>
          <table:table-cell/>
          <table:table-cell office:value-type="float" office:value="8455821" calcext:value-type="float">
            <text:p>8455821</text:p>
          </table:table-cell>
          <table:table-cell/>
          <table:table-cell office:value-type="float" office:value="9799043" calcext:value-type="float">
            <text:p>9799043</text:p>
          </table:table-cell>
          <table:table-cell/>
          <table:table-cell office:value-type="float" office:value="11962616" calcext:value-type="float">
            <text:p>1196261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14326" calcext:value-type="float">
            <text:p>914326</text:p>
          </table:table-cell>
          <table:table-cell/>
          <table:table-cell office:value-type="float" office:value="1654949" calcext:value-type="float">
            <text:p>1654949</text:p>
          </table:table-cell>
          <table:table-cell/>
          <table:table-cell office:value-type="float" office:value="2883694" calcext:value-type="float">
            <text:p>2883694</text:p>
          </table:table-cell>
          <table:table-cell/>
          <table:table-cell office:value-type="float" office:value="4495171" calcext:value-type="float">
            <text:p>4495171</text:p>
          </table:table-cell>
          <table:table-cell/>
          <table:table-cell office:value-type="float" office:value="6404002" calcext:value-type="float">
            <text:p>6404002</text:p>
          </table:table-cell>
          <table:table-cell/>
          <table:table-cell office:value-type="float" office:value="7366906" calcext:value-type="float">
            <text:p>7366906</text:p>
          </table:table-cell>
          <table:table-cell/>
          <table:table-cell office:value-type="float" office:value="8120539" calcext:value-type="float">
            <text:p>8120539</text:p>
          </table:table-cell>
          <table:table-cell/>
          <table:table-cell office:value-type="float" office:value="8774635" calcext:value-type="float">
            <text:p>8774635</text:p>
          </table:table-cell>
          <table:table-cell/>
          <table:table-cell office:value-type="float" office:value="10133597" calcext:value-type="float">
            <text:p>10133597</text:p>
          </table:table-cell>
          <table:table-cell/>
          <table:table-cell office:value-type="float" office:value="10153693" calcext:value-type="float">
            <text:p>1015369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79715" calcext:value-type="float">
            <text:p>779715</text:p>
          </table:table-cell>
          <table:table-cell/>
          <table:table-cell office:value-type="float" office:value="1284858" calcext:value-type="float">
            <text:p>1284858</text:p>
          </table:table-cell>
          <table:table-cell/>
          <table:table-cell office:value-type="float" office:value="2010109" calcext:value-type="float">
            <text:p>2010109</text:p>
          </table:table-cell>
          <table:table-cell/>
          <table:table-cell office:value-type="float" office:value="2759178" calcext:value-type="float">
            <text:p>2759178</text:p>
          </table:table-cell>
          <table:table-cell/>
          <table:table-cell office:value-type="float" office:value="3391851" calcext:value-type="float">
            <text:p>3391851</text:p>
          </table:table-cell>
          <table:table-cell/>
          <table:table-cell office:value-type="float" office:value="3701093" calcext:value-type="float">
            <text:p>3701093</text:p>
          </table:table-cell>
          <table:table-cell/>
          <table:table-cell office:value-type="float" office:value="4183433" calcext:value-type="float">
            <text:p>4183433</text:p>
          </table:table-cell>
          <table:table-cell/>
          <table:table-cell office:value-type="float" office:value="4100921" calcext:value-type="float">
            <text:p>4100921</text:p>
          </table:table-cell>
          <table:table-cell/>
          <table:table-cell office:value-type="float" office:value="4301617" calcext:value-type="float">
            <text:p>4301617</text:p>
          </table:table-cell>
          <table:table-cell/>
          <table:table-cell office:value-type="float" office:value="5100871" calcext:value-type="float">
            <text:p>5100871</text:p>
          </table:table-cell>
          <table:table-cell/>
          <table:table-cell office:value-type="float" office:value="4041839" calcext:value-type="float">
            <text:p>404183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51683" calcext:value-type="float">
            <text:p>751683</text:p>
          </table:table-cell>
          <table:table-cell/>
          <table:table-cell office:value-type="float" office:value="1276330" calcext:value-type="float">
            <text:p>1276330</text:p>
          </table:table-cell>
          <table:table-cell/>
          <table:table-cell office:value-type="float" office:value="1910893" calcext:value-type="float">
            <text:p>1910893</text:p>
          </table:table-cell>
          <table:table-cell/>
          <table:table-cell office:value-type="float" office:value="2659653" calcext:value-type="float">
            <text:p>2659653</text:p>
          </table:table-cell>
          <table:table-cell/>
          <table:table-cell office:value-type="float" office:value="3175439" calcext:value-type="float">
            <text:p>3175439</text:p>
          </table:table-cell>
          <table:table-cell/>
          <table:table-cell office:value-type="float" office:value="3468687" calcext:value-type="float">
            <text:p>3468687</text:p>
          </table:table-cell>
          <table:table-cell/>
          <table:table-cell office:value-type="float" office:value="3662374" calcext:value-type="float">
            <text:p>3662374</text:p>
          </table:table-cell>
          <table:table-cell/>
          <table:table-cell office:value-type="float" office:value="3307627" calcext:value-type="float">
            <text:p>3307627</text:p>
          </table:table-cell>
          <table:table-cell/>
          <table:table-cell office:value-type="float" office:value="3925627" calcext:value-type="float">
            <text:p>3925627</text:p>
          </table:table-cell>
          <table:table-cell/>
          <table:table-cell office:value-type="float" office:value="3972841" calcext:value-type="float">
            <text:p>3972841</text:p>
          </table:table-cell>
          <table:table-cell/>
          <table:table-cell office:value-type="float" office:value="3977857" calcext:value-type="float">
            <text:p>3977857</text:p>
          </table:table-cell>
          <table:table-cell/>
          <table:table-cell office:value-type="float" office:value="3615500" calcext:value-type="float">
            <text:p>361550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04427" calcext:value-type="float">
            <text:p>704427</text:p>
          </table:table-cell>
          <table:table-cell/>
          <table:table-cell office:value-type="float" office:value="1234339" calcext:value-type="float">
            <text:p>1234339</text:p>
          </table:table-cell>
          <table:table-cell/>
          <table:table-cell office:value-type="float" office:value="1855618" calcext:value-type="float">
            <text:p>1855618</text:p>
          </table:table-cell>
          <table:table-cell/>
          <table:table-cell office:value-type="float" office:value="2475111" calcext:value-type="float">
            <text:p>2475111</text:p>
          </table:table-cell>
          <table:table-cell/>
          <table:table-cell office:value-type="float" office:value="3070464" calcext:value-type="float">
            <text:p>3070464</text:p>
          </table:table-cell>
          <table:table-cell/>
          <table:table-cell office:value-type="float" office:value="3301628" calcext:value-type="float">
            <text:p>3301628</text:p>
          </table:table-cell>
          <table:table-cell/>
          <table:table-cell office:value-type="float" office:value="3516558" calcext:value-type="float">
            <text:p>3516558</text:p>
          </table:table-cell>
          <table:table-cell/>
          <table:table-cell office:value-type="float" office:value="3703686" calcext:value-type="float">
            <text:p>3703686</text:p>
          </table:table-cell>
          <table:table-cell/>
          <table:table-cell office:value-type="float" office:value="3756764" calcext:value-type="float">
            <text:p>3756764</text:p>
          </table:table-cell>
          <table:table-cell/>
          <table:table-cell office:value-type="float" office:value="3822143" calcext:value-type="float">
            <text:p>3822143</text:p>
          </table:table-cell>
          <table:table-cell/>
          <table:table-cell office:value-type="float" office:value="3605395" calcext:value-type="float">
            <text:p>3605395</text:p>
          </table:table-cell>
          <table:table-cell/>
          <table:table-cell office:value-type="float" office:value="3488183" calcext:value-type="float">
            <text:p>3488183</text:p>
          </table:table-cell>
          <table:table-cell/>
          <table:table-cell office:value-type="float" office:value="3460701" calcext:value-type="float">
            <text:p>34607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41709" calcext:value-type="float">
            <text:p>2941709</text:p>
          </table:table-cell>
          <table:table-cell/>
          <table:table-cell office:value-type="float" office:value="3313848" calcext:value-type="float">
            <text:p>3313848</text:p>
          </table:table-cell>
          <table:table-cell/>
          <table:table-cell office:value-type="float" office:value="3365895" calcext:value-type="float">
            <text:p>3365895</text:p>
          </table:table-cell>
          <table:table-cell/>
          <table:table-cell office:value-type="float" office:value="3598980" calcext:value-type="float">
            <text:p>3598980</text:p>
          </table:table-cell>
          <table:table-cell/>
          <table:table-cell office:value-type="float" office:value="3546281" calcext:value-type="float">
            <text:p>3546281</text:p>
          </table:table-cell>
          <table:table-cell/>
          <table:table-cell office:value-type="float" office:value="3734883" calcext:value-type="float">
            <text:p>3734883</text:p>
          </table:table-cell>
          <table:table-cell/>
          <table:table-cell office:value-type="float" office:value="3602977" calcext:value-type="float">
            <text:p>3602977</text:p>
          </table:table-cell>
          <table:table-cell/>
          <table:table-cell office:value-type="float" office:value="3362855" calcext:value-type="float">
            <text:p>3362855</text:p>
          </table:table-cell>
          <table:table-cell/>
          <table:table-cell office:value-type="float" office:value="3287583" calcext:value-type="float">
            <text:p>32875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65912" calcext:value-type="float">
            <text:p>2965912</text:p>
          </table:table-cell>
          <table:table-cell/>
          <table:table-cell office:value-type="float" office:value="3224308" calcext:value-type="float">
            <text:p>3224308</text:p>
          </table:table-cell>
          <table:table-cell/>
          <table:table-cell office:value-type="float" office:value="3299500" calcext:value-type="float">
            <text:p>3299500</text:p>
          </table:table-cell>
          <table:table-cell/>
          <table:table-cell office:value-type="float" office:value="3464140" calcext:value-type="float">
            <text:p>3464140</text:p>
          </table:table-cell>
          <table:table-cell/>
          <table:table-cell office:value-type="float" office:value="3293663" calcext:value-type="float">
            <text:p>3293663</text:p>
          </table:table-cell>
          <table:table-cell/>
          <table:table-cell office:value-type="float" office:value="3455282" calcext:value-type="float">
            <text:p>3455282</text:p>
          </table:table-cell>
          <table:table-cell/>
          <table:table-cell office:value-type="float" office:value="3168745" calcext:value-type="float">
            <text:p>3168745</text:p>
          </table:table-cell>
          <table:table-cell/>
          <table:table-cell office:value-type="float" office:value="3129554" calcext:value-type="float">
            <text:p>3129554</text:p>
          </table:table-cell>
          <table:table-cell/>
          <table:table-cell office:value-type="float" office:value="3138456" calcext:value-type="float">
            <text:p>31384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80308" calcext:value-type="float">
            <text:p>1880308</text:p>
          </table:table-cell>
          <table:table-cell/>
          <table:table-cell office:value-type="float" office:value="2932830" calcext:value-type="float">
            <text:p>2932830</text:p>
          </table:table-cell>
          <table:table-cell/>
          <table:table-cell office:value-type="float" office:value="3227491" calcext:value-type="float">
            <text:p>3227491</text:p>
          </table:table-cell>
          <table:table-cell/>
          <table:table-cell office:value-type="float" office:value="3474047" calcext:value-type="float">
            <text:p>3474047</text:p>
          </table:table-cell>
          <table:table-cell/>
          <table:table-cell office:value-type="float" office:value="3455036" calcext:value-type="float">
            <text:p>3455036</text:p>
          </table:table-cell>
          <table:table-cell/>
          <table:table-cell office:value-type="float" office:value="3275817" calcext:value-type="float">
            <text:p>3275817</text:p>
          </table:table-cell>
          <table:table-cell/>
          <table:table-cell office:value-type="float" office:value="3297997" calcext:value-type="float">
            <text:p>3297997</text:p>
          </table:table-cell>
          <table:table-cell/>
          <table:table-cell office:value-type="float" office:value="3278898" calcext:value-type="float">
            <text:p>3278898</text:p>
          </table:table-cell>
          <table:table-cell/>
          <table:table-cell office:value-type="float" office:value="3153513" calcext:value-type="float">
            <text:p>31535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83808" calcext:value-type="float">
            <text:p>2883808</text:p>
          </table:table-cell>
          <table:table-cell/>
          <table:table-cell office:value-type="float" office:value="3109965" calcext:value-type="float">
            <text:p>3109965</text:p>
          </table:table-cell>
          <table:table-cell/>
          <table:table-cell office:value-type="float" office:value="3131689" calcext:value-type="float">
            <text:p>3131689</text:p>
          </table:table-cell>
          <table:table-cell/>
          <table:table-cell office:value-type="float" office:value="3310128" calcext:value-type="float">
            <text:p>3310128</text:p>
          </table:table-cell>
          <table:table-cell/>
          <table:table-cell office:value-type="float" office:value="3418291" calcext:value-type="float">
            <text:p>3418291</text:p>
          </table:table-cell>
          <table:table-cell/>
          <table:table-cell office:value-type="float" office:value="3278738" calcext:value-type="float">
            <text:p>3278738</text:p>
          </table:table-cell>
          <table:table-cell/>
          <table:table-cell office:value-type="float" office:value="3274892" calcext:value-type="float">
            <text:p>3274892</text:p>
          </table:table-cell>
          <table:table-cell/>
          <table:table-cell office:value-type="float" office:value="2707674" calcext:value-type="float">
            <text:p>2707674</text:p>
          </table:table-cell>
          <table:table-cell/>
          <table:table-cell office:value-type="float" office:value="3029935" calcext:value-type="float">
            <text:p>30299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67180" calcext:value-type="float">
            <text:p>2767180</text:p>
          </table:table-cell>
          <table:table-cell/>
          <table:table-cell office:value-type="float" office:value="3015410" calcext:value-type="float">
            <text:p>3015410</text:p>
          </table:table-cell>
          <table:table-cell/>
          <table:table-cell office:value-type="float" office:value="3223237" calcext:value-type="float">
            <text:p>3223237</text:p>
          </table:table-cell>
          <table:table-cell/>
          <table:table-cell office:value-type="float" office:value="3377624" calcext:value-type="float">
            <text:p>3377624</text:p>
          </table:table-cell>
          <table:table-cell/>
          <table:table-cell office:value-type="float" office:value="3102176" calcext:value-type="float">
            <text:p>3102176</text:p>
          </table:table-cell>
          <table:table-cell/>
          <table:table-cell office:value-type="float" office:value="3482581" calcext:value-type="float">
            <text:p>3482581</text:p>
          </table:table-cell>
          <table:table-cell/>
          <table:table-cell office:value-type="float" office:value="2407171" calcext:value-type="float">
            <text:p>2407171</text:p>
          </table:table-cell>
          <table:table-cell/>
          <table:table-cell office:value-type="float" office:value="3237462" calcext:value-type="float">
            <text:p>3237462</text:p>
          </table:table-cell>
          <table:table-cell/>
          <table:table-cell office:value-type="float" office:value="3202302" calcext:value-type="float">
            <text:p>320230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17628" calcext:value-type="float">
            <text:p>2817628</text:p>
          </table:table-cell>
          <table:table-cell/>
          <table:table-cell office:value-type="float" office:value="3074956" calcext:value-type="float">
            <text:p>3074956</text:p>
          </table:table-cell>
          <table:table-cell/>
          <table:table-cell office:value-type="float" office:value="3232220" calcext:value-type="float">
            <text:p>3232220</text:p>
          </table:table-cell>
          <table:table-cell/>
          <table:table-cell office:value-type="float" office:value="3388926" calcext:value-type="float">
            <text:p>3388926</text:p>
          </table:table-cell>
          <table:table-cell/>
          <table:table-cell office:value-type="float" office:value="3372648" calcext:value-type="float">
            <text:p>3372648</text:p>
          </table:table-cell>
          <table:table-cell/>
          <table:table-cell office:value-type="float" office:value="3450607" calcext:value-type="float">
            <text:p>3450607</text:p>
          </table:table-cell>
          <table:table-cell/>
          <table:table-cell office:value-type="float" office:value="3063777" calcext:value-type="float">
            <text:p>3063777</text:p>
          </table:table-cell>
          <table:table-cell/>
          <table:table-cell office:value-type="float" office:value="3252397" calcext:value-type="float">
            <text:p>3252397</text:p>
          </table:table-cell>
          <table:table-cell/>
          <table:table-cell office:value-type="float" office:value="3127757" calcext:value-type="float">
            <text:p>31277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076" calcext:value-type="float">
            <text:p>402076</text:p>
          </table:table-cell>
          <table:table-cell/>
          <table:table-cell office:value-type="float" office:value="509016" calcext:value-type="float">
            <text:p>509016</text:p>
          </table:table-cell>
          <table:table-cell/>
          <table:table-cell office:value-type="float" office:value="619221" calcext:value-type="float">
            <text:p>619221</text:p>
          </table:table-cell>
          <table:table-cell/>
          <table:table-cell office:value-type="float" office:value="628868" calcext:value-type="float">
            <text:p>628868</text:p>
          </table:table-cell>
          <table:table-cell/>
          <table:table-cell office:value-type="float" office:value="694275" calcext:value-type="float">
            <text:p>694275</text:p>
          </table:table-cell>
          <table:table-cell/>
          <table:table-cell office:value-type="float" office:value="682117" calcext:value-type="float">
            <text:p>682117</text:p>
          </table:table-cell>
          <table:table-cell/>
          <table:table-cell office:value-type="float" office:value="625635" calcext:value-type="float">
            <text:p>625635</text:p>
          </table:table-cell>
          <table:table-cell/>
          <table:table-cell office:value-type="float" office:value="670351" calcext:value-type="float">
            <text:p>670351</text:p>
          </table:table-cell>
          <table:table-cell/>
          <table:table-cell office:value-type="float" office:value="680625" calcext:value-type="float">
            <text:p>6806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5089" calcext:value-type="float">
            <text:p>405089</text:p>
          </table:table-cell>
          <table:table-cell/>
          <table:table-cell office:value-type="float" office:value="505533" calcext:value-type="float">
            <text:p>505533</text:p>
          </table:table-cell>
          <table:table-cell/>
          <table:table-cell office:value-type="float" office:value="594122" calcext:value-type="float">
            <text:p>594122</text:p>
          </table:table-cell>
          <table:table-cell/>
          <table:table-cell office:value-type="float" office:value="640324" calcext:value-type="float">
            <text:p>640324</text:p>
          </table:table-cell>
          <table:table-cell/>
          <table:table-cell office:value-type="float" office:value="719755" calcext:value-type="float">
            <text:p>719755</text:p>
          </table:table-cell>
          <table:table-cell/>
          <table:table-cell office:value-type="float" office:value="692913" calcext:value-type="float">
            <text:p>692913</text:p>
          </table:table-cell>
          <table:table-cell/>
          <table:table-cell office:value-type="float" office:value="637173" calcext:value-type="float">
            <text:p>637173</text:p>
          </table:table-cell>
          <table:table-cell/>
          <table:table-cell office:value-type="float" office:value="651198" calcext:value-type="float">
            <text:p>651198</text:p>
          </table:table-cell>
          <table:table-cell/>
          <table:table-cell office:value-type="float" office:value="672964" calcext:value-type="float">
            <text:p>67296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25610" calcext:value-type="float">
            <text:p>625610</text:p>
          </table:table-cell>
          <table:table-cell/>
          <table:table-cell office:value-type="float" office:value="1028938" calcext:value-type="float">
            <text:p>1028938</text:p>
          </table:table-cell>
          <table:table-cell/>
          <table:table-cell office:value-type="float" office:value="1534772" calcext:value-type="float">
            <text:p>1534772</text:p>
          </table:table-cell>
          <table:table-cell/>
          <table:table-cell office:value-type="float" office:value="2012578" calcext:value-type="float">
            <text:p>2012578</text:p>
          </table:table-cell>
          <table:table-cell/>
          <table:table-cell office:value-type="float" office:value="2549800" calcext:value-type="float">
            <text:p>254980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80127" calcext:value-type="float">
            <text:p>680127</text:p>
          </table:table-cell>
          <table:table-cell/>
          <table:table-cell office:value-type="float" office:value="1185185" calcext:value-type="float">
            <text:p>1185185</text:p>
          </table:table-cell>
          <table:table-cell/>
          <table:table-cell office:value-type="float" office:value="1855072" calcext:value-type="float">
            <text:p>1855072</text:p>
          </table:table-cell>
          <table:table-cell/>
          <table:table-cell office:value-type="float" office:value="2524654" calcext:value-type="float">
            <text:p>2524654</text:p>
          </table:table-cell>
          <table:table-cell/>
          <table:table-cell office:value-type="float" office:value="3224181" calcext:value-type="float">
            <text:p>3224181</text:p>
          </table:table-cell>
          <table:table-cell/>
          <table:table-cell office:value-type="float" office:value="3938461" calcext:value-type="float">
            <text:p>393846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05622" calcext:value-type="float">
            <text:p>705622</text:p>
          </table:table-cell>
          <table:table-cell/>
          <table:table-cell office:value-type="float" office:value="1227229" calcext:value-type="float">
            <text:p>1227229</text:p>
          </table:table-cell>
          <table:table-cell/>
          <table:table-cell office:value-type="float" office:value="1995323" calcext:value-type="float">
            <text:p>1995323</text:p>
          </table:table-cell>
          <table:table-cell/>
          <table:table-cell office:value-type="float" office:value="3212045" calcext:value-type="float">
            <text:p>3212045</text:p>
          </table:table-cell>
          <table:table-cell/>
          <table:table-cell office:value-type="float" office:value="4252491" calcext:value-type="float">
            <text:p>4252491</text:p>
          </table:table-cell>
          <table:table-cell/>
          <table:table-cell office:value-type="float" office:value="5059288" calcext:value-type="float">
            <text:p>5059288</text:p>
          </table:table-cell>
          <table:table-cell/>
          <table:table-cell office:value-type="float" office:value="5676274" calcext:value-type="float">
            <text:p>567627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19101" calcext:value-type="float">
            <text:p>719101</text:p>
          </table:table-cell>
          <table:table-cell/>
          <table:table-cell office:value-type="float" office:value="1326768" calcext:value-type="float">
            <text:p>1326768</text:p>
          </table:table-cell>
          <table:table-cell/>
          <table:table-cell office:value-type="float" office:value="2242663" calcext:value-type="float">
            <text:p>2242663</text:p>
          </table:table-cell>
          <table:table-cell/>
          <table:table-cell office:value-type="float" office:value="3535911" calcext:value-type="float">
            <text:p>3535911</text:p>
          </table:table-cell>
          <table:table-cell/>
          <table:table-cell office:value-type="float" office:value="4937319" calcext:value-type="float">
            <text:p>4937319</text:p>
          </table:table-cell>
          <table:table-cell/>
          <table:table-cell office:value-type="float" office:value="5727069" calcext:value-type="float">
            <text:p>5727069</text:p>
          </table:table-cell>
          <table:table-cell/>
          <table:table-cell office:value-type="float" office:value="6745718" calcext:value-type="float">
            <text:p>6745718</text:p>
          </table:table-cell>
          <table:table-cell/>
          <table:table-cell office:value-type="float" office:value="7745839" calcext:value-type="float">
            <text:p>774583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39563" calcext:value-type="float">
            <text:p>739563</text:p>
          </table:table-cell>
          <table:table-cell/>
          <table:table-cell office:value-type="float" office:value="1363333" calcext:value-type="float">
            <text:p>1363333</text:p>
          </table:table-cell>
          <table:table-cell/>
          <table:table-cell office:value-type="float" office:value="2439256" calcext:value-type="float">
            <text:p>2439256</text:p>
          </table:table-cell>
          <table:table-cell/>
          <table:table-cell office:value-type="float" office:value="3989092" calcext:value-type="float">
            <text:p>3989092</text:p>
          </table:table-cell>
          <table:table-cell/>
          <table:table-cell office:value-type="float" office:value="5727069" calcext:value-type="float">
            <text:p>5727069</text:p>
          </table:table-cell>
          <table:table-cell/>
          <table:table-cell office:value-type="float" office:value="5375328" calcext:value-type="float">
            <text:p>5375328</text:p>
          </table:table-cell>
          <table:table-cell/>
          <table:table-cell office:value-type="float" office:value="7968871" calcext:value-type="float">
            <text:p>7968871</text:p>
          </table:table-cell>
          <table:table-cell/>
          <table:table-cell office:value-type="float" office:value="8318440" calcext:value-type="float">
            <text:p>8318440</text:p>
          </table:table-cell>
          <table:table-cell/>
          <table:table-cell office:value-type="float" office:value="10291457" calcext:value-type="float">
            <text:p>1029145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36266" calcext:value-type="float">
            <text:p>736266</text:p>
          </table:table-cell>
          <table:table-cell/>
          <table:table-cell office:value-type="float" office:value="1353423" calcext:value-type="float">
            <text:p>1353423</text:p>
          </table:table-cell>
          <table:table-cell/>
          <table:table-cell office:value-type="float" office:value="2407995" calcext:value-type="float">
            <text:p>2407995</text:p>
          </table:table-cell>
          <table:table-cell/>
          <table:table-cell office:value-type="float" office:value="2789050" calcext:value-type="float">
            <text:p>2789050</text:p>
          </table:table-cell>
          <table:table-cell/>
          <table:table-cell office:value-type="float" office:value="5446808" calcext:value-type="float">
            <text:p>5446808</text:p>
          </table:table-cell>
          <table:table-cell/>
          <table:table-cell office:value-type="float" office:value="6977853" calcext:value-type="float">
            <text:p>6977853</text:p>
          </table:table-cell>
          <table:table-cell/>
          <table:table-cell office:value-type="float" office:value="8069345" calcext:value-type="float">
            <text:p>8069345</text:p>
          </table:table-cell>
          <table:table-cell/>
          <table:table-cell office:value-type="float" office:value="8885032" calcext:value-type="float">
            <text:p>8885032</text:p>
          </table:table-cell>
          <table:table-cell/>
          <table:table-cell office:value-type="float" office:value="8659619" calcext:value-type="float">
            <text:p>8659619</text:p>
          </table:table-cell>
          <table:table-cell/>
          <table:table-cell office:value-type="float" office:value="8767123" calcext:value-type="float">
            <text:p>876712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524187" calcext:value-type="float">
            <text:p>524187</text:p>
          </table:table-cell>
          <table:table-cell/>
          <table:table-cell office:value-type="float" office:value="936121" calcext:value-type="float">
            <text:p>936121</text:p>
          </table:table-cell>
          <table:table-cell/>
          <table:table-cell office:value-type="float" office:value="1498609" calcext:value-type="float">
            <text:p>1498609</text:p>
          </table:table-cell>
          <table:table-cell/>
          <table:table-cell office:value-type="float" office:value="2327140" calcext:value-type="float">
            <text:p>2327140</text:p>
          </table:table-cell>
          <table:table-cell/>
          <table:table-cell office:value-type="float" office:value="3261665" calcext:value-type="float">
            <text:p>3261665</text:p>
          </table:table-cell>
          <table:table-cell/>
          <table:table-cell office:value-type="float" office:value="3770250" calcext:value-type="float">
            <text:p>3770250</text:p>
          </table:table-cell>
          <table:table-cell/>
          <table:table-cell office:value-type="float" office:value="4589355" calcext:value-type="float">
            <text:p>4589355</text:p>
          </table:table-cell>
          <table:table-cell/>
          <table:table-cell office:value-type="float" office:value="4394378" calcext:value-type="float">
            <text:p>4394378</text:p>
          </table:table-cell>
          <table:table-cell/>
          <table:table-cell office:value-type="float" office:value="4739643" calcext:value-type="float">
            <text:p>4739643</text:p>
          </table:table-cell>
          <table:table-cell/>
          <table:table-cell office:value-type="float" office:value="4546059" calcext:value-type="float">
            <text:p>4546059</text:p>
          </table:table-cell>
          <table:table-cell/>
          <table:table-cell office:value-type="float" office:value="4180871" calcext:value-type="float">
            <text:p>418087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461955" calcext:value-type="float">
            <text:p>461955</text:p>
          </table:table-cell>
          <table:table-cell/>
          <table:table-cell office:value-type="float" office:value="802838" calcext:value-type="float">
            <text:p>802838</text:p>
          </table:table-cell>
          <table:table-cell/>
          <table:table-cell office:value-type="float" office:value="1373206" calcext:value-type="float">
            <text:p>1373206</text:p>
          </table:table-cell>
          <table:table-cell/>
          <table:table-cell office:value-type="float" office:value="2058084" calcext:value-type="float">
            <text:p>2058084</text:p>
          </table:table-cell>
          <table:table-cell/>
          <table:table-cell office:value-type="float" office:value="2751209" calcext:value-type="float">
            <text:p>2751209</text:p>
          </table:table-cell>
          <table:table-cell/>
          <table:table-cell office:value-type="float" office:value="3524956" calcext:value-type="float">
            <text:p>3524956</text:p>
          </table:table-cell>
          <table:table-cell/>
          <table:table-cell office:value-type="float" office:value="3851977" calcext:value-type="float">
            <text:p>3851977</text:p>
          </table:table-cell>
          <table:table-cell/>
          <table:table-cell office:value-type="float" office:value="3659103" calcext:value-type="float">
            <text:p>3659103</text:p>
          </table:table-cell>
          <table:table-cell/>
          <table:table-cell office:value-type="float" office:value="4104825" calcext:value-type="float">
            <text:p>4104825</text:p>
          </table:table-cell>
          <table:table-cell/>
          <table:table-cell office:value-type="float" office:value="3868530" calcext:value-type="float">
            <text:p>3868530</text:p>
          </table:table-cell>
          <table:table-cell/>
          <table:table-cell office:value-type="float" office:value="3477522" calcext:value-type="float">
            <text:p>3477522</text:p>
          </table:table-cell>
          <table:table-cell/>
          <table:table-cell office:value-type="float" office:value="3597558" calcext:value-type="float">
            <text:p>359755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437640" calcext:value-type="float">
            <text:p>437640</text:p>
          </table:table-cell>
          <table:table-cell/>
          <table:table-cell office:value-type="float" office:value="779856" calcext:value-type="float">
            <text:p>779856</text:p>
          </table:table-cell>
          <table:table-cell/>
          <table:table-cell office:value-type="float" office:value="1263456" calcext:value-type="float">
            <text:p>1263456</text:p>
          </table:table-cell>
          <table:table-cell/>
          <table:table-cell office:value-type="float" office:value="1901468" calcext:value-type="float">
            <text:p>1901468</text:p>
          </table:table-cell>
          <table:table-cell/>
          <table:table-cell office:value-type="float" office:value="2594786" calcext:value-type="float">
            <text:p>2594786</text:p>
          </table:table-cell>
          <table:table-cell/>
          <table:table-cell office:value-type="float" office:value="3092779" calcext:value-type="float">
            <text:p>3092779</text:p>
          </table:table-cell>
          <table:table-cell/>
          <table:table-cell office:value-type="float" office:value="3708045" calcext:value-type="float">
            <text:p>3708045</text:p>
          </table:table-cell>
          <table:table-cell/>
          <table:table-cell office:value-type="float" office:value="3867069" calcext:value-type="float">
            <text:p>3867069</text:p>
          </table:table-cell>
          <table:table-cell/>
          <table:table-cell office:value-type="float" office:value="3913999" calcext:value-type="float">
            <text:p>3913999</text:p>
          </table:table-cell>
          <table:table-cell/>
          <table:table-cell office:value-type="float" office:value="3839700" calcext:value-type="float">
            <text:p>3839700</text:p>
          </table:table-cell>
          <table:table-cell/>
          <table:table-cell office:value-type="float" office:value="3440426" calcext:value-type="float">
            <text:p>3440426</text:p>
          </table:table-cell>
          <table:table-cell/>
          <table:table-cell office:value-type="float" office:value="3422745" calcext:value-type="float">
            <text:p>3422745</text:p>
          </table:table-cell>
          <table:table-cell/>
          <table:table-cell office:value-type="float" office:value="3518069" calcext:value-type="float">
            <text:p>35180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17226" calcext:value-type="float">
            <text:p>2517226</text:p>
          </table:table-cell>
          <table:table-cell/>
          <table:table-cell office:value-type="float" office:value="3058942" calcext:value-type="float">
            <text:p>3058942</text:p>
          </table:table-cell>
          <table:table-cell/>
          <table:table-cell office:value-type="float" office:value="3448718" calcext:value-type="float">
            <text:p>3448718</text:p>
          </table:table-cell>
          <table:table-cell/>
          <table:table-cell office:value-type="float" office:value="3731268" calcext:value-type="float">
            <text:p>3731268</text:p>
          </table:table-cell>
          <table:table-cell/>
          <table:table-cell office:value-type="float" office:value="3631809" calcext:value-type="float">
            <text:p>3631809</text:p>
          </table:table-cell>
          <table:table-cell/>
          <table:table-cell office:value-type="float" office:value="3805144" calcext:value-type="float">
            <text:p>3805144</text:p>
          </table:table-cell>
          <table:table-cell/>
          <table:table-cell office:value-type="float" office:value="3458181" calcext:value-type="float">
            <text:p>3458181</text:p>
          </table:table-cell>
          <table:table-cell/>
          <table:table-cell office:value-type="float" office:value="3012650" calcext:value-type="float">
            <text:p>3012650</text:p>
          </table:table-cell>
          <table:table-cell/>
          <table:table-cell office:value-type="float" office:value="3126031" calcext:value-type="float">
            <text:p>31260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4849" calcext:value-type="float">
            <text:p>2474849</text:p>
          </table:table-cell>
          <table:table-cell/>
          <table:table-cell office:value-type="float" office:value="2970227" calcext:value-type="float">
            <text:p>2970227</text:p>
          </table:table-cell>
          <table:table-cell/>
          <table:table-cell office:value-type="float" office:value="3230697" calcext:value-type="float">
            <text:p>3230697</text:p>
          </table:table-cell>
          <table:table-cell/>
          <table:table-cell office:value-type="float" office:value="3337917" calcext:value-type="float">
            <text:p>3337917</text:p>
          </table:table-cell>
          <table:table-cell/>
          <table:table-cell office:value-type="float" office:value="3347123" calcext:value-type="float">
            <text:p>3347123</text:p>
          </table:table-cell>
          <table:table-cell/>
          <table:table-cell office:value-type="float" office:value="3519316" calcext:value-type="float">
            <text:p>3519316</text:p>
          </table:table-cell>
          <table:table-cell/>
          <table:table-cell office:value-type="float" office:value="3229376" calcext:value-type="float">
            <text:p>3229376</text:p>
          </table:table-cell>
          <table:table-cell/>
          <table:table-cell office:value-type="float" office:value="2989467" calcext:value-type="float">
            <text:p>2989467</text:p>
          </table:table-cell>
          <table:table-cell/>
          <table:table-cell office:value-type="float" office:value="3131244" calcext:value-type="float">
            <text:p>31312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0186" calcext:value-type="float">
            <text:p>2320186</text:p>
          </table:table-cell>
          <table:table-cell/>
          <table:table-cell office:value-type="float" office:value="2668528" calcext:value-type="float">
            <text:p>2668528</text:p>
          </table:table-cell>
          <table:table-cell/>
          <table:table-cell office:value-type="float" office:value="3329007" calcext:value-type="float">
            <text:p>3329007</text:p>
          </table:table-cell>
          <table:table-cell/>
          <table:table-cell office:value-type="float" office:value="3395225" calcext:value-type="float">
            <text:p>3395225</text:p>
          </table:table-cell>
          <table:table-cell/>
          <table:table-cell office:value-type="float" office:value="3428036" calcext:value-type="float">
            <text:p>3428036</text:p>
          </table:table-cell>
          <table:table-cell/>
          <table:table-cell office:value-type="float" office:value="3407459" calcext:value-type="float">
            <text:p>3407459</text:p>
          </table:table-cell>
          <table:table-cell/>
          <table:table-cell office:value-type="float" office:value="3420878" calcext:value-type="float">
            <text:p>3420878</text:p>
          </table:table-cell>
          <table:table-cell/>
          <table:table-cell office:value-type="float" office:value="3267365" calcext:value-type="float">
            <text:p>3267365</text:p>
          </table:table-cell>
          <table:table-cell/>
          <table:table-cell office:value-type="float" office:value="3037575" calcext:value-type="float">
            <text:p>30375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11542" calcext:value-type="float">
            <text:p>2311542</text:p>
          </table:table-cell>
          <table:table-cell/>
          <table:table-cell office:value-type="float" office:value="2825616" calcext:value-type="float">
            <text:p>2825616</text:p>
          </table:table-cell>
          <table:table-cell/>
          <table:table-cell office:value-type="float" office:value="3115580" calcext:value-type="float">
            <text:p>3115580</text:p>
          </table:table-cell>
          <table:table-cell/>
          <table:table-cell office:value-type="float" office:value="3286787" calcext:value-type="float">
            <text:p>3286787</text:p>
          </table:table-cell>
          <table:table-cell/>
          <table:table-cell office:value-type="float" office:value="3126408" calcext:value-type="float">
            <text:p>3126408</text:p>
          </table:table-cell>
          <table:table-cell/>
          <table:table-cell office:value-type="float" office:value="3063757" calcext:value-type="float">
            <text:p>3063757</text:p>
          </table:table-cell>
          <table:table-cell/>
          <table:table-cell office:value-type="float" office:value="3227587" calcext:value-type="float">
            <text:p>3227587</text:p>
          </table:table-cell>
          <table:table-cell/>
          <table:table-cell office:value-type="float" office:value="3057850" calcext:value-type="float">
            <text:p>3057850</text:p>
          </table:table-cell>
          <table:table-cell/>
          <table:table-cell office:value-type="float" office:value="3049973" calcext:value-type="float">
            <text:p>30499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54748" calcext:value-type="float">
            <text:p>2254748</text:p>
          </table:table-cell>
          <table:table-cell/>
          <table:table-cell office:value-type="float" office:value="2695922" calcext:value-type="float">
            <text:p>2695922</text:p>
          </table:table-cell>
          <table:table-cell/>
          <table:table-cell office:value-type="float" office:value="2989656" calcext:value-type="float">
            <text:p>2989656</text:p>
          </table:table-cell>
          <table:table-cell/>
          <table:table-cell office:value-type="float" office:value="3297070" calcext:value-type="float">
            <text:p>3297070</text:p>
          </table:table-cell>
          <table:table-cell/>
          <table:table-cell office:value-type="float" office:value="3070044" calcext:value-type="float">
            <text:p>3070044</text:p>
          </table:table-cell>
          <table:table-cell/>
          <table:table-cell office:value-type="float" office:value="3358998" calcext:value-type="float">
            <text:p>3358998</text:p>
          </table:table-cell>
          <table:table-cell/>
          <table:table-cell office:value-type="float" office:value="2370868" calcext:value-type="float">
            <text:p>2370868</text:p>
          </table:table-cell>
          <table:table-cell/>
          <table:table-cell office:value-type="float" office:value="3297925" calcext:value-type="float">
            <text:p>3297925</text:p>
          </table:table-cell>
          <table:table-cell/>
          <table:table-cell office:value-type="float" office:value="3182850" calcext:value-type="float">
            <text:p>31828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33093" calcext:value-type="float">
            <text:p>2233093</text:p>
          </table:table-cell>
          <table:table-cell/>
          <table:table-cell office:value-type="float" office:value="2698385" calcext:value-type="float">
            <text:p>2698385</text:p>
          </table:table-cell>
          <table:table-cell/>
          <table:table-cell office:value-type="float" office:value="3099415" calcext:value-type="float">
            <text:p>3099415</text:p>
          </table:table-cell>
          <table:table-cell/>
          <table:table-cell office:value-type="float" office:value="3201398" calcext:value-type="float">
            <text:p>3201398</text:p>
          </table:table-cell>
          <table:table-cell/>
          <table:table-cell office:value-type="float" office:value="3286613" calcext:value-type="float">
            <text:p>3286613</text:p>
          </table:table-cell>
          <table:table-cell/>
          <table:table-cell office:value-type="float" office:value="3405198" calcext:value-type="float">
            <text:p>3405198</text:p>
          </table:table-cell>
          <table:table-cell/>
          <table:table-cell office:value-type="float" office:value="3195651" calcext:value-type="float">
            <text:p>3195651</text:p>
          </table:table-cell>
          <table:table-cell/>
          <table:table-cell office:value-type="float" office:value="3215641" calcext:value-type="float">
            <text:p>3215641</text:p>
          </table:table-cell>
          <table:table-cell/>
          <table:table-cell office:value-type="float" office:value="3175602" calcext:value-type="float">
            <text:p>317560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5496" calcext:value-type="float">
            <text:p>185496</text:p>
          </table:table-cell>
          <table:table-cell/>
          <table:table-cell office:value-type="float" office:value="377943" calcext:value-type="float">
            <text:p>377943</text:p>
          </table:table-cell>
          <table:table-cell/>
          <table:table-cell office:value-type="float" office:value="475984" calcext:value-type="float">
            <text:p>475984</text:p>
          </table:table-cell>
          <table:table-cell/>
          <table:table-cell office:value-type="float" office:value="554169" calcext:value-type="float">
            <text:p>554169</text:p>
          </table:table-cell>
          <table:table-cell/>
          <table:table-cell office:value-type="float" office:value="711710" calcext:value-type="float">
            <text:p>711710</text:p>
          </table:table-cell>
          <table:table-cell/>
          <table:table-cell office:value-type="float" office:value="853246" calcext:value-type="float">
            <text:p>853246</text:p>
          </table:table-cell>
          <table:table-cell/>
          <table:table-cell office:value-type="float" office:value="766106" calcext:value-type="float">
            <text:p>766106</text:p>
          </table:table-cell>
          <table:table-cell/>
          <table:table-cell office:value-type="float" office:value="755109" calcext:value-type="float">
            <text:p>755109</text:p>
          </table:table-cell>
          <table:table-cell/>
          <table:table-cell office:value-type="float" office:value="764848" calcext:value-type="float">
            <text:p>7648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116" calcext:value-type="float">
            <text:p>160116</text:p>
          </table:table-cell>
          <table:table-cell/>
          <table:table-cell office:value-type="float" office:value="249357" calcext:value-type="float">
            <text:p>249357</text:p>
          </table:table-cell>
          <table:table-cell/>
          <table:table-cell office:value-type="float" office:value="299867" calcext:value-type="float">
            <text:p>299867</text:p>
          </table:table-cell>
          <table:table-cell/>
          <table:table-cell office:value-type="float" office:value="375783" calcext:value-type="float">
            <text:p>375783</text:p>
          </table:table-cell>
          <table:table-cell/>
          <table:table-cell office:value-type="float" office:value="478393" calcext:value-type="float">
            <text:p>478393</text:p>
          </table:table-cell>
          <table:table-cell/>
          <table:table-cell office:value-type="float" office:value="559558" calcext:value-type="float">
            <text:p>559558</text:p>
          </table:table-cell>
          <table:table-cell/>
          <table:table-cell office:value-type="float" office:value="579433" calcext:value-type="float">
            <text:p>579433</text:p>
          </table:table-cell>
          <table:table-cell/>
          <table:table-cell office:value-type="float" office:value="604436" calcext:value-type="float">
            <text:p>604436</text:p>
          </table:table-cell>
          <table:table-cell/>
          <table:table-cell office:value-type="float" office:value="593154" calcext:value-type="float">
            <text:p>59315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17933" calcext:value-type="float">
            <text:p>317933</text:p>
          </table:table-cell>
          <table:table-cell/>
          <table:table-cell office:value-type="float" office:value="512820" calcext:value-type="float">
            <text:p>512820</text:p>
          </table:table-cell>
          <table:table-cell/>
          <table:table-cell office:value-type="float" office:value="719910" calcext:value-type="float">
            <text:p>719910</text:p>
          </table:table-cell>
          <table:table-cell/>
          <table:table-cell office:value-type="float" office:value="924855" calcext:value-type="float">
            <text:p>924855</text:p>
          </table:table-cell>
          <table:table-cell/>
          <table:table-cell office:value-type="float" office:value="1111111" calcext:value-type="float">
            <text:p>111111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60056" calcext:value-type="float">
            <text:p>360056</text:p>
          </table:table-cell>
          <table:table-cell/>
          <table:table-cell office:value-type="float" office:value="615976" calcext:value-type="float">
            <text:p>615976</text:p>
          </table:table-cell>
          <table:table-cell/>
          <table:table-cell office:value-type="float" office:value="941869" calcext:value-type="float">
            <text:p>941869</text:p>
          </table:table-cell>
          <table:table-cell/>
          <table:table-cell office:value-type="float" office:value="1304791" calcext:value-type="float">
            <text:p>1304791</text:p>
          </table:table-cell>
          <table:table-cell/>
          <table:table-cell office:value-type="float" office:value="1553398" calcext:value-type="float">
            <text:p>1553398</text:p>
          </table:table-cell>
          <table:table-cell/>
          <table:table-cell office:value-type="float" office:value="1899109" calcext:value-type="float">
            <text:p>189910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11057" calcext:value-type="float">
            <text:p>311057</text:p>
          </table:table-cell>
          <table:table-cell/>
          <table:table-cell office:value-type="float" office:value="614645" calcext:value-type="float">
            <text:p>614645</text:p>
          </table:table-cell>
          <table:table-cell/>
          <table:table-cell office:value-type="float" office:value="930909" calcext:value-type="float">
            <text:p>930909</text:p>
          </table:table-cell>
          <table:table-cell/>
          <table:table-cell office:value-type="float" office:value="1720430" calcext:value-type="float">
            <text:p>1720430</text:p>
          </table:table-cell>
          <table:table-cell/>
          <table:table-cell office:value-type="float" office:value="2237762" calcext:value-type="float">
            <text:p>2237762</text:p>
          </table:table-cell>
          <table:table-cell/>
          <table:table-cell office:value-type="float" office:value="2706131" calcext:value-type="float">
            <text:p>2706131</text:p>
          </table:table-cell>
          <table:table-cell/>
          <table:table-cell office:value-type="float" office:value="3110571" calcext:value-type="float">
            <text:p>311057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04136" calcext:value-type="float">
            <text:p>404136</text:p>
          </table:table-cell>
          <table:table-cell/>
          <table:table-cell office:value-type="float" office:value="717790" calcext:value-type="float">
            <text:p>717790</text:p>
          </table:table-cell>
          <table:table-cell/>
          <table:table-cell office:value-type="float" office:value="1262638" calcext:value-type="float">
            <text:p>1262638</text:p>
          </table:table-cell>
          <table:table-cell/>
          <table:table-cell office:value-type="float" office:value="1732656" calcext:value-type="float">
            <text:p>1732656</text:p>
          </table:table-cell>
          <table:table-cell/>
          <table:table-cell office:value-type="float" office:value="2679225" calcext:value-type="float">
            <text:p>2679225</text:p>
          </table:table-cell>
          <table:table-cell/>
          <table:table-cell office:value-type="float" office:value="3443174" calcext:value-type="float">
            <text:p>3443174</text:p>
          </table:table-cell>
          <table:table-cell/>
          <table:table-cell office:value-type="float" office:value="3968992" calcext:value-type="float">
            <text:p>3968992</text:p>
          </table:table-cell>
          <table:table-cell/>
          <table:table-cell office:value-type="float" office:value="4353741" calcext:value-type="float">
            <text:p>435374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06059" calcext:value-type="float">
            <text:p>406059</text:p>
          </table:table-cell>
          <table:table-cell/>
          <table:table-cell office:value-type="float" office:value="743267" calcext:value-type="float">
            <text:p>743267</text:p>
          </table:table-cell>
          <table:table-cell/>
          <table:table-cell office:value-type="float" office:value="1382289" calcext:value-type="float">
            <text:p>1382289</text:p>
          </table:table-cell>
          <table:table-cell/>
          <table:table-cell office:value-type="float" office:value="2170411" calcext:value-type="float">
            <text:p>2170411</text:p>
          </table:table-cell>
          <table:table-cell/>
          <table:table-cell office:value-type="float" office:value="3190031" calcext:value-type="float">
            <text:p>3190031</text:p>
          </table:table-cell>
          <table:table-cell/>
          <table:table-cell office:value-type="float" office:value="4177886" calcext:value-type="float">
            <text:p>4177886</text:p>
          </table:table-cell>
          <table:table-cell/>
          <table:table-cell office:value-type="float" office:value="5019607" calcext:value-type="float">
            <text:p>5019607</text:p>
          </table:table-cell>
          <table:table-cell/>
          <table:table-cell office:value-type="float" office:value="5294725" calcext:value-type="float">
            <text:p>5294725</text:p>
          </table:table-cell>
          <table:table-cell/>
          <table:table-cell office:value-type="float" office:value="5406546" calcext:value-type="float">
            <text:p>540654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05777" calcext:value-type="float">
            <text:p>405777</text:p>
          </table:table-cell>
          <table:table-cell/>
          <table:table-cell office:value-type="float" office:value="764464" calcext:value-type="float">
            <text:p>764464</text:p>
          </table:table-cell>
          <table:table-cell/>
          <table:table-cell office:value-type="float" office:value="1366061" calcext:value-type="float">
            <text:p>1366061</text:p>
          </table:table-cell>
          <table:table-cell/>
          <table:table-cell office:value-type="float" office:value="2113301" calcext:value-type="float">
            <text:p>2113301</text:p>
          </table:table-cell>
          <table:table-cell/>
          <table:table-cell office:value-type="float" office:value="3431635" calcext:value-type="float">
            <text:p>3431635</text:p>
          </table:table-cell>
          <table:table-cell/>
          <table:table-cell office:value-type="float" office:value="4552122" calcext:value-type="float">
            <text:p>4552122</text:p>
          </table:table-cell>
          <table:table-cell/>
          <table:table-cell office:value-type="float" office:value="5562194" calcext:value-type="float">
            <text:p>5562194</text:p>
          </table:table-cell>
          <table:table-cell/>
          <table:table-cell office:value-type="float" office:value="6064554" calcext:value-type="float">
            <text:p>6064554</text:p>
          </table:table-cell>
          <table:table-cell/>
          <table:table-cell office:value-type="float" office:value="5614035" calcext:value-type="float">
            <text:p>5614035</text:p>
          </table:table-cell>
          <table:table-cell/>
          <table:table-cell office:value-type="float" office:value="6078955" calcext:value-type="float">
            <text:p>607895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31541" calcext:value-type="float">
            <text:p>331541</text:p>
          </table:table-cell>
          <table:table-cell/>
          <table:table-cell office:value-type="float" office:value="612852" calcext:value-type="float">
            <text:p>612852</text:p>
          </table:table-cell>
          <table:table-cell/>
          <table:table-cell office:value-type="float" office:value="962632" calcext:value-type="float">
            <text:p>962632</text:p>
          </table:table-cell>
          <table:table-cell/>
          <table:table-cell office:value-type="float" office:value="1597628" calcext:value-type="float">
            <text:p>1597628</text:p>
          </table:table-cell>
          <table:table-cell/>
          <table:table-cell office:value-type="float" office:value="2279481" calcext:value-type="float">
            <text:p>2279481</text:p>
          </table:table-cell>
          <table:table-cell/>
          <table:table-cell office:value-type="float" office:value="2776949" calcext:value-type="float">
            <text:p>2776949</text:p>
          </table:table-cell>
          <table:table-cell/>
          <table:table-cell office:value-type="float" office:value="3183832" calcext:value-type="float">
            <text:p>3183832</text:p>
          </table:table-cell>
          <table:table-cell/>
          <table:table-cell office:value-type="float" office:value="3371470" calcext:value-type="float">
            <text:p>3371470</text:p>
          </table:table-cell>
          <table:table-cell/>
          <table:table-cell office:value-type="float" office:value="3286791" calcext:value-type="float">
            <text:p>3286791</text:p>
          </table:table-cell>
          <table:table-cell/>
          <table:table-cell office:value-type="float" office:value="3485660" calcext:value-type="float">
            <text:p>3485660</text:p>
          </table:table-cell>
          <table:table-cell/>
          <table:table-cell office:value-type="float" office:value="3297375" calcext:value-type="float">
            <text:p>329737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14569" calcext:value-type="float">
            <text:p>314569</text:p>
          </table:table-cell>
          <table:table-cell/>
          <table:table-cell office:value-type="float" office:value="544261" calcext:value-type="float">
            <text:p>544261</text:p>
          </table:table-cell>
          <table:table-cell/>
          <table:table-cell office:value-type="float" office:value="962892" calcext:value-type="float">
            <text:p>962892</text:p>
          </table:table-cell>
          <table:table-cell/>
          <table:table-cell office:value-type="float" office:value="1410978" calcext:value-type="float">
            <text:p>1410978</text:p>
          </table:table-cell>
          <table:table-cell/>
          <table:table-cell office:value-type="float" office:value="1976595" calcext:value-type="float">
            <text:p>1976595</text:p>
          </table:table-cell>
          <table:table-cell/>
          <table:table-cell office:value-type="float" office:value="2407570" calcext:value-type="float">
            <text:p>2407570</text:p>
          </table:table-cell>
          <table:table-cell/>
          <table:table-cell office:value-type="float" office:value="2810677" calcext:value-type="float">
            <text:p>2810677</text:p>
          </table:table-cell>
          <table:table-cell/>
          <table:table-cell office:value-type="float" office:value="2826386" calcext:value-type="float">
            <text:p>2826386</text:p>
          </table:table-cell>
          <table:table-cell/>
          <table:table-cell office:value-type="float" office:value="2607754" calcext:value-type="float">
            <text:p>2607754</text:p>
          </table:table-cell>
          <table:table-cell/>
          <table:table-cell office:value-type="float" office:value="3016533" calcext:value-type="float">
            <text:p>3016533</text:p>
          </table:table-cell>
          <table:table-cell/>
          <table:table-cell office:value-type="float" office:value="2999963" calcext:value-type="float">
            <text:p>2999963</text:p>
          </table:table-cell>
          <table:table-cell/>
          <table:table-cell office:value-type="float" office:value="2816572" calcext:value-type="float">
            <text:p>281657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95474" calcext:value-type="float">
            <text:p>295474</text:p>
          </table:table-cell>
          <table:table-cell/>
          <table:table-cell office:value-type="float" office:value="535708" calcext:value-type="float">
            <text:p>535708</text:p>
          </table:table-cell>
          <table:table-cell/>
          <table:table-cell office:value-type="float" office:value="885985" calcext:value-type="float">
            <text:p>885985</text:p>
          </table:table-cell>
          <table:table-cell/>
          <table:table-cell office:value-type="float" office:value="1310992" calcext:value-type="float">
            <text:p>1310992</text:p>
          </table:table-cell>
          <table:table-cell/>
          <table:table-cell office:value-type="float" office:value="1904540" calcext:value-type="float">
            <text:p>1904540</text:p>
          </table:table-cell>
          <table:table-cell/>
          <table:table-cell office:value-type="float" office:value="2337465" calcext:value-type="float">
            <text:p>2337465</text:p>
          </table:table-cell>
          <table:table-cell/>
          <table:table-cell office:value-type="float" office:value="2703719" calcext:value-type="float">
            <text:p>2703719</text:p>
          </table:table-cell>
          <table:table-cell/>
          <table:table-cell office:value-type="float" office:value="2937306" calcext:value-type="float">
            <text:p>2937306</text:p>
          </table:table-cell>
          <table:table-cell/>
          <table:table-cell office:value-type="float" office:value="3010879" calcext:value-type="float">
            <text:p>3010879</text:p>
          </table:table-cell>
          <table:table-cell/>
          <table:table-cell office:value-type="float" office:value="2958201" calcext:value-type="float">
            <text:p>2958201</text:p>
          </table:table-cell>
          <table:table-cell/>
          <table:table-cell office:value-type="float" office:value="2899207" calcext:value-type="float">
            <text:p>2899207</text:p>
          </table:table-cell>
          <table:table-cell/>
          <table:table-cell office:value-type="float" office:value="2852715" calcext:value-type="float">
            <text:p>2852715</text:p>
          </table:table-cell>
          <table:table-cell/>
          <table:table-cell office:value-type="float" office:value="2763972" calcext:value-type="float">
            <text:p>27639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02142" calcext:value-type="float">
            <text:p>1802142</text:p>
          </table:table-cell>
          <table:table-cell/>
          <table:table-cell office:value-type="float" office:value="2285443" calcext:value-type="float">
            <text:p>2285443</text:p>
          </table:table-cell>
          <table:table-cell/>
          <table:table-cell office:value-type="float" office:value="2695290" calcext:value-type="float">
            <text:p>2695290</text:p>
          </table:table-cell>
          <table:table-cell/>
          <table:table-cell office:value-type="float" office:value="2801234" calcext:value-type="float">
            <text:p>2801234</text:p>
          </table:table-cell>
          <table:table-cell/>
          <table:table-cell office:value-type="float" office:value="2888957" calcext:value-type="float">
            <text:p>2888957</text:p>
          </table:table-cell>
          <table:table-cell/>
          <table:table-cell office:value-type="float" office:value="3006541" calcext:value-type="float">
            <text:p>3006541</text:p>
          </table:table-cell>
          <table:table-cell/>
          <table:table-cell office:value-type="float" office:value="2861109" calcext:value-type="float">
            <text:p>2861109</text:p>
          </table:table-cell>
          <table:table-cell/>
          <table:table-cell office:value-type="float" office:value="2594334" calcext:value-type="float">
            <text:p>2594334</text:p>
          </table:table-cell>
          <table:table-cell/>
          <table:table-cell office:value-type="float" office:value="2547481" calcext:value-type="float">
            <text:p>25474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01766" calcext:value-type="float">
            <text:p>1801766</text:p>
          </table:table-cell>
          <table:table-cell/>
          <table:table-cell office:value-type="float" office:value="2268215" calcext:value-type="float">
            <text:p>2268215</text:p>
          </table:table-cell>
          <table:table-cell/>
          <table:table-cell office:value-type="float" office:value="2444023" calcext:value-type="float">
            <text:p>2444023</text:p>
          </table:table-cell>
          <table:table-cell/>
          <table:table-cell office:value-type="float" office:value="2681121" calcext:value-type="float">
            <text:p>2681121</text:p>
          </table:table-cell>
          <table:table-cell/>
          <table:table-cell office:value-type="float" office:value="2749754" calcext:value-type="float">
            <text:p>2749754</text:p>
          </table:table-cell>
          <table:table-cell/>
          <table:table-cell office:value-type="float" office:value="2770246" calcext:value-type="float">
            <text:p>2770246</text:p>
          </table:table-cell>
          <table:table-cell/>
          <table:table-cell office:value-type="float" office:value="2192792" calcext:value-type="float">
            <text:p>2192792</text:p>
          </table:table-cell>
          <table:table-cell/>
          <table:table-cell office:value-type="float" office:value="2441428" calcext:value-type="float">
            <text:p>2441428</text:p>
          </table:table-cell>
          <table:table-cell/>
          <table:table-cell office:value-type="float" office:value="2435875" calcext:value-type="float">
            <text:p>24358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8152" calcext:value-type="float">
            <text:p>1338152</text:p>
          </table:table-cell>
          <table:table-cell/>
          <table:table-cell office:value-type="float" office:value="1688915" calcext:value-type="float">
            <text:p>1688915</text:p>
          </table:table-cell>
          <table:table-cell/>
          <table:table-cell office:value-type="float" office:value="520289" calcext:value-type="float">
            <text:p>520289</text:p>
          </table:table-cell>
          <table:table-cell/>
          <table:table-cell office:value-type="float" office:value="2427205" calcext:value-type="float">
            <text:p>2427205</text:p>
          </table:table-cell>
          <table:table-cell/>
          <table:table-cell office:value-type="float" office:value="2090502" calcext:value-type="float">
            <text:p>2090502</text:p>
          </table:table-cell>
          <table:table-cell/>
          <table:table-cell office:value-type="float" office:value="512782" calcext:value-type="float">
            <text:p>512782</text:p>
          </table:table-cell>
          <table:table-cell/>
          <table:table-cell office:value-type="float" office:value="772784" calcext:value-type="float">
            <text:p>772784</text:p>
          </table:table-cell>
          <table:table-cell/>
          <table:table-cell office:value-type="float" office:value="2035674" calcext:value-type="float">
            <text:p>2035674</text:p>
          </table:table-cell>
          <table:table-cell/>
          <table:table-cell office:value-type="float" office:value="2123868" calcext:value-type="float">
            <text:p>21238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5015" calcext:value-type="float">
            <text:p>685015</text:p>
          </table:table-cell>
          <table:table-cell/>
          <table:table-cell office:value-type="float" office:value="470212" calcext:value-type="float">
            <text:p>470212</text:p>
          </table:table-cell>
          <table:table-cell/>
          <table:table-cell office:value-type="float" office:value="985279" calcext:value-type="float">
            <text:p>985279</text:p>
          </table:table-cell>
          <table:table-cell/>
          <table:table-cell office:value-type="float" office:value="587281" calcext:value-type="float">
            <text:p>587281</text:p>
          </table:table-cell>
          <table:table-cell/>
          <table:table-cell office:value-type="float" office:value="486029" calcext:value-type="float">
            <text:p>486029</text:p>
          </table:table-cell>
          <table:table-cell/>
          <table:table-cell office:value-type="float" office:value="1156737" calcext:value-type="float">
            <text:p>1156737</text:p>
          </table:table-cell>
          <table:table-cell/>
          <table:table-cell office:value-type="float" office:value="532622" calcext:value-type="float">
            <text:p>532622</text:p>
          </table:table-cell>
          <table:table-cell/>
          <table:table-cell office:value-type="float" office:value="1030510" calcext:value-type="float">
            <text:p>1030510</text:p>
          </table:table-cell>
          <table:table-cell/>
          <table:table-cell office:value-type="float" office:value="620130" calcext:value-type="float">
            <text:p>6201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4549" calcext:value-type="float">
            <text:p>194549</text:p>
          </table:table-cell>
          <table:table-cell/>
          <table:table-cell office:value-type="float" office:value="521713" calcext:value-type="float">
            <text:p>521713</text:p>
          </table:table-cell>
          <table:table-cell/>
          <table:table-cell office:value-type="float" office:value="620703" calcext:value-type="float">
            <text:p>620703</text:p>
          </table:table-cell>
          <table:table-cell/>
          <table:table-cell office:value-type="float" office:value="732350" calcext:value-type="float">
            <text:p>732350</text:p>
          </table:table-cell>
          <table:table-cell/>
          <table:table-cell office:value-type="float" office:value="456165" calcext:value-type="float">
            <text:p>456165</text:p>
          </table:table-cell>
          <table:table-cell/>
          <table:table-cell office:value-type="float" office:value="851421" calcext:value-type="float">
            <text:p>851421</text:p>
          </table:table-cell>
          <table:table-cell/>
          <table:table-cell office:value-type="float" office:value="567992" calcext:value-type="float">
            <text:p>567992</text:p>
          </table:table-cell>
          <table:table-cell/>
          <table:table-cell office:value-type="float" office:value="835427" calcext:value-type="float">
            <text:p>835427</text:p>
          </table:table-cell>
          <table:table-cell/>
          <table:table-cell office:value-type="float" office:value="821075" calcext:value-type="float">
            <text:p>8210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7671" calcext:value-type="float">
            <text:p>327671</text:p>
          </table:table-cell>
          <table:table-cell/>
          <table:table-cell office:value-type="float" office:value="372599" calcext:value-type="float">
            <text:p>372599</text:p>
          </table:table-cell>
          <table:table-cell/>
          <table:table-cell office:value-type="float" office:value="509012" calcext:value-type="float">
            <text:p>509012</text:p>
          </table:table-cell>
          <table:table-cell/>
          <table:table-cell office:value-type="float" office:value="623902" calcext:value-type="float">
            <text:p>623902</text:p>
          </table:table-cell>
          <table:table-cell/>
          <table:table-cell office:value-type="float" office:value="490032" calcext:value-type="float">
            <text:p>490032</text:p>
          </table:table-cell>
          <table:table-cell/>
          <table:table-cell office:value-type="float" office:value="540789" calcext:value-type="float">
            <text:p>540789</text:p>
          </table:table-cell>
          <table:table-cell/>
          <table:table-cell office:value-type="float" office:value="665857" calcext:value-type="float">
            <text:p>665857</text:p>
          </table:table-cell>
          <table:table-cell/>
          <table:table-cell office:value-type="float" office:value="675543" calcext:value-type="float">
            <text:p>675543</text:p>
          </table:table-cell>
          <table:table-cell/>
          <table:table-cell office:value-type="float" office:value="332260" calcext:value-type="float">
            <text:p>3322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2365" calcext:value-type="float">
            <text:p>302365</text:p>
          </table:table-cell>
          <table:table-cell/>
          <table:table-cell office:value-type="float" office:value="415074" calcext:value-type="float">
            <text:p>415074</text:p>
          </table:table-cell>
          <table:table-cell/>
          <table:table-cell office:value-type="float" office:value="409153" calcext:value-type="float">
            <text:p>409153</text:p>
          </table:table-cell>
          <table:table-cell/>
          <table:table-cell office:value-type="float" office:value="575318" calcext:value-type="float">
            <text:p>575318</text:p>
          </table:table-cell>
          <table:table-cell/>
          <table:table-cell office:value-type="float" office:value="747933" calcext:value-type="float">
            <text:p>747933</text:p>
          </table:table-cell>
          <table:table-cell/>
          <table:table-cell office:value-type="float" office:value="245840" calcext:value-type="float">
            <text:p>245840</text:p>
          </table:table-cell>
          <table:table-cell/>
          <table:table-cell office:value-type="float" office:value="418067" calcext:value-type="float">
            <text:p>418067</text:p>
          </table:table-cell>
          <table:table-cell/>
          <table:table-cell office:value-type="float" office:value="356530" calcext:value-type="float">
            <text:p>356530</text:p>
          </table:table-cell>
          <table:table-cell/>
          <table:table-cell office:value-type="float" office:value="301912" calcext:value-type="float">
            <text:p>3019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2477" calcext:value-type="float">
            <text:p>222477</text:p>
          </table:table-cell>
          <table:table-cell/>
          <table:table-cell office:value-type="float" office:value="336178" calcext:value-type="float">
            <text:p>336178</text:p>
          </table:table-cell>
          <table:table-cell/>
          <table:table-cell office:value-type="float" office:value="340722" calcext:value-type="float">
            <text:p>340722</text:p>
          </table:table-cell>
          <table:table-cell/>
          <table:table-cell office:value-type="float" office:value="302024" calcext:value-type="float">
            <text:p>302024</text:p>
          </table:table-cell>
          <table:table-cell/>
          <table:table-cell office:value-type="float" office:value="322570" calcext:value-type="float">
            <text:p>322570</text:p>
          </table:table-cell>
          <table:table-cell/>
          <table:table-cell office:value-type="float" office:value="480794" calcext:value-type="float">
            <text:p>480794</text:p>
          </table:table-cell>
          <table:table-cell/>
          <table:table-cell office:value-type="float" office:value="498811" calcext:value-type="float">
            <text:p>498811</text:p>
          </table:table-cell>
          <table:table-cell/>
          <table:table-cell office:value-type="float" office:value="519420" calcext:value-type="float">
            <text:p>519420</text:p>
          </table:table-cell>
          <table:table-cell/>
          <table:table-cell office:value-type="float" office:value="549459" calcext:value-type="float">
            <text:p>54945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45964" calcext:value-type="float">
            <text:p>245964</text:p>
          </table:table-cell>
          <table:table-cell/>
          <table:table-cell office:value-type="float" office:value="378250" calcext:value-type="float">
            <text:p>378250</text:p>
          </table:table-cell>
          <table:table-cell/>
          <table:table-cell office:value-type="float" office:value="448493" calcext:value-type="float">
            <text:p>448493</text:p>
          </table:table-cell>
          <table:table-cell/>
          <table:table-cell office:value-type="float" office:value="529363" calcext:value-type="float">
            <text:p>529363</text:p>
          </table:table-cell>
          <table:table-cell/>
          <table:table-cell office:value-type="float" office:value="416938" calcext:value-type="float">
            <text:p>41693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16938" calcext:value-type="float">
            <text:p>416938</text:p>
          </table:table-cell>
          <table:table-cell/>
          <table:table-cell office:value-type="float" office:value="595903" calcext:value-type="float">
            <text:p>595903</text:p>
          </table:table-cell>
          <table:table-cell/>
          <table:table-cell office:value-type="float" office:value="773413" calcext:value-type="float">
            <text:p>773413</text:p>
          </table:table-cell>
          <table:table-cell/>
          <table:table-cell office:value-type="float" office:value="905874" calcext:value-type="float">
            <text:p>905874</text:p>
          </table:table-cell>
          <table:table-cell/>
          <table:table-cell office:value-type="float" office:value="934989" calcext:value-type="float">
            <text:p>934989</text:p>
          </table:table-cell>
          <table:table-cell/>
          <table:table-cell office:value-type="float" office:value="951672" calcext:value-type="float">
            <text:p>95167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53739" calcext:value-type="float">
            <text:p>453739</text:p>
          </table:table-cell>
          <table:table-cell/>
          <table:table-cell office:value-type="float" office:value="738177" calcext:value-type="float">
            <text:p>738177</text:p>
          </table:table-cell>
          <table:table-cell/>
          <table:table-cell office:value-type="float" office:value="1129744" calcext:value-type="float">
            <text:p>1129744</text:p>
          </table:table-cell>
          <table:table-cell/>
          <table:table-cell office:value-type="float" office:value="1457858" calcext:value-type="float">
            <text:p>1457858</text:p>
          </table:table-cell>
          <table:table-cell/>
          <table:table-cell office:value-type="float" office:value="1195702" calcext:value-type="float">
            <text:p>1195702</text:p>
          </table:table-cell>
          <table:table-cell/>
          <table:table-cell office:value-type="float" office:value="1675392" calcext:value-type="float">
            <text:p>1675392</text:p>
          </table:table-cell>
          <table:table-cell/>
          <table:table-cell office:value-type="float" office:value="1900519" calcext:value-type="float">
            <text:p>190051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557430" calcext:value-type="float">
            <text:p>557430</text:p>
          </table:table-cell>
          <table:table-cell/>
          <table:table-cell office:value-type="float" office:value="891675" calcext:value-type="float">
            <text:p>891675</text:p>
          </table:table-cell>
          <table:table-cell/>
          <table:table-cell office:value-type="float" office:value="1434173" calcext:value-type="float">
            <text:p>1434173</text:p>
          </table:table-cell>
          <table:table-cell/>
          <table:table-cell office:value-type="float" office:value="1918321" calcext:value-type="float">
            <text:p>1918321</text:p>
          </table:table-cell>
          <table:table-cell/>
          <table:table-cell office:value-type="float" office:value="2508574" calcext:value-type="float">
            <text:p>2508574</text:p>
          </table:table-cell>
          <table:table-cell/>
          <table:table-cell office:value-type="float" office:value="2778079" calcext:value-type="float">
            <text:p>2778079</text:p>
          </table:table-cell>
          <table:table-cell/>
          <table:table-cell office:value-type="float" office:value="2860335" calcext:value-type="float">
            <text:p>2860335</text:p>
          </table:table-cell>
          <table:table-cell/>
          <table:table-cell office:value-type="float" office:value="3192019" calcext:value-type="float">
            <text:p>319201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593038" calcext:value-type="float">
            <text:p>593038</text:p>
          </table:table-cell>
          <table:table-cell/>
          <table:table-cell office:value-type="float" office:value="1052631" calcext:value-type="float">
            <text:p>1052631</text:p>
          </table:table-cell>
          <table:table-cell/>
          <table:table-cell office:value-type="float" office:value="1638137" calcext:value-type="float">
            <text:p>1638137</text:p>
          </table:table-cell>
          <table:table-cell/>
          <table:table-cell office:value-type="float" office:value="2616917" calcext:value-type="float">
            <text:p>2616917</text:p>
          </table:table-cell>
          <table:table-cell/>
          <table:table-cell office:value-type="float" office:value="3187052" calcext:value-type="float">
            <text:p>3187052</text:p>
          </table:table-cell>
          <table:table-cell/>
          <table:table-cell office:value-type="float" office:value="3586690" calcext:value-type="float">
            <text:p>3586690</text:p>
          </table:table-cell>
          <table:table-cell/>
          <table:table-cell office:value-type="float" office:value="4055445" calcext:value-type="float">
            <text:p>4055445</text:p>
          </table:table-cell>
          <table:table-cell/>
          <table:table-cell office:value-type="float" office:value="4147428" calcext:value-type="float">
            <text:p>4147428</text:p>
          </table:table-cell>
          <table:table-cell/>
          <table:table-cell office:value-type="float" office:value="4514991" calcext:value-type="float">
            <text:p>451499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598462" calcext:value-type="float">
            <text:p>598462</text:p>
          </table:table-cell>
          <table:table-cell/>
          <table:table-cell office:value-type="float" office:value="1079030" calcext:value-type="float">
            <text:p>1079030</text:p>
          </table:table-cell>
          <table:table-cell/>
          <table:table-cell office:value-type="float" office:value="1850379" calcext:value-type="float">
            <text:p>1850379</text:p>
          </table:table-cell>
          <table:table-cell/>
          <table:table-cell office:value-type="float" office:value="2884507" calcext:value-type="float">
            <text:p>2884507</text:p>
          </table:table-cell>
          <table:table-cell/>
          <table:table-cell office:value-type="float" office:value="3924875" calcext:value-type="float">
            <text:p>3924875</text:p>
          </table:table-cell>
          <table:table-cell/>
          <table:table-cell office:value-type="float" office:value="4410941" calcext:value-type="float">
            <text:p>4410941</text:p>
          </table:table-cell>
          <table:table-cell/>
          <table:table-cell office:value-type="float" office:value="4572449" calcext:value-type="float">
            <text:p>4572449</text:p>
          </table:table-cell>
          <table:table-cell/>
          <table:table-cell office:value-type="float" office:value="5402268" calcext:value-type="float">
            <text:p>5402268</text:p>
          </table:table-cell>
          <table:table-cell/>
          <table:table-cell office:value-type="float" office:value="5004887" calcext:value-type="float">
            <text:p>5004887</text:p>
          </table:table-cell>
          <table:table-cell/>
          <table:table-cell office:value-type="float" office:value="5060538" calcext:value-type="float">
            <text:p>506053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559234" calcext:value-type="float">
            <text:p>559234</text:p>
          </table:table-cell>
          <table:table-cell/>
          <table:table-cell office:value-type="float" office:value="986797" calcext:value-type="float">
            <text:p>986797</text:p>
          </table:table-cell>
          <table:table-cell/>
          <table:table-cell office:value-type="float" office:value="1631677" calcext:value-type="float">
            <text:p>1631677</text:p>
          </table:table-cell>
          <table:table-cell/>
          <table:table-cell office:value-type="float" office:value="2418659" calcext:value-type="float">
            <text:p>2418659</text:p>
          </table:table-cell>
          <table:table-cell/>
          <table:table-cell office:value-type="float" office:value="3167336" calcext:value-type="float">
            <text:p>3167336</text:p>
          </table:table-cell>
          <table:table-cell/>
          <table:table-cell office:value-type="float" office:value="3616777" calcext:value-type="float">
            <text:p>3616777</text:p>
          </table:table-cell>
          <table:table-cell/>
          <table:table-cell office:value-type="float" office:value="3451006" calcext:value-type="float">
            <text:p>3451006</text:p>
          </table:table-cell>
          <table:table-cell/>
          <table:table-cell office:value-type="float" office:value="4167260" calcext:value-type="float">
            <text:p>4167260</text:p>
          </table:table-cell>
          <table:table-cell/>
          <table:table-cell office:value-type="float" office:value="4014112" calcext:value-type="float">
            <text:p>4014112</text:p>
          </table:table-cell>
          <table:table-cell/>
          <table:table-cell office:value-type="float" office:value="3342309" calcext:value-type="float">
            <text:p>3342309</text:p>
          </table:table-cell>
          <table:table-cell/>
          <table:table-cell office:value-type="float" office:value="3141586" calcext:value-type="float">
            <text:p>314158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553681" calcext:value-type="float">
            <text:p>553681</text:p>
          </table:table-cell>
          <table:table-cell/>
          <table:table-cell office:value-type="float" office:value="966049" calcext:value-type="float">
            <text:p>966049</text:p>
          </table:table-cell>
          <table:table-cell/>
          <table:table-cell office:value-type="float" office:value="1649849" calcext:value-type="float">
            <text:p>1649849</text:p>
          </table:table-cell>
          <table:table-cell/>
          <table:table-cell office:value-type="float" office:value="2407004" calcext:value-type="float">
            <text:p>2407004</text:p>
          </table:table-cell>
          <table:table-cell/>
          <table:table-cell office:value-type="float" office:value="3009330" calcext:value-type="float">
            <text:p>3009330</text:p>
          </table:table-cell>
          <table:table-cell/>
          <table:table-cell office:value-type="float" office:value="3340128" calcext:value-type="float">
            <text:p>3340128</text:p>
          </table:table-cell>
          <table:table-cell/>
          <table:table-cell office:value-type="float" office:value="3680805" calcext:value-type="float">
            <text:p>3680805</text:p>
          </table:table-cell>
          <table:table-cell/>
          <table:table-cell office:value-type="float" office:value="3745941" calcext:value-type="float">
            <text:p>3745941</text:p>
          </table:table-cell>
          <table:table-cell/>
          <table:table-cell office:value-type="float" office:value="3685441" calcext:value-type="float">
            <text:p>3685441</text:p>
          </table:table-cell>
          <table:table-cell/>
          <table:table-cell office:value-type="float" office:value="3344629" calcext:value-type="float">
            <text:p>3344629</text:p>
          </table:table-cell>
          <table:table-cell/>
          <table:table-cell office:value-type="float" office:value="3141827" calcext:value-type="float">
            <text:p>3141827</text:p>
          </table:table-cell>
          <table:table-cell/>
          <table:table-cell office:value-type="float" office:value="2967255" calcext:value-type="float">
            <text:p>296725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49074" calcext:value-type="float">
            <text:p>549074</text:p>
          </table:table-cell>
          <table:table-cell/>
          <table:table-cell office:value-type="float" office:value="963849" calcext:value-type="float">
            <text:p>963849</text:p>
          </table:table-cell>
          <table:table-cell/>
          <table:table-cell office:value-type="float" office:value="1611408" calcext:value-type="float">
            <text:p>1611408</text:p>
          </table:table-cell>
          <table:table-cell/>
          <table:table-cell office:value-type="float" office:value="2425283" calcext:value-type="float">
            <text:p>2425283</text:p>
          </table:table-cell>
          <table:table-cell/>
          <table:table-cell office:value-type="float" office:value="3144902" calcext:value-type="float">
            <text:p>3144902</text:p>
          </table:table-cell>
          <table:table-cell/>
          <table:table-cell office:value-type="float" office:value="3588339" calcext:value-type="float">
            <text:p>3588339</text:p>
          </table:table-cell>
          <table:table-cell/>
          <table:table-cell office:value-type="float" office:value="3663029" calcext:value-type="float">
            <text:p>3663029</text:p>
          </table:table-cell>
          <table:table-cell/>
          <table:table-cell office:value-type="float" office:value="4106574" calcext:value-type="float">
            <text:p>4106574</text:p>
          </table:table-cell>
          <table:table-cell/>
          <table:table-cell office:value-type="float" office:value="4404893" calcext:value-type="float">
            <text:p>4404893</text:p>
          </table:table-cell>
          <table:table-cell/>
          <table:table-cell office:value-type="float" office:value="3770771" calcext:value-type="float">
            <text:p>3770771</text:p>
          </table:table-cell>
          <table:table-cell/>
          <table:table-cell office:value-type="float" office:value="3478851" calcext:value-type="float">
            <text:p>3478851</text:p>
          </table:table-cell>
          <table:table-cell/>
          <table:table-cell office:value-type="float" office:value="3241275" calcext:value-type="float">
            <text:p>3241275</text:p>
          </table:table-cell>
          <table:table-cell/>
          <table:table-cell office:value-type="float" office:value="3177842" calcext:value-type="float">
            <text:p>31778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24815" calcext:value-type="float">
            <text:p>3224815</text:p>
          </table:table-cell>
          <table:table-cell/>
          <table:table-cell office:value-type="float" office:value="3596097" calcext:value-type="float">
            <text:p>3596097</text:p>
          </table:table-cell>
          <table:table-cell/>
          <table:table-cell office:value-type="float" office:value="3791232" calcext:value-type="float">
            <text:p>3791232</text:p>
          </table:table-cell>
          <table:table-cell/>
          <table:table-cell office:value-type="float" office:value="4128564" calcext:value-type="float">
            <text:p>4128564</text:p>
          </table:table-cell>
          <table:table-cell/>
          <table:table-cell office:value-type="float" office:value="4182846" calcext:value-type="float">
            <text:p>4182846</text:p>
          </table:table-cell>
          <table:table-cell/>
          <table:table-cell office:value-type="float" office:value="3747141" calcext:value-type="float">
            <text:p>3747141</text:p>
          </table:table-cell>
          <table:table-cell/>
          <table:table-cell office:value-type="float" office:value="3262770" calcext:value-type="float">
            <text:p>3262770</text:p>
          </table:table-cell>
          <table:table-cell/>
          <table:table-cell office:value-type="float" office:value="3120345" calcext:value-type="float">
            <text:p>3120345</text:p>
          </table:table-cell>
          <table:table-cell/>
          <table:table-cell office:value-type="float" office:value="3149921" calcext:value-type="float">
            <text:p>31499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97267" calcext:value-type="float">
            <text:p>3197267</text:p>
          </table:table-cell>
          <table:table-cell/>
          <table:table-cell office:value-type="float" office:value="3669059" calcext:value-type="float">
            <text:p>3669059</text:p>
          </table:table-cell>
          <table:table-cell/>
          <table:table-cell office:value-type="float" office:value="3932930" calcext:value-type="float">
            <text:p>3932930</text:p>
          </table:table-cell>
          <table:table-cell/>
          <table:table-cell office:value-type="float" office:value="3443318" calcext:value-type="float">
            <text:p>3443318</text:p>
          </table:table-cell>
          <table:table-cell/>
          <table:table-cell office:value-type="float" office:value="4291814" calcext:value-type="float">
            <text:p>4291814</text:p>
          </table:table-cell>
          <table:table-cell/>
          <table:table-cell office:value-type="float" office:value="3609108" calcext:value-type="float">
            <text:p>3609108</text:p>
          </table:table-cell>
          <table:table-cell/>
          <table:table-cell office:value-type="float" office:value="3211100" calcext:value-type="float">
            <text:p>3211100</text:p>
          </table:table-cell>
          <table:table-cell/>
          <table:table-cell office:value-type="float" office:value="3102046" calcext:value-type="float">
            <text:p>3102046</text:p>
          </table:table-cell>
          <table:table-cell/>
          <table:table-cell office:value-type="float" office:value="3042723" calcext:value-type="float">
            <text:p>30427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73899" calcext:value-type="float">
            <text:p>3073899</text:p>
          </table:table-cell>
          <table:table-cell/>
          <table:table-cell office:value-type="float" office:value="3490394" calcext:value-type="float">
            <text:p>3490394</text:p>
          </table:table-cell>
          <table:table-cell/>
          <table:table-cell office:value-type="float" office:value="3953143" calcext:value-type="float">
            <text:p>3953143</text:p>
          </table:table-cell>
          <table:table-cell/>
          <table:table-cell office:value-type="float" office:value="4333760" calcext:value-type="float">
            <text:p>4333760</text:p>
          </table:table-cell>
          <table:table-cell/>
          <table:table-cell office:value-type="float" office:value="4157623" calcext:value-type="float">
            <text:p>4157623</text:p>
          </table:table-cell>
          <table:table-cell/>
          <table:table-cell office:value-type="float" office:value="3641253" calcext:value-type="float">
            <text:p>3641253</text:p>
          </table:table-cell>
          <table:table-cell/>
          <table:table-cell office:value-type="float" office:value="3288160" calcext:value-type="float">
            <text:p>3288160</text:p>
          </table:table-cell>
          <table:table-cell/>
          <table:table-cell office:value-type="float" office:value="3205462" calcext:value-type="float">
            <text:p>3205462</text:p>
          </table:table-cell>
          <table:table-cell/>
          <table:table-cell office:value-type="float" office:value="3170270" calcext:value-type="float">
            <text:p>31702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40980" calcext:value-type="float">
            <text:p>3140980</text:p>
          </table:table-cell>
          <table:table-cell/>
          <table:table-cell office:value-type="float" office:value="3554147" calcext:value-type="float">
            <text:p>3554147</text:p>
          </table:table-cell>
          <table:table-cell/>
          <table:table-cell office:value-type="float" office:value="3945070" calcext:value-type="float">
            <text:p>3945070</text:p>
          </table:table-cell>
          <table:table-cell/>
          <table:table-cell office:value-type="float" office:value="4225893" calcext:value-type="float">
            <text:p>4225893</text:p>
          </table:table-cell>
          <table:table-cell/>
          <table:table-cell office:value-type="float" office:value="4003726" calcext:value-type="float">
            <text:p>4003726</text:p>
          </table:table-cell>
          <table:table-cell/>
          <table:table-cell office:value-type="float" office:value="3215524" calcext:value-type="float">
            <text:p>3215524</text:p>
          </table:table-cell>
          <table:table-cell/>
          <table:table-cell office:value-type="float" office:value="3279444" calcext:value-type="float">
            <text:p>3279444</text:p>
          </table:table-cell>
          <table:table-cell/>
          <table:table-cell office:value-type="float" office:value="3213005" calcext:value-type="float">
            <text:p>3213005</text:p>
          </table:table-cell>
          <table:table-cell/>
          <table:table-cell office:value-type="float" office:value="3100032" calcext:value-type="float">
            <text:p>31000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95720" calcext:value-type="float">
            <text:p>2995720</text:p>
          </table:table-cell>
          <table:table-cell/>
          <table:table-cell office:value-type="float" office:value="3607864" calcext:value-type="float">
            <text:p>3607864</text:p>
          </table:table-cell>
          <table:table-cell/>
          <table:table-cell office:value-type="float" office:value="3961833" calcext:value-type="float">
            <text:p>3961833</text:p>
          </table:table-cell>
          <table:table-cell/>
          <table:table-cell office:value-type="float" office:value="3887338" calcext:value-type="float">
            <text:p>3887338</text:p>
          </table:table-cell>
          <table:table-cell/>
          <table:table-cell office:value-type="float" office:value="4179232" calcext:value-type="float">
            <text:p>4179232</text:p>
          </table:table-cell>
          <table:table-cell/>
          <table:table-cell office:value-type="float" office:value="3477956" calcext:value-type="float">
            <text:p>3477956</text:p>
          </table:table-cell>
          <table:table-cell/>
          <table:table-cell office:value-type="float" office:value="3403921" calcext:value-type="float">
            <text:p>3403921</text:p>
          </table:table-cell>
          <table:table-cell/>
          <table:table-cell office:value-type="float" office:value="3201119" calcext:value-type="float">
            <text:p>3201119</text:p>
          </table:table-cell>
          <table:table-cell/>
          <table:table-cell office:value-type="float" office:value="3209068" calcext:value-type="float">
            <text:p>32090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25784" calcext:value-type="float">
            <text:p>3025784</text:p>
          </table:table-cell>
          <table:table-cell/>
          <table:table-cell office:value-type="float" office:value="3569474" calcext:value-type="float">
            <text:p>3569474</text:p>
          </table:table-cell>
          <table:table-cell/>
          <table:table-cell office:value-type="float" office:value="3775285" calcext:value-type="float">
            <text:p>3775285</text:p>
          </table:table-cell>
          <table:table-cell/>
          <table:table-cell office:value-type="float" office:value="3704739" calcext:value-type="float">
            <text:p>3704739</text:p>
          </table:table-cell>
          <table:table-cell/>
          <table:table-cell office:value-type="float" office:value="4226496" calcext:value-type="float">
            <text:p>4226496</text:p>
          </table:table-cell>
          <table:table-cell/>
          <table:table-cell office:value-type="float" office:value="3704337" calcext:value-type="float">
            <text:p>3704337</text:p>
          </table:table-cell>
          <table:table-cell/>
          <table:table-cell office:value-type="float" office:value="3367578" calcext:value-type="float">
            <text:p>3367578</text:p>
          </table:table-cell>
          <table:table-cell/>
          <table:table-cell office:value-type="float" office:value="3227724" calcext:value-type="float">
            <text:p>3227724</text:p>
          </table:table-cell>
          <table:table-cell/>
          <table:table-cell office:value-type="float" office:value="3033765" calcext:value-type="float">
            <text:p>30337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660" calcext:value-type="float">
            <text:p>249660</text:p>
          </table:table-cell>
          <table:table-cell/>
          <table:table-cell office:value-type="float" office:value="487968" calcext:value-type="float">
            <text:p>487968</text:p>
          </table:table-cell>
          <table:table-cell/>
          <table:table-cell office:value-type="float" office:value="654275" calcext:value-type="float">
            <text:p>654275</text:p>
          </table:table-cell>
          <table:table-cell/>
          <table:table-cell office:value-type="float" office:value="730043" calcext:value-type="float">
            <text:p>730043</text:p>
          </table:table-cell>
          <table:table-cell/>
          <table:table-cell office:value-type="float" office:value="855607" calcext:value-type="float">
            <text:p>855607</text:p>
          </table:table-cell>
          <table:table-cell/>
          <table:table-cell office:value-type="float" office:value="907477" calcext:value-type="float">
            <text:p>907477</text:p>
          </table:table-cell>
          <table:table-cell/>
          <table:table-cell office:value-type="float" office:value="902969" calcext:value-type="float">
            <text:p>902969</text:p>
          </table:table-cell>
          <table:table-cell/>
          <table:table-cell office:value-type="float" office:value="980752" calcext:value-type="float">
            <text:p>980752</text:p>
          </table:table-cell>
          <table:table-cell/>
          <table:table-cell office:value-type="float" office:value="945624" calcext:value-type="float">
            <text:p>9456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5142" calcext:value-type="float">
            <text:p>225142</text:p>
          </table:table-cell>
          <table:table-cell/>
          <table:table-cell office:value-type="float" office:value="312943" calcext:value-type="float">
            <text:p>312943</text:p>
          </table:table-cell>
          <table:table-cell/>
          <table:table-cell office:value-type="float" office:value="370015" calcext:value-type="float">
            <text:p>370015</text:p>
          </table:table-cell>
          <table:table-cell/>
          <table:table-cell office:value-type="float" office:value="439746" calcext:value-type="float">
            <text:p>439746</text:p>
          </table:table-cell>
          <table:table-cell/>
          <table:table-cell office:value-type="float" office:value="489802" calcext:value-type="float">
            <text:p>489802</text:p>
          </table:table-cell>
          <table:table-cell/>
          <table:table-cell office:value-type="float" office:value="559853" calcext:value-type="float">
            <text:p>559853</text:p>
          </table:table-cell>
          <table:table-cell/>
          <table:table-cell office:value-type="float" office:value="696690" calcext:value-type="float">
            <text:p>696690</text:p>
          </table:table-cell>
          <table:table-cell/>
          <table:table-cell office:value-type="float" office:value="732971" calcext:value-type="float">
            <text:p>732971</text:p>
          </table:table-cell>
          <table:table-cell/>
          <table:table-cell office:value-type="float" office:value="726352" calcext:value-type="float">
            <text:p>72635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37552" calcext:value-type="float">
            <text:p>337552</text:p>
          </table:table-cell>
          <table:table-cell/>
          <table:table-cell office:value-type="float" office:value="504334" calcext:value-type="float">
            <text:p>504334</text:p>
          </table:table-cell>
          <table:table-cell/>
          <table:table-cell office:value-type="float" office:value="742459" calcext:value-type="float">
            <text:p>742459</text:p>
          </table:table-cell>
          <table:table-cell/>
          <table:table-cell office:value-type="float" office:value="939794" calcext:value-type="float">
            <text:p>939794</text:p>
          </table:table-cell>
          <table:table-cell/>
          <table:table-cell office:value-type="float" office:value="1040650" calcext:value-type="float">
            <text:p>104065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75476" calcext:value-type="float">
            <text:p>375476</text:p>
          </table:table-cell>
          <table:table-cell/>
          <table:table-cell office:value-type="float" office:value="629611" calcext:value-type="float">
            <text:p>629611</text:p>
          </table:table-cell>
          <table:table-cell/>
          <table:table-cell office:value-type="float" office:value="989180" calcext:value-type="float">
            <text:p>989180</text:p>
          </table:table-cell>
          <table:table-cell/>
          <table:table-cell office:value-type="float" office:value="1386782" calcext:value-type="float">
            <text:p>1386782</text:p>
          </table:table-cell>
          <table:table-cell/>
          <table:table-cell office:value-type="float" office:value="1671018" calcext:value-type="float">
            <text:p>1671018</text:p>
          </table:table-cell>
          <table:table-cell/>
          <table:table-cell office:value-type="float" office:value="2031746" calcext:value-type="float">
            <text:p>203174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03530" calcext:value-type="float">
            <text:p>403530</text:p>
          </table:table-cell>
          <table:table-cell/>
          <table:table-cell office:value-type="float" office:value="603346" calcext:value-type="float">
            <text:p>603346</text:p>
          </table:table-cell>
          <table:table-cell/>
          <table:table-cell office:value-type="float" office:value="1209829" calcext:value-type="float">
            <text:p>1209829</text:p>
          </table:table-cell>
          <table:table-cell/>
          <table:table-cell office:value-type="float" office:value="1776544" calcext:value-type="float">
            <text:p>1776544</text:p>
          </table:table-cell>
          <table:table-cell/>
          <table:table-cell office:value-type="float" office:value="2394761" calcext:value-type="float">
            <text:p>2394761</text:p>
          </table:table-cell>
          <table:table-cell/>
          <table:table-cell office:value-type="float" office:value="3036773" calcext:value-type="float">
            <text:p>3036773</text:p>
          </table:table-cell>
          <table:table-cell/>
          <table:table-cell office:value-type="float" office:value="3184079" calcext:value-type="float">
            <text:p>318407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16158" calcext:value-type="float">
            <text:p>416158</text:p>
          </table:table-cell>
          <table:table-cell/>
          <table:table-cell office:value-type="float" office:value="766696" calcext:value-type="float">
            <text:p>766696</text:p>
          </table:table-cell>
          <table:table-cell/>
          <table:table-cell office:value-type="float" office:value="1350923" calcext:value-type="float">
            <text:p>1350923</text:p>
          </table:table-cell>
          <table:table-cell/>
          <table:table-cell office:value-type="float" office:value="2192719" calcext:value-type="float">
            <text:p>2192719</text:p>
          </table:table-cell>
          <table:table-cell/>
          <table:table-cell office:value-type="float" office:value="3178150" calcext:value-type="float">
            <text:p>3178150</text:p>
          </table:table-cell>
          <table:table-cell/>
          <table:table-cell office:value-type="float" office:value="3935434" calcext:value-type="float">
            <text:p>3935434</text:p>
          </table:table-cell>
          <table:table-cell/>
          <table:table-cell office:value-type="float" office:value="4224422" calcext:value-type="float">
            <text:p>4224422</text:p>
          </table:table-cell>
          <table:table-cell/>
          <table:table-cell office:value-type="float" office:value="4559216" calcext:value-type="float">
            <text:p>455921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28864" calcext:value-type="float">
            <text:p>428864</text:p>
          </table:table-cell>
          <table:table-cell/>
          <table:table-cell office:value-type="float" office:value="791834" calcext:value-type="float">
            <text:p>791834</text:p>
          </table:table-cell>
          <table:table-cell/>
          <table:table-cell office:value-type="float" office:value="1452070" calcext:value-type="float">
            <text:p>1452070</text:p>
          </table:table-cell>
          <table:table-cell/>
          <table:table-cell office:value-type="float" office:value="2506731" calcext:value-type="float">
            <text:p>2506731</text:p>
          </table:table-cell>
          <table:table-cell/>
          <table:table-cell office:value-type="float" office:value="3791188" calcext:value-type="float">
            <text:p>3791188</text:p>
          </table:table-cell>
          <table:table-cell/>
          <table:table-cell office:value-type="float" office:value="4411891" calcext:value-type="float">
            <text:p>4411891</text:p>
          </table:table-cell>
          <table:table-cell/>
          <table:table-cell office:value-type="float" office:value="5336112" calcext:value-type="float">
            <text:p>5336112</text:p>
          </table:table-cell>
          <table:table-cell/>
          <table:table-cell office:value-type="float" office:value="5919075" calcext:value-type="float">
            <text:p>5919075</text:p>
          </table:table-cell>
          <table:table-cell/>
          <table:table-cell office:value-type="float" office:value="5905420" calcext:value-type="float">
            <text:p>590542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29287" calcext:value-type="float">
            <text:p>429287</text:p>
          </table:table-cell>
          <table:table-cell/>
          <table:table-cell office:value-type="float" office:value="798596" calcext:value-type="float">
            <text:p>798596</text:p>
          </table:table-cell>
          <table:table-cell/>
          <table:table-cell office:value-type="float" office:value="1480196" calcext:value-type="float">
            <text:p>1480196</text:p>
          </table:table-cell>
          <table:table-cell/>
          <table:table-cell office:value-type="float" office:value="2620266" calcext:value-type="float">
            <text:p>2620266</text:p>
          </table:table-cell>
          <table:table-cell/>
          <table:table-cell office:value-type="float" office:value="3828037" calcext:value-type="float">
            <text:p>3828037</text:p>
          </table:table-cell>
          <table:table-cell/>
          <table:table-cell office:value-type="float" office:value="5455514" calcext:value-type="float">
            <text:p>5455514</text:p>
          </table:table-cell>
          <table:table-cell/>
          <table:table-cell office:value-type="float" office:value="6396002" calcext:value-type="float">
            <text:p>6396002</text:p>
          </table:table-cell>
          <table:table-cell/>
          <table:table-cell office:value-type="float" office:value="7257264" calcext:value-type="float">
            <text:p>7257264</text:p>
          </table:table-cell>
          <table:table-cell/>
          <table:table-cell office:value-type="float" office:value="5459877" calcext:value-type="float">
            <text:p>5459877</text:p>
          </table:table-cell>
          <table:table-cell/>
          <table:table-cell office:value-type="float" office:value="6501587" calcext:value-type="float">
            <text:p>650158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427999" calcext:value-type="float">
            <text:p>427999</text:p>
          </table:table-cell>
          <table:table-cell/>
          <table:table-cell office:value-type="float" office:value="805712" calcext:value-type="float">
            <text:p>805712</text:p>
          </table:table-cell>
          <table:table-cell/>
          <table:table-cell office:value-type="float" office:value="1512667" calcext:value-type="float">
            <text:p>1512667</text:p>
          </table:table-cell>
          <table:table-cell/>
          <table:table-cell office:value-type="float" office:value="2707025" calcext:value-type="float">
            <text:p>2707025</text:p>
          </table:table-cell>
          <table:table-cell/>
          <table:table-cell office:value-type="float" office:value="4365341" calcext:value-type="float">
            <text:p>4365341</text:p>
          </table:table-cell>
          <table:table-cell/>
          <table:table-cell office:value-type="float" office:value="5836420" calcext:value-type="float">
            <text:p>5836420</text:p>
          </table:table-cell>
          <table:table-cell/>
          <table:table-cell office:value-type="float" office:value="7138375" calcext:value-type="float">
            <text:p>7138375</text:p>
          </table:table-cell>
          <table:table-cell/>
          <table:table-cell office:value-type="float" office:value="8196918" calcext:value-type="float">
            <text:p>8196918</text:p>
          </table:table-cell>
          <table:table-cell/>
          <table:table-cell office:value-type="float" office:value="8894679" calcext:value-type="float">
            <text:p>8894679</text:p>
          </table:table-cell>
          <table:table-cell/>
          <table:table-cell office:value-type="float" office:value="6186376" calcext:value-type="float">
            <text:p>6186376</text:p>
          </table:table-cell>
          <table:table-cell/>
          <table:table-cell office:value-type="float" office:value="3145687" calcext:value-type="float">
            <text:p>314568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433519" calcext:value-type="float">
            <text:p>433519</text:p>
          </table:table-cell>
          <table:table-cell/>
          <table:table-cell office:value-type="float" office:value="817051" calcext:value-type="float">
            <text:p>817051</text:p>
          </table:table-cell>
          <table:table-cell/>
          <table:table-cell office:value-type="float" office:value="1520754" calcext:value-type="float">
            <text:p>1520754</text:p>
          </table:table-cell>
          <table:table-cell/>
          <table:table-cell office:value-type="float" office:value="2759457" calcext:value-type="float">
            <text:p>2759457</text:p>
          </table:table-cell>
          <table:table-cell/>
          <table:table-cell office:value-type="float" office:value="4379577" calcext:value-type="float">
            <text:p>4379577</text:p>
          </table:table-cell>
          <table:table-cell/>
          <table:table-cell office:value-type="float" office:value="6031068" calcext:value-type="float">
            <text:p>6031068</text:p>
          </table:table-cell>
          <table:table-cell/>
          <table:table-cell office:value-type="float" office:value="7637516" calcext:value-type="float">
            <text:p>7637516</text:p>
          </table:table-cell>
          <table:table-cell/>
          <table:table-cell office:value-type="float" office:value="8894679" calcext:value-type="float">
            <text:p>8894679</text:p>
          </table:table-cell>
          <table:table-cell/>
          <table:table-cell office:value-type="float" office:value="9381584" calcext:value-type="float">
            <text:p>9381584</text:p>
          </table:table-cell>
          <table:table-cell/>
          <table:table-cell office:value-type="float" office:value="7826502" calcext:value-type="float">
            <text:p>7826502</text:p>
          </table:table-cell>
          <table:table-cell/>
          <table:table-cell office:value-type="float" office:value="3280211" calcext:value-type="float">
            <text:p>3280211</text:p>
          </table:table-cell>
          <table:table-cell/>
          <table:table-cell office:value-type="float" office:value="2762620" calcext:value-type="float">
            <text:p>276262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427709" calcext:value-type="float">
            <text:p>427709</text:p>
          </table:table-cell>
          <table:table-cell/>
          <table:table-cell office:value-type="float" office:value="818009" calcext:value-type="float">
            <text:p>818009</text:p>
          </table:table-cell>
          <table:table-cell/>
          <table:table-cell office:value-type="float" office:value="1541573" calcext:value-type="float">
            <text:p>1541573</text:p>
          </table:table-cell>
          <table:table-cell/>
          <table:table-cell office:value-type="float" office:value="2770797" calcext:value-type="float">
            <text:p>2770797</text:p>
          </table:table-cell>
          <table:table-cell/>
          <table:table-cell office:value-type="float" office:value="4453263" calcext:value-type="float">
            <text:p>4453263</text:p>
          </table:table-cell>
          <table:table-cell/>
          <table:table-cell office:value-type="float" office:value="6040629" calcext:value-type="float">
            <text:p>6040629</text:p>
          </table:table-cell>
          <table:table-cell/>
          <table:table-cell office:value-type="float" office:value="7426343" calcext:value-type="float">
            <text:p>7426343</text:p>
          </table:table-cell>
          <table:table-cell/>
          <table:table-cell office:value-type="float" office:value="9107281" calcext:value-type="float">
            <text:p>9107281</text:p>
          </table:table-cell>
          <table:table-cell/>
          <table:table-cell office:value-type="float" office:value="10059556" calcext:value-type="float">
            <text:p>10059556</text:p>
          </table:table-cell>
          <table:table-cell/>
          <table:table-cell office:value-type="float" office:value="9369245" calcext:value-type="float">
            <text:p>9369245</text:p>
          </table:table-cell>
          <table:table-cell/>
          <table:table-cell office:value-type="float" office:value="3492794" calcext:value-type="float">
            <text:p>3492794</text:p>
          </table:table-cell>
          <table:table-cell/>
          <table:table-cell office:value-type="float" office:value="3001832" calcext:value-type="float">
            <text:p>3001832</text:p>
          </table:table-cell>
          <table:table-cell/>
          <table:table-cell office:value-type="float" office:value="2754122" calcext:value-type="float">
            <text:p>27541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98627" calcext:value-type="float">
            <text:p>4498627</text:p>
          </table:table-cell>
          <table:table-cell/>
          <table:table-cell office:value-type="float" office:value="6063319" calcext:value-type="float">
            <text:p>6063319</text:p>
          </table:table-cell>
          <table:table-cell/>
          <table:table-cell office:value-type="float" office:value="7420289" calcext:value-type="float">
            <text:p>7420289</text:p>
          </table:table-cell>
          <table:table-cell/>
          <table:table-cell office:value-type="float" office:value="8709565" calcext:value-type="float">
            <text:p>8709565</text:p>
          </table:table-cell>
          <table:table-cell/>
          <table:table-cell office:value-type="float" office:value="10199838" calcext:value-type="float">
            <text:p>10199838</text:p>
          </table:table-cell>
          <table:table-cell/>
          <table:table-cell office:value-type="float" office:value="10101109" calcext:value-type="float">
            <text:p>10101109</text:p>
          </table:table-cell>
          <table:table-cell/>
          <table:table-cell office:value-type="float" office:value="3549547" calcext:value-type="float">
            <text:p>3549547</text:p>
          </table:table-cell>
          <table:table-cell/>
          <table:table-cell office:value-type="float" office:value="2993030" calcext:value-type="float">
            <text:p>2993030</text:p>
          </table:table-cell>
          <table:table-cell/>
          <table:table-cell office:value-type="float" office:value="2749477" calcext:value-type="float">
            <text:p>27494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46374" calcext:value-type="float">
            <text:p>4446374</text:p>
          </table:table-cell>
          <table:table-cell/>
          <table:table-cell office:value-type="float" office:value="6203358" calcext:value-type="float">
            <text:p>6203358</text:p>
          </table:table-cell>
          <table:table-cell/>
          <table:table-cell office:value-type="float" office:value="7383339" calcext:value-type="float">
            <text:p>7383339</text:p>
          </table:table-cell>
          <table:table-cell/>
          <table:table-cell office:value-type="float" office:value="9465185" calcext:value-type="float">
            <text:p>9465185</text:p>
          </table:table-cell>
          <table:table-cell/>
          <table:table-cell office:value-type="float" office:value="10391158" calcext:value-type="float">
            <text:p>10391158</text:p>
          </table:table-cell>
          <table:table-cell/>
          <table:table-cell office:value-type="float" office:value="9951258" calcext:value-type="float">
            <text:p>9951258</text:p>
          </table:table-cell>
          <table:table-cell/>
          <table:table-cell office:value-type="float" office:value="2781722" calcext:value-type="float">
            <text:p>2781722</text:p>
          </table:table-cell>
          <table:table-cell/>
          <table:table-cell office:value-type="float" office:value="2898732" calcext:value-type="float">
            <text:p>2898732</text:p>
          </table:table-cell>
          <table:table-cell/>
          <table:table-cell office:value-type="float" office:value="2611713" calcext:value-type="float">
            <text:p>26117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11891" calcext:value-type="float">
            <text:p>4411891</text:p>
          </table:table-cell>
          <table:table-cell/>
          <table:table-cell office:value-type="float" office:value="6143548" calcext:value-type="float">
            <text:p>6143548</text:p>
          </table:table-cell>
          <table:table-cell/>
          <table:table-cell office:value-type="float" office:value="7524959" calcext:value-type="float">
            <text:p>7524959</text:p>
          </table:table-cell>
          <table:table-cell/>
          <table:table-cell office:value-type="float" office:value="8743204" calcext:value-type="float">
            <text:p>8743204</text:p>
          </table:table-cell>
          <table:table-cell/>
          <table:table-cell office:value-type="float" office:value="9809456" calcext:value-type="float">
            <text:p>9809456</text:p>
          </table:table-cell>
          <table:table-cell/>
          <table:table-cell office:value-type="float" office:value="9840314" calcext:value-type="float">
            <text:p>9840314</text:p>
          </table:table-cell>
          <table:table-cell/>
          <table:table-cell office:value-type="float" office:value="3289728" calcext:value-type="float">
            <text:p>3289728</text:p>
          </table:table-cell>
          <table:table-cell/>
          <table:table-cell office:value-type="float" office:value="2742728" calcext:value-type="float">
            <text:p>2742728</text:p>
          </table:table-cell>
          <table:table-cell/>
          <table:table-cell office:value-type="float" office:value="2728097" calcext:value-type="float">
            <text:p>27280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25849" calcext:value-type="float">
            <text:p>4525849</text:p>
          </table:table-cell>
          <table:table-cell/>
          <table:table-cell office:value-type="float" office:value="5945616" calcext:value-type="float">
            <text:p>5945616</text:p>
          </table:table-cell>
          <table:table-cell/>
          <table:table-cell office:value-type="float" office:value="7407729" calcext:value-type="float">
            <text:p>7407729</text:p>
          </table:table-cell>
          <table:table-cell/>
          <table:table-cell office:value-type="float" office:value="8752370" calcext:value-type="float">
            <text:p>8752370</text:p>
          </table:table-cell>
          <table:table-cell/>
          <table:table-cell office:value-type="float" office:value="10051649" calcext:value-type="float">
            <text:p>10051649</text:p>
          </table:table-cell>
          <table:table-cell/>
          <table:table-cell office:value-type="float" office:value="9132728" calcext:value-type="float">
            <text:p>9132728</text:p>
          </table:table-cell>
          <table:table-cell/>
          <table:table-cell office:value-type="float" office:value="3245557" calcext:value-type="float">
            <text:p>3245557</text:p>
          </table:table-cell>
          <table:table-cell/>
          <table:table-cell office:value-type="float" office:value="2923544" calcext:value-type="float">
            <text:p>2923544</text:p>
          </table:table-cell>
          <table:table-cell/>
          <table:table-cell office:value-type="float" office:value="2791703" calcext:value-type="float">
            <text:p>27917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78610" calcext:value-type="float">
            <text:p>4578610</text:p>
          </table:table-cell>
          <table:table-cell/>
          <table:table-cell office:value-type="float" office:value="6283029" calcext:value-type="float">
            <text:p>6283029</text:p>
          </table:table-cell>
          <table:table-cell/>
          <table:table-cell office:value-type="float" office:value="7928525" calcext:value-type="float">
            <text:p>7928525</text:p>
          </table:table-cell>
          <table:table-cell/>
          <table:table-cell office:value-type="float" office:value="9207727" calcext:value-type="float">
            <text:p>9207727</text:p>
          </table:table-cell>
          <table:table-cell/>
          <table:table-cell office:value-type="float" office:value="10573498" calcext:value-type="float">
            <text:p>10573498</text:p>
          </table:table-cell>
          <table:table-cell/>
          <table:table-cell office:value-type="float" office:value="10337560" calcext:value-type="float">
            <text:p>10337560</text:p>
          </table:table-cell>
          <table:table-cell/>
          <table:table-cell office:value-type="float" office:value="3144555" calcext:value-type="float">
            <text:p>3144555</text:p>
          </table:table-cell>
          <table:table-cell/>
          <table:table-cell office:value-type="float" office:value="3028128" calcext:value-type="float">
            <text:p>3028128</text:p>
          </table:table-cell>
          <table:table-cell/>
          <table:table-cell office:value-type="float" office:value="2848710" calcext:value-type="float">
            <text:p>28487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04027" calcext:value-type="float">
            <text:p>2604027</text:p>
          </table:table-cell>
          <table:table-cell/>
          <table:table-cell office:value-type="float" office:value="6318424" calcext:value-type="float">
            <text:p>6318424</text:p>
          </table:table-cell>
          <table:table-cell/>
          <table:table-cell office:value-type="float" office:value="7487854" calcext:value-type="float">
            <text:p>7487854</text:p>
          </table:table-cell>
          <table:table-cell/>
          <table:table-cell office:value-type="float" office:value="9277963" calcext:value-type="float">
            <text:p>9277963</text:p>
          </table:table-cell>
          <table:table-cell/>
          <table:table-cell office:value-type="float" office:value="9804943" calcext:value-type="float">
            <text:p>9804943</text:p>
          </table:table-cell>
          <table:table-cell/>
          <table:table-cell office:value-type="float" office:value="11066297" calcext:value-type="float">
            <text:p>11066297</text:p>
          </table:table-cell>
          <table:table-cell/>
          <table:table-cell office:value-type="float" office:value="3326775" calcext:value-type="float">
            <text:p>3326775</text:p>
          </table:table-cell>
          <table:table-cell/>
          <table:table-cell office:value-type="float" office:value="2998856" calcext:value-type="float">
            <text:p>2998856</text:p>
          </table:table-cell>
          <table:table-cell/>
          <table:table-cell office:value-type="float" office:value="2655015" calcext:value-type="float">
            <text:p>265501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37005" calcext:value-type="float">
            <text:p>3837005</text:p>
          </table:table-cell>
          <table:table-cell/>
          <table:table-cell office:value-type="float" office:value="6189878" calcext:value-type="float">
            <text:p>6189878</text:p>
          </table:table-cell>
          <table:table-cell/>
          <table:table-cell office:value-type="float" office:value="7195780" calcext:value-type="float">
            <text:p>7195780</text:p>
          </table:table-cell>
          <table:table-cell/>
          <table:table-cell office:value-type="float" office:value="6670600" calcext:value-type="float">
            <text:p>6670600</text:p>
          </table:table-cell>
          <table:table-cell/>
          <table:table-cell office:value-type="float" office:value="9467835" calcext:value-type="float">
            <text:p>9467835</text:p>
          </table:table-cell>
          <table:table-cell/>
          <table:table-cell office:value-type="float" office:value="10043032" calcext:value-type="float">
            <text:p>10043032</text:p>
          </table:table-cell>
          <table:table-cell/>
          <table:table-cell office:value-type="float" office:value="3175951" calcext:value-type="float">
            <text:p>3175951</text:p>
          </table:table-cell>
          <table:table-cell/>
          <table:table-cell office:value-type="float" office:value="2832621" calcext:value-type="float">
            <text:p>2832621</text:p>
          </table:table-cell>
          <table:table-cell/>
          <table:table-cell office:value-type="float" office:value="2630470" calcext:value-type="float">
            <text:p>26304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34126" calcext:value-type="float">
            <text:p>4434126</text:p>
          </table:table-cell>
          <table:table-cell/>
          <table:table-cell office:value-type="float" office:value="5769548" calcext:value-type="float">
            <text:p>5769548</text:p>
          </table:table-cell>
          <table:table-cell/>
          <table:table-cell office:value-type="float" office:value="7696207" calcext:value-type="float">
            <text:p>7696207</text:p>
          </table:table-cell>
          <table:table-cell/>
          <table:table-cell office:value-type="float" office:value="9094964" calcext:value-type="float">
            <text:p>9094964</text:p>
          </table:table-cell>
          <table:table-cell/>
          <table:table-cell office:value-type="float" office:value="9175053" calcext:value-type="float">
            <text:p>9175053</text:p>
          </table:table-cell>
          <table:table-cell/>
          <table:table-cell office:value-type="float" office:value="10153639" calcext:value-type="float">
            <text:p>10153639</text:p>
          </table:table-cell>
          <table:table-cell/>
          <table:table-cell office:value-type="float" office:value="2993361" calcext:value-type="float">
            <text:p>2993361</text:p>
          </table:table-cell>
          <table:table-cell/>
          <table:table-cell office:value-type="float" office:value="3007523" calcext:value-type="float">
            <text:p>3007523</text:p>
          </table:table-cell>
          <table:table-cell/>
          <table:table-cell office:value-type="float" office:value="2637134" calcext:value-type="float">
            <text:p>263713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21963" calcext:value-type="float">
            <text:p>621963</text:p>
          </table:table-cell>
          <table:table-cell/>
          <table:table-cell office:value-type="float" office:value="968229" calcext:value-type="float">
            <text:p>968229</text:p>
          </table:table-cell>
          <table:table-cell/>
          <table:table-cell office:value-type="float" office:value="1397379" calcext:value-type="float">
            <text:p>1397379</text:p>
          </table:table-cell>
          <table:table-cell/>
          <table:table-cell office:value-type="float" office:value="1797752" calcext:value-type="float">
            <text:p>1797752</text:p>
          </table:table-cell>
          <table:table-cell/>
          <table:table-cell office:value-type="float" office:value="2057877" calcext:value-type="float">
            <text:p>205787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60134" calcext:value-type="float">
            <text:p>660134</text:p>
          </table:table-cell>
          <table:table-cell/>
          <table:table-cell office:value-type="float" office:value="1147982" calcext:value-type="float">
            <text:p>1147982</text:p>
          </table:table-cell>
          <table:table-cell/>
          <table:table-cell office:value-type="float" office:value="1820768" calcext:value-type="float">
            <text:p>1820768</text:p>
          </table:table-cell>
          <table:table-cell/>
          <table:table-cell office:value-type="float" office:value="2591093" calcext:value-type="float">
            <text:p>2591093</text:p>
          </table:table-cell>
          <table:table-cell/>
          <table:table-cell office:value-type="float" office:value="2831858" calcext:value-type="float">
            <text:p>2831858</text:p>
          </table:table-cell>
          <table:table-cell/>
          <table:table-cell office:value-type="float" office:value="3404255" calcext:value-type="float">
            <text:p>340425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85775" calcext:value-type="float">
            <text:p>685775</text:p>
          </table:table-cell>
          <table:table-cell/>
          <table:table-cell office:value-type="float" office:value="1158895" calcext:value-type="float">
            <text:p>1158895</text:p>
          </table:table-cell>
          <table:table-cell/>
          <table:table-cell office:value-type="float" office:value="2136894" calcext:value-type="float">
            <text:p>2136894</text:p>
          </table:table-cell>
          <table:table-cell/>
          <table:table-cell office:value-type="float" office:value="3248730" calcext:value-type="float">
            <text:p>3248730</text:p>
          </table:table-cell>
          <table:table-cell/>
          <table:table-cell office:value-type="float" office:value="4252491" calcext:value-type="float">
            <text:p>4252491</text:p>
          </table:table-cell>
          <table:table-cell/>
          <table:table-cell office:value-type="float" office:value="4942084" calcext:value-type="float">
            <text:p>4942084</text:p>
          </table:table-cell>
          <table:table-cell/>
          <table:table-cell office:value-type="float" office:value="4217462" calcext:value-type="float">
            <text:p>421746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09632" calcext:value-type="float">
            <text:p>709632</text:p>
          </table:table-cell>
          <table:table-cell/>
          <table:table-cell office:value-type="float" office:value="1276807" calcext:value-type="float">
            <text:p>1276807</text:p>
          </table:table-cell>
          <table:table-cell/>
          <table:table-cell office:value-type="float" office:value="2154882" calcext:value-type="float">
            <text:p>2154882</text:p>
          </table:table-cell>
          <table:table-cell/>
          <table:table-cell office:value-type="float" office:value="3022432" calcext:value-type="float">
            <text:p>3022432</text:p>
          </table:table-cell>
          <table:table-cell/>
          <table:table-cell office:value-type="float" office:value="5104685" calcext:value-type="float">
            <text:p>5104685</text:p>
          </table:table-cell>
          <table:table-cell/>
          <table:table-cell office:value-type="float" office:value="6037735" calcext:value-type="float">
            <text:p>6037735</text:p>
          </table:table-cell>
          <table:table-cell/>
          <table:table-cell office:value-type="float" office:value="6440251" calcext:value-type="float">
            <text:p>6440251</text:p>
          </table:table-cell>
          <table:table-cell/>
          <table:table-cell office:value-type="float" office:value="5372507" calcext:value-type="float">
            <text:p>537250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26498" calcext:value-type="float">
            <text:p>726498</text:p>
          </table:table-cell>
          <table:table-cell/>
          <table:table-cell office:value-type="float" office:value="1310468" calcext:value-type="float">
            <text:p>1310468</text:p>
          </table:table-cell>
          <table:table-cell/>
          <table:table-cell office:value-type="float" office:value="2261983" calcext:value-type="float">
            <text:p>2261983</text:p>
          </table:table-cell>
          <table:table-cell/>
          <table:table-cell office:value-type="float" office:value="3764705" calcext:value-type="float">
            <text:p>3764705</text:p>
          </table:table-cell>
          <table:table-cell/>
          <table:table-cell office:value-type="float" office:value="6113432" calcext:value-type="float">
            <text:p>6113432</text:p>
          </table:table-cell>
          <table:table-cell/>
          <table:table-cell office:value-type="float" office:value="7066942" calcext:value-type="float">
            <text:p>7066942</text:p>
          </table:table-cell>
          <table:table-cell/>
          <table:table-cell office:value-type="float" office:value="7523879" calcext:value-type="float">
            <text:p>7523879</text:p>
          </table:table-cell>
          <table:table-cell/>
          <table:table-cell office:value-type="float" office:value="7175893" calcext:value-type="float">
            <text:p>7175893</text:p>
          </table:table-cell>
          <table:table-cell/>
          <table:table-cell office:value-type="float" office:value="6732412" calcext:value-type="float">
            <text:p>673241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20872" calcext:value-type="float">
            <text:p>720872</text:p>
          </table:table-cell>
          <table:table-cell/>
          <table:table-cell office:value-type="float" office:value="1319842" calcext:value-type="float">
            <text:p>1319842</text:p>
          </table:table-cell>
          <table:table-cell/>
          <table:table-cell office:value-type="float" office:value="2174097" calcext:value-type="float">
            <text:p>2174097</text:p>
          </table:table-cell>
          <table:table-cell/>
          <table:table-cell office:value-type="float" office:value="3653880" calcext:value-type="float">
            <text:p>3653880</text:p>
          </table:table-cell>
          <table:table-cell/>
          <table:table-cell office:value-type="float" office:value="4945665" calcext:value-type="float">
            <text:p>4945665</text:p>
          </table:table-cell>
          <table:table-cell/>
          <table:table-cell office:value-type="float" office:value="7737060" calcext:value-type="float">
            <text:p>7737060</text:p>
          </table:table-cell>
          <table:table-cell/>
          <table:table-cell office:value-type="float" office:value="8801031" calcext:value-type="float">
            <text:p>8801031</text:p>
          </table:table-cell>
          <table:table-cell/>
          <table:table-cell office:value-type="float" office:value="9343065" calcext:value-type="float">
            <text:p>9343065</text:p>
          </table:table-cell>
          <table:table-cell/>
          <table:table-cell office:value-type="float" office:value="6732412" calcext:value-type="float">
            <text:p>6732412</text:p>
          </table:table-cell>
          <table:table-cell/>
          <table:table-cell office:value-type="float" office:value="6902595" calcext:value-type="float">
            <text:p>690259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560274" calcext:value-type="float">
            <text:p>560274</text:p>
          </table:table-cell>
          <table:table-cell/>
          <table:table-cell office:value-type="float" office:value="894205" calcext:value-type="float">
            <text:p>894205</text:p>
          </table:table-cell>
          <table:table-cell/>
          <table:table-cell office:value-type="float" office:value="1179214" calcext:value-type="float">
            <text:p>1179214</text:p>
          </table:table-cell>
          <table:table-cell/>
          <table:table-cell office:value-type="float" office:value="2043606" calcext:value-type="float">
            <text:p>2043606</text:p>
          </table:table-cell>
          <table:table-cell/>
          <table:table-cell office:value-type="float" office:value="2562402" calcext:value-type="float">
            <text:p>2562402</text:p>
          </table:table-cell>
          <table:table-cell/>
          <table:table-cell office:value-type="float" office:value="3113881" calcext:value-type="float">
            <text:p>3113881</text:p>
          </table:table-cell>
          <table:table-cell/>
          <table:table-cell office:value-type="float" office:value="9094138" calcext:value-type="float">
            <text:p>9094138</text:p>
          </table:table-cell>
          <table:table-cell/>
          <table:table-cell office:value-type="float" office:value="10353892" calcext:value-type="float">
            <text:p>10353892</text:p>
          </table:table-cell>
          <table:table-cell/>
          <table:table-cell office:value-type="float" office:value="9328171" calcext:value-type="float">
            <text:p>9328171</text:p>
          </table:table-cell>
          <table:table-cell/>
          <table:table-cell office:value-type="float" office:value="8226551" calcext:value-type="float">
            <text:p>8226551</text:p>
          </table:table-cell>
          <table:table-cell/>
          <table:table-cell office:value-type="float" office:value="3628953" calcext:value-type="float">
            <text:p>362895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525067" calcext:value-type="float">
            <text:p>525067</text:p>
          </table:table-cell>
          <table:table-cell/>
          <table:table-cell office:value-type="float" office:value="842165" calcext:value-type="float">
            <text:p>842165</text:p>
          </table:table-cell>
          <table:table-cell/>
          <table:table-cell office:value-type="float" office:value="1225063" calcext:value-type="float">
            <text:p>1225063</text:p>
          </table:table-cell>
          <table:table-cell/>
          <table:table-cell office:value-type="float" office:value="1885559" calcext:value-type="float">
            <text:p>1885559</text:p>
          </table:table-cell>
          <table:table-cell/>
          <table:table-cell office:value-type="float" office:value="2569072" calcext:value-type="float">
            <text:p>2569072</text:p>
          </table:table-cell>
          <table:table-cell/>
          <table:table-cell office:value-type="float" office:value="2736138" calcext:value-type="float">
            <text:p>2736138</text:p>
          </table:table-cell>
          <table:table-cell/>
          <table:table-cell office:value-type="float" office:value="3459021" calcext:value-type="float">
            <text:p>3459021</text:p>
          </table:table-cell>
          <table:table-cell/>
          <table:table-cell office:value-type="float" office:value="10906670" calcext:value-type="float">
            <text:p>10906670</text:p>
          </table:table-cell>
          <table:table-cell/>
          <table:table-cell office:value-type="float" office:value="10132343" calcext:value-type="float">
            <text:p>10132343</text:p>
          </table:table-cell>
          <table:table-cell/>
          <table:table-cell office:value-type="float" office:value="9904485" calcext:value-type="float">
            <text:p>9904485</text:p>
          </table:table-cell>
          <table:table-cell/>
          <table:table-cell office:value-type="float" office:value="3534233" calcext:value-type="float">
            <text:p>3534233</text:p>
          </table:table-cell>
          <table:table-cell/>
          <table:table-cell office:value-type="float" office:value="3125763" calcext:value-type="float">
            <text:p>312576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30855" calcext:value-type="float">
            <text:p>530855</text:p>
          </table:table-cell>
          <table:table-cell/>
          <table:table-cell office:value-type="float" office:value="819880" calcext:value-type="float">
            <text:p>819880</text:p>
          </table:table-cell>
          <table:table-cell/>
          <table:table-cell office:value-type="float" office:value="1156172" calcext:value-type="float">
            <text:p>1156172</text:p>
          </table:table-cell>
          <table:table-cell/>
          <table:table-cell office:value-type="float" office:value="1688410" calcext:value-type="float">
            <text:p>1688410</text:p>
          </table:table-cell>
          <table:table-cell/>
          <table:table-cell office:value-type="float" office:value="2453245" calcext:value-type="float">
            <text:p>2453245</text:p>
          </table:table-cell>
          <table:table-cell/>
          <table:table-cell office:value-type="float" office:value="2748347" calcext:value-type="float">
            <text:p>2748347</text:p>
          </table:table-cell>
          <table:table-cell/>
          <table:table-cell office:value-type="float" office:value="2957080" calcext:value-type="float">
            <text:p>2957080</text:p>
          </table:table-cell>
          <table:table-cell/>
          <table:table-cell office:value-type="float" office:value="3465606" calcext:value-type="float">
            <text:p>3465606</text:p>
          </table:table-cell>
          <table:table-cell/>
          <table:table-cell office:value-type="float" office:value="11491898" calcext:value-type="float">
            <text:p>11491898</text:p>
          </table:table-cell>
          <table:table-cell/>
          <table:table-cell office:value-type="float" office:value="11045641" calcext:value-type="float">
            <text:p>11045641</text:p>
          </table:table-cell>
          <table:table-cell/>
          <table:table-cell office:value-type="float" office:value="4208363" calcext:value-type="float">
            <text:p>4208363</text:p>
          </table:table-cell>
          <table:table-cell/>
          <table:table-cell office:value-type="float" office:value="3320497" calcext:value-type="float">
            <text:p>3320497</text:p>
          </table:table-cell>
          <table:table-cell/>
          <table:table-cell office:value-type="float" office:value="3215891" calcext:value-type="float">
            <text:p>32158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09785" calcext:value-type="float">
            <text:p>2309785</text:p>
          </table:table-cell>
          <table:table-cell/>
          <table:table-cell office:value-type="float" office:value="2609436" calcext:value-type="float">
            <text:p>2609436</text:p>
          </table:table-cell>
          <table:table-cell/>
          <table:table-cell office:value-type="float" office:value="2812728" calcext:value-type="float">
            <text:p>2812728</text:p>
          </table:table-cell>
          <table:table-cell/>
          <table:table-cell office:value-type="float" office:value="2992757" calcext:value-type="float">
            <text:p>2992757</text:p>
          </table:table-cell>
          <table:table-cell/>
          <table:table-cell office:value-type="float" office:value="3922995" calcext:value-type="float">
            <text:p>3922995</text:p>
          </table:table-cell>
          <table:table-cell/>
          <table:table-cell office:value-type="float" office:value="11546973" calcext:value-type="float">
            <text:p>11546973</text:p>
          </table:table-cell>
          <table:table-cell/>
          <table:table-cell office:value-type="float" office:value="4283118" calcext:value-type="float">
            <text:p>4283118</text:p>
          </table:table-cell>
          <table:table-cell/>
          <table:table-cell office:value-type="float" office:value="3465349" calcext:value-type="float">
            <text:p>3465349</text:p>
          </table:table-cell>
          <table:table-cell/>
          <table:table-cell office:value-type="float" office:value="3265175" calcext:value-type="float">
            <text:p>32651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80718" calcext:value-type="float">
            <text:p>2280718</text:p>
          </table:table-cell>
          <table:table-cell/>
          <table:table-cell office:value-type="float" office:value="2532038" calcext:value-type="float">
            <text:p>2532038</text:p>
          </table:table-cell>
          <table:table-cell/>
          <table:table-cell office:value-type="float" office:value="2761410" calcext:value-type="float">
            <text:p>2761410</text:p>
          </table:table-cell>
          <table:table-cell/>
          <table:table-cell office:value-type="float" office:value="2706734" calcext:value-type="float">
            <text:p>2706734</text:p>
          </table:table-cell>
          <table:table-cell/>
          <table:table-cell office:value-type="float" office:value="3384686" calcext:value-type="float">
            <text:p>3384686</text:p>
          </table:table-cell>
          <table:table-cell/>
          <table:table-cell office:value-type="float" office:value="3688843" calcext:value-type="float">
            <text:p>3688843</text:p>
          </table:table-cell>
          <table:table-cell/>
          <table:table-cell office:value-type="float" office:value="3600958" calcext:value-type="float">
            <text:p>3600958</text:p>
          </table:table-cell>
          <table:table-cell/>
          <table:table-cell office:value-type="float" office:value="3372789" calcext:value-type="float">
            <text:p>3372789</text:p>
          </table:table-cell>
          <table:table-cell/>
          <table:table-cell office:value-type="float" office:value="3172196" calcext:value-type="float">
            <text:p>31721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27105" calcext:value-type="float">
            <text:p>2127105</text:p>
          </table:table-cell>
          <table:table-cell/>
          <table:table-cell office:value-type="float" office:value="2436074" calcext:value-type="float">
            <text:p>2436074</text:p>
          </table:table-cell>
          <table:table-cell/>
          <table:table-cell office:value-type="float" office:value="2738007" calcext:value-type="float">
            <text:p>2738007</text:p>
          </table:table-cell>
          <table:table-cell/>
          <table:table-cell office:value-type="float" office:value="2764718" calcext:value-type="float">
            <text:p>2764718</text:p>
          </table:table-cell>
          <table:table-cell/>
          <table:table-cell office:value-type="float" office:value="3439749" calcext:value-type="float">
            <text:p>3439749</text:p>
          </table:table-cell>
          <table:table-cell/>
          <table:table-cell office:value-type="float" office:value="3739358" calcext:value-type="float">
            <text:p>3739358</text:p>
          </table:table-cell>
          <table:table-cell/>
          <table:table-cell office:value-type="float" office:value="3454399" calcext:value-type="float">
            <text:p>3454399</text:p>
          </table:table-cell>
          <table:table-cell/>
          <table:table-cell office:value-type="float" office:value="3587877" calcext:value-type="float">
            <text:p>3587877</text:p>
          </table:table-cell>
          <table:table-cell/>
          <table:table-cell office:value-type="float" office:value="3411059" calcext:value-type="float">
            <text:p>34110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3798" calcext:value-type="float">
            <text:p>2103798</text:p>
          </table:table-cell>
          <table:table-cell/>
          <table:table-cell office:value-type="float" office:value="2420253" calcext:value-type="float">
            <text:p>2420253</text:p>
          </table:table-cell>
          <table:table-cell/>
          <table:table-cell office:value-type="float" office:value="2577759" calcext:value-type="float">
            <text:p>2577759</text:p>
          </table:table-cell>
          <table:table-cell/>
          <table:table-cell office:value-type="float" office:value="2624557" calcext:value-type="float">
            <text:p>2624557</text:p>
          </table:table-cell>
          <table:table-cell/>
          <table:table-cell office:value-type="float" office:value="3390171" calcext:value-type="float">
            <text:p>3390171</text:p>
          </table:table-cell>
          <table:table-cell/>
          <table:table-cell office:value-type="float" office:value="3490943" calcext:value-type="float">
            <text:p>3490943</text:p>
          </table:table-cell>
          <table:table-cell/>
          <table:table-cell office:value-type="float" office:value="3309999" calcext:value-type="float">
            <text:p>3309999</text:p>
          </table:table-cell>
          <table:table-cell/>
          <table:table-cell office:value-type="float" office:value="3180417" calcext:value-type="float">
            <text:p>3180417</text:p>
          </table:table-cell>
          <table:table-cell/>
          <table:table-cell office:value-type="float" office:value="3346751" calcext:value-type="float">
            <text:p>33467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85280" calcext:value-type="float">
            <text:p>2085280</text:p>
          </table:table-cell>
          <table:table-cell/>
          <table:table-cell office:value-type="float" office:value="2263022" calcext:value-type="float">
            <text:p>2263022</text:p>
          </table:table-cell>
          <table:table-cell/>
          <table:table-cell office:value-type="float" office:value="2595255" calcext:value-type="float">
            <text:p>2595255</text:p>
          </table:table-cell>
          <table:table-cell/>
          <table:table-cell office:value-type="float" office:value="2633440" calcext:value-type="float">
            <text:p>2633440</text:p>
          </table:table-cell>
          <table:table-cell/>
          <table:table-cell office:value-type="float" office:value="3329358" calcext:value-type="float">
            <text:p>3329358</text:p>
          </table:table-cell>
          <table:table-cell/>
          <table:table-cell office:value-type="float" office:value="3668997" calcext:value-type="float">
            <text:p>3668997</text:p>
          </table:table-cell>
          <table:table-cell/>
          <table:table-cell office:value-type="float" office:value="3407496" calcext:value-type="float">
            <text:p>3407496</text:p>
          </table:table-cell>
          <table:table-cell/>
          <table:table-cell office:value-type="float" office:value="3356949" calcext:value-type="float">
            <text:p>3356949</text:p>
          </table:table-cell>
          <table:table-cell/>
          <table:table-cell office:value-type="float" office:value="3163846" calcext:value-type="float">
            <text:p>31638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87199" calcext:value-type="float">
            <text:p>1787199</text:p>
          </table:table-cell>
          <table:table-cell/>
          <table:table-cell office:value-type="float" office:value="2322588" calcext:value-type="float">
            <text:p>2322588</text:p>
          </table:table-cell>
          <table:table-cell/>
          <table:table-cell office:value-type="float" office:value="2570279" calcext:value-type="float">
            <text:p>2570279</text:p>
          </table:table-cell>
          <table:table-cell/>
          <table:table-cell office:value-type="float" office:value="2584230" calcext:value-type="float">
            <text:p>2584230</text:p>
          </table:table-cell>
          <table:table-cell/>
          <table:table-cell office:value-type="float" office:value="2833058" calcext:value-type="float">
            <text:p>2833058</text:p>
          </table:table-cell>
          <table:table-cell/>
          <table:table-cell office:value-type="float" office:value="3579750" calcext:value-type="float">
            <text:p>3579750</text:p>
          </table:table-cell>
          <table:table-cell/>
          <table:table-cell office:value-type="float" office:value="3457083" calcext:value-type="float">
            <text:p>3457083</text:p>
          </table:table-cell>
          <table:table-cell/>
          <table:table-cell office:value-type="float" office:value="3285623" calcext:value-type="float">
            <text:p>3285623</text:p>
          </table:table-cell>
          <table:table-cell/>
          <table:table-cell office:value-type="float" office:value="2522485" calcext:value-type="float">
            <text:p>25224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1620" calcext:value-type="float">
            <text:p>401620</text:p>
          </table:table-cell>
          <table:table-cell/>
          <table:table-cell office:value-type="float" office:value="593024" calcext:value-type="float">
            <text:p>593024</text:p>
          </table:table-cell>
          <table:table-cell/>
          <table:table-cell office:value-type="float" office:value="673790" calcext:value-type="float">
            <text:p>673790</text:p>
          </table:table-cell>
          <table:table-cell/>
          <table:table-cell office:value-type="float" office:value="772142" calcext:value-type="float">
            <text:p>772142</text:p>
          </table:table-cell>
          <table:table-cell/>
          <table:table-cell office:value-type="float" office:value="908753" calcext:value-type="float">
            <text:p>908753</text:p>
          </table:table-cell>
          <table:table-cell/>
          <table:table-cell office:value-type="float" office:value="930374" calcext:value-type="float">
            <text:p>930374</text:p>
          </table:table-cell>
          <table:table-cell/>
          <table:table-cell office:value-type="float" office:value="959702" calcext:value-type="float">
            <text:p>959702</text:p>
          </table:table-cell>
          <table:table-cell/>
          <table:table-cell office:value-type="float" office:value="918209" calcext:value-type="float">
            <text:p>918209</text:p>
          </table:table-cell>
          <table:table-cell/>
          <table:table-cell office:value-type="float" office:value="912420" calcext:value-type="float">
            <text:p>9124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9679" calcext:value-type="float">
            <text:p>259679</text:p>
          </table:table-cell>
          <table:table-cell/>
          <table:table-cell office:value-type="float" office:value="340613" calcext:value-type="float">
            <text:p>340613</text:p>
          </table:table-cell>
          <table:table-cell/>
          <table:table-cell office:value-type="float" office:value="432300" calcext:value-type="float">
            <text:p>432300</text:p>
          </table:table-cell>
          <table:table-cell/>
          <table:table-cell office:value-type="float" office:value="516687" calcext:value-type="float">
            <text:p>516687</text:p>
          </table:table-cell>
          <table:table-cell/>
          <table:table-cell office:value-type="float" office:value="613139" calcext:value-type="float">
            <text:p>613139</text:p>
          </table:table-cell>
          <table:table-cell/>
          <table:table-cell office:value-type="float" office:value="784080" calcext:value-type="float">
            <text:p>784080</text:p>
          </table:table-cell>
          <table:table-cell/>
          <table:table-cell office:value-type="float" office:value="896877" calcext:value-type="float">
            <text:p>896877</text:p>
          </table:table-cell>
          <table:table-cell/>
          <table:table-cell office:value-type="float" office:value="761640" calcext:value-type="float">
            <text:p>761640</text:p>
          </table:table-cell>
          <table:table-cell/>
          <table:table-cell office:value-type="float" office:value="728980" calcext:value-type="float">
            <text:p>72898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23303" calcext:value-type="float">
            <text:p>523303</text:p>
          </table:table-cell>
          <table:table-cell/>
          <table:table-cell office:value-type="float" office:value="720720" calcext:value-type="float">
            <text:p>720720</text:p>
          </table:table-cell>
          <table:table-cell/>
          <table:table-cell office:value-type="float" office:value="881542" calcext:value-type="float">
            <text:p>881542</text:p>
          </table:table-cell>
          <table:table-cell/>
          <table:table-cell office:value-type="float" office:value="1015873" calcext:value-type="float">
            <text:p>1015873</text:p>
          </table:table-cell>
          <table:table-cell/>
          <table:table-cell office:value-type="float" office:value="1030595" calcext:value-type="float">
            <text:p>103059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58775" calcext:value-type="float">
            <text:p>658775</text:p>
          </table:table-cell>
          <table:table-cell/>
          <table:table-cell office:value-type="float" office:value="982348" calcext:value-type="float">
            <text:p>982348</text:p>
          </table:table-cell>
          <table:table-cell/>
          <table:table-cell office:value-type="float" office:value="1302136" calcext:value-type="float">
            <text:p>1302136</text:p>
          </table:table-cell>
          <table:table-cell/>
          <table:table-cell office:value-type="float" office:value="1574415" calcext:value-type="float">
            <text:p>1574415</text:p>
          </table:table-cell>
          <table:table-cell/>
          <table:table-cell office:value-type="float" office:value="1722745" calcext:value-type="float">
            <text:p>1722745</text:p>
          </table:table-cell>
          <table:table-cell/>
          <table:table-cell office:value-type="float" office:value="2051282" calcext:value-type="float">
            <text:p>205128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29760" calcext:value-type="float">
            <text:p>729760</text:p>
          </table:table-cell>
          <table:table-cell/>
          <table:table-cell office:value-type="float" office:value="1201313" calcext:value-type="float">
            <text:p>1201313</text:p>
          </table:table-cell>
          <table:table-cell/>
          <table:table-cell office:value-type="float" office:value="1734417" calcext:value-type="float">
            <text:p>1734417</text:p>
          </table:table-cell>
          <table:table-cell/>
          <table:table-cell office:value-type="float" office:value="2239720" calcext:value-type="float">
            <text:p>2239720</text:p>
          </table:table-cell>
          <table:table-cell/>
          <table:table-cell office:value-type="float" office:value="2749731" calcext:value-type="float">
            <text:p>2749731</text:p>
          </table:table-cell>
          <table:table-cell/>
          <table:table-cell office:value-type="float" office:value="3008225" calcext:value-type="float">
            <text:p>3008225</text:p>
          </table:table-cell>
          <table:table-cell/>
          <table:table-cell office:value-type="float" office:value="3008225" calcext:value-type="float">
            <text:p>300822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51614" calcext:value-type="float">
            <text:p>751614</text:p>
          </table:table-cell>
          <table:table-cell/>
          <table:table-cell office:value-type="float" office:value="1293909" calcext:value-type="float">
            <text:p>1293909</text:p>
          </table:table-cell>
          <table:table-cell/>
          <table:table-cell office:value-type="float" office:value="2057877" calcext:value-type="float">
            <text:p>2057877</text:p>
          </table:table-cell>
          <table:table-cell/>
          <table:table-cell office:value-type="float" office:value="2865137" calcext:value-type="float">
            <text:p>2865137</text:p>
          </table:table-cell>
          <table:table-cell/>
          <table:table-cell office:value-type="float" office:value="3162445" calcext:value-type="float">
            <text:p>3162445</text:p>
          </table:table-cell>
          <table:table-cell/>
          <table:table-cell office:value-type="float" office:value="3950617" calcext:value-type="float">
            <text:p>3950617</text:p>
          </table:table-cell>
          <table:table-cell/>
          <table:table-cell office:value-type="float" office:value="4227910" calcext:value-type="float">
            <text:p>4227910</text:p>
          </table:table-cell>
          <table:table-cell/>
          <table:table-cell office:value-type="float" office:value="4413793" calcext:value-type="float">
            <text:p>441379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36532" calcext:value-type="float">
            <text:p>836532</text:p>
          </table:table-cell>
          <table:table-cell/>
          <table:table-cell office:value-type="float" office:value="1409885" calcext:value-type="float">
            <text:p>1409885</text:p>
          </table:table-cell>
          <table:table-cell/>
          <table:table-cell office:value-type="float" office:value="2313078" calcext:value-type="float">
            <text:p>2313078</text:p>
          </table:table-cell>
          <table:table-cell/>
          <table:table-cell office:value-type="float" office:value="3522531" calcext:value-type="float">
            <text:p>3522531</text:p>
          </table:table-cell>
          <table:table-cell/>
          <table:table-cell office:value-type="float" office:value="3908396" calcext:value-type="float">
            <text:p>3908396</text:p>
          </table:table-cell>
          <table:table-cell/>
          <table:table-cell office:value-type="float" office:value="3788383" calcext:value-type="float">
            <text:p>3788383</text:p>
          </table:table-cell>
          <table:table-cell/>
          <table:table-cell office:value-type="float" office:value="4997559" calcext:value-type="float">
            <text:p>4997559</text:p>
          </table:table-cell>
          <table:table-cell/>
          <table:table-cell office:value-type="float" office:value="4999999" calcext:value-type="float">
            <text:p>4999999</text:p>
          </table:table-cell>
          <table:table-cell/>
          <table:table-cell office:value-type="float" office:value="4639782" calcext:value-type="float">
            <text:p>463978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667340" calcext:value-type="float">
            <text:p>667340</text:p>
          </table:table-cell>
          <table:table-cell/>
          <table:table-cell office:value-type="float" office:value="1481910" calcext:value-type="float">
            <text:p>1481910</text:p>
          </table:table-cell>
          <table:table-cell/>
          <table:table-cell office:value-type="float" office:value="2378629" calcext:value-type="float">
            <text:p>2378629</text:p>
          </table:table-cell>
          <table:table-cell/>
          <table:table-cell office:value-type="float" office:value="3457707" calcext:value-type="float">
            <text:p>3457707</text:p>
          </table:table-cell>
          <table:table-cell/>
          <table:table-cell office:value-type="float" office:value="4634532" calcext:value-type="float">
            <text:p>4634532</text:p>
          </table:table-cell>
          <table:table-cell/>
          <table:table-cell office:value-type="float" office:value="4522968" calcext:value-type="float">
            <text:p>4522968</text:p>
          </table:table-cell>
          <table:table-cell/>
          <table:table-cell office:value-type="float" office:value="5410832" calcext:value-type="float">
            <text:p>5410832</text:p>
          </table:table-cell>
          <table:table-cell/>
          <table:table-cell office:value-type="float" office:value="5831435" calcext:value-type="float">
            <text:p>5831435</text:p>
          </table:table-cell>
          <table:table-cell/>
          <table:table-cell office:value-type="float" office:value="5839749" calcext:value-type="float">
            <text:p>5839749</text:p>
          </table:table-cell>
          <table:table-cell/>
          <table:table-cell office:value-type="float" office:value="6011153" calcext:value-type="float">
            <text:p>601115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13762" calcext:value-type="float">
            <text:p>713762</text:p>
          </table:table-cell>
          <table:table-cell/>
          <table:table-cell office:value-type="float" office:value="1159092" calcext:value-type="float">
            <text:p>1159092</text:p>
          </table:table-cell>
          <table:table-cell/>
          <table:table-cell office:value-type="float" office:value="1719274" calcext:value-type="float">
            <text:p>1719274</text:p>
          </table:table-cell>
          <table:table-cell/>
          <table:table-cell office:value-type="float" office:value="2282275" calcext:value-type="float">
            <text:p>2282275</text:p>
          </table:table-cell>
          <table:table-cell/>
          <table:table-cell office:value-type="float" office:value="2700421" calcext:value-type="float">
            <text:p>2700421</text:p>
          </table:table-cell>
          <table:table-cell/>
          <table:table-cell office:value-type="float" office:value="2981511" calcext:value-type="float">
            <text:p>2981511</text:p>
          </table:table-cell>
          <table:table-cell/>
          <table:table-cell office:value-type="float" office:value="4168108" calcext:value-type="float">
            <text:p>4168108</text:p>
          </table:table-cell>
          <table:table-cell/>
          <table:table-cell office:value-type="float" office:value="4342202" calcext:value-type="float">
            <text:p>4342202</text:p>
          </table:table-cell>
          <table:table-cell/>
          <table:table-cell office:value-type="float" office:value="4272452" calcext:value-type="float">
            <text:p>4272452</text:p>
          </table:table-cell>
          <table:table-cell/>
          <table:table-cell office:value-type="float" office:value="4066315" calcext:value-type="float">
            <text:p>4066315</text:p>
          </table:table-cell>
          <table:table-cell/>
          <table:table-cell office:value-type="float" office:value="3087126" calcext:value-type="float">
            <text:p>308712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76125" calcext:value-type="float">
            <text:p>676125</text:p>
          </table:table-cell>
          <table:table-cell/>
          <table:table-cell office:value-type="float" office:value="1109020" calcext:value-type="float">
            <text:p>1109020</text:p>
          </table:table-cell>
          <table:table-cell/>
          <table:table-cell office:value-type="float" office:value="1654281" calcext:value-type="float">
            <text:p>1654281</text:p>
          </table:table-cell>
          <table:table-cell/>
          <table:table-cell office:value-type="float" office:value="2201322" calcext:value-type="float">
            <text:p>2201322</text:p>
          </table:table-cell>
          <table:table-cell/>
          <table:table-cell office:value-type="float" office:value="2557602" calcext:value-type="float">
            <text:p>2557602</text:p>
          </table:table-cell>
          <table:table-cell/>
          <table:table-cell office:value-type="float" office:value="2863234" calcext:value-type="float">
            <text:p>2863234</text:p>
          </table:table-cell>
          <table:table-cell/>
          <table:table-cell office:value-type="float" office:value="2909090" calcext:value-type="float">
            <text:p>2909090</text:p>
          </table:table-cell>
          <table:table-cell/>
          <table:table-cell office:value-type="float" office:value="4201672" calcext:value-type="float">
            <text:p>4201672</text:p>
          </table:table-cell>
          <table:table-cell/>
          <table:table-cell office:value-type="float" office:value="4241263" calcext:value-type="float">
            <text:p>4241263</text:p>
          </table:table-cell>
          <table:table-cell/>
          <table:table-cell office:value-type="float" office:value="3636040" calcext:value-type="float">
            <text:p>3636040</text:p>
          </table:table-cell>
          <table:table-cell/>
          <table:table-cell office:value-type="float" office:value="3075998" calcext:value-type="float">
            <text:p>3075998</text:p>
          </table:table-cell>
          <table:table-cell/>
          <table:table-cell office:value-type="float" office:value="2806056" calcext:value-type="float">
            <text:p>280605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71907" calcext:value-type="float">
            <text:p>671907</text:p>
          </table:table-cell>
          <table:table-cell/>
          <table:table-cell office:value-type="float" office:value="1078008" calcext:value-type="float">
            <text:p>1078008</text:p>
          </table:table-cell>
          <table:table-cell/>
          <table:table-cell office:value-type="float" office:value="1599750" calcext:value-type="float">
            <text:p>1599750</text:p>
          </table:table-cell>
          <table:table-cell/>
          <table:table-cell office:value-type="float" office:value="2105912" calcext:value-type="float">
            <text:p>2105912</text:p>
          </table:table-cell>
          <table:table-cell/>
          <table:table-cell office:value-type="float" office:value="2685637" calcext:value-type="float">
            <text:p>2685637</text:p>
          </table:table-cell>
          <table:table-cell/>
          <table:table-cell office:value-type="float" office:value="2815991" calcext:value-type="float">
            <text:p>2815991</text:p>
          </table:table-cell>
          <table:table-cell/>
          <table:table-cell office:value-type="float" office:value="2748716" calcext:value-type="float">
            <text:p>2748716</text:p>
          </table:table-cell>
          <table:table-cell/>
          <table:table-cell office:value-type="float" office:value="3090970" calcext:value-type="float">
            <text:p>3090970</text:p>
          </table:table-cell>
          <table:table-cell/>
          <table:table-cell office:value-type="float" office:value="4291364" calcext:value-type="float">
            <text:p>4291364</text:p>
          </table:table-cell>
          <table:table-cell/>
          <table:table-cell office:value-type="float" office:value="3712078" calcext:value-type="float">
            <text:p>3712078</text:p>
          </table:table-cell>
          <table:table-cell/>
          <table:table-cell office:value-type="float" office:value="3202627" calcext:value-type="float">
            <text:p>3202627</text:p>
          </table:table-cell>
          <table:table-cell/>
          <table:table-cell office:value-type="float" office:value="2836074" calcext:value-type="float">
            <text:p>2836074</text:p>
          </table:table-cell>
          <table:table-cell/>
          <table:table-cell office:value-type="float" office:value="2699087" calcext:value-type="float">
            <text:p>26990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8373" calcext:value-type="float">
            <text:p>2548373</text:p>
          </table:table-cell>
          <table:table-cell/>
          <table:table-cell office:value-type="float" office:value="2740165" calcext:value-type="float">
            <text:p>2740165</text:p>
          </table:table-cell>
          <table:table-cell/>
          <table:table-cell office:value-type="float" office:value="2948273" calcext:value-type="float">
            <text:p>2948273</text:p>
          </table:table-cell>
          <table:table-cell/>
          <table:table-cell office:value-type="float" office:value="2990081" calcext:value-type="float">
            <text:p>2990081</text:p>
          </table:table-cell>
          <table:table-cell/>
          <table:table-cell office:value-type="float" office:value="3089834" calcext:value-type="float">
            <text:p>3089834</text:p>
          </table:table-cell>
          <table:table-cell/>
          <table:table-cell office:value-type="float" office:value="3518106" calcext:value-type="float">
            <text:p>3518106</text:p>
          </table:table-cell>
          <table:table-cell/>
          <table:table-cell office:value-type="float" office:value="3110305" calcext:value-type="float">
            <text:p>3110305</text:p>
          </table:table-cell>
          <table:table-cell/>
          <table:table-cell office:value-type="float" office:value="2802360" calcext:value-type="float">
            <text:p>2802360</text:p>
          </table:table-cell>
          <table:table-cell/>
          <table:table-cell office:value-type="float" office:value="2511150" calcext:value-type="float">
            <text:p>25111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0192" calcext:value-type="float">
            <text:p>2440192</text:p>
          </table:table-cell>
          <table:table-cell/>
          <table:table-cell office:value-type="float" office:value="2685043" calcext:value-type="float">
            <text:p>2685043</text:p>
          </table:table-cell>
          <table:table-cell/>
          <table:table-cell office:value-type="float" office:value="2926877" calcext:value-type="float">
            <text:p>2926877</text:p>
          </table:table-cell>
          <table:table-cell/>
          <table:table-cell office:value-type="float" office:value="2869754" calcext:value-type="float">
            <text:p>2869754</text:p>
          </table:table-cell>
          <table:table-cell/>
          <table:table-cell office:value-type="float" office:value="2935819" calcext:value-type="float">
            <text:p>2935819</text:p>
          </table:table-cell>
          <table:table-cell/>
          <table:table-cell office:value-type="float" office:value="2847014" calcext:value-type="float">
            <text:p>2847014</text:p>
          </table:table-cell>
          <table:table-cell/>
          <table:table-cell office:value-type="float" office:value="2799583" calcext:value-type="float">
            <text:p>2799583</text:p>
          </table:table-cell>
          <table:table-cell/>
          <table:table-cell office:value-type="float" office:value="2655730" calcext:value-type="float">
            <text:p>2655730</text:p>
          </table:table-cell>
          <table:table-cell/>
          <table:table-cell office:value-type="float" office:value="2627620" calcext:value-type="float">
            <text:p>26276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4106" calcext:value-type="float">
            <text:p>1634106</text:p>
          </table:table-cell>
          <table:table-cell/>
          <table:table-cell office:value-type="float" office:value="1879680" calcext:value-type="float">
            <text:p>1879680</text:p>
          </table:table-cell>
          <table:table-cell/>
          <table:table-cell office:value-type="float" office:value="2482109" calcext:value-type="float">
            <text:p>2482109</text:p>
          </table:table-cell>
          <table:table-cell/>
          <table:table-cell office:value-type="float" office:value="2414164" calcext:value-type="float">
            <text:p>2414164</text:p>
          </table:table-cell>
          <table:table-cell/>
          <table:table-cell office:value-type="float" office:value="889645" calcext:value-type="float">
            <text:p>889645</text:p>
          </table:table-cell>
          <table:table-cell/>
          <table:table-cell office:value-type="float" office:value="1844364" calcext:value-type="float">
            <text:p>1844364</text:p>
          </table:table-cell>
          <table:table-cell/>
          <table:table-cell office:value-type="float" office:value="2088294" calcext:value-type="float">
            <text:p>2088294</text:p>
          </table:table-cell>
          <table:table-cell/>
          <table:table-cell office:value-type="float" office:value="2298226" calcext:value-type="float">
            <text:p>2298226</text:p>
          </table:table-cell>
          <table:table-cell/>
          <table:table-cell office:value-type="float" office:value="2354268" calcext:value-type="float">
            <text:p>23542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2888" calcext:value-type="float">
            <text:p>992888</text:p>
          </table:table-cell>
          <table:table-cell/>
          <table:table-cell office:value-type="float" office:value="644238" calcext:value-type="float">
            <text:p>644238</text:p>
          </table:table-cell>
          <table:table-cell/>
          <table:table-cell office:value-type="float" office:value="1155812" calcext:value-type="float">
            <text:p>1155812</text:p>
          </table:table-cell>
          <table:table-cell/>
          <table:table-cell office:value-type="float" office:value="620512" calcext:value-type="float">
            <text:p>620512</text:p>
          </table:table-cell>
          <table:table-cell/>
          <table:table-cell office:value-type="float" office:value="632798" calcext:value-type="float">
            <text:p>632798</text:p>
          </table:table-cell>
          <table:table-cell/>
          <table:table-cell office:value-type="float" office:value="1153831" calcext:value-type="float">
            <text:p>1153831</text:p>
          </table:table-cell>
          <table:table-cell/>
          <table:table-cell office:value-type="float" office:value="483253" calcext:value-type="float">
            <text:p>483253</text:p>
          </table:table-cell>
          <table:table-cell/>
          <table:table-cell office:value-type="float" office:value="1099071" calcext:value-type="float">
            <text:p>1099071</text:p>
          </table:table-cell>
          <table:table-cell/>
          <table:table-cell office:value-type="float" office:value="648082" calcext:value-type="float">
            <text:p>6480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6713" calcext:value-type="float">
            <text:p>326713</text:p>
          </table:table-cell>
          <table:table-cell/>
          <table:table-cell office:value-type="float" office:value="860446" calcext:value-type="float">
            <text:p>860446</text:p>
          </table:table-cell>
          <table:table-cell/>
          <table:table-cell office:value-type="float" office:value="879802" calcext:value-type="float">
            <text:p>879802</text:p>
          </table:table-cell>
          <table:table-cell/>
          <table:table-cell office:value-type="float" office:value="547891" calcext:value-type="float">
            <text:p>547891</text:p>
          </table:table-cell>
          <table:table-cell/>
          <table:table-cell office:value-type="float" office:value="840860" calcext:value-type="float">
            <text:p>840860</text:p>
          </table:table-cell>
          <table:table-cell/>
          <table:table-cell office:value-type="float" office:value="364520" calcext:value-type="float">
            <text:p>364520</text:p>
          </table:table-cell>
          <table:table-cell/>
          <table:table-cell office:value-type="float" office:value="843490" calcext:value-type="float">
            <text:p>843490</text:p>
          </table:table-cell>
          <table:table-cell/>
          <table:table-cell office:value-type="float" office:value="397125" calcext:value-type="float">
            <text:p>397125</text:p>
          </table:table-cell>
          <table:table-cell/>
          <table:table-cell office:value-type="float" office:value="856271" calcext:value-type="float">
            <text:p>8562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2265" calcext:value-type="float">
            <text:p>772265</text:p>
          </table:table-cell>
          <table:table-cell/>
          <table:table-cell office:value-type="float" office:value="372525" calcext:value-type="float">
            <text:p>372525</text:p>
          </table:table-cell>
          <table:table-cell/>
          <table:table-cell office:value-type="float" office:value="753663" calcext:value-type="float">
            <text:p>753663</text:p>
          </table:table-cell>
          <table:table-cell/>
          <table:table-cell office:value-type="float" office:value="794761" calcext:value-type="float">
            <text:p>794761</text:p>
          </table:table-cell>
          <table:table-cell/>
          <table:table-cell office:value-type="float" office:value="782090" calcext:value-type="float">
            <text:p>782090</text:p>
          </table:table-cell>
          <table:table-cell/>
          <table:table-cell office:value-type="float" office:value="420799" calcext:value-type="float">
            <text:p>420799</text:p>
          </table:table-cell>
          <table:table-cell/>
          <table:table-cell office:value-type="float" office:value="787606" calcext:value-type="float">
            <text:p>787606</text:p>
          </table:table-cell>
          <table:table-cell/>
          <table:table-cell office:value-type="float" office:value="785250" calcext:value-type="float">
            <text:p>785250</text:p>
          </table:table-cell>
          <table:table-cell/>
          <table:table-cell office:value-type="float" office:value="771583" calcext:value-type="float">
            <text:p>7715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0106" calcext:value-type="float">
            <text:p>710106</text:p>
          </table:table-cell>
          <table:table-cell/>
          <table:table-cell office:value-type="float" office:value="749950" calcext:value-type="float">
            <text:p>749950</text:p>
          </table:table-cell>
          <table:table-cell/>
          <table:table-cell office:value-type="float" office:value="312385" calcext:value-type="float">
            <text:p>312385</text:p>
          </table:table-cell>
          <table:table-cell/>
          <table:table-cell office:value-type="float" office:value="279346" calcext:value-type="float">
            <text:p>279346</text:p>
          </table:table-cell>
          <table:table-cell/>
          <table:table-cell office:value-type="float" office:value="426426" calcext:value-type="float">
            <text:p>426426</text:p>
          </table:table-cell>
          <table:table-cell/>
          <table:table-cell office:value-type="float" office:value="614423" calcext:value-type="float">
            <text:p>614423</text:p>
          </table:table-cell>
          <table:table-cell/>
          <table:table-cell office:value-type="float" office:value="432904" calcext:value-type="float">
            <text:p>432904</text:p>
          </table:table-cell>
          <table:table-cell/>
          <table:table-cell office:value-type="float" office:value="566862" calcext:value-type="float">
            <text:p>566862</text:p>
          </table:table-cell>
          <table:table-cell/>
          <table:table-cell office:value-type="float" office:value="599753" calcext:value-type="float">
            <text:p>5997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3817" calcext:value-type="float">
            <text:p>413817</text:p>
          </table:table-cell>
          <table:table-cell/>
          <table:table-cell office:value-type="float" office:value="369442" calcext:value-type="float">
            <text:p>369442</text:p>
          </table:table-cell>
          <table:table-cell/>
          <table:table-cell office:value-type="float" office:value="419124" calcext:value-type="float">
            <text:p>419124</text:p>
          </table:table-cell>
          <table:table-cell/>
          <table:table-cell office:value-type="float" office:value="520504" calcext:value-type="float">
            <text:p>520504</text:p>
          </table:table-cell>
          <table:table-cell/>
          <table:table-cell office:value-type="float" office:value="678514" calcext:value-type="float">
            <text:p>678514</text:p>
          </table:table-cell>
          <table:table-cell/>
          <table:table-cell office:value-type="float" office:value="720096" calcext:value-type="float">
            <text:p>720096</text:p>
          </table:table-cell>
          <table:table-cell/>
          <table:table-cell office:value-type="float" office:value="332546" calcext:value-type="float">
            <text:p>332546</text:p>
          </table:table-cell>
          <table:table-cell/>
          <table:table-cell office:value-type="float" office:value="485895" calcext:value-type="float">
            <text:p>485895</text:p>
          </table:table-cell>
          <table:table-cell/>
          <table:table-cell office:value-type="float" office:value="431728" calcext:value-type="float">
            <text:p>43172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04334" calcext:value-type="float">
            <text:p>504334</text:p>
          </table:table-cell>
          <table:table-cell/>
          <table:table-cell office:value-type="float" office:value="688172" calcext:value-type="float">
            <text:p>688172</text:p>
          </table:table-cell>
          <table:table-cell/>
          <table:table-cell office:value-type="float" office:value="902679" calcext:value-type="float">
            <text:p>902679</text:p>
          </table:table-cell>
          <table:table-cell/>
          <table:table-cell office:value-type="float" office:value="956651" calcext:value-type="float">
            <text:p>956651</text:p>
          </table:table-cell>
          <table:table-cell/>
          <table:table-cell office:value-type="float" office:value="649087" calcext:value-type="float">
            <text:p>64908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62525" calcext:value-type="float">
            <text:p>662525</text:p>
          </table:table-cell>
          <table:table-cell/>
          <table:table-cell office:value-type="float" office:value="932944" calcext:value-type="float">
            <text:p>932944</text:p>
          </table:table-cell>
          <table:table-cell/>
          <table:table-cell office:value-type="float" office:value="1333333" calcext:value-type="float">
            <text:p>1333333</text:p>
          </table:table-cell>
          <table:table-cell/>
          <table:table-cell office:value-type="float" office:value="1570552" calcext:value-type="float">
            <text:p>1570552</text:p>
          </table:table-cell>
          <table:table-cell/>
          <table:table-cell office:value-type="float" office:value="1632653" calcext:value-type="float">
            <text:p>1632653</text:p>
          </table:table-cell>
          <table:table-cell/>
          <table:table-cell office:value-type="float" office:value="2162162" calcext:value-type="float">
            <text:p>216216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23572" calcext:value-type="float">
            <text:p>723572</text:p>
          </table:table-cell>
          <table:table-cell/>
          <table:table-cell office:value-type="float" office:value="1178094" calcext:value-type="float">
            <text:p>1178094</text:p>
          </table:table-cell>
          <table:table-cell/>
          <table:table-cell office:value-type="float" office:value="1634738" calcext:value-type="float">
            <text:p>1634738</text:p>
          </table:table-cell>
          <table:table-cell/>
          <table:table-cell office:value-type="float" office:value="2352941" calcext:value-type="float">
            <text:p>2352941</text:p>
          </table:table-cell>
          <table:table-cell/>
          <table:table-cell office:value-type="float" office:value="2680628" calcext:value-type="float">
            <text:p>2680628</text:p>
          </table:table-cell>
          <table:table-cell/>
          <table:table-cell office:value-type="float" office:value="3152709" calcext:value-type="float">
            <text:p>3152709</text:p>
          </table:table-cell>
          <table:table-cell/>
          <table:table-cell office:value-type="float" office:value="2952710" calcext:value-type="float">
            <text:p>295271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31846" calcext:value-type="float">
            <text:p>731846</text:p>
          </table:table-cell>
          <table:table-cell/>
          <table:table-cell office:value-type="float" office:value="1331945" calcext:value-type="float">
            <text:p>1331945</text:p>
          </table:table-cell>
          <table:table-cell/>
          <table:table-cell office:value-type="float" office:value="2055399" calcext:value-type="float">
            <text:p>2055399</text:p>
          </table:table-cell>
          <table:table-cell/>
          <table:table-cell office:value-type="float" office:value="2724853" calcext:value-type="float">
            <text:p>2724853</text:p>
          </table:table-cell>
          <table:table-cell/>
          <table:table-cell office:value-type="float" office:value="3125763" calcext:value-type="float">
            <text:p>3125763</text:p>
          </table:table-cell>
          <table:table-cell/>
          <table:table-cell office:value-type="float" office:value="3748169" calcext:value-type="float">
            <text:p>3748169</text:p>
          </table:table-cell>
          <table:table-cell/>
          <table:table-cell office:value-type="float" office:value="4149108" calcext:value-type="float">
            <text:p>4149108</text:p>
          </table:table-cell>
          <table:table-cell/>
          <table:table-cell office:value-type="float" office:value="4302521" calcext:value-type="float">
            <text:p>430252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14702" calcext:value-type="float">
            <text:p>814702</text:p>
          </table:table-cell>
          <table:table-cell/>
          <table:table-cell office:value-type="float" office:value="1366973" calcext:value-type="float">
            <text:p>1366973</text:p>
          </table:table-cell>
          <table:table-cell/>
          <table:table-cell office:value-type="float" office:value="2251539" calcext:value-type="float">
            <text:p>2251539</text:p>
          </table:table-cell>
          <table:table-cell/>
          <table:table-cell office:value-type="float" office:value="3266347" calcext:value-type="float">
            <text:p>3266347</text:p>
          </table:table-cell>
          <table:table-cell/>
          <table:table-cell office:value-type="float" office:value="4212258" calcext:value-type="float">
            <text:p>4212258</text:p>
          </table:table-cell>
          <table:table-cell/>
          <table:table-cell office:value-type="float" office:value="4549089" calcext:value-type="float">
            <text:p>4549089</text:p>
          </table:table-cell>
          <table:table-cell/>
          <table:table-cell office:value-type="float" office:value="4796252" calcext:value-type="float">
            <text:p>4796252</text:p>
          </table:table-cell>
          <table:table-cell/>
          <table:table-cell office:value-type="float" office:value="3972071" calcext:value-type="float">
            <text:p>3972071</text:p>
          </table:table-cell>
          <table:table-cell/>
          <table:table-cell office:value-type="float" office:value="5153497" calcext:value-type="float">
            <text:p>515349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05506" calcext:value-type="float">
            <text:p>805506</text:p>
          </table:table-cell>
          <table:table-cell/>
          <table:table-cell office:value-type="float" office:value="1455579" calcext:value-type="float">
            <text:p>1455579</text:p>
          </table:table-cell>
          <table:table-cell/>
          <table:table-cell office:value-type="float" office:value="2298540" calcext:value-type="float">
            <text:p>2298540</text:p>
          </table:table-cell>
          <table:table-cell/>
          <table:table-cell office:value-type="float" office:value="3452461" calcext:value-type="float">
            <text:p>3452461</text:p>
          </table:table-cell>
          <table:table-cell/>
          <table:table-cell office:value-type="float" office:value="4470639" calcext:value-type="float">
            <text:p>4470639</text:p>
          </table:table-cell>
          <table:table-cell/>
          <table:table-cell office:value-type="float" office:value="4955238" calcext:value-type="float">
            <text:p>4955238</text:p>
          </table:table-cell>
          <table:table-cell/>
          <table:table-cell office:value-type="float" office:value="5031941" calcext:value-type="float">
            <text:p>5031941</text:p>
          </table:table-cell>
          <table:table-cell/>
          <table:table-cell office:value-type="float" office:value="6035956" calcext:value-type="float">
            <text:p>6035956</text:p>
          </table:table-cell>
          <table:table-cell/>
          <table:table-cell office:value-type="float" office:value="4652430" calcext:value-type="float">
            <text:p>4652430</text:p>
          </table:table-cell>
          <table:table-cell/>
          <table:table-cell office:value-type="float" office:value="5495036" calcext:value-type="float">
            <text:p>549503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64223" calcext:value-type="float">
            <text:p>664223</text:p>
          </table:table-cell>
          <table:table-cell/>
          <table:table-cell office:value-type="float" office:value="871174" calcext:value-type="float">
            <text:p>871174</text:p>
          </table:table-cell>
          <table:table-cell/>
          <table:table-cell office:value-type="float" office:value="1695996" calcext:value-type="float">
            <text:p>1695996</text:p>
          </table:table-cell>
          <table:table-cell/>
          <table:table-cell office:value-type="float" office:value="2209992" calcext:value-type="float">
            <text:p>2209992</text:p>
          </table:table-cell>
          <table:table-cell/>
          <table:table-cell office:value-type="float" office:value="2623286" calcext:value-type="float">
            <text:p>2623286</text:p>
          </table:table-cell>
          <table:table-cell/>
          <table:table-cell office:value-type="float" office:value="2741266" calcext:value-type="float">
            <text:p>2741266</text:p>
          </table:table-cell>
          <table:table-cell/>
          <table:table-cell office:value-type="float" office:value="2971345" calcext:value-type="float">
            <text:p>2971345</text:p>
          </table:table-cell>
          <table:table-cell/>
          <table:table-cell office:value-type="float" office:value="3134134" calcext:value-type="float">
            <text:p>3134134</text:p>
          </table:table-cell>
          <table:table-cell/>
          <table:table-cell office:value-type="float" office:value="3188044" calcext:value-type="float">
            <text:p>3188044</text:p>
          </table:table-cell>
          <table:table-cell/>
          <table:table-cell office:value-type="float" office:value="2798578" calcext:value-type="float">
            <text:p>2798578</text:p>
          </table:table-cell>
          <table:table-cell/>
          <table:table-cell office:value-type="float" office:value="2771125" calcext:value-type="float">
            <text:p>277112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83070" calcext:value-type="float">
            <text:p>683070</text:p>
          </table:table-cell>
          <table:table-cell/>
          <table:table-cell office:value-type="float" office:value="1106279" calcext:value-type="float">
            <text:p>1106279</text:p>
          </table:table-cell>
          <table:table-cell/>
          <table:table-cell office:value-type="float" office:value="1599750" calcext:value-type="float">
            <text:p>1599750</text:p>
          </table:table-cell>
          <table:table-cell/>
          <table:table-cell office:value-type="float" office:value="1905825" calcext:value-type="float">
            <text:p>1905825</text:p>
          </table:table-cell>
          <table:table-cell/>
          <table:table-cell office:value-type="float" office:value="2391545" calcext:value-type="float">
            <text:p>2391545</text:p>
          </table:table-cell>
          <table:table-cell/>
          <table:table-cell office:value-type="float" office:value="2558081" calcext:value-type="float">
            <text:p>2558081</text:p>
          </table:table-cell>
          <table:table-cell/>
          <table:table-cell office:value-type="float" office:value="2848796" calcext:value-type="float">
            <text:p>2848796</text:p>
          </table:table-cell>
          <table:table-cell/>
          <table:table-cell office:value-type="float" office:value="2786205" calcext:value-type="float">
            <text:p>2786205</text:p>
          </table:table-cell>
          <table:table-cell/>
          <table:table-cell office:value-type="float" office:value="2768315" calcext:value-type="float">
            <text:p>2768315</text:p>
          </table:table-cell>
          <table:table-cell/>
          <table:table-cell office:value-type="float" office:value="2850283" calcext:value-type="float">
            <text:p>2850283</text:p>
          </table:table-cell>
          <table:table-cell/>
          <table:table-cell office:value-type="float" office:value="2714200" calcext:value-type="float">
            <text:p>2714200</text:p>
          </table:table-cell>
          <table:table-cell/>
          <table:table-cell office:value-type="float" office:value="2584145" calcext:value-type="float">
            <text:p>258414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73908" calcext:value-type="float">
            <text:p>673908</text:p>
          </table:table-cell>
          <table:table-cell/>
          <table:table-cell office:value-type="float" office:value="1092907" calcext:value-type="float">
            <text:p>1092907</text:p>
          </table:table-cell>
          <table:table-cell/>
          <table:table-cell office:value-type="float" office:value="1557992" calcext:value-type="float">
            <text:p>1557992</text:p>
          </table:table-cell>
          <table:table-cell/>
          <table:table-cell office:value-type="float" office:value="2001148" calcext:value-type="float">
            <text:p>2001148</text:p>
          </table:table-cell>
          <table:table-cell/>
          <table:table-cell office:value-type="float" office:value="2285841" calcext:value-type="float">
            <text:p>2285841</text:p>
          </table:table-cell>
          <table:table-cell/>
          <table:table-cell office:value-type="float" office:value="2597048" calcext:value-type="float">
            <text:p>2597048</text:p>
          </table:table-cell>
          <table:table-cell/>
          <table:table-cell office:value-type="float" office:value="2705192" calcext:value-type="float">
            <text:p>2705192</text:p>
          </table:table-cell>
          <table:table-cell/>
          <table:table-cell office:value-type="float" office:value="2856943" calcext:value-type="float">
            <text:p>2856943</text:p>
          </table:table-cell>
          <table:table-cell/>
          <table:table-cell office:value-type="float" office:value="2960446" calcext:value-type="float">
            <text:p>2960446</text:p>
          </table:table-cell>
          <table:table-cell/>
          <table:table-cell office:value-type="float" office:value="2885878" calcext:value-type="float">
            <text:p>2885878</text:p>
          </table:table-cell>
          <table:table-cell/>
          <table:table-cell office:value-type="float" office:value="2786868" calcext:value-type="float">
            <text:p>2786868</text:p>
          </table:table-cell>
          <table:table-cell/>
          <table:table-cell office:value-type="float" office:value="2626609" calcext:value-type="float">
            <text:p>2626609</text:p>
          </table:table-cell>
          <table:table-cell/>
          <table:table-cell office:value-type="float" office:value="2622363" calcext:value-type="float">
            <text:p>262236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0823" calcext:value-type="float">
            <text:p>2360823</text:p>
          </table:table-cell>
          <table:table-cell/>
          <table:table-cell office:value-type="float" office:value="2516318" calcext:value-type="float">
            <text:p>2516318</text:p>
          </table:table-cell>
          <table:table-cell/>
          <table:table-cell office:value-type="float" office:value="2689075" calcext:value-type="float">
            <text:p>2689075</text:p>
          </table:table-cell>
          <table:table-cell/>
          <table:table-cell office:value-type="float" office:value="2816814" calcext:value-type="float">
            <text:p>2816814</text:p>
          </table:table-cell>
          <table:table-cell/>
          <table:table-cell office:value-type="float" office:value="2871514" calcext:value-type="float">
            <text:p>2871514</text:p>
          </table:table-cell>
          <table:table-cell/>
          <table:table-cell office:value-type="float" office:value="2917015" calcext:value-type="float">
            <text:p>2917015</text:p>
          </table:table-cell>
          <table:table-cell/>
          <table:table-cell office:value-type="float" office:value="2707696" calcext:value-type="float">
            <text:p>2707696</text:p>
          </table:table-cell>
          <table:table-cell/>
          <table:table-cell office:value-type="float" office:value="2597460" calcext:value-type="float">
            <text:p>2597460</text:p>
          </table:table-cell>
          <table:table-cell/>
          <table:table-cell office:value-type="float" office:value="2530503" calcext:value-type="float">
            <text:p>25305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1325" calcext:value-type="float">
            <text:p>2361325</text:p>
          </table:table-cell>
          <table:table-cell/>
          <table:table-cell office:value-type="float" office:value="2524450" calcext:value-type="float">
            <text:p>2524450</text:p>
          </table:table-cell>
          <table:table-cell/>
          <table:table-cell office:value-type="float" office:value="2730302" calcext:value-type="float">
            <text:p>2730302</text:p>
          </table:table-cell>
          <table:table-cell/>
          <table:table-cell office:value-type="float" office:value="2735442" calcext:value-type="float">
            <text:p>2735442</text:p>
          </table:table-cell>
          <table:table-cell/>
          <table:table-cell office:value-type="float" office:value="2845605" calcext:value-type="float">
            <text:p>2845605</text:p>
          </table:table-cell>
          <table:table-cell/>
          <table:table-cell office:value-type="float" office:value="2858015" calcext:value-type="float">
            <text:p>2858015</text:p>
          </table:table-cell>
          <table:table-cell/>
          <table:table-cell office:value-type="float" office:value="2699209" calcext:value-type="float">
            <text:p>2699209</text:p>
          </table:table-cell>
          <table:table-cell/>
          <table:table-cell office:value-type="float" office:value="2519588" calcext:value-type="float">
            <text:p>2519588</text:p>
          </table:table-cell>
          <table:table-cell/>
          <table:table-cell office:value-type="float" office:value="2513008" calcext:value-type="float">
            <text:p>25130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9250" calcext:value-type="float">
            <text:p>1649250</text:p>
          </table:table-cell>
          <table:table-cell/>
          <table:table-cell office:value-type="float" office:value="2077016" calcext:value-type="float">
            <text:p>2077016</text:p>
          </table:table-cell>
          <table:table-cell/>
          <table:table-cell office:value-type="float" office:value="2129579" calcext:value-type="float">
            <text:p>2129579</text:p>
          </table:table-cell>
          <table:table-cell/>
          <table:table-cell office:value-type="float" office:value="2496980" calcext:value-type="float">
            <text:p>2496980</text:p>
          </table:table-cell>
          <table:table-cell/>
          <table:table-cell office:value-type="float" office:value="2129790" calcext:value-type="float">
            <text:p>2129790</text:p>
          </table:table-cell>
          <table:table-cell/>
          <table:table-cell office:value-type="float" office:value="1828737" calcext:value-type="float">
            <text:p>1828737</text:p>
          </table:table-cell>
          <table:table-cell/>
          <table:table-cell office:value-type="float" office:value="2354543" calcext:value-type="float">
            <text:p>2354543</text:p>
          </table:table-cell>
          <table:table-cell/>
          <table:table-cell office:value-type="float" office:value="2155509" calcext:value-type="float">
            <text:p>2155509</text:p>
          </table:table-cell>
          <table:table-cell/>
          <table:table-cell office:value-type="float" office:value="1948675" calcext:value-type="float">
            <text:p>19486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2637" calcext:value-type="float">
            <text:p>952637</text:p>
          </table:table-cell>
          <table:table-cell/>
          <table:table-cell office:value-type="float" office:value="1132438" calcext:value-type="float">
            <text:p>1132438</text:p>
          </table:table-cell>
          <table:table-cell/>
          <table:table-cell office:value-type="float" office:value="1143088" calcext:value-type="float">
            <text:p>1143088</text:p>
          </table:table-cell>
          <table:table-cell/>
          <table:table-cell office:value-type="float" office:value="593624" calcext:value-type="float">
            <text:p>593624</text:p>
          </table:table-cell>
          <table:table-cell/>
          <table:table-cell office:value-type="float" office:value="674091" calcext:value-type="float">
            <text:p>674091</text:p>
          </table:table-cell>
          <table:table-cell/>
          <table:table-cell office:value-type="float" office:value="1095280" calcext:value-type="float">
            <text:p>1095280</text:p>
          </table:table-cell>
          <table:table-cell/>
          <table:table-cell office:value-type="float" office:value="497391" calcext:value-type="float">
            <text:p>497391</text:p>
          </table:table-cell>
          <table:table-cell/>
          <table:table-cell office:value-type="float" office:value="1099680" calcext:value-type="float">
            <text:p>1099680</text:p>
          </table:table-cell>
          <table:table-cell/>
          <table:table-cell office:value-type="float" office:value="569378" calcext:value-type="float">
            <text:p>5693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9561" calcext:value-type="float">
            <text:p>329561</text:p>
          </table:table-cell>
          <table:table-cell/>
          <table:table-cell office:value-type="float" office:value="861683" calcext:value-type="float">
            <text:p>861683</text:p>
          </table:table-cell>
          <table:table-cell/>
          <table:table-cell office:value-type="float" office:value="876076" calcext:value-type="float">
            <text:p>876076</text:p>
          </table:table-cell>
          <table:table-cell/>
          <table:table-cell office:value-type="float" office:value="452108" calcext:value-type="float">
            <text:p>452108</text:p>
          </table:table-cell>
          <table:table-cell/>
          <table:table-cell office:value-type="float" office:value="875285" calcext:value-type="float">
            <text:p>875285</text:p>
          </table:table-cell>
          <table:table-cell/>
          <table:table-cell office:value-type="float" office:value="378260" calcext:value-type="float">
            <text:p>378260</text:p>
          </table:table-cell>
          <table:table-cell/>
          <table:table-cell office:value-type="float" office:value="840531" calcext:value-type="float">
            <text:p>840531</text:p>
          </table:table-cell>
          <table:table-cell/>
          <table:table-cell office:value-type="float" office:value="366834" calcext:value-type="float">
            <text:p>366834</text:p>
          </table:table-cell>
          <table:table-cell/>
          <table:table-cell office:value-type="float" office:value="866090" calcext:value-type="float">
            <text:p>8660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8952" calcext:value-type="float">
            <text:p>788952</text:p>
          </table:table-cell>
          <table:table-cell/>
          <table:table-cell office:value-type="float" office:value="518277" calcext:value-type="float">
            <text:p>518277</text:p>
          </table:table-cell>
          <table:table-cell/>
          <table:table-cell office:value-type="float" office:value="318481" calcext:value-type="float">
            <text:p>318481</text:p>
          </table:table-cell>
          <table:table-cell/>
          <table:table-cell office:value-type="float" office:value="786343" calcext:value-type="float">
            <text:p>786343</text:p>
          </table:table-cell>
          <table:table-cell/>
          <table:table-cell office:value-type="float" office:value="792125" calcext:value-type="float">
            <text:p>792125</text:p>
          </table:table-cell>
          <table:table-cell/>
          <table:table-cell office:value-type="float" office:value="416483" calcext:value-type="float">
            <text:p>416483</text:p>
          </table:table-cell>
          <table:table-cell/>
          <table:table-cell office:value-type="float" office:value="792988" calcext:value-type="float">
            <text:p>792988</text:p>
          </table:table-cell>
          <table:table-cell/>
          <table:table-cell office:value-type="float" office:value="793380" calcext:value-type="float">
            <text:p>793380</text:p>
          </table:table-cell>
          <table:table-cell/>
          <table:table-cell office:value-type="float" office:value="777609" calcext:value-type="float">
            <text:p>7776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4200" calcext:value-type="float">
            <text:p>264200</text:p>
          </table:table-cell>
          <table:table-cell/>
          <table:table-cell office:value-type="float" office:value="760521" calcext:value-type="float">
            <text:p>760521</text:p>
          </table:table-cell>
          <table:table-cell/>
          <table:table-cell office:value-type="float" office:value="380120" calcext:value-type="float">
            <text:p>380120</text:p>
          </table:table-cell>
          <table:table-cell/>
          <table:table-cell office:value-type="float" office:value="383484" calcext:value-type="float">
            <text:p>383484</text:p>
          </table:table-cell>
          <table:table-cell/>
          <table:table-cell office:value-type="float" office:value="756066" calcext:value-type="float">
            <text:p>756066</text:p>
          </table:table-cell>
          <table:table-cell/>
          <table:table-cell office:value-type="float" office:value="354493" calcext:value-type="float">
            <text:p>354493</text:p>
          </table:table-cell>
          <table:table-cell/>
          <table:table-cell office:value-type="float" office:value="443005" calcext:value-type="float">
            <text:p>443005</text:p>
          </table:table-cell>
          <table:table-cell/>
          <table:table-cell office:value-type="float" office:value="459330" calcext:value-type="float">
            <text:p>459330</text:p>
          </table:table-cell>
          <table:table-cell/>
          <table:table-cell office:value-type="float" office:value="731895" calcext:value-type="float">
            <text:p>7318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6949" calcext:value-type="float">
            <text:p>496949</text:p>
          </table:table-cell>
          <table:table-cell/>
          <table:table-cell office:value-type="float" office:value="675626" calcext:value-type="float">
            <text:p>675626</text:p>
          </table:table-cell>
          <table:table-cell/>
          <table:table-cell office:value-type="float" office:value="453352" calcext:value-type="float">
            <text:p>453352</text:p>
          </table:table-cell>
          <table:table-cell/>
          <table:table-cell office:value-type="float" office:value="726956" calcext:value-type="float">
            <text:p>726956</text:p>
          </table:table-cell>
          <table:table-cell/>
          <table:table-cell office:value-type="float" office:value="356605" calcext:value-type="float">
            <text:p>356605</text:p>
          </table:table-cell>
          <table:table-cell/>
          <table:table-cell office:value-type="float" office:value="727770" calcext:value-type="float">
            <text:p>727770</text:p>
          </table:table-cell>
          <table:table-cell/>
          <table:table-cell office:value-type="float" office:value="507420" calcext:value-type="float">
            <text:p>507420</text:p>
          </table:table-cell>
          <table:table-cell/>
          <table:table-cell office:value-type="float" office:value="588958" calcext:value-type="float">
            <text:p>588958</text:p>
          </table:table-cell>
          <table:table-cell/>
          <table:table-cell office:value-type="float" office:value="468929" calcext:value-type="float">
            <text:p>46892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21359" calcext:value-type="float">
            <text:p>621359</text:p>
          </table:table-cell>
          <table:table-cell/>
          <table:table-cell office:value-type="float" office:value="1017488" calcext:value-type="float">
            <text:p>1017488</text:p>
          </table:table-cell>
          <table:table-cell/>
          <table:table-cell office:value-type="float" office:value="1385281" calcext:value-type="float">
            <text:p>1385281</text:p>
          </table:table-cell>
          <table:table-cell/>
          <table:table-cell office:value-type="float" office:value="1636828" calcext:value-type="float">
            <text:p>1636828</text:p>
          </table:table-cell>
          <table:table-cell/>
          <table:table-cell office:value-type="float" office:value="1818181" calcext:value-type="float">
            <text:p>181818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40312" calcext:value-type="float">
            <text:p>740312</text:p>
          </table:table-cell>
          <table:table-cell/>
          <table:table-cell office:value-type="float" office:value="1196261" calcext:value-type="float">
            <text:p>1196261</text:p>
          </table:table-cell>
          <table:table-cell/>
          <table:table-cell office:value-type="float" office:value="1699867" calcext:value-type="float">
            <text:p>1699867</text:p>
          </table:table-cell>
          <table:table-cell/>
          <table:table-cell office:value-type="float" office:value="2162162" calcext:value-type="float">
            <text:p>2162162</text:p>
          </table:table-cell>
          <table:table-cell/>
          <table:table-cell office:value-type="float" office:value="2475822" calcext:value-type="float">
            <text:p>2475822</text:p>
          </table:table-cell>
          <table:table-cell/>
          <table:table-cell office:value-type="float" office:value="2869955" calcext:value-type="float">
            <text:p>286995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75522" calcext:value-type="float">
            <text:p>775522</text:p>
          </table:table-cell>
          <table:table-cell/>
          <table:table-cell office:value-type="float" office:value="1316872" calcext:value-type="float">
            <text:p>1316872</text:p>
          </table:table-cell>
          <table:table-cell/>
          <table:table-cell office:value-type="float" office:value="1920480" calcext:value-type="float">
            <text:p>1920480</text:p>
          </table:table-cell>
          <table:table-cell/>
          <table:table-cell office:value-type="float" office:value="2752688" calcext:value-type="float">
            <text:p>2752688</text:p>
          </table:table-cell>
          <table:table-cell/>
          <table:table-cell office:value-type="float" office:value="3368421" calcext:value-type="float">
            <text:p>3368421</text:p>
          </table:table-cell>
          <table:table-cell/>
          <table:table-cell office:value-type="float" office:value="2251539" calcext:value-type="float">
            <text:p>2251539</text:p>
          </table:table-cell>
          <table:table-cell/>
          <table:table-cell office:value-type="float" office:value="1515689" calcext:value-type="float">
            <text:p>151568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82157" calcext:value-type="float">
            <text:p>782157</text:p>
          </table:table-cell>
          <table:table-cell/>
          <table:table-cell office:value-type="float" office:value="1403893" calcext:value-type="float">
            <text:p>1403893</text:p>
          </table:table-cell>
          <table:table-cell/>
          <table:table-cell office:value-type="float" office:value="2123600" calcext:value-type="float">
            <text:p>2123600</text:p>
          </table:table-cell>
          <table:table-cell/>
          <table:table-cell office:value-type="float" office:value="2964678" calcext:value-type="float">
            <text:p>2964678</text:p>
          </table:table-cell>
          <table:table-cell/>
          <table:table-cell office:value-type="float" office:value="3809523" calcext:value-type="float">
            <text:p>3809523</text:p>
          </table:table-cell>
          <table:table-cell/>
          <table:table-cell office:value-type="float" office:value="3526170" calcext:value-type="float">
            <text:p>3526170</text:p>
          </table:table-cell>
          <table:table-cell/>
          <table:table-cell office:value-type="float" office:value="2442748" calcext:value-type="float">
            <text:p>2442748</text:p>
          </table:table-cell>
          <table:table-cell/>
          <table:table-cell office:value-type="float" office:value="1708945" calcext:value-type="float">
            <text:p>170894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14702" calcext:value-type="float">
            <text:p>814702</text:p>
          </table:table-cell>
          <table:table-cell/>
          <table:table-cell office:value-type="float" office:value="1404663" calcext:value-type="float">
            <text:p>1404663</text:p>
          </table:table-cell>
          <table:table-cell/>
          <table:table-cell office:value-type="float" office:value="2251539" calcext:value-type="float">
            <text:p>2251539</text:p>
          </table:table-cell>
          <table:table-cell/>
          <table:table-cell office:value-type="float" office:value="3381770" calcext:value-type="float">
            <text:p>3381770</text:p>
          </table:table-cell>
          <table:table-cell/>
          <table:table-cell office:value-type="float" office:value="4324324" calcext:value-type="float">
            <text:p>4324324</text:p>
          </table:table-cell>
          <table:table-cell/>
          <table:table-cell office:value-type="float" office:value="4226165" calcext:value-type="float">
            <text:p>4226165</text:p>
          </table:table-cell>
          <table:table-cell/>
          <table:table-cell office:value-type="float" office:value="3078773" calcext:value-type="float">
            <text:p>3078773</text:p>
          </table:table-cell>
          <table:table-cell/>
          <table:table-cell office:value-type="float" office:value="2255506" calcext:value-type="float">
            <text:p>2255506</text:p>
          </table:table-cell>
          <table:table-cell/>
          <table:table-cell office:value-type="float" office:value="1683103" calcext:value-type="float">
            <text:p>168310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20447" calcext:value-type="float">
            <text:p>820447</text:p>
          </table:table-cell>
          <table:table-cell/>
          <table:table-cell office:value-type="float" office:value="1403797" calcext:value-type="float">
            <text:p>1403797</text:p>
          </table:table-cell>
          <table:table-cell/>
          <table:table-cell office:value-type="float" office:value="2304749" calcext:value-type="float">
            <text:p>2304749</text:p>
          </table:table-cell>
          <table:table-cell/>
          <table:table-cell office:value-type="float" office:value="3350237" calcext:value-type="float">
            <text:p>3350237</text:p>
          </table:table-cell>
          <table:table-cell/>
          <table:table-cell office:value-type="float" office:value="4335309" calcext:value-type="float">
            <text:p>4335309</text:p>
          </table:table-cell>
          <table:table-cell/>
          <table:table-cell office:value-type="float" office:value="4685426" calcext:value-type="float">
            <text:p>4685426</text:p>
          </table:table-cell>
          <table:table-cell/>
          <table:table-cell office:value-type="float" office:value="3633138" calcext:value-type="float">
            <text:p>3633138</text:p>
          </table:table-cell>
          <table:table-cell/>
          <table:table-cell office:value-type="float" office:value="3446071" calcext:value-type="float">
            <text:p>3446071</text:p>
          </table:table-cell>
          <table:table-cell/>
          <table:table-cell office:value-type="float" office:value="2430860" calcext:value-type="float">
            <text:p>2430860</text:p>
          </table:table-cell>
          <table:table-cell/>
          <table:table-cell office:value-type="float" office:value="1669928" calcext:value-type="float">
            <text:p>166992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83532" calcext:value-type="float">
            <text:p>683532</text:p>
          </table:table-cell>
          <table:table-cell/>
          <table:table-cell office:value-type="float" office:value="1164860" calcext:value-type="float">
            <text:p>1164860</text:p>
          </table:table-cell>
          <table:table-cell/>
          <table:table-cell office:value-type="float" office:value="1639908" calcext:value-type="float">
            <text:p>1639908</text:p>
          </table:table-cell>
          <table:table-cell/>
          <table:table-cell office:value-type="float" office:value="2332308" calcext:value-type="float">
            <text:p>2332308</text:p>
          </table:table-cell>
          <table:table-cell/>
          <table:table-cell office:value-type="float" office:value="2763459" calcext:value-type="float">
            <text:p>2763459</text:p>
          </table:table-cell>
          <table:table-cell/>
          <table:table-cell office:value-type="float" office:value="2811834" calcext:value-type="float">
            <text:p>2811834</text:p>
          </table:table-cell>
          <table:table-cell/>
          <table:table-cell office:value-type="float" office:value="2639685" calcext:value-type="float">
            <text:p>2639685</text:p>
          </table:table-cell>
          <table:table-cell/>
          <table:table-cell office:value-type="float" office:value="2588146" calcext:value-type="float">
            <text:p>2588146</text:p>
          </table:table-cell>
          <table:table-cell/>
          <table:table-cell office:value-type="float" office:value="2312425" calcext:value-type="float">
            <text:p>2312425</text:p>
          </table:table-cell>
          <table:table-cell/>
          <table:table-cell office:value-type="float" office:value="1853058" calcext:value-type="float">
            <text:p>1853058</text:p>
          </table:table-cell>
          <table:table-cell/>
          <table:table-cell office:value-type="float" office:value="1309295" calcext:value-type="float">
            <text:p>130929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78488" calcext:value-type="float">
            <text:p>678488</text:p>
          </table:table-cell>
          <table:table-cell/>
          <table:table-cell office:value-type="float" office:value="1130601" calcext:value-type="float">
            <text:p>1130601</text:p>
          </table:table-cell>
          <table:table-cell/>
          <table:table-cell office:value-type="float" office:value="1534053" calcext:value-type="float">
            <text:p>1534053</text:p>
          </table:table-cell>
          <table:table-cell/>
          <table:table-cell office:value-type="float" office:value="2225965" calcext:value-type="float">
            <text:p>2225965</text:p>
          </table:table-cell>
          <table:table-cell/>
          <table:table-cell office:value-type="float" office:value="2564809" calcext:value-type="float">
            <text:p>2564809</text:p>
          </table:table-cell>
          <table:table-cell/>
          <table:table-cell office:value-type="float" office:value="2604024" calcext:value-type="float">
            <text:p>2604024</text:p>
          </table:table-cell>
          <table:table-cell/>
          <table:table-cell office:value-type="float" office:value="2595772" calcext:value-type="float">
            <text:p>2595772</text:p>
          </table:table-cell>
          <table:table-cell/>
          <table:table-cell office:value-type="float" office:value="2210290" calcext:value-type="float">
            <text:p>2210290</text:p>
          </table:table-cell>
          <table:table-cell/>
          <table:table-cell office:value-type="float" office:value="2479343" calcext:value-type="float">
            <text:p>2479343</text:p>
          </table:table-cell>
          <table:table-cell/>
          <table:table-cell office:value-type="float" office:value="2163646" calcext:value-type="float">
            <text:p>2163646</text:p>
          </table:table-cell>
          <table:table-cell/>
          <table:table-cell office:value-type="float" office:value="1638367" calcext:value-type="float">
            <text:p>1638367</text:p>
          </table:table-cell>
          <table:table-cell/>
          <table:table-cell office:value-type="float" office:value="1255594" calcext:value-type="float">
            <text:p>125559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73282" calcext:value-type="float">
            <text:p>673282</text:p>
          </table:table-cell>
          <table:table-cell/>
          <table:table-cell office:value-type="float" office:value="1100890" calcext:value-type="float">
            <text:p>1100890</text:p>
          </table:table-cell>
          <table:table-cell/>
          <table:table-cell office:value-type="float" office:value="1647875" calcext:value-type="float">
            <text:p>1647875</text:p>
          </table:table-cell>
          <table:table-cell/>
          <table:table-cell office:value-type="float" office:value="2138512" calcext:value-type="float">
            <text:p>2138512</text:p>
          </table:table-cell>
          <table:table-cell/>
          <table:table-cell office:value-type="float" office:value="2493531" calcext:value-type="float">
            <text:p>2493531</text:p>
          </table:table-cell>
          <table:table-cell/>
          <table:table-cell office:value-type="float" office:value="2639685" calcext:value-type="float">
            <text:p>2639685</text:p>
          </table:table-cell>
          <table:table-cell/>
          <table:table-cell office:value-type="float" office:value="2634846" calcext:value-type="float">
            <text:p>2634846</text:p>
          </table:table-cell>
          <table:table-cell/>
          <table:table-cell office:value-type="float" office:value="2741770" calcext:value-type="float">
            <text:p>2741770</text:p>
          </table:table-cell>
          <table:table-cell/>
          <table:table-cell office:value-type="float" office:value="2654224" calcext:value-type="float">
            <text:p>2654224</text:p>
          </table:table-cell>
          <table:table-cell/>
          <table:table-cell office:value-type="float" office:value="2518600" calcext:value-type="float">
            <text:p>2518600</text:p>
          </table:table-cell>
          <table:table-cell/>
          <table:table-cell office:value-type="float" office:value="1961028" calcext:value-type="float">
            <text:p>1961028</text:p>
          </table:table-cell>
          <table:table-cell/>
          <table:table-cell office:value-type="float" office:value="1643000" calcext:value-type="float">
            <text:p>1643000</text:p>
          </table:table-cell>
          <table:table-cell/>
          <table:table-cell office:value-type="float" office:value="1325630" calcext:value-type="float">
            <text:p>13256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60480" calcext:value-type="float">
            <text:p>2560480</text:p>
          </table:table-cell>
          <table:table-cell/>
          <table:table-cell office:value-type="float" office:value="2681637" calcext:value-type="float">
            <text:p>2681637</text:p>
          </table:table-cell>
          <table:table-cell/>
          <table:table-cell office:value-type="float" office:value="2587757" calcext:value-type="float">
            <text:p>2587757</text:p>
          </table:table-cell>
          <table:table-cell/>
          <table:table-cell office:value-type="float" office:value="2684053" calcext:value-type="float">
            <text:p>2684053</text:p>
          </table:table-cell>
          <table:table-cell/>
          <table:table-cell office:value-type="float" office:value="2648454" calcext:value-type="float">
            <text:p>2648454</text:p>
          </table:table-cell>
          <table:table-cell/>
          <table:table-cell office:value-type="float" office:value="2524168" calcext:value-type="float">
            <text:p>2524168</text:p>
          </table:table-cell>
          <table:table-cell/>
          <table:table-cell office:value-type="float" office:value="2162661" calcext:value-type="float">
            <text:p>2162661</text:p>
          </table:table-cell>
          <table:table-cell/>
          <table:table-cell office:value-type="float" office:value="1861871" calcext:value-type="float">
            <text:p>1861871</text:p>
          </table:table-cell>
          <table:table-cell/>
          <table:table-cell office:value-type="float" office:value="1555492" calcext:value-type="float">
            <text:p>15554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37666" calcext:value-type="float">
            <text:p>2537666</text:p>
          </table:table-cell>
          <table:table-cell/>
          <table:table-cell office:value-type="float" office:value="2654622" calcext:value-type="float">
            <text:p>2654622</text:p>
          </table:table-cell>
          <table:table-cell/>
          <table:table-cell office:value-type="float" office:value="2520915" calcext:value-type="float">
            <text:p>2520915</text:p>
          </table:table-cell>
          <table:table-cell/>
          <table:table-cell office:value-type="float" office:value="2584695" calcext:value-type="float">
            <text:p>2584695</text:p>
          </table:table-cell>
          <table:table-cell/>
          <table:table-cell office:value-type="float" office:value="2588473" calcext:value-type="float">
            <text:p>2588473</text:p>
          </table:table-cell>
          <table:table-cell/>
          <table:table-cell office:value-type="float" office:value="2495905" calcext:value-type="float">
            <text:p>2495905</text:p>
          </table:table-cell>
          <table:table-cell/>
          <table:table-cell office:value-type="float" office:value="2056044" calcext:value-type="float">
            <text:p>2056044</text:p>
          </table:table-cell>
          <table:table-cell/>
          <table:table-cell office:value-type="float" office:value="1864392" calcext:value-type="float">
            <text:p>1864392</text:p>
          </table:table-cell>
          <table:table-cell/>
          <table:table-cell office:value-type="float" office:value="1783729" calcext:value-type="float">
            <text:p>17837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30500" calcext:value-type="float">
            <text:p>2330500</text:p>
          </table:table-cell>
          <table:table-cell/>
          <table:table-cell office:value-type="float" office:value="2662052" calcext:value-type="float">
            <text:p>2662052</text:p>
          </table:table-cell>
          <table:table-cell/>
          <table:table-cell office:value-type="float" office:value="2604210" calcext:value-type="float">
            <text:p>2604210</text:p>
          </table:table-cell>
          <table:table-cell/>
          <table:table-cell office:value-type="float" office:value="2698065" calcext:value-type="float">
            <text:p>2698065</text:p>
          </table:table-cell>
          <table:table-cell/>
          <table:table-cell office:value-type="float" office:value="2694792" calcext:value-type="float">
            <text:p>2694792</text:p>
          </table:table-cell>
          <table:table-cell/>
          <table:table-cell office:value-type="float" office:value="2599165" calcext:value-type="float">
            <text:p>2599165</text:p>
          </table:table-cell>
          <table:table-cell/>
          <table:table-cell office:value-type="float" office:value="2174516" calcext:value-type="float">
            <text:p>2174516</text:p>
          </table:table-cell>
          <table:table-cell/>
          <table:table-cell office:value-type="float" office:value="1933748" calcext:value-type="float">
            <text:p>1933748</text:p>
          </table:table-cell>
          <table:table-cell/>
          <table:table-cell office:value-type="float" office:value="1951051" calcext:value-type="float">
            <text:p>19510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9657" calcext:value-type="float">
            <text:p>2429657</text:p>
          </table:table-cell>
          <table:table-cell/>
          <table:table-cell office:value-type="float" office:value="2663629" calcext:value-type="float">
            <text:p>2663629</text:p>
          </table:table-cell>
          <table:table-cell/>
          <table:table-cell office:value-type="float" office:value="2578530" calcext:value-type="float">
            <text:p>2578530</text:p>
          </table:table-cell>
          <table:table-cell/>
          <table:table-cell office:value-type="float" office:value="2626272" calcext:value-type="float">
            <text:p>2626272</text:p>
          </table:table-cell>
          <table:table-cell/>
          <table:table-cell office:value-type="float" office:value="2579606" calcext:value-type="float">
            <text:p>2579606</text:p>
          </table:table-cell>
          <table:table-cell/>
          <table:table-cell office:value-type="float" office:value="2477010" calcext:value-type="float">
            <text:p>2477010</text:p>
          </table:table-cell>
          <table:table-cell/>
          <table:table-cell office:value-type="float" office:value="2134551" calcext:value-type="float">
            <text:p>2134551</text:p>
          </table:table-cell>
          <table:table-cell/>
          <table:table-cell office:value-type="float" office:value="2069184" calcext:value-type="float">
            <text:p>2069184</text:p>
          </table:table-cell>
          <table:table-cell/>
          <table:table-cell office:value-type="float" office:value="1948041" calcext:value-type="float">
            <text:p>19480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13397" calcext:value-type="float">
            <text:p>2513397</text:p>
          </table:table-cell>
          <table:table-cell/>
          <table:table-cell office:value-type="float" office:value="2662875" calcext:value-type="float">
            <text:p>2662875</text:p>
          </table:table-cell>
          <table:table-cell/>
          <table:table-cell office:value-type="float" office:value="2598186" calcext:value-type="float">
            <text:p>2598186</text:p>
          </table:table-cell>
          <table:table-cell/>
          <table:table-cell office:value-type="float" office:value="2643541" calcext:value-type="float">
            <text:p>2643541</text:p>
          </table:table-cell>
          <table:table-cell/>
          <table:table-cell office:value-type="float" office:value="2692282" calcext:value-type="float">
            <text:p>2692282</text:p>
          </table:table-cell>
          <table:table-cell/>
          <table:table-cell office:value-type="float" office:value="2634419" calcext:value-type="float">
            <text:p>2634419</text:p>
          </table:table-cell>
          <table:table-cell/>
          <table:table-cell office:value-type="float" office:value="1708236" calcext:value-type="float">
            <text:p>1708236</text:p>
          </table:table-cell>
          <table:table-cell/>
          <table:table-cell office:value-type="float" office:value="2136083" calcext:value-type="float">
            <text:p>2136083</text:p>
          </table:table-cell>
          <table:table-cell/>
          <table:table-cell office:value-type="float" office:value="2039771" calcext:value-type="float">
            <text:p>20397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1582" calcext:value-type="float">
            <text:p>2451582</text:p>
          </table:table-cell>
          <table:table-cell/>
          <table:table-cell office:value-type="float" office:value="2627432" calcext:value-type="float">
            <text:p>2627432</text:p>
          </table:table-cell>
          <table:table-cell/>
          <table:table-cell office:value-type="float" office:value="2401139" calcext:value-type="float">
            <text:p>2401139</text:p>
          </table:table-cell>
          <table:table-cell/>
          <table:table-cell office:value-type="float" office:value="2690900" calcext:value-type="float">
            <text:p>2690900</text:p>
          </table:table-cell>
          <table:table-cell/>
          <table:table-cell office:value-type="float" office:value="2712751" calcext:value-type="float">
            <text:p>2712751</text:p>
          </table:table-cell>
          <table:table-cell/>
          <table:table-cell office:value-type="float" office:value="2520848" calcext:value-type="float">
            <text:p>2520848</text:p>
          </table:table-cell>
          <table:table-cell/>
          <table:table-cell office:value-type="float" office:value="2340183" calcext:value-type="float">
            <text:p>2340183</text:p>
          </table:table-cell>
          <table:table-cell/>
          <table:table-cell office:value-type="float" office:value="2143503" calcext:value-type="float">
            <text:p>2143503</text:p>
          </table:table-cell>
          <table:table-cell/>
          <table:table-cell office:value-type="float" office:value="2007677" calcext:value-type="float">
            <text:p>20076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6190" calcext:value-type="float">
            <text:p>406190</text:p>
          </table:table-cell>
          <table:table-cell/>
          <table:table-cell office:value-type="float" office:value="510020" calcext:value-type="float">
            <text:p>510020</text:p>
          </table:table-cell>
          <table:table-cell/>
          <table:table-cell office:value-type="float" office:value="539840" calcext:value-type="float">
            <text:p>539840</text:p>
          </table:table-cell>
          <table:table-cell/>
          <table:table-cell office:value-type="float" office:value="636217" calcext:value-type="float">
            <text:p>636217</text:p>
          </table:table-cell>
          <table:table-cell/>
          <table:table-cell office:value-type="float" office:value="702396" calcext:value-type="float">
            <text:p>702396</text:p>
          </table:table-cell>
          <table:table-cell/>
          <table:table-cell office:value-type="float" office:value="655255" calcext:value-type="float">
            <text:p>655255</text:p>
          </table:table-cell>
          <table:table-cell/>
          <table:table-cell office:value-type="float" office:value="646260" calcext:value-type="float">
            <text:p>646260</text:p>
          </table:table-cell>
          <table:table-cell/>
          <table:table-cell office:value-type="float" office:value="633497" calcext:value-type="float">
            <text:p>633497</text:p>
          </table:table-cell>
          <table:table-cell/>
          <table:table-cell office:value-type="float" office:value="614970" calcext:value-type="float">
            <text:p>6149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1307" calcext:value-type="float">
            <text:p>401307</text:p>
          </table:table-cell>
          <table:table-cell/>
          <table:table-cell office:value-type="float" office:value="428888" calcext:value-type="float">
            <text:p>428888</text:p>
          </table:table-cell>
          <table:table-cell/>
          <table:table-cell office:value-type="float" office:value="571823" calcext:value-type="float">
            <text:p>571823</text:p>
          </table:table-cell>
          <table:table-cell/>
          <table:table-cell office:value-type="float" office:value="646331" calcext:value-type="float">
            <text:p>646331</text:p>
          </table:table-cell>
          <table:table-cell/>
          <table:table-cell office:value-type="float" office:value="663514" calcext:value-type="float">
            <text:p>663514</text:p>
          </table:table-cell>
          <table:table-cell/>
          <table:table-cell office:value-type="float" office:value="630197" calcext:value-type="float">
            <text:p>630197</text:p>
          </table:table-cell>
          <table:table-cell/>
          <table:table-cell office:value-type="float" office:value="611226" calcext:value-type="float">
            <text:p>611226</text:p>
          </table:table-cell>
          <table:table-cell/>
          <table:table-cell office:value-type="float" office:value="673792" calcext:value-type="float">
            <text:p>673792</text:p>
          </table:table-cell>
          <table:table-cell/>
          <table:table-cell office:value-type="float" office:value="616481" calcext:value-type="float">
            <text:p>61648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24801" calcext:value-type="float">
            <text:p>724801</text:p>
          </table:table-cell>
          <table:table-cell/>
          <table:table-cell office:value-type="float" office:value="1165755" calcext:value-type="float">
            <text:p>1165755</text:p>
          </table:table-cell>
          <table:table-cell/>
          <table:table-cell office:value-type="float" office:value="1720430" calcext:value-type="float">
            <text:p>1720430</text:p>
          </table:table-cell>
          <table:table-cell/>
          <table:table-cell office:value-type="float" office:value="2253521" calcext:value-type="float">
            <text:p>2253521</text:p>
          </table:table-cell>
          <table:table-cell/>
          <table:table-cell office:value-type="float" office:value="2601626" calcext:value-type="float">
            <text:p>260162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71549" calcext:value-type="float">
            <text:p>771549</text:p>
          </table:table-cell>
          <table:table-cell/>
          <table:table-cell office:value-type="float" office:value="1320949" calcext:value-type="float">
            <text:p>1320949</text:p>
          </table:table-cell>
          <table:table-cell/>
          <table:table-cell office:value-type="float" office:value="1945288" calcext:value-type="float">
            <text:p>1945288</text:p>
          </table:table-cell>
          <table:table-cell/>
          <table:table-cell office:value-type="float" office:value="1174311" calcext:value-type="float">
            <text:p>1174311</text:p>
          </table:table-cell>
          <table:table-cell/>
          <table:table-cell office:value-type="float" office:value="3324675" calcext:value-type="float">
            <text:p>3324675</text:p>
          </table:table-cell>
          <table:table-cell/>
          <table:table-cell office:value-type="float" office:value="3720930" calcext:value-type="float">
            <text:p>372093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04272" calcext:value-type="float">
            <text:p>804272</text:p>
          </table:table-cell>
          <table:table-cell/>
          <table:table-cell office:value-type="float" office:value="1409691" calcext:value-type="float">
            <text:p>1409691</text:p>
          </table:table-cell>
          <table:table-cell/>
          <table:table-cell office:value-type="float" office:value="2163989" calcext:value-type="float">
            <text:p>2163989</text:p>
          </table:table-cell>
          <table:table-cell/>
          <table:table-cell office:value-type="float" office:value="3188044" calcext:value-type="float">
            <text:p>3188044</text:p>
          </table:table-cell>
          <table:table-cell/>
          <table:table-cell office:value-type="float" office:value="1966205" calcext:value-type="float">
            <text:p>1966205</text:p>
          </table:table-cell>
          <table:table-cell/>
          <table:table-cell office:value-type="float" office:value="4368600" calcext:value-type="float">
            <text:p>4368600</text:p>
          </table:table-cell>
          <table:table-cell/>
          <table:table-cell office:value-type="float" office:value="4115755" calcext:value-type="float">
            <text:p>411575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11024" calcext:value-type="float">
            <text:p>811024</text:p>
          </table:table-cell>
          <table:table-cell/>
          <table:table-cell office:value-type="float" office:value="1453719" calcext:value-type="float">
            <text:p>1453719</text:p>
          </table:table-cell>
          <table:table-cell/>
          <table:table-cell office:value-type="float" office:value="2294935" calcext:value-type="float">
            <text:p>2294935</text:p>
          </table:table-cell>
          <table:table-cell/>
          <table:table-cell office:value-type="float" office:value="3324675" calcext:value-type="float">
            <text:p>3324675</text:p>
          </table:table-cell>
          <table:table-cell/>
          <table:table-cell office:value-type="float" office:value="4266666" calcext:value-type="float">
            <text:p>4266666</text:p>
          </table:table-cell>
          <table:table-cell/>
          <table:table-cell office:value-type="float" office:value="4641885" calcext:value-type="float">
            <text:p>4641885</text:p>
          </table:table-cell>
          <table:table-cell/>
          <table:table-cell office:value-type="float" office:value="4753946" calcext:value-type="float">
            <text:p>4753946</text:p>
          </table:table-cell>
          <table:table-cell/>
          <table:table-cell office:value-type="float" office:value="4291701" calcext:value-type="float">
            <text:p>429170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13796" calcext:value-type="float">
            <text:p>813796</text:p>
          </table:table-cell>
          <table:table-cell/>
          <table:table-cell office:value-type="float" office:value="1357730" calcext:value-type="float">
            <text:p>1357730</text:p>
          </table:table-cell>
          <table:table-cell/>
          <table:table-cell office:value-type="float" office:value="2389731" calcext:value-type="float">
            <text:p>2389731</text:p>
          </table:table-cell>
          <table:table-cell/>
          <table:table-cell office:value-type="float" office:value="3650623" calcext:value-type="float">
            <text:p>3650623</text:p>
          </table:table-cell>
          <table:table-cell/>
          <table:table-cell office:value-type="float" office:value="4769445" calcext:value-type="float">
            <text:p>4769445</text:p>
          </table:table-cell>
          <table:table-cell/>
          <table:table-cell office:value-type="float" office:value="4760576" calcext:value-type="float">
            <text:p>4760576</text:p>
          </table:table-cell>
          <table:table-cell/>
          <table:table-cell office:value-type="float" office:value="4944471" calcext:value-type="float">
            <text:p>4944471</text:p>
          </table:table-cell>
          <table:table-cell/>
          <table:table-cell office:value-type="float" office:value="5256673" calcext:value-type="float">
            <text:p>5256673</text:p>
          </table:table-cell>
          <table:table-cell/>
          <table:table-cell office:value-type="float" office:value="5232498" calcext:value-type="float">
            <text:p>523249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20923" calcext:value-type="float">
            <text:p>720923</text:p>
          </table:table-cell>
          <table:table-cell/>
          <table:table-cell office:value-type="float" office:value="1398620" calcext:value-type="float">
            <text:p>1398620</text:p>
          </table:table-cell>
          <table:table-cell/>
          <table:table-cell office:value-type="float" office:value="2385000" calcext:value-type="float">
            <text:p>2385000</text:p>
          </table:table-cell>
          <table:table-cell/>
          <table:table-cell office:value-type="float" office:value="3229774" calcext:value-type="float">
            <text:p>3229774</text:p>
          </table:table-cell>
          <table:table-cell/>
          <table:table-cell office:value-type="float" office:value="4528969" calcext:value-type="float">
            <text:p>4528969</text:p>
          </table:table-cell>
          <table:table-cell/>
          <table:table-cell office:value-type="float" office:value="4822227" calcext:value-type="float">
            <text:p>4822227</text:p>
          </table:table-cell>
          <table:table-cell/>
          <table:table-cell office:value-type="float" office:value="4871550" calcext:value-type="float">
            <text:p>4871550</text:p>
          </table:table-cell>
          <table:table-cell/>
          <table:table-cell office:value-type="float" office:value="5322245" calcext:value-type="float">
            <text:p>5322245</text:p>
          </table:table-cell>
          <table:table-cell/>
          <table:table-cell office:value-type="float" office:value="5233835" calcext:value-type="float">
            <text:p>5233835</text:p>
          </table:table-cell>
          <table:table-cell/>
          <table:table-cell office:value-type="float" office:value="4448305" calcext:value-type="float">
            <text:p>444830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16309" calcext:value-type="float">
            <text:p>716309</text:p>
          </table:table-cell>
          <table:table-cell/>
          <table:table-cell office:value-type="float" office:value="1148722" calcext:value-type="float">
            <text:p>1148722</text:p>
          </table:table-cell>
          <table:table-cell/>
          <table:table-cell office:value-type="float" office:value="1740460" calcext:value-type="float">
            <text:p>1740460</text:p>
          </table:table-cell>
          <table:table-cell/>
          <table:table-cell office:value-type="float" office:value="2408986" calcext:value-type="float">
            <text:p>2408986</text:p>
          </table:table-cell>
          <table:table-cell/>
          <table:table-cell office:value-type="float" office:value="2894904" calcext:value-type="float">
            <text:p>2894904</text:p>
          </table:table-cell>
          <table:table-cell/>
          <table:table-cell office:value-type="float" office:value="2908677" calcext:value-type="float">
            <text:p>2908677</text:p>
          </table:table-cell>
          <table:table-cell/>
          <table:table-cell office:value-type="float" office:value="2972423" calcext:value-type="float">
            <text:p>2972423</text:p>
          </table:table-cell>
          <table:table-cell/>
          <table:table-cell office:value-type="float" office:value="3174701" calcext:value-type="float">
            <text:p>3174701</text:p>
          </table:table-cell>
          <table:table-cell/>
          <table:table-cell office:value-type="float" office:value="3239481" calcext:value-type="float">
            <text:p>3239481</text:p>
          </table:table-cell>
          <table:table-cell/>
          <table:table-cell office:value-type="float" office:value="3137975" calcext:value-type="float">
            <text:p>3137975</text:p>
          </table:table-cell>
          <table:table-cell/>
          <table:table-cell office:value-type="float" office:value="2499237" calcext:value-type="float">
            <text:p>249923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89051" calcext:value-type="float">
            <text:p>689051</text:p>
          </table:table-cell>
          <table:table-cell/>
          <table:table-cell office:value-type="float" office:value="1158354" calcext:value-type="float">
            <text:p>1158354</text:p>
          </table:table-cell>
          <table:table-cell/>
          <table:table-cell office:value-type="float" office:value="1704784" calcext:value-type="float">
            <text:p>1704784</text:p>
          </table:table-cell>
          <table:table-cell/>
          <table:table-cell office:value-type="float" office:value="2242417" calcext:value-type="float">
            <text:p>2242417</text:p>
          </table:table-cell>
          <table:table-cell/>
          <table:table-cell office:value-type="float" office:value="2726486" calcext:value-type="float">
            <text:p>2726486</text:p>
          </table:table-cell>
          <table:table-cell/>
          <table:table-cell office:value-type="float" office:value="2804711" calcext:value-type="float">
            <text:p>2804711</text:p>
          </table:table-cell>
          <table:table-cell/>
          <table:table-cell office:value-type="float" office:value="2809906" calcext:value-type="float">
            <text:p>2809906</text:p>
          </table:table-cell>
          <table:table-cell/>
          <table:table-cell office:value-type="float" office:value="2785541" calcext:value-type="float">
            <text:p>2785541</text:p>
          </table:table-cell>
          <table:table-cell/>
          <table:table-cell office:value-type="float" office:value="2974798" calcext:value-type="float">
            <text:p>2974798</text:p>
          </table:table-cell>
          <table:table-cell/>
          <table:table-cell office:value-type="float" office:value="2884405" calcext:value-type="float">
            <text:p>2884405</text:p>
          </table:table-cell>
          <table:table-cell/>
          <table:table-cell office:value-type="float" office:value="2236723" calcext:value-type="float">
            <text:p>2236723</text:p>
          </table:table-cell>
          <table:table-cell/>
          <table:table-cell office:value-type="float" office:value="2242847" calcext:value-type="float">
            <text:p>224284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62836" calcext:value-type="float">
            <text:p>662836</text:p>
          </table:table-cell>
          <table:table-cell/>
          <table:table-cell office:value-type="float" office:value="1093651" calcext:value-type="float">
            <text:p>1093651</text:p>
          </table:table-cell>
          <table:table-cell/>
          <table:table-cell office:value-type="float" office:value="1672963" calcext:value-type="float">
            <text:p>1672963</text:p>
          </table:table-cell>
          <table:table-cell/>
          <table:table-cell office:value-type="float" office:value="2091022" calcext:value-type="float">
            <text:p>2091022</text:p>
          </table:table-cell>
          <table:table-cell/>
          <table:table-cell office:value-type="float" office:value="2637348" calcext:value-type="float">
            <text:p>2637348</text:p>
          </table:table-cell>
          <table:table-cell/>
          <table:table-cell office:value-type="float" office:value="2737739" calcext:value-type="float">
            <text:p>2737739</text:p>
          </table:table-cell>
          <table:table-cell/>
          <table:table-cell office:value-type="float" office:value="2776572" calcext:value-type="float">
            <text:p>2776572</text:p>
          </table:table-cell>
          <table:table-cell/>
          <table:table-cell office:value-type="float" office:value="2769204" calcext:value-type="float">
            <text:p>2769204</text:p>
          </table:table-cell>
          <table:table-cell/>
          <table:table-cell office:value-type="float" office:value="2868447" calcext:value-type="float">
            <text:p>2868447</text:p>
          </table:table-cell>
          <table:table-cell/>
          <table:table-cell office:value-type="float" office:value="2988853" calcext:value-type="float">
            <text:p>2988853</text:p>
          </table:table-cell>
          <table:table-cell/>
          <table:table-cell office:value-type="float" office:value="2500228" calcext:value-type="float">
            <text:p>2500228</text:p>
          </table:table-cell>
          <table:table-cell/>
          <table:table-cell office:value-type="float" office:value="2200257" calcext:value-type="float">
            <text:p>2200257</text:p>
          </table:table-cell>
          <table:table-cell/>
          <table:table-cell office:value-type="float" office:value="2149849" calcext:value-type="float">
            <text:p>21498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76402" calcext:value-type="float">
            <text:p>2676402</text:p>
          </table:table-cell>
          <table:table-cell/>
          <table:table-cell office:value-type="float" office:value="2795832" calcext:value-type="float">
            <text:p>2795832</text:p>
          </table:table-cell>
          <table:table-cell/>
          <table:table-cell office:value-type="float" office:value="2719900" calcext:value-type="float">
            <text:p>2719900</text:p>
          </table:table-cell>
          <table:table-cell/>
          <table:table-cell office:value-type="float" office:value="2798793" calcext:value-type="float">
            <text:p>2798793</text:p>
          </table:table-cell>
          <table:table-cell/>
          <table:table-cell office:value-type="float" office:value="2805767" calcext:value-type="float">
            <text:p>2805767</text:p>
          </table:table-cell>
          <table:table-cell/>
          <table:table-cell office:value-type="float" office:value="2628357" calcext:value-type="float">
            <text:p>2628357</text:p>
          </table:table-cell>
          <table:table-cell/>
          <table:table-cell office:value-type="float" office:value="2300186" calcext:value-type="float">
            <text:p>2300186</text:p>
          </table:table-cell>
          <table:table-cell/>
          <table:table-cell office:value-type="float" office:value="2192660" calcext:value-type="float">
            <text:p>2192660</text:p>
          </table:table-cell>
          <table:table-cell/>
          <table:table-cell office:value-type="float" office:value="2085964" calcext:value-type="float">
            <text:p>20859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23994" calcext:value-type="float">
            <text:p>2223994</text:p>
          </table:table-cell>
          <table:table-cell/>
          <table:table-cell office:value-type="float" office:value="2586440" calcext:value-type="float">
            <text:p>2586440</text:p>
          </table:table-cell>
          <table:table-cell/>
          <table:table-cell office:value-type="float" office:value="2584991" calcext:value-type="float">
            <text:p>2584991</text:p>
          </table:table-cell>
          <table:table-cell/>
          <table:table-cell office:value-type="float" office:value="2556484" calcext:value-type="float">
            <text:p>2556484</text:p>
          </table:table-cell>
          <table:table-cell/>
          <table:table-cell office:value-type="float" office:value="2665527" calcext:value-type="float">
            <text:p>2665527</text:p>
          </table:table-cell>
          <table:table-cell/>
          <table:table-cell office:value-type="float" office:value="2415931" calcext:value-type="float">
            <text:p>2415931</text:p>
          </table:table-cell>
          <table:table-cell/>
          <table:table-cell office:value-type="float" office:value="2031746" calcext:value-type="float">
            <text:p>2031746</text:p>
          </table:table-cell>
          <table:table-cell/>
          <table:table-cell office:value-type="float" office:value="1872596" calcext:value-type="float">
            <text:p>1872596</text:p>
          </table:table-cell>
          <table:table-cell/>
          <table:table-cell office:value-type="float" office:value="2048128" calcext:value-type="float">
            <text:p>20481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8717" calcext:value-type="float">
            <text:p>2448717</text:p>
          </table:table-cell>
          <table:table-cell/>
          <table:table-cell office:value-type="float" office:value="2624836" calcext:value-type="float">
            <text:p>2624836</text:p>
          </table:table-cell>
          <table:table-cell/>
          <table:table-cell office:value-type="float" office:value="2557432" calcext:value-type="float">
            <text:p>2557432</text:p>
          </table:table-cell>
          <table:table-cell/>
          <table:table-cell office:value-type="float" office:value="2655693" calcext:value-type="float">
            <text:p>2655693</text:p>
          </table:table-cell>
          <table:table-cell/>
          <table:table-cell office:value-type="float" office:value="2653494" calcext:value-type="float">
            <text:p>2653494</text:p>
          </table:table-cell>
          <table:table-cell/>
          <table:table-cell office:value-type="float" office:value="2499938" calcext:value-type="float">
            <text:p>2499938</text:p>
          </table:table-cell>
          <table:table-cell/>
          <table:table-cell office:value-type="float" office:value="2250213" calcext:value-type="float">
            <text:p>2250213</text:p>
          </table:table-cell>
          <table:table-cell/>
          <table:table-cell office:value-type="float" office:value="2155452" calcext:value-type="float">
            <text:p>2155452</text:p>
          </table:table-cell>
          <table:table-cell/>
          <table:table-cell office:value-type="float" office:value="2106592" calcext:value-type="float">
            <text:p>21065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3838" calcext:value-type="float">
            <text:p>2363838</text:p>
          </table:table-cell>
          <table:table-cell/>
          <table:table-cell office:value-type="float" office:value="2590481" calcext:value-type="float">
            <text:p>2590481</text:p>
          </table:table-cell>
          <table:table-cell/>
          <table:table-cell office:value-type="float" office:value="2582432" calcext:value-type="float">
            <text:p>2582432</text:p>
          </table:table-cell>
          <table:table-cell/>
          <table:table-cell office:value-type="float" office:value="2646016" calcext:value-type="float">
            <text:p>2646016</text:p>
          </table:table-cell>
          <table:table-cell/>
          <table:table-cell office:value-type="float" office:value="2603486" calcext:value-type="float">
            <text:p>2603486</text:p>
          </table:table-cell>
          <table:table-cell/>
          <table:table-cell office:value-type="float" office:value="2545932" calcext:value-type="float">
            <text:p>2545932</text:p>
          </table:table-cell>
          <table:table-cell/>
          <table:table-cell office:value-type="float" office:value="2086736" calcext:value-type="float">
            <text:p>2086736</text:p>
          </table:table-cell>
          <table:table-cell/>
          <table:table-cell office:value-type="float" office:value="2120374" calcext:value-type="float">
            <text:p>2120374</text:p>
          </table:table-cell>
          <table:table-cell/>
          <table:table-cell office:value-type="float" office:value="2009161" calcext:value-type="float">
            <text:p>20091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8219" calcext:value-type="float">
            <text:p>2498219</text:p>
          </table:table-cell>
          <table:table-cell/>
          <table:table-cell office:value-type="float" office:value="2613702" calcext:value-type="float">
            <text:p>2613702</text:p>
          </table:table-cell>
          <table:table-cell/>
          <table:table-cell office:value-type="float" office:value="2611323" calcext:value-type="float">
            <text:p>2611323</text:p>
          </table:table-cell>
          <table:table-cell/>
          <table:table-cell office:value-type="float" office:value="2611505" calcext:value-type="float">
            <text:p>2611505</text:p>
          </table:table-cell>
          <table:table-cell/>
          <table:table-cell office:value-type="float" office:value="2659388" calcext:value-type="float">
            <text:p>2659388</text:p>
          </table:table-cell>
          <table:table-cell/>
          <table:table-cell office:value-type="float" office:value="2564530" calcext:value-type="float">
            <text:p>2564530</text:p>
          </table:table-cell>
          <table:table-cell/>
          <table:table-cell office:value-type="float" office:value="1669604" calcext:value-type="float">
            <text:p>1669604</text:p>
          </table:table-cell>
          <table:table-cell/>
          <table:table-cell office:value-type="float" office:value="2175638" calcext:value-type="float">
            <text:p>2175638</text:p>
          </table:table-cell>
          <table:table-cell/>
          <table:table-cell office:value-type="float" office:value="2101514" calcext:value-type="float">
            <text:p>21015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60502" calcext:value-type="float">
            <text:p>2460502</text:p>
          </table:table-cell>
          <table:table-cell/>
          <table:table-cell office:value-type="float" office:value="2608414" calcext:value-type="float">
            <text:p>2608414</text:p>
          </table:table-cell>
          <table:table-cell/>
          <table:table-cell office:value-type="float" office:value="2505773" calcext:value-type="float">
            <text:p>2505773</text:p>
          </table:table-cell>
          <table:table-cell/>
          <table:table-cell office:value-type="float" office:value="2636328" calcext:value-type="float">
            <text:p>2636328</text:p>
          </table:table-cell>
          <table:table-cell/>
          <table:table-cell office:value-type="float" office:value="2700068" calcext:value-type="float">
            <text:p>2700068</text:p>
          </table:table-cell>
          <table:table-cell/>
          <table:table-cell office:value-type="float" office:value="2451495" calcext:value-type="float">
            <text:p>2451495</text:p>
          </table:table-cell>
          <table:table-cell/>
          <table:table-cell office:value-type="float" office:value="2352645" calcext:value-type="float">
            <text:p>2352645</text:p>
          </table:table-cell>
          <table:table-cell/>
          <table:table-cell office:value-type="float" office:value="2148533" calcext:value-type="float">
            <text:p>2148533</text:p>
          </table:table-cell>
          <table:table-cell/>
          <table:table-cell office:value-type="float" office:value="2045670" calcext:value-type="float">
            <text:p>20456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5789" calcext:value-type="float">
            <text:p>395789</text:p>
          </table:table-cell>
          <table:table-cell/>
          <table:table-cell office:value-type="float" office:value="508221" calcext:value-type="float">
            <text:p>508221</text:p>
          </table:table-cell>
          <table:table-cell/>
          <table:table-cell office:value-type="float" office:value="549279" calcext:value-type="float">
            <text:p>549279</text:p>
          </table:table-cell>
          <table:table-cell/>
          <table:table-cell office:value-type="float" office:value="639911" calcext:value-type="float">
            <text:p>639911</text:p>
          </table:table-cell>
          <table:table-cell/>
          <table:table-cell office:value-type="float" office:value="701218" calcext:value-type="float">
            <text:p>701218</text:p>
          </table:table-cell>
          <table:table-cell/>
          <table:table-cell office:value-type="float" office:value="648339" calcext:value-type="float">
            <text:p>648339</text:p>
          </table:table-cell>
          <table:table-cell/>
          <table:table-cell office:value-type="float" office:value="626936" calcext:value-type="float">
            <text:p>626936</text:p>
          </table:table-cell>
          <table:table-cell/>
          <table:table-cell office:value-type="float" office:value="634960" calcext:value-type="float">
            <text:p>634960</text:p>
          </table:table-cell>
          <table:table-cell/>
          <table:table-cell office:value-type="float" office:value="602098" calcext:value-type="float">
            <text:p>6020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9770" calcext:value-type="float">
            <text:p>399770</text:p>
          </table:table-cell>
          <table:table-cell/>
          <table:table-cell office:value-type="float" office:value="509680" calcext:value-type="float">
            <text:p>509680</text:p>
          </table:table-cell>
          <table:table-cell/>
          <table:table-cell office:value-type="float" office:value="572513" calcext:value-type="float">
            <text:p>572513</text:p>
          </table:table-cell>
          <table:table-cell/>
          <table:table-cell office:value-type="float" office:value="623473" calcext:value-type="float">
            <text:p>623473</text:p>
          </table:table-cell>
          <table:table-cell/>
          <table:table-cell office:value-type="float" office:value="664396" calcext:value-type="float">
            <text:p>664396</text:p>
          </table:table-cell>
          <table:table-cell/>
          <table:table-cell office:value-type="float" office:value="622470" calcext:value-type="float">
            <text:p>622470</text:p>
          </table:table-cell>
          <table:table-cell/>
          <table:table-cell office:value-type="float" office:value="629765" calcext:value-type="float">
            <text:p>629765</text:p>
          </table:table-cell>
          <table:table-cell/>
          <table:table-cell office:value-type="float" office:value="675327" calcext:value-type="float">
            <text:p>675327</text:p>
          </table:table-cell>
          <table:table-cell/>
          <table:table-cell office:value-type="float" office:value="597113" calcext:value-type="float">
            <text:p>597113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57:53.032938800</dc:date>
    <meta:editing-duration>PT4M6S</meta:editing-duration>
    <meta:editing-cycles>2</meta:editing-cycles>
    <meta:generator>LibreOffice/5.2.7.2$Linux_X86_64 LibreOffice_project/20m0$Build-2</meta:generator>
    <meta:document-statistic meta:table-count="1" meta:cell-count="5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3.817cm" svg:y="0.316cm" chart:style-name="ch2">
          <text:p>WINDOWS64 Write Report (OXT-master)</text:p>
        </chart:title>
        <chart:subtitle svg:x="3.777cm" svg:y="1.275cm" chart:style-name="ch3">
          <text:p>using upstream pv drivers and unencrypted disk</text:p>
        </chart:subtitle>
        <chart:legend chart:legend-position="end" svg:x="14.321cm" svg:y="1.216cm" style:legend-expansion="high" chart:style-name="ch4"/>
        <chart:plot-area chart:style-name="ch5" table:cell-range-address="WINDOWS64_INDIRECT_upv_oxt_master_noenc.C187:WINDOWS64_INDIRECT_upv_oxt_master_noenc.P204" chart:data-source-has-labels="both" svg:x="1.331cm" svg:y="2.138cm" svg:width="9.641cm" svg:height="5.707cm" dr3d:transform="matrix (0.937250944888388 0.0665847169776786 0.342238428249701 -0.0698611166755021 0.997552910857868 -0.00275942310011232 -0.341584675714054 -0.0213228868588657 0.93960909095928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8cm" svg:y="2.156cm" svg:width="7.21cm" svg:height="4.2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5cm" svg:y="8.025cm" chart:style-name="ch7">
              <text:p>File Size (KB)</text:p>
            </chart:title>
            <chart:categories table:cell-range-address="WINDOWS64_INDIRECT_upv_oxt_master_noenc.C188:WINDOWS64_INDIRECT_upv_oxt_master_noenc.C20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2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INDIRECT_upv_oxt_master_noenc.D188:WINDOWS64_INDIRECT_upv_oxt_master_noenc.D204" chart:label-cell-address="WINDOWS64_INDIRECT_upv_oxt_master_noenc.D187:WINDOWS64_INDIRECT_upv_oxt_master_noenc.D187" chart:class="chart:bar">
            <chart:data-point chart:repeated="17"/>
          </chart:series>
          <chart:series chart:style-name="ch13" chart:values-cell-range-address="WINDOWS64_INDIRECT_upv_oxt_master_noenc.E188:WINDOWS64_INDIRECT_upv_oxt_master_noenc.E204" chart:label-cell-address="WINDOWS64_INDIRECT_upv_oxt_master_noenc.E187:WINDOWS64_INDIRECT_upv_oxt_master_noenc.E187" chart:class="chart:bar">
            <chart:data-point chart:repeated="17"/>
          </chart:series>
          <chart:series chart:style-name="ch14" chart:values-cell-range-address="WINDOWS64_INDIRECT_upv_oxt_master_noenc.F188:WINDOWS64_INDIRECT_upv_oxt_master_noenc.F204" chart:label-cell-address="WINDOWS64_INDIRECT_upv_oxt_master_noenc.F187:WINDOWS64_INDIRECT_upv_oxt_master_noenc.F187" chart:class="chart:bar">
            <chart:data-point chart:repeated="17"/>
          </chart:series>
          <chart:series chart:style-name="ch15" chart:values-cell-range-address="WINDOWS64_INDIRECT_upv_oxt_master_noenc.G188:WINDOWS64_INDIRECT_upv_oxt_master_noenc.G204" chart:label-cell-address="WINDOWS64_INDIRECT_upv_oxt_master_noenc.G187:WINDOWS64_INDIRECT_upv_oxt_master_noenc.G187" chart:class="chart:bar">
            <chart:data-point chart:repeated="17"/>
          </chart:series>
          <chart:series chart:style-name="ch16" chart:values-cell-range-address="WINDOWS64_INDIRECT_upv_oxt_master_noenc.H188:WINDOWS64_INDIRECT_upv_oxt_master_noenc.H204" chart:label-cell-address="WINDOWS64_INDIRECT_upv_oxt_master_noenc.H187:WINDOWS64_INDIRECT_upv_oxt_master_noenc.H187" chart:class="chart:bar">
            <chart:data-point chart:repeated="17"/>
          </chart:series>
          <chart:series chart:style-name="ch17" chart:values-cell-range-address="WINDOWS64_INDIRECT_upv_oxt_master_noenc.I188:WINDOWS64_INDIRECT_upv_oxt_master_noenc.I204" chart:label-cell-address="WINDOWS64_INDIRECT_upv_oxt_master_noenc.I187:WINDOWS64_INDIRECT_upv_oxt_master_noenc.I187" chart:class="chart:bar">
            <chart:data-point chart:repeated="17"/>
          </chart:series>
          <chart:series chart:style-name="ch18" chart:values-cell-range-address="WINDOWS64_INDIRECT_upv_oxt_master_noenc.J188:WINDOWS64_INDIRECT_upv_oxt_master_noenc.J204" chart:label-cell-address="WINDOWS64_INDIRECT_upv_oxt_master_noenc.J187:WINDOWS64_INDIRECT_upv_oxt_master_noenc.J187" chart:class="chart:bar">
            <chart:data-point chart:repeated="17"/>
          </chart:series>
          <chart:series chart:style-name="ch19" chart:values-cell-range-address="WINDOWS64_INDIRECT_upv_oxt_master_noenc.K188:WINDOWS64_INDIRECT_upv_oxt_master_noenc.K204" chart:label-cell-address="WINDOWS64_INDIRECT_upv_oxt_master_noenc.K187:WINDOWS64_INDIRECT_upv_oxt_master_noenc.K187" chart:class="chart:bar">
            <chart:data-point chart:repeated="17"/>
          </chart:series>
          <chart:series chart:style-name="ch20" chart:values-cell-range-address="WINDOWS64_INDIRECT_upv_oxt_master_noenc.L188:WINDOWS64_INDIRECT_upv_oxt_master_noenc.L204" chart:label-cell-address="WINDOWS64_INDIRECT_upv_oxt_master_noenc.L187:WINDOWS64_INDIRECT_upv_oxt_master_noenc.L187" chart:class="chart:bar">
            <chart:data-point chart:repeated="17"/>
          </chart:series>
          <chart:series chart:style-name="ch21" chart:values-cell-range-address="WINDOWS64_INDIRECT_upv_oxt_master_noenc.M188:WINDOWS64_INDIRECT_upv_oxt_master_noenc.M204" chart:label-cell-address="WINDOWS64_INDIRECT_upv_oxt_master_noenc.M187:WINDOWS64_INDIRECT_upv_oxt_master_noenc.M187" chart:class="chart:bar">
            <chart:data-point chart:repeated="17"/>
          </chart:series>
          <chart:series chart:style-name="ch22" chart:values-cell-range-address="WINDOWS64_INDIRECT_upv_oxt_master_noenc.N188:WINDOWS64_INDIRECT_upv_oxt_master_noenc.N204" chart:label-cell-address="WINDOWS64_INDIRECT_upv_oxt_master_noenc.N187:WINDOWS64_INDIRECT_upv_oxt_master_noenc.N187" chart:class="chart:bar">
            <chart:data-point chart:repeated="17"/>
          </chart:series>
          <chart:series chart:style-name="ch23" chart:values-cell-range-address="WINDOWS64_INDIRECT_upv_oxt_master_noenc.O188:WINDOWS64_INDIRECT_upv_oxt_master_noenc.O204" chart:label-cell-address="WINDOWS64_INDIRECT_upv_oxt_master_noenc.O187:WINDOWS64_INDIRECT_upv_oxt_master_noenc.O187" chart:class="chart:bar">
            <chart:data-point chart:repeated="17"/>
          </chart:series>
          <chart:series chart:style-name="ch12" chart:values-cell-range-address="WINDOWS64_INDIRECT_upv_oxt_master_noenc.P188:WINDOWS64_INDIRECT_upv_oxt_master_noenc.P204" chart:label-cell-address="WINDOWS64_INDIRECT_upv_oxt_master_noenc.P187:WINDOWS64_INDIRECT_upv_oxt_master_noenc.P18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INDIRECT_upv_oxt_master_noenc.D187:WINDOWS64_INDIRECT_upv_oxt_master_noenc.D187</svg:desc>
                </draw:g>
              </table:table-cell>
              <table:table-cell office:value-type="string">
                <text:p>8</text:p>
                <draw:g>
                  <svg:desc>WINDOWS64_INDIRECT_upv_oxt_master_noenc.E187:WINDOWS64_INDIRECT_upv_oxt_master_noenc.E187</svg:desc>
                </draw:g>
              </table:table-cell>
              <table:table-cell office:value-type="string">
                <text:p>16</text:p>
                <draw:g>
                  <svg:desc>WINDOWS64_INDIRECT_upv_oxt_master_noenc.F187:WINDOWS64_INDIRECT_upv_oxt_master_noenc.F187</svg:desc>
                </draw:g>
              </table:table-cell>
              <table:table-cell office:value-type="string">
                <text:p>32</text:p>
                <draw:g>
                  <svg:desc>WINDOWS64_INDIRECT_upv_oxt_master_noenc.G187:WINDOWS64_INDIRECT_upv_oxt_master_noenc.G187</svg:desc>
                </draw:g>
              </table:table-cell>
              <table:table-cell office:value-type="string">
                <text:p>64</text:p>
                <draw:g>
                  <svg:desc>WINDOWS64_INDIRECT_upv_oxt_master_noenc.H187:WINDOWS64_INDIRECT_upv_oxt_master_noenc.H187</svg:desc>
                </draw:g>
              </table:table-cell>
              <table:table-cell office:value-type="string">
                <text:p>128</text:p>
                <draw:g>
                  <svg:desc>WINDOWS64_INDIRECT_upv_oxt_master_noenc.I187:WINDOWS64_INDIRECT_upv_oxt_master_noenc.I187</svg:desc>
                </draw:g>
              </table:table-cell>
              <table:table-cell office:value-type="string">
                <text:p>256</text:p>
                <draw:g>
                  <svg:desc>WINDOWS64_INDIRECT_upv_oxt_master_noenc.J187:WINDOWS64_INDIRECT_upv_oxt_master_noenc.J187</svg:desc>
                </draw:g>
              </table:table-cell>
              <table:table-cell office:value-type="string">
                <text:p>512</text:p>
                <draw:g>
                  <svg:desc>WINDOWS64_INDIRECT_upv_oxt_master_noenc.K187:WINDOWS64_INDIRECT_upv_oxt_master_noenc.K187</svg:desc>
                </draw:g>
              </table:table-cell>
              <table:table-cell office:value-type="string">
                <text:p>1024</text:p>
                <draw:g>
                  <svg:desc>WINDOWS64_INDIRECT_upv_oxt_master_noenc.L187:WINDOWS64_INDIRECT_upv_oxt_master_noenc.L187</svg:desc>
                </draw:g>
              </table:table-cell>
              <table:table-cell office:value-type="string">
                <text:p>2048</text:p>
                <draw:g>
                  <svg:desc>WINDOWS64_INDIRECT_upv_oxt_master_noenc.M187:WINDOWS64_INDIRECT_upv_oxt_master_noenc.M187</svg:desc>
                </draw:g>
              </table:table-cell>
              <table:table-cell office:value-type="string">
                <text:p>4096</text:p>
                <draw:g>
                  <svg:desc>WINDOWS64_INDIRECT_upv_oxt_master_noenc.N187:WINDOWS64_INDIRECT_upv_oxt_master_noenc.N187</svg:desc>
                </draw:g>
              </table:table-cell>
              <table:table-cell office:value-type="string">
                <text:p>8192</text:p>
                <draw:g>
                  <svg:desc>WINDOWS64_INDIRECT_upv_oxt_master_noenc.O187:WINDOWS64_INDIRECT_upv_oxt_master_noenc.O187</svg:desc>
                </draw:g>
              </table:table-cell>
              <table:table-cell office:value-type="string">
                <text:p>16384</text:p>
                <draw:g>
                  <svg:desc>WINDOWS64_INDIRECT_upv_oxt_master_noenc.P187:WINDOWS64_INDIRECT_upv_oxt_master_noenc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INDIRECT_upv_oxt_master_noenc.C188:WINDOWS64_INDIRECT_upv_oxt_master_noenc.C204</svg:desc>
                </draw:g>
              </table:table-cell>
              <table:table-cell office:value-type="float" office:value="212836">
                <text:p>212836</text:p>
                <draw:g>
                  <svg:desc>WINDOWS64_INDIRECT_upv_oxt_master_noenc.D188:WINDOWS64_INDIRECT_upv_oxt_master_noenc.D204</svg:desc>
                </draw:g>
              </table:table-cell>
              <table:table-cell office:value-type="float" office:value="297397">
                <text:p>297397</text:p>
                <draw:g>
                  <svg:desc>WINDOWS64_INDIRECT_upv_oxt_master_noenc.E188:WINDOWS64_INDIRECT_upv_oxt_master_noenc.E204</svg:desc>
                </draw:g>
              </table:table-cell>
              <table:table-cell office:value-type="float" office:value="212907">
                <text:p>212907</text:p>
                <draw:g>
                  <svg:desc>WINDOWS64_INDIRECT_upv_oxt_master_noenc.F188:WINDOWS64_INDIRECT_upv_oxt_master_noenc.F204</svg:desc>
                </draw:g>
              </table:table-cell>
              <table:table-cell office:value-type="float" office:value="360970">
                <text:p>360970</text:p>
                <draw:g>
                  <svg:desc>WINDOWS64_INDIRECT_upv_oxt_master_noenc.G188:WINDOWS64_INDIRECT_upv_oxt_master_noenc.G204</svg:desc>
                </draw:g>
              </table:table-cell>
              <table:table-cell office:value-type="float" office:value="405063">
                <text:p>405063</text:p>
                <draw:g>
                  <svg:desc>WINDOWS64_INDIRECT_upv_oxt_master_noenc.H188:WINDOWS64_INDIRECT_upv_oxt_master_noenc.H20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I188:WINDOWS64_INDIRECT_upv_oxt_master_noenc.I20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J188:WINDOWS64_INDIRECT_upv_oxt_master_noenc.J20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K188:WINDOWS64_INDIRECT_upv_oxt_master_noenc.K20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L188:WINDOWS64_INDIRECT_upv_oxt_master_noenc.L20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M188:WINDOWS64_INDIRECT_upv_oxt_master_noenc.M20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N188:WINDOWS64_INDIRECT_upv_oxt_master_noenc.N20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O188:WINDOWS64_INDIRECT_upv_oxt_master_noenc.O20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P188:WINDOWS64_INDIRECT_upv_oxt_master_noenc.P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9252">
                <text:p>209252</text:p>
              </table:table-cell>
              <table:table-cell office:value-type="float" office:value="327952">
                <text:p>327952</text:p>
              </table:table-cell>
              <table:table-cell office:value-type="float" office:value="409731">
                <text:p>409731</text:p>
              </table:table-cell>
              <table:table-cell office:value-type="float" office:value="511590">
                <text:p>511590</text:p>
              </table:table-cell>
              <table:table-cell office:value-type="float" office:value="612440">
                <text:p>612440</text:p>
              </table:table-cell>
              <table:table-cell office:value-type="float" office:value="766467">
                <text:p>766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1377">
                <text:p>361377</text:p>
              </table:table-cell>
              <table:table-cell office:value-type="float" office:value="270156">
                <text:p>270156</text:p>
              </table:table-cell>
              <table:table-cell office:value-type="float" office:value="677786">
                <text:p>677786</text:p>
              </table:table-cell>
              <table:table-cell office:value-type="float" office:value="596180">
                <text:p>596180</text:p>
              </table:table-cell>
              <table:table-cell office:value-type="float" office:value="776699">
                <text:p>776699</text:p>
              </table:table-cell>
              <table:table-cell office:value-type="float" office:value="1119860">
                <text:p>1119860</text:p>
              </table:table-cell>
              <table:table-cell office:value-type="float" office:value="1247563">
                <text:p>124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2686">
                <text:p>422686</text:p>
              </table:table-cell>
              <table:table-cell office:value-type="float" office:value="655737">
                <text:p>655737</text:p>
              </table:table-cell>
              <table:table-cell office:value-type="float" office:value="777524">
                <text:p>777524</text:p>
              </table:table-cell>
              <table:table-cell office:value-type="float" office:value="1048106">
                <text:p>1048106</text:p>
              </table:table-cell>
              <table:table-cell office:value-type="float" office:value="1205556">
                <text:p>1205556</text:p>
              </table:table-cell>
              <table:table-cell office:value-type="float" office:value="1381916">
                <text:p>1381916</text:p>
              </table:table-cell>
              <table:table-cell office:value-type="float" office:value="1548231">
                <text:p>1548231</text:p>
              </table:table-cell>
              <table:table-cell office:value-type="float" office:value="1687541">
                <text:p>16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45876">
                <text:p>445876</text:p>
              </table:table-cell>
              <table:table-cell office:value-type="float" office:value="675283">
                <text:p>675283</text:p>
              </table:table-cell>
              <table:table-cell office:value-type="float" office:value="970248">
                <text:p>970248</text:p>
              </table:table-cell>
              <table:table-cell office:value-type="float" office:value="1470419">
                <text:p>1470419</text:p>
              </table:table-cell>
              <table:table-cell office:value-type="float" office:value="1674023">
                <text:p>1674023</text:p>
              </table:table-cell>
              <table:table-cell office:value-type="float" office:value="1810466">
                <text:p>1810466</text:p>
              </table:table-cell>
              <table:table-cell office:value-type="float" office:value="1950104">
                <text:p>1950104</text:p>
              </table:table-cell>
              <table:table-cell office:value-type="float" office:value="2165820">
                <text:p>2165820</text:p>
              </table:table-cell>
              <table:table-cell office:value-type="float" office:value="2155335">
                <text:p>215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86819">
                <text:p>486819</text:p>
              </table:table-cell>
              <table:table-cell office:value-type="float" office:value="853048">
                <text:p>853048</text:p>
              </table:table-cell>
              <table:table-cell office:value-type="float" office:value="959520">
                <text:p>959520</text:p>
              </table:table-cell>
              <table:table-cell office:value-type="float" office:value="1287807">
                <text:p>1287807</text:p>
              </table:table-cell>
              <table:table-cell office:value-type="float" office:value="1783195">
                <text:p>1783195</text:p>
              </table:table-cell>
              <table:table-cell office:value-type="float" office:value="2069941">
                <text:p>2069941</text:p>
              </table:table-cell>
              <table:table-cell office:value-type="float" office:value="849545">
                <text:p>849545</text:p>
              </table:table-cell>
              <table:table-cell office:value-type="float" office:value="2128455">
                <text:p>2128455</text:p>
              </table:table-cell>
              <table:table-cell office:value-type="float" office:value="2490878">
                <text:p>2490878</text:p>
              </table:table-cell>
              <table:table-cell office:value-type="float" office:value="2257744">
                <text:p>225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02897">
                <text:p>502897</text:p>
              </table:table-cell>
              <table:table-cell office:value-type="float" office:value="848929">
                <text:p>848929</text:p>
              </table:table-cell>
              <table:table-cell office:value-type="float" office:value="1096095">
                <text:p>1096095</text:p>
              </table:table-cell>
              <table:table-cell office:value-type="float" office:value="1755528">
                <text:p>1755528</text:p>
              </table:table-cell>
              <table:table-cell office:value-type="float" office:value="1726667">
                <text:p>1726667</text:p>
              </table:table-cell>
              <table:table-cell office:value-type="float" office:value="2279354">
                <text:p>2279354</text:p>
              </table:table-cell>
              <table:table-cell office:value-type="float" office:value="2391545">
                <text:p>2391545</text:p>
              </table:table-cell>
              <table:table-cell office:value-type="float" office:value="2597007">
                <text:p>2597007</text:p>
              </table:table-cell>
              <table:table-cell office:value-type="float" office:value="2682735">
                <text:p>2682735</text:p>
              </table:table-cell>
              <table:table-cell office:value-type="float" office:value="2491635">
                <text:p>2491635</text:p>
              </table:table-cell>
              <table:table-cell office:value-type="float" office:value="2382642">
                <text:p>238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17077">
                <text:p>517077</text:p>
              </table:table-cell>
              <table:table-cell office:value-type="float" office:value="884980">
                <text:p>884980</text:p>
              </table:table-cell>
              <table:table-cell office:value-type="float" office:value="1336225">
                <text:p>1336225</text:p>
              </table:table-cell>
              <table:table-cell office:value-type="float" office:value="1868357">
                <text:p>1868357</text:p>
              </table:table-cell>
              <table:table-cell office:value-type="float" office:value="2167425">
                <text:p>2167425</text:p>
              </table:table-cell>
              <table:table-cell office:value-type="float" office:value="2507499">
                <text:p>2507499</text:p>
              </table:table-cell>
              <table:table-cell office:value-type="float" office:value="2633236">
                <text:p>2633236</text:p>
              </table:table-cell>
              <table:table-cell office:value-type="float" office:value="907620">
                <text:p>907620</text:p>
              </table:table-cell>
              <table:table-cell office:value-type="float" office:value="2769438">
                <text:p>2769438</text:p>
              </table:table-cell>
              <table:table-cell office:value-type="float" office:value="2738059">
                <text:p>2738059</text:p>
              </table:table-cell>
              <table:table-cell office:value-type="float" office:value="2579669">
                <text:p>2579669</text:p>
              </table:table-cell>
              <table:table-cell office:value-type="float" office:value="2603775">
                <text:p>260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381246">
                <text:p>381246</text:p>
              </table:table-cell>
              <table:table-cell office:value-type="float" office:value="844936">
                <text:p>844936</text:p>
              </table:table-cell>
              <table:table-cell office:value-type="float" office:value="1278082">
                <text:p>1278082</text:p>
              </table:table-cell>
              <table:table-cell office:value-type="float" office:value="1794523">
                <text:p>1794523</text:p>
              </table:table-cell>
              <table:table-cell office:value-type="float" office:value="2132195">
                <text:p>2132195</text:p>
              </table:table-cell>
              <table:table-cell office:value-type="float" office:value="2446358">
                <text:p>2446358</text:p>
              </table:table-cell>
              <table:table-cell office:value-type="float" office:value="2431185">
                <text:p>2431185</text:p>
              </table:table-cell>
              <table:table-cell office:value-type="float" office:value="2786110">
                <text:p>2786110</text:p>
              </table:table-cell>
              <table:table-cell office:value-type="float" office:value="2899976">
                <text:p>2899976</text:p>
              </table:table-cell>
              <table:table-cell office:value-type="float" office:value="2832347">
                <text:p>2832347</text:p>
              </table:table-cell>
              <table:table-cell office:value-type="float" office:value="2663372">
                <text:p>2663372</text:p>
              </table:table-cell>
              <table:table-cell office:value-type="float" office:value="2365169">
                <text:p>2365169</text:p>
              </table:table-cell>
              <table:table-cell office:value-type="float" office:value="2671057">
                <text:p>267105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9678">
                <text:p>2169678</text:p>
              </table:table-cell>
              <table:table-cell office:value-type="float" office:value="2496172">
                <text:p>2496172</text:p>
              </table:table-cell>
              <table:table-cell office:value-type="float" office:value="2609602">
                <text:p>2609602</text:p>
              </table:table-cell>
              <table:table-cell office:value-type="float" office:value="2882984">
                <text:p>2882984</text:p>
              </table:table-cell>
              <table:table-cell office:value-type="float" office:value="2925505">
                <text:p>2925505</text:p>
              </table:table-cell>
              <table:table-cell office:value-type="float" office:value="2849366">
                <text:p>2849366</text:p>
              </table:table-cell>
              <table:table-cell office:value-type="float" office:value="2573288">
                <text:p>2573288</text:p>
              </table:table-cell>
              <table:table-cell office:value-type="float" office:value="2443458">
                <text:p>2443458</text:p>
              </table:table-cell>
              <table:table-cell office:value-type="float" office:value="2636011">
                <text:p>2636011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1934">
                <text:p>2191934</text:p>
              </table:table-cell>
              <table:table-cell office:value-type="float" office:value="2390917">
                <text:p>2390917</text:p>
              </table:table-cell>
              <table:table-cell office:value-type="float" office:value="2685560">
                <text:p>2685560</text:p>
              </table:table-cell>
              <table:table-cell office:value-type="float" office:value="2858650">
                <text:p>2858650</text:p>
              </table:table-cell>
              <table:table-cell office:value-type="float" office:value="2919107">
                <text:p>2919107</text:p>
              </table:table-cell>
              <table:table-cell office:value-type="float" office:value="2739421">
                <text:p>2739421</text:p>
              </table:table-cell>
              <table:table-cell office:value-type="float" office:value="2734084">
                <text:p>2734084</text:p>
              </table:table-cell>
              <table:table-cell office:value-type="float" office:value="2614057">
                <text:p>2614057</text:p>
              </table:table-cell>
              <table:table-cell office:value-type="float" office:value="2592548">
                <text:p>2592548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8298">
                <text:p>1478298</text:p>
              </table:table-cell>
              <table:table-cell office:value-type="float" office:value="1874685">
                <text:p>1874685</text:p>
              </table:table-cell>
              <table:table-cell office:value-type="float" office:value="2249267">
                <text:p>2249267</text:p>
              </table:table-cell>
              <table:table-cell office:value-type="float" office:value="2484711">
                <text:p>2484711</text:p>
              </table:table-cell>
              <table:table-cell office:value-type="float" office:value="2449687">
                <text:p>2449687</text:p>
              </table:table-cell>
              <table:table-cell office:value-type="float" office:value="2055757">
                <text:p>2055757</text:p>
              </table:table-cell>
              <table:table-cell office:value-type="float" office:value="1867069">
                <text:p>1867069</text:p>
              </table:table-cell>
              <table:table-cell office:value-type="float" office:value="2210130">
                <text:p>2210130</text:p>
              </table:table-cell>
              <table:table-cell office:value-type="float" office:value="2201022">
                <text:p>2201022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2488">
                <text:p>952488</text:p>
              </table:table-cell>
              <table:table-cell office:value-type="float" office:value="905183">
                <text:p>905183</text:p>
              </table:table-cell>
              <table:table-cell office:value-type="float" office:value="1049765">
                <text:p>1049765</text:p>
              </table:table-cell>
              <table:table-cell office:value-type="float" office:value="433351">
                <text:p>433351</text:p>
              </table:table-cell>
              <table:table-cell office:value-type="float" office:value="510777">
                <text:p>510777</text:p>
              </table:table-cell>
              <table:table-cell office:value-type="float" office:value="641367">
                <text:p>641367</text:p>
              </table:table-cell>
              <table:table-cell office:value-type="float" office:value="1178707">
                <text:p>1178707</text:p>
              </table:table-cell>
              <table:table-cell office:value-type="float" office:value="608237">
                <text:p>608237</text:p>
              </table:table-cell>
              <table:table-cell office:value-type="float" office:value="944132">
                <text:p>94413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8865">
                <text:p>448865</text:p>
              </table:table-cell>
              <table:table-cell office:value-type="float" office:value="449745">
                <text:p>449745</text:p>
              </table:table-cell>
              <table:table-cell office:value-type="float" office:value="295222">
                <text:p>295222</text:p>
              </table:table-cell>
              <table:table-cell office:value-type="float" office:value="848293">
                <text:p>848293</text:p>
              </table:table-cell>
              <table:table-cell office:value-type="float" office:value="419079">
                <text:p>419079</text:p>
              </table:table-cell>
              <table:table-cell office:value-type="float" office:value="875348">
                <text:p>875348</text:p>
              </table:table-cell>
              <table:table-cell office:value-type="float" office:value="448226">
                <text:p>448226</text:p>
              </table:table-cell>
              <table:table-cell office:value-type="float" office:value="830401">
                <text:p>830401</text:p>
              </table:table-cell>
              <table:table-cell office:value-type="float" office:value="863675">
                <text:p>863675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4713">
                <text:p>634713</text:p>
              </table:table-cell>
              <table:table-cell office:value-type="float" office:value="762407">
                <text:p>762407</text:p>
              </table:table-cell>
              <table:table-cell office:value-type="float" office:value="461780">
                <text:p>461780</text:p>
              </table:table-cell>
              <table:table-cell office:value-type="float" office:value="526163">
                <text:p>526163</text:p>
              </table:table-cell>
              <table:table-cell office:value-type="float" office:value="793728">
                <text:p>793728</text:p>
              </table:table-cell>
              <table:table-cell office:value-type="float" office:value="779404">
                <text:p>779404</text:p>
              </table:table-cell>
              <table:table-cell office:value-type="float" office:value="597881">
                <text:p>597881</text:p>
              </table:table-cell>
              <table:table-cell office:value-type="float" office:value="396135">
                <text:p>396135</text:p>
              </table:table-cell>
              <table:table-cell office:value-type="float" office:value="788778">
                <text:p>788778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0441">
                <text:p>440441</text:p>
              </table:table-cell>
              <table:table-cell office:value-type="float" office:value="422812">
                <text:p>422812</text:p>
              </table:table-cell>
              <table:table-cell office:value-type="float" office:value="533821">
                <text:p>533821</text:p>
              </table:table-cell>
              <table:table-cell office:value-type="float" office:value="568831">
                <text:p>568831</text:p>
              </table:table-cell>
              <table:table-cell office:value-type="float" office:value="535314">
                <text:p>535314</text:p>
              </table:table-cell>
              <table:table-cell office:value-type="float" office:value="463237">
                <text:p>463237</text:p>
              </table:table-cell>
              <table:table-cell office:value-type="float" office:value="140489">
                <text:p>140489</text:p>
              </table:table-cell>
              <table:table-cell office:value-type="float" office:value="724154">
                <text:p>724154</text:p>
              </table:table-cell>
              <table:table-cell office:value-type="float" office:value="356476">
                <text:p>356476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8197">
                <text:p>338197</text:p>
              </table:table-cell>
              <table:table-cell office:value-type="float" office:value="310757">
                <text:p>310757</text:p>
              </table:table-cell>
              <table:table-cell office:value-type="float" office:value="48756">
                <text:p>48756</text:p>
              </table:table-cell>
              <table:table-cell office:value-type="float" office:value="376030">
                <text:p>376030</text:p>
              </table:table-cell>
              <table:table-cell office:value-type="float" office:value="347992">
                <text:p>347992</text:p>
              </table:table-cell>
              <table:table-cell office:value-type="float" office:value="704774">
                <text:p>704774</text:p>
              </table:table-cell>
              <table:table-cell office:value-type="float" office:value="401929">
                <text:p>401929</text:p>
              </table:table-cell>
              <table:table-cell office:value-type="float" office:value="670352">
                <text:p>670352</text:p>
              </table:table-cell>
              <table:table-cell office:value-type="float" office:value="697378">
                <text:p>697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16cm" svg:y="0.316cm" chart:style-name="ch2">
          <text:p>WINDOWS64 Read Report (OXT-master)</text:p>
        </chart:title>
        <chart:subtitle svg:x="3.776cm" svg:y="1.275cm" chart:style-name="ch3">
          <text:p>using upstream pv drivers and unencrypted disk</text:p>
        </chart:subtitle>
        <chart:legend chart:legend-position="end" svg:x="14.319cm" svg:y="1.213cm" style:legend-expansion="high" chart:style-name="ch4"/>
        <chart:plot-area chart:style-name="ch5" table:cell-range-address="WINDOWS64_INDIRECT_upv_oxt_master_noenc.C227:WINDOWS64_INDIRECT_upv_oxt_master_noenc.P244" chart:data-source-has-labels="both" svg:x="1.331cm" svg:y="2.138cm" svg:width="9.639cm" svg:height="5.701cm" dr3d:transform="matrix (0.937250944888388 0.0665847169776786 0.342238428249701 -0.109383706332616 0.988191439685653 0.107298104927047 -0.331052671179019 -0.13800055795901 0.93346664370412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8cm" svg:y="2.199cm" svg:width="6.992cm" svg:height="4.1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19cm" chart:style-name="ch7">
              <text:p>File Size (KB)</text:p>
            </chart:title>
            <chart:categories table:cell-range-address="WINDOWS64_INDIRECT_upv_oxt_master_noenc.C228:WINDOWS64_INDIRECT_upv_oxt_master_noenc.C244"/>
            <chart:grid chart:style-name="ch8" chart:class="major"/>
          </chart:axis>
          <chart:axis chart:dimension="y" chart:name="primary-y" chart:style-name="ch9">
            <chart:title svg:x="0.451cm" svg:y="6.17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79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INDIRECT_upv_oxt_master_noenc.D228:WINDOWS64_INDIRECT_upv_oxt_master_noenc.D244" chart:label-cell-address="WINDOWS64_INDIRECT_upv_oxt_master_noenc.D227:WINDOWS64_INDIRECT_upv_oxt_master_noenc.D227" chart:class="chart:bar">
            <chart:data-point chart:repeated="17"/>
          </chart:series>
          <chart:series chart:style-name="ch13" chart:values-cell-range-address="WINDOWS64_INDIRECT_upv_oxt_master_noenc.E228:WINDOWS64_INDIRECT_upv_oxt_master_noenc.E244" chart:label-cell-address="WINDOWS64_INDIRECT_upv_oxt_master_noenc.E227:WINDOWS64_INDIRECT_upv_oxt_master_noenc.E227" chart:class="chart:bar">
            <chart:data-point chart:repeated="17"/>
          </chart:series>
          <chart:series chart:style-name="ch14" chart:values-cell-range-address="WINDOWS64_INDIRECT_upv_oxt_master_noenc.F228:WINDOWS64_INDIRECT_upv_oxt_master_noenc.F244" chart:label-cell-address="WINDOWS64_INDIRECT_upv_oxt_master_noenc.F227:WINDOWS64_INDIRECT_upv_oxt_master_noenc.F227" chart:class="chart:bar">
            <chart:data-point chart:repeated="17"/>
          </chart:series>
          <chart:series chart:style-name="ch15" chart:values-cell-range-address="WINDOWS64_INDIRECT_upv_oxt_master_noenc.G228:WINDOWS64_INDIRECT_upv_oxt_master_noenc.G244" chart:label-cell-address="WINDOWS64_INDIRECT_upv_oxt_master_noenc.G227:WINDOWS64_INDIRECT_upv_oxt_master_noenc.G227" chart:class="chart:bar">
            <chart:data-point chart:repeated="17"/>
          </chart:series>
          <chart:series chart:style-name="ch16" chart:values-cell-range-address="WINDOWS64_INDIRECT_upv_oxt_master_noenc.H228:WINDOWS64_INDIRECT_upv_oxt_master_noenc.H244" chart:label-cell-address="WINDOWS64_INDIRECT_upv_oxt_master_noenc.H227:WINDOWS64_INDIRECT_upv_oxt_master_noenc.H227" chart:class="chart:bar">
            <chart:data-point chart:repeated="17"/>
          </chart:series>
          <chart:series chart:style-name="ch17" chart:values-cell-range-address="WINDOWS64_INDIRECT_upv_oxt_master_noenc.I228:WINDOWS64_INDIRECT_upv_oxt_master_noenc.I244" chart:label-cell-address="WINDOWS64_INDIRECT_upv_oxt_master_noenc.I227:WINDOWS64_INDIRECT_upv_oxt_master_noenc.I227" chart:class="chart:bar">
            <chart:data-point chart:repeated="17"/>
          </chart:series>
          <chart:series chart:style-name="ch18" chart:values-cell-range-address="WINDOWS64_INDIRECT_upv_oxt_master_noenc.J228:WINDOWS64_INDIRECT_upv_oxt_master_noenc.J244" chart:label-cell-address="WINDOWS64_INDIRECT_upv_oxt_master_noenc.J227:WINDOWS64_INDIRECT_upv_oxt_master_noenc.J227" chart:class="chart:bar">
            <chart:data-point chart:repeated="17"/>
          </chart:series>
          <chart:series chart:style-name="ch19" chart:values-cell-range-address="WINDOWS64_INDIRECT_upv_oxt_master_noenc.K228:WINDOWS64_INDIRECT_upv_oxt_master_noenc.K244" chart:label-cell-address="WINDOWS64_INDIRECT_upv_oxt_master_noenc.K227:WINDOWS64_INDIRECT_upv_oxt_master_noenc.K227" chart:class="chart:bar">
            <chart:data-point chart:repeated="17"/>
          </chart:series>
          <chart:series chart:style-name="ch20" chart:values-cell-range-address="WINDOWS64_INDIRECT_upv_oxt_master_noenc.L228:WINDOWS64_INDIRECT_upv_oxt_master_noenc.L244" chart:label-cell-address="WINDOWS64_INDIRECT_upv_oxt_master_noenc.L227:WINDOWS64_INDIRECT_upv_oxt_master_noenc.L227" chart:class="chart:bar">
            <chart:data-point chart:repeated="17"/>
          </chart:series>
          <chart:series chart:style-name="ch21" chart:values-cell-range-address="WINDOWS64_INDIRECT_upv_oxt_master_noenc.M228:WINDOWS64_INDIRECT_upv_oxt_master_noenc.M244" chart:label-cell-address="WINDOWS64_INDIRECT_upv_oxt_master_noenc.M227:WINDOWS64_INDIRECT_upv_oxt_master_noenc.M227" chart:class="chart:bar">
            <chart:data-point chart:repeated="17"/>
          </chart:series>
          <chart:series chart:style-name="ch22" chart:values-cell-range-address="WINDOWS64_INDIRECT_upv_oxt_master_noenc.N228:WINDOWS64_INDIRECT_upv_oxt_master_noenc.N244" chart:label-cell-address="WINDOWS64_INDIRECT_upv_oxt_master_noenc.N227:WINDOWS64_INDIRECT_upv_oxt_master_noenc.N227" chart:class="chart:bar">
            <chart:data-point chart:repeated="17"/>
          </chart:series>
          <chart:series chart:style-name="ch23" chart:values-cell-range-address="WINDOWS64_INDIRECT_upv_oxt_master_noenc.O228:WINDOWS64_INDIRECT_upv_oxt_master_noenc.O244" chart:label-cell-address="WINDOWS64_INDIRECT_upv_oxt_master_noenc.O227:WINDOWS64_INDIRECT_upv_oxt_master_noenc.O227" chart:class="chart:bar">
            <chart:data-point chart:repeated="17"/>
          </chart:series>
          <chart:series chart:style-name="ch12" chart:values-cell-range-address="WINDOWS64_INDIRECT_upv_oxt_master_noenc.P228:WINDOWS64_INDIRECT_upv_oxt_master_noenc.P244" chart:label-cell-address="WINDOWS64_INDIRECT_upv_oxt_master_noenc.P227:WINDOWS64_INDIRECT_upv_oxt_master_noenc.P22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INDIRECT_upv_oxt_master_noenc.D227:WINDOWS64_INDIRECT_upv_oxt_master_noenc.D227</svg:desc>
                </draw:g>
              </table:table-cell>
              <table:table-cell office:value-type="string">
                <text:p>8</text:p>
                <draw:g>
                  <svg:desc>WINDOWS64_INDIRECT_upv_oxt_master_noenc.E227:WINDOWS64_INDIRECT_upv_oxt_master_noenc.E227</svg:desc>
                </draw:g>
              </table:table-cell>
              <table:table-cell office:value-type="string">
                <text:p>16</text:p>
                <draw:g>
                  <svg:desc>WINDOWS64_INDIRECT_upv_oxt_master_noenc.F227:WINDOWS64_INDIRECT_upv_oxt_master_noenc.F227</svg:desc>
                </draw:g>
              </table:table-cell>
              <table:table-cell office:value-type="string">
                <text:p>32</text:p>
                <draw:g>
                  <svg:desc>WINDOWS64_INDIRECT_upv_oxt_master_noenc.G227:WINDOWS64_INDIRECT_upv_oxt_master_noenc.G227</svg:desc>
                </draw:g>
              </table:table-cell>
              <table:table-cell office:value-type="string">
                <text:p>64</text:p>
                <draw:g>
                  <svg:desc>WINDOWS64_INDIRECT_upv_oxt_master_noenc.H227:WINDOWS64_INDIRECT_upv_oxt_master_noenc.H227</svg:desc>
                </draw:g>
              </table:table-cell>
              <table:table-cell office:value-type="string">
                <text:p>128</text:p>
                <draw:g>
                  <svg:desc>WINDOWS64_INDIRECT_upv_oxt_master_noenc.I227:WINDOWS64_INDIRECT_upv_oxt_master_noenc.I227</svg:desc>
                </draw:g>
              </table:table-cell>
              <table:table-cell office:value-type="string">
                <text:p>256</text:p>
                <draw:g>
                  <svg:desc>WINDOWS64_INDIRECT_upv_oxt_master_noenc.J227:WINDOWS64_INDIRECT_upv_oxt_master_noenc.J227</svg:desc>
                </draw:g>
              </table:table-cell>
              <table:table-cell office:value-type="string">
                <text:p>512</text:p>
                <draw:g>
                  <svg:desc>WINDOWS64_INDIRECT_upv_oxt_master_noenc.K227:WINDOWS64_INDIRECT_upv_oxt_master_noenc.K227</svg:desc>
                </draw:g>
              </table:table-cell>
              <table:table-cell office:value-type="string">
                <text:p>1024</text:p>
                <draw:g>
                  <svg:desc>WINDOWS64_INDIRECT_upv_oxt_master_noenc.L227:WINDOWS64_INDIRECT_upv_oxt_master_noenc.L227</svg:desc>
                </draw:g>
              </table:table-cell>
              <table:table-cell office:value-type="string">
                <text:p>2048</text:p>
                <draw:g>
                  <svg:desc>WINDOWS64_INDIRECT_upv_oxt_master_noenc.M227:WINDOWS64_INDIRECT_upv_oxt_master_noenc.M227</svg:desc>
                </draw:g>
              </table:table-cell>
              <table:table-cell office:value-type="string">
                <text:p>4096</text:p>
                <draw:g>
                  <svg:desc>WINDOWS64_INDIRECT_upv_oxt_master_noenc.N227:WINDOWS64_INDIRECT_upv_oxt_master_noenc.N227</svg:desc>
                </draw:g>
              </table:table-cell>
              <table:table-cell office:value-type="string">
                <text:p>8192</text:p>
                <draw:g>
                  <svg:desc>WINDOWS64_INDIRECT_upv_oxt_master_noenc.O227:WINDOWS64_INDIRECT_upv_oxt_master_noenc.O227</svg:desc>
                </draw:g>
              </table:table-cell>
              <table:table-cell office:value-type="string">
                <text:p>16384</text:p>
                <draw:g>
                  <svg:desc>WINDOWS64_INDIRECT_upv_oxt_master_noenc.P227:WINDOWS64_INDIRECT_upv_oxt_master_noenc.P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INDIRECT_upv_oxt_master_noenc.C228:WINDOWS64_INDIRECT_upv_oxt_master_noenc.C244</svg:desc>
                </draw:g>
              </table:table-cell>
              <table:table-cell office:value-type="float" office:value="655066">
                <text:p>655066</text:p>
                <draw:g>
                  <svg:desc>WINDOWS64_INDIRECT_upv_oxt_master_noenc.D228:WINDOWS64_INDIRECT_upv_oxt_master_noenc.D244</svg:desc>
                </draw:g>
              </table:table-cell>
              <table:table-cell office:value-type="float" office:value="1415929">
                <text:p>1415929</text:p>
                <draw:g>
                  <svg:desc>WINDOWS64_INDIRECT_upv_oxt_master_noenc.E228:WINDOWS64_INDIRECT_upv_oxt_master_noenc.E244</svg:desc>
                </draw:g>
              </table:table-cell>
              <table:table-cell office:value-type="float" office:value="2154882">
                <text:p>2154882</text:p>
                <draw:g>
                  <svg:desc>WINDOWS64_INDIRECT_upv_oxt_master_noenc.F228:WINDOWS64_INDIRECT_upv_oxt_master_noenc.F244</svg:desc>
                </draw:g>
              </table:table-cell>
              <table:table-cell office:value-type="float" office:value="3121951">
                <text:p>3121951</text:p>
                <draw:g>
                  <svg:desc>WINDOWS64_INDIRECT_upv_oxt_master_noenc.G228:WINDOWS64_INDIRECT_upv_oxt_master_noenc.G244</svg:desc>
                </draw:g>
              </table:table-cell>
              <table:table-cell office:value-type="float" office:value="4102564">
                <text:p>4102564</text:p>
                <draw:g>
                  <svg:desc>WINDOWS64_INDIRECT_upv_oxt_master_noenc.H228:WINDOWS64_INDIRECT_upv_oxt_master_noenc.H24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I228:WINDOWS64_INDIRECT_upv_oxt_master_noenc.I24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J228:WINDOWS64_INDIRECT_upv_oxt_master_noenc.J24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K228:WINDOWS64_INDIRECT_upv_oxt_master_noenc.K24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L228:WINDOWS64_INDIRECT_upv_oxt_master_noenc.L24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M228:WINDOWS64_INDIRECT_upv_oxt_master_noenc.M24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N228:WINDOWS64_INDIRECT_upv_oxt_master_noenc.N24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O228:WINDOWS64_INDIRECT_upv_oxt_master_noenc.O244</svg:desc>
                </draw:g>
              </table:table-cell>
              <table:table-cell office:value-type="float" office:value="NaN">
                <text:p>NaN</text:p>
                <draw:g>
                  <svg:desc>WINDOWS64_INDIRECT_upv_oxt_master_noenc.P228:WINDOWS64_INDIRECT_upv_oxt_master_noenc.P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8385">
                <text:p>868385</text:p>
              </table:table-cell>
              <table:table-cell office:value-type="float" office:value="1516587">
                <text:p>1516587</text:p>
              </table:table-cell>
              <table:table-cell office:value-type="float" office:value="2210708">
                <text:p>2210708</text:p>
              </table:table-cell>
              <table:table-cell office:value-type="float" office:value="3516483">
                <text:p>3516483</text:p>
              </table:table-cell>
              <table:table-cell office:value-type="float" office:value="4571428">
                <text:p>4571428</text:p>
              </table:table-cell>
              <table:table-cell office:value-type="float" office:value="5898617">
                <text:p>5898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7908">
                <text:p>857908</text:p>
              </table:table-cell>
              <table:table-cell office:value-type="float" office:value="1256133">
                <text:p>1256133</text:p>
              </table:table-cell>
              <table:table-cell office:value-type="float" office:value="2570281">
                <text:p>2570281</text:p>
              </table:table-cell>
              <table:table-cell office:value-type="float" office:value="3932411">
                <text:p>3932411</text:p>
              </table:table-cell>
              <table:table-cell office:value-type="float" office:value="4923076">
                <text:p>4923076</text:p>
              </table:table-cell>
              <table:table-cell office:value-type="float" office:value="6095238">
                <text:p>6095238</text:p>
              </table:table-cell>
              <table:table-cell office:value-type="float" office:value="7596439">
                <text:p>759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7479">
                <text:p>907479</text:p>
              </table:table-cell>
              <table:table-cell office:value-type="float" office:value="1626946">
                <text:p>1626946</text:p>
              </table:table-cell>
              <table:table-cell office:value-type="float" office:value="2655601">
                <text:p>2655601</text:p>
              </table:table-cell>
              <table:table-cell office:value-type="float" office:value="4066719">
                <text:p>4066719</text:p>
              </table:table-cell>
              <table:table-cell office:value-type="float" office:value="5208545">
                <text:p>5208545</text:p>
              </table:table-cell>
              <table:table-cell office:value-type="float" office:value="6052009">
                <text:p>6052009</text:p>
              </table:table-cell>
              <table:table-cell office:value-type="float" office:value="7101248">
                <text:p>7101248</text:p>
              </table:table-cell>
              <table:table-cell office:value-type="float" office:value="9014084">
                <text:p>901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10768">
                <text:p>810768</text:p>
              </table:table-cell>
              <table:table-cell office:value-type="float" office:value="1611329">
                <text:p>1611329</text:p>
              </table:table-cell>
              <table:table-cell office:value-type="float" office:value="2815507">
                <text:p>2815507</text:p>
              </table:table-cell>
              <table:table-cell office:value-type="float" office:value="4370465">
                <text:p>4370465</text:p>
              </table:table-cell>
              <table:table-cell office:value-type="float" office:value="5967365">
                <text:p>5967365</text:p>
              </table:table-cell>
              <table:table-cell office:value-type="float" office:value="6468730">
                <text:p>6468730</text:p>
              </table:table-cell>
              <table:table-cell office:value-type="float" office:value="7246992">
                <text:p>7246992</text:p>
              </table:table-cell>
              <table:table-cell office:value-type="float" office:value="8554720">
                <text:p>8554720</text:p>
              </table:table-cell>
              <table:table-cell office:value-type="float" office:value="10940170">
                <text:p>10940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15880">
                <text:p>915880</text:p>
              </table:table-cell>
              <table:table-cell office:value-type="float" office:value="1618204">
                <text:p>1618204</text:p>
              </table:table-cell>
              <table:table-cell office:value-type="float" office:value="2800875">
                <text:p>2800875</text:p>
              </table:table-cell>
              <table:table-cell office:value-type="float" office:value="4357446">
                <text:p>4357446</text:p>
              </table:table-cell>
              <table:table-cell office:value-type="float" office:value="5184810">
                <text:p>5184810</text:p>
              </table:table-cell>
              <table:table-cell office:value-type="float" office:value="6561999">
                <text:p>6561999</text:p>
              </table:table-cell>
              <table:table-cell office:value-type="float" office:value="7385503">
                <text:p>7385503</text:p>
              </table:table-cell>
              <table:table-cell office:value-type="float" office:value="8012519">
                <text:p>8012519</text:p>
              </table:table-cell>
              <table:table-cell office:value-type="float" office:value="9110320">
                <text:p>9110320</text:p>
              </table:table-cell>
              <table:table-cell office:value-type="float" office:value="8823782">
                <text:p>8823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689179">
                <text:p>689179</text:p>
              </table:table-cell>
              <table:table-cell office:value-type="float" office:value="1278761">
                <text:p>1278761</text:p>
              </table:table-cell>
              <table:table-cell office:value-type="float" office:value="1972834">
                <text:p>1972834</text:p>
              </table:table-cell>
              <table:table-cell office:value-type="float" office:value="2676599">
                <text:p>2676599</text:p>
              </table:table-cell>
              <table:table-cell office:value-type="float" office:value="3262445">
                <text:p>3262445</text:p>
              </table:table-cell>
              <table:table-cell office:value-type="float" office:value="3613267">
                <text:p>3613267</text:p>
              </table:table-cell>
              <table:table-cell office:value-type="float" office:value="3892056">
                <text:p>3892056</text:p>
              </table:table-cell>
              <table:table-cell office:value-type="float" office:value="3901323">
                <text:p>3901323</text:p>
              </table:table-cell>
              <table:table-cell office:value-type="float" office:value="4356519">
                <text:p>4356519</text:p>
              </table:table-cell>
              <table:table-cell office:value-type="float" office:value="4701561">
                <text:p>4701561</text:p>
              </table:table-cell>
              <table:table-cell office:value-type="float" office:value="4114102">
                <text:p>411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748948">
                <text:p>748948</text:p>
              </table:table-cell>
              <table:table-cell office:value-type="float" office:value="1218177">
                <text:p>1218177</text:p>
              </table:table-cell>
              <table:table-cell office:value-type="float" office:value="1869892">
                <text:p>1869892</text:p>
              </table:table-cell>
              <table:table-cell office:value-type="float" office:value="2511265">
                <text:p>2511265</text:p>
              </table:table-cell>
              <table:table-cell office:value-type="float" office:value="3057515">
                <text:p>3057515</text:p>
              </table:table-cell>
              <table:table-cell office:value-type="float" office:value="3267520">
                <text:p>3267520</text:p>
              </table:table-cell>
              <table:table-cell office:value-type="float" office:value="3420887">
                <text:p>3420887</text:p>
              </table:table-cell>
              <table:table-cell office:value-type="float" office:value="3608810">
                <text:p>3608810</text:p>
              </table:table-cell>
              <table:table-cell office:value-type="float" office:value="3623015">
                <text:p>3623015</text:p>
              </table:table-cell>
              <table:table-cell office:value-type="float" office:value="3811828">
                <text:p>3811828</text:p>
              </table:table-cell>
              <table:table-cell office:value-type="float" office:value="3858690">
                <text:p>3858690</text:p>
              </table:table-cell>
              <table:table-cell office:value-type="float" office:value="3483881">
                <text:p>3483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726469">
                <text:p>726469</text:p>
              </table:table-cell>
              <table:table-cell office:value-type="float" office:value="1209106">
                <text:p>1209106</text:p>
              </table:table-cell>
              <table:table-cell office:value-type="float" office:value="1821010">
                <text:p>1821010</text:p>
              </table:table-cell>
              <table:table-cell office:value-type="float" office:value="2463796">
                <text:p>2463796</text:p>
              </table:table-cell>
              <table:table-cell office:value-type="float" office:value="2950105">
                <text:p>2950105</text:p>
              </table:table-cell>
              <table:table-cell office:value-type="float" office:value="3108977">
                <text:p>3108977</text:p>
              </table:table-cell>
              <table:table-cell office:value-type="float" office:value="3316397">
                <text:p>3316397</text:p>
              </table:table-cell>
              <table:table-cell office:value-type="float" office:value="3585277">
                <text:p>3585277</text:p>
              </table:table-cell>
              <table:table-cell office:value-type="float" office:value="3764359">
                <text:p>3764359</text:p>
              </table:table-cell>
              <table:table-cell office:value-type="float" office:value="3735266">
                <text:p>3735266</text:p>
              </table:table-cell>
              <table:table-cell office:value-type="float" office:value="3666554">
                <text:p>3666554</text:p>
              </table:table-cell>
              <table:table-cell office:value-type="float" office:value="3425035">
                <text:p>3425035</text:p>
              </table:table-cell>
              <table:table-cell office:value-type="float" office:value="3275948">
                <text:p>3275948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92901">
                <text:p>2792901</text:p>
              </table:table-cell>
              <table:table-cell office:value-type="float" office:value="3159579">
                <text:p>3159579</text:p>
              </table:table-cell>
              <table:table-cell office:value-type="float" office:value="3279325">
                <text:p>3279325</text:p>
              </table:table-cell>
              <table:table-cell office:value-type="float" office:value="3364063">
                <text:p>3364063</text:p>
              </table:table-cell>
              <table:table-cell office:value-type="float" office:value="3503849">
                <text:p>3503849</text:p>
              </table:table-cell>
              <table:table-cell office:value-type="float" office:value="3505273">
                <text:p>3505273</text:p>
              </table:table-cell>
              <table:table-cell office:value-type="float" office:value="3504111">
                <text:p>3504111</text:p>
              </table:table-cell>
              <table:table-cell office:value-type="float" office:value="3259751">
                <text:p>3259751</text:p>
              </table:table-cell>
              <table:table-cell office:value-type="float" office:value="3256058">
                <text:p>325605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66866">
                <text:p>2866866</text:p>
              </table:table-cell>
              <table:table-cell office:value-type="float" office:value="3109493">
                <text:p>3109493</text:p>
              </table:table-cell>
              <table:table-cell office:value-type="float" office:value="3265371">
                <text:p>3265371</text:p>
              </table:table-cell>
              <table:table-cell office:value-type="float" office:value="3466889">
                <text:p>3466889</text:p>
              </table:table-cell>
              <table:table-cell office:value-type="float" office:value="3362820">
                <text:p>3362820</text:p>
              </table:table-cell>
              <table:table-cell office:value-type="float" office:value="3394838">
                <text:p>3394838</text:p>
              </table:table-cell>
              <table:table-cell office:value-type="float" office:value="3204365">
                <text:p>3204365</text:p>
              </table:table-cell>
              <table:table-cell office:value-type="float" office:value="3228469">
                <text:p>3228469</text:p>
              </table:table-cell>
              <table:table-cell office:value-type="float" office:value="3212675">
                <text:p>321267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94152">
                <text:p>2794152</text:p>
              </table:table-cell>
              <table:table-cell office:value-type="float" office:value="3026997">
                <text:p>3026997</text:p>
              </table:table-cell>
              <table:table-cell office:value-type="float" office:value="3295435">
                <text:p>3295435</text:p>
              </table:table-cell>
              <table:table-cell office:value-type="float" office:value="3475235">
                <text:p>3475235</text:p>
              </table:table-cell>
              <table:table-cell office:value-type="float" office:value="3431976">
                <text:p>3431976</text:p>
              </table:table-cell>
              <table:table-cell office:value-type="float" office:value="3215914">
                <text:p>3215914</text:p>
              </table:table-cell>
              <table:table-cell office:value-type="float" office:value="3345098">
                <text:p>3345098</text:p>
              </table:table-cell>
              <table:table-cell office:value-type="float" office:value="3217003">
                <text:p>3217003</text:p>
              </table:table-cell>
              <table:table-cell office:value-type="float" office:value="3008294">
                <text:p>3008294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9614">
                <text:p>2859614</text:p>
              </table:table-cell>
              <table:table-cell office:value-type="float" office:value="3119859">
                <text:p>3119859</text:p>
              </table:table-cell>
              <table:table-cell office:value-type="float" office:value="2663323">
                <text:p>2663323</text:p>
              </table:table-cell>
              <table:table-cell office:value-type="float" office:value="3343780">
                <text:p>3343780</text:p>
              </table:table-cell>
              <table:table-cell office:value-type="float" office:value="3359498">
                <text:p>3359498</text:p>
              </table:table-cell>
              <table:table-cell office:value-type="float" office:value="3343925">
                <text:p>3343925</text:p>
              </table:table-cell>
              <table:table-cell office:value-type="float" office:value="3321351">
                <text:p>3321351</text:p>
              </table:table-cell>
              <table:table-cell office:value-type="float" office:value="2929723">
                <text:p>2929723</text:p>
              </table:table-cell>
              <table:table-cell office:value-type="float" office:value="3112210">
                <text:p>3112210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00136">
                <text:p>2800136</text:p>
              </table:table-cell>
              <table:table-cell office:value-type="float" office:value="3062950">
                <text:p>3062950</text:p>
              </table:table-cell>
              <table:table-cell office:value-type="float" office:value="3200095">
                <text:p>3200095</text:p>
              </table:table-cell>
              <table:table-cell office:value-type="float" office:value="3382527">
                <text:p>3382527</text:p>
              </table:table-cell>
              <table:table-cell office:value-type="float" office:value="3291618">
                <text:p>3291618</text:p>
              </table:table-cell>
              <table:table-cell office:value-type="float" office:value="3473891">
                <text:p>3473891</text:p>
              </table:table-cell>
              <table:table-cell office:value-type="float" office:value="2836020">
                <text:p>2836020</text:p>
              </table:table-cell>
              <table:table-cell office:value-type="float" office:value="3270139">
                <text:p>3270139</text:p>
              </table:table-cell>
              <table:table-cell office:value-type="float" office:value="3187686">
                <text:p>3187686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40637">
                <text:p>2840637</text:p>
              </table:table-cell>
              <table:table-cell office:value-type="float" office:value="3027126">
                <text:p>3027126</text:p>
              </table:table-cell>
              <table:table-cell office:value-type="float" office:value="3200557">
                <text:p>3200557</text:p>
              </table:table-cell>
              <table:table-cell office:value-type="float" office:value="3349633">
                <text:p>3349633</text:p>
              </table:table-cell>
              <table:table-cell office:value-type="float" office:value="3349275">
                <text:p>3349275</text:p>
              </table:table-cell>
              <table:table-cell office:value-type="float" office:value="3413832">
                <text:p>3413832</text:p>
              </table:table-cell>
              <table:table-cell office:value-type="float" office:value="3170971">
                <text:p>3170971</text:p>
              </table:table-cell>
              <table:table-cell office:value-type="float" office:value="3248139">
                <text:p>3248139</text:p>
              </table:table-cell>
              <table:table-cell office:value-type="float" office:value="3162582">
                <text:p>3162582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9288">
                <text:p>399288</text:p>
              </table:table-cell>
              <table:table-cell office:value-type="float" office:value="499841">
                <text:p>499841</text:p>
              </table:table-cell>
              <table:table-cell office:value-type="float" office:value="609468">
                <text:p>609468</text:p>
              </table:table-cell>
              <table:table-cell office:value-type="float" office:value="609802">
                <text:p>609802</text:p>
              </table:table-cell>
              <table:table-cell office:value-type="float" office:value="670538">
                <text:p>670538</text:p>
              </table:table-cell>
              <table:table-cell office:value-type="float" office:value="683311">
                <text:p>683311</text:p>
              </table:table-cell>
              <table:table-cell office:value-type="float" office:value="640651">
                <text:p>640651</text:p>
              </table:table-cell>
              <table:table-cell office:value-type="float" office:value="673448">
                <text:p>673448</text:p>
              </table:table-cell>
              <table:table-cell office:value-type="float" office:value="705464">
                <text:p>705464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2674">
                <text:p>402674</text:p>
              </table:table-cell>
              <table:table-cell office:value-type="float" office:value="510280">
                <text:p>510280</text:p>
              </table:table-cell>
              <table:table-cell office:value-type="float" office:value="595216">
                <text:p>595216</text:p>
              </table:table-cell>
              <table:table-cell office:value-type="float" office:value="654663">
                <text:p>654663</text:p>
              </table:table-cell>
              <table:table-cell office:value-type="float" office:value="699850">
                <text:p>699850</text:p>
              </table:table-cell>
              <table:table-cell office:value-type="float" office:value="686429">
                <text:p>686429</text:p>
              </table:table-cell>
              <table:table-cell office:value-type="float" office:value="643604">
                <text:p>643604</text:p>
              </table:table-cell>
              <table:table-cell office:value-type="float" office:value="658369">
                <text:p>658369</text:p>
              </table:table-cell>
              <table:table-cell office:value-type="float" office:value="682477">
                <text:p>682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